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1590000432A00000EFB1F4A566A.wmf" manifest:media-type=""/>
  <manifest:file-entry manifest:full-path="Pictures/10000201000000750000003A09F05C42.png" manifest:media-type="image/png"/>
  <manifest:file-entry manifest:full-path="Pictures/10000201000000800000002E5597165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adornments="Regular" style:font-charset="x-symbol"/>
    <style:font-face style:name="Arial4" svg:font-family="Arial"/>
    <style:font-face style:name="OpenSymbol" svg:font-family="OpenSymbol"/>
    <style:font-face style:name="0" svg:font-family="0" style:font-family-generic="roman"/>
    <style:font-face style:name="MS-Gothic" svg:font-family="MS-Gothic" style:font-family-generic="roman"/>
    <style:font-face style:name="Albany AMT" svg:font-family="'Albany AMT'" style:font-family-generic="swiss"/>
    <style:font-face style:name="Arial3" svg:font-family="Arial" style:font-family-generic="swiss"/>
    <style:font-face style:name="Lucida Grande" svg:font-family="'Lucida Grande'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Cambria1" svg:font-family="Cambria" style:font-family-generic="swiss" style:font-pitch="variable"/>
    <style:font-face style:name="Lucida Grande1" svg:font-family="'Lucida Grande'" style:font-family-generic="swiss" style:font-pitch="variable"/>
    <style:font-face style:name="Arial5" svg:font-family="Arial" style:font-family-generic="system" style:font-pitch="variable"/>
    <style:font-face style:name="Courier New" svg:font-family="'Courier New'" style:font-family-generic="system" style:font-pitch="variable"/>
    <style:font-face style:name="Helvetica1" svg:font-family="Helvetica" style:font-family-generic="system" style:font-pitch="variable"/>
    <style:font-face style:name="Lucida Sans" svg:font-family="'Lucida Sans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ocuemntHistory" style:family="table">
      <style:table-properties style:width="17cm" table:align="margins" style:writing-mode="lr-tb"/>
    </style:style>
    <style:style style:name="DocuemntHistory.A" style:family="table-column">
      <style:table-column-properties style:column-width="4.249cm" style:rel-column-width="16383*"/>
    </style:style>
    <style:style style:name="DocuemntHistory.D" style:family="table-column">
      <style:table-column-properties style:column-width="4.251cm" style:rel-column-width="16386*"/>
    </style:style>
    <style:style style:name="DocuemntHistory.A1" style:family="table-cell">
      <style:table-cell-properties fo:background-color="#6699cc" fo:padding="0.097cm" fo:border="0.05pt solid #000000">
        <style:background-image/>
      </style:table-cell-properties>
    </style:style>
    <style:style style:name="DocuemntHistory.A2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DocuemntHistory.A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DocuemntHistory.A4" style:family="table-cell">
      <style:table-cell-properties fo:padding="0.097cm" fo:border-left="0.05pt solid #000000" fo:border-right="none" fo:border-top="none" fo:border-bottom="0.05pt solid #000000"/>
    </style:style>
    <style:style style:name="DocuemntHistory.B4" style:family="table-cell">
      <style:table-cell-properties fo:padding="0.097cm" fo:border-left="0.05pt solid #000000" fo:border-right="none" fo:border-top="none" fo:border-bottom="0.05pt solid #000000"/>
    </style:style>
    <style:style style:name="DocuemntHistory.C4" style:family="table-cell">
      <style:table-cell-properties fo:padding="0.097cm" fo:border-left="0.05pt solid #000000" fo:border-right="none" fo:border-top="none" fo:border-bottom="0.05pt solid #000000"/>
    </style:style>
    <style:style style:name="DocuemntHistory.D4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Info" style:family="table">
      <style:table-properties style:width="17cm" table:align="margins" style:writing-mode="lr-tb"/>
    </style:style>
    <style:style style:name="DocumentInfo.A" style:family="table-column">
      <style:table-column-properties style:column-width="5.667cm" style:rel-column-width="21845*"/>
    </style:style>
    <style:style style:name="DocumentInfo.A1" style:family="table-cell">
      <style:table-cell-properties style:vertical-align="middle" fo:background-color="#99ccff" fo:padding="0.049cm" fo:border="0.05pt solid #000000">
        <style:background-image/>
      </style:table-cell-properties>
    </style:style>
    <style:style style:name="DocumentInfo.A2" style:family="table-cell">
      <style:table-cell-properties style:vertical-align="middle" fo:background-color="#99cc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DocumentInfo.A3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DocumentInfo.B3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DocumentInfo.C3" style:family="table-cell">
      <style:table-cell-properties style:vertical-align="middle" fo:padding="0.049cm" fo:border="0.05pt solid #000000"/>
    </style:style>
    <style:style style:name="DocumentInfo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C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DocumentInfo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C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DocumentInfo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B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C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DocumentInfo.A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B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C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DocumentInfo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B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C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background-color="#ff0000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011cm" fo:margin-left="0cm" table:align="left" style:writing-mode="lr-tb"/>
    </style:style>
    <style:style style:name="Table13.A" style:family="table-column">
      <style:table-column-properties style:column-width="1.91cm"/>
    </style:style>
    <style:style style:name="Table13.B" style:family="table-column">
      <style:table-column-properties style:column-width="15.101cm"/>
    </style:style>
    <style:style style:name="Table13.A1" style:family="table-cell">
      <style:table-cell-properties fo:background-color="#99ccff" fo:padding="0.097cm" fo:border="none">
        <style:background-image/>
      </style:table-cell-properties>
    </style:style>
    <style:style style:name="Table1" style:family="table">
      <style:table-properties style:width="15.242cm" table:align="left" style:writing-mode="lr-tb"/>
    </style:style>
    <style:style style:name="Table1.A" style:family="table-column">
      <style:table-column-properties style:column-width="5.255cm"/>
    </style:style>
    <style:style style:name="Table1.B" style:family="table-column">
      <style:table-column-properties style:column-width="3.126cm"/>
    </style:style>
    <style:style style:name="Table1.C" style:family="table-column">
      <style:table-column-properties style:column-width="3.572cm"/>
    </style:style>
    <style:style style:name="Table1.D" style:family="table-column">
      <style:table-column-properties style:column-width="3.29cm"/>
    </style:style>
    <style:style style:name="Table1.A1" style:family="table-cell">
      <style:table-cell-properties fo:background-color="#99ccff" fo:padding="0.097cm" fo:border-left="0.2pt solid #000000" fo:border-right="none" fo:border-top="0.2pt solid #000000" fo:border-bottom="0.2pt solid #000000">
        <style:background-image/>
      </style:table-cell-properties>
    </style:style>
    <style:style style:name="Table1.D1" style:family="table-cell">
      <style:table-cell-properties fo:background-color="#99ccff" fo:padding="0.097cm" fo:border="0.2pt solid #000000">
        <style:background-image/>
      </style:table-cell-properties>
    </style:style>
    <style:style style:name="Table1.A2" style:family="table-cell">
      <style:table-cell-properties fo:padding="0.097cm" fo:border-left="0.2pt solid #000000" fo:border-right="none" fo:border-top="none" fo:border-bottom="0.2pt solid #000000"/>
    </style:style>
    <style:style style:name="Table1.B2" style:family="table-cell">
      <style:table-cell-properties fo:padding="0.097cm" fo:border-left="0.2pt solid #000000" fo:border-right="none" fo:border-top="none" fo:border-bottom="0.2pt solid #000000"/>
    </style:style>
    <style:style style:name="Table1.C2" style:family="table-cell">
      <style:table-cell-properties fo:padding="0.097cm" fo:border-left="0.2pt solid #000000" fo:border-right="none" fo:border-top="none" fo:border-bottom="0.2pt solid #000000"/>
    </style:style>
    <style:style style:name="Table1.D2" style:family="table-cell">
      <style:table-cell-properties fo:padding="0.097cm" fo:border-left="0.2pt solid #000000" fo:border-right="0.2pt solid #000000" fo:border-top="none" fo:border-bottom="0.2pt solid #000000"/>
    </style:style>
    <style:style style:name="Table1.A3" style:family="table-cell">
      <style:table-cell-properties fo:padding="0.097cm" fo:border-left="0.2pt solid #000000" fo:border-right="none" fo:border-top="none" fo:border-bottom="0.2pt solid #000000"/>
    </style:style>
    <style:style style:name="Table1.B3" style:family="table-cell">
      <style:table-cell-properties fo:padding="0.097cm" fo:border-left="0.2pt solid #000000" fo:border-right="none" fo:border-top="none" fo:border-bottom="0.2pt solid #000000"/>
    </style:style>
    <style:style style:name="Table1.C3" style:family="table-cell">
      <style:table-cell-properties fo:padding="0.097cm" fo:border-left="0.2pt solid #000000" fo:border-right="none" fo:border-top="none" fo:border-bottom="0.2pt solid #000000"/>
    </style:style>
    <style:style style:name="Table1.D3" style:family="table-cell">
      <style:table-cell-properties fo:padding="0.097cm" fo:border-left="0.2pt solid #000000" fo:border-right="0.2pt solid #000000" fo:border-top="none" fo:border-bottom="0.2pt solid #000000"/>
    </style:style>
    <style:style style:name="Table20" style:family="table">
      <style:table-properties style:width="16.468cm" table:align="left" style:writing-mode="lr-tb"/>
    </style:style>
    <style:style style:name="Table20.A" style:family="table-column">
      <style:table-column-properties style:column-width="8.717cm"/>
    </style:style>
    <style:style style:name="Table20.B" style:family="table-column">
      <style:table-column-properties style:column-width="2.531cm"/>
    </style:style>
    <style:style style:name="Table20.C" style:family="table-column">
      <style:table-column-properties style:column-width="2.611cm"/>
    </style:style>
    <style:style style:name="Table20.D" style:family="table-column">
      <style:table-column-properties style:column-width="2.609cm"/>
    </style:style>
    <style:style style:name="Table20.A1" style:family="table-cell">
      <style:table-cell-properties fo:background-color="#99ccff" fo:padding="0.097cm" fo:border-left="0.2pt solid #000000" fo:border-right="none" fo:border-top="0.2pt solid #000000" fo:border-bottom="0.2pt solid #000000">
        <style:background-image/>
      </style:table-cell-properties>
    </style:style>
    <style:style style:name="Table20.D1" style:family="table-cell">
      <style:table-cell-properties fo:background-color="#99ccff" fo:padding="0.097cm" fo:border="0.2pt solid #000000">
        <style:background-image/>
      </style:table-cell-properties>
    </style:style>
    <style:style style:name="Table20.A2" style:family="table-cell">
      <style:table-cell-properties fo:padding="0.097cm" fo:border-left="0.2pt solid #000000" fo:border-right="none" fo:border-top="none" fo:border-bottom="0.2pt solid #000000"/>
    </style:style>
    <style:style style:name="Table20.B2" style:family="table-cell">
      <style:table-cell-properties fo:padding="0.097cm" fo:border-left="0.2pt solid #000000" fo:border-right="none" fo:border-top="none" fo:border-bottom="0.2pt solid #000000"/>
    </style:style>
    <style:style style:name="Table20.C2" style:family="table-cell">
      <style:table-cell-properties fo:padding="0.097cm" fo:border-left="0.2pt solid #000000" fo:border-right="none" fo:border-top="none" fo:border-bottom="0.2pt solid #000000"/>
    </style:style>
    <style:style style:name="Table20.D2" style:family="table-cell">
      <style:table-cell-properties fo:padding="0.097cm" fo:border-left="0.2pt solid #000000" fo:border-right="0.2pt solid #000000" fo:border-top="none" fo:border-bottom="0.2pt solid #000000"/>
    </style:style>
    <style:style style:name="Table20.A3" style:family="table-cell">
      <style:table-cell-properties fo:padding="0.097cm" fo:border-left="0.2pt solid #000000" fo:border-right="none" fo:border-top="none" fo:border-bottom="0.2pt solid #000000"/>
    </style:style>
    <style:style style:name="Table20.B3" style:family="table-cell">
      <style:table-cell-properties fo:padding="0.097cm" fo:border-left="0.2pt solid #000000" fo:border-right="none" fo:border-top="none" fo:border-bottom="0.2pt solid #000000"/>
    </style:style>
    <style:style style:name="Table20.C3" style:family="table-cell">
      <style:table-cell-properties fo:padding="0.097cm" fo:border-left="0.2pt solid #000000" fo:border-right="none" fo:border-top="none" fo:border-bottom="0.2pt solid #000000"/>
    </style:style>
    <style:style style:name="Table20.D3" style:family="table-cell">
      <style:table-cell-properties fo:padding="0.097cm" fo:border-left="0.2pt solid #000000" fo:border-right="0.2pt solid #000000" fo:border-top="none" fo:border-bottom="0.2pt solid #000000"/>
    </style:style>
    <style:style style:name="Table20.A4" style:family="table-cell">
      <style:table-cell-properties fo:padding="0.097cm" fo:border-left="0.2pt solid #000000" fo:border-right="none" fo:border-top="none" fo:border-bottom="0.2pt solid #000000"/>
    </style:style>
    <style:style style:name="Table20.B4" style:family="table-cell">
      <style:table-cell-properties fo:padding="0.097cm" fo:border-left="0.2pt solid #000000" fo:border-right="none" fo:border-top="none" fo:border-bottom="0.2pt solid #000000"/>
    </style:style>
    <style:style style:name="Table20.C4" style:family="table-cell">
      <style:table-cell-properties fo:padding="0.097cm" fo:border-left="0.2pt solid #000000" fo:border-right="none" fo:border-top="none" fo:border-bottom="0.2pt solid #000000"/>
    </style:style>
    <style:style style:name="Table20.D4" style:family="table-cell">
      <style:table-cell-properties fo:padding="0.097cm" fo:border-left="0.2pt solid #000000" fo:border-right="0.2pt solid #000000" fo:border-top="none" fo:border-bottom="0.2pt solid #000000"/>
    </style:style>
    <style:style style:name="Table20.A5" style:family="table-cell">
      <style:table-cell-properties fo:padding="0.097cm" fo:border-left="0.2pt solid #000000" fo:border-right="none" fo:border-top="none" fo:border-bottom="0.2pt solid #000000"/>
    </style:style>
    <style:style style:name="Table20.B5" style:family="table-cell">
      <style:table-cell-properties fo:padding="0.097cm" fo:border-left="0.2pt solid #000000" fo:border-right="none" fo:border-top="none" fo:border-bottom="0.2pt solid #000000"/>
    </style:style>
    <style:style style:name="Table20.C5" style:family="table-cell">
      <style:table-cell-properties fo:padding="0.097cm" fo:border-left="0.2pt solid #000000" fo:border-right="none" fo:border-top="none" fo:border-bottom="0.2pt solid #000000"/>
    </style:style>
    <style:style style:name="Table20.D5" style:family="table-cell">
      <style:table-cell-properties fo:padding="0.097cm" fo:border-left="0.2pt solid #000000" fo:border-right="0.2pt solid #000000" fo:border-top="none" fo:border-bottom="0.2pt solid #000000"/>
    </style:style>
    <style:style style:name="Table20.A6" style:family="table-cell">
      <style:table-cell-properties fo:padding="0.097cm" fo:border-left="0.2pt solid #000000" fo:border-right="none" fo:border-top="none" fo:border-bottom="0.2pt solid #000000"/>
    </style:style>
    <style:style style:name="Table20.B6" style:family="table-cell">
      <style:table-cell-properties fo:padding="0.097cm" fo:border-left="0.2pt solid #000000" fo:border-right="none" fo:border-top="none" fo:border-bottom="0.2pt solid #000000"/>
    </style:style>
    <style:style style:name="Table20.C6" style:family="table-cell">
      <style:table-cell-properties fo:padding="0.097cm" fo:border-left="0.2pt solid #000000" fo:border-right="none" fo:border-top="none" fo:border-bottom="0.2pt solid #000000"/>
    </style:style>
    <style:style style:name="Table20.D6" style:family="table-cell">
      <style:table-cell-properties fo:padding="0.097cm" fo:border-left="0.2pt solid #000000" fo:border-right="0.2pt solid #000000" fo:border-top="none" fo:border-bottom="0.2pt solid #000000"/>
    </style:style>
    <style:style style:name="Table20.A7" style:family="table-cell">
      <style:table-cell-properties fo:padding="0.097cm" fo:border-left="0.2pt solid #000000" fo:border-right="none" fo:border-top="none" fo:border-bottom="0.2pt solid #000000"/>
    </style:style>
    <style:style style:name="Table20.B7" style:family="table-cell">
      <style:table-cell-properties fo:padding="0.097cm" fo:border-left="0.2pt solid #000000" fo:border-right="none" fo:border-top="none" fo:border-bottom="0.2pt solid #000000"/>
    </style:style>
    <style:style style:name="Table20.C7" style:family="table-cell">
      <style:table-cell-properties fo:padding="0.097cm" fo:border-left="0.2pt solid #000000" fo:border-right="none" fo:border-top="none" fo:border-bottom="0.2pt solid #000000"/>
    </style:style>
    <style:style style:name="Table20.D7" style:family="table-cell">
      <style:table-cell-properties fo:padding="0.097cm" fo:border-left="0.2pt solid #000000" fo:border-right="0.2pt solid #000000" fo:border-top="none" fo:border-bottom="0.2pt solid #000000"/>
    </style:style>
    <style:style style:name="Table20.A8" style:family="table-cell">
      <style:table-cell-properties fo:padding="0.097cm" fo:border-left="0.2pt solid #000000" fo:border-right="none" fo:border-top="none" fo:border-bottom="0.2pt solid #000000"/>
    </style:style>
    <style:style style:name="Table20.B8" style:family="table-cell">
      <style:table-cell-properties fo:padding="0.097cm" fo:border-left="0.2pt solid #000000" fo:border-right="none" fo:border-top="none" fo:border-bottom="0.2pt solid #000000"/>
    </style:style>
    <style:style style:name="Table20.C8" style:family="table-cell">
      <style:table-cell-properties fo:padding="0.097cm" fo:border-left="0.2pt solid #000000" fo:border-right="none" fo:border-top="none" fo:border-bottom="0.2pt solid #000000"/>
    </style:style>
    <style:style style:name="Table20.D8" style:family="table-cell">
      <style:table-cell-properties fo:padding="0.097cm" fo:border-left="0.2pt solid #000000" fo:border-right="0.2pt solid #000000" fo:border-top="none" fo:border-bottom="0.2pt solid #000000"/>
    </style:style>
    <style:style style:name="Table20.A9" style:family="table-cell">
      <style:table-cell-properties fo:padding="0.097cm" fo:border-left="0.2pt solid #000000" fo:border-right="none" fo:border-top="none" fo:border-bottom="0.2pt solid #000000"/>
    </style:style>
    <style:style style:name="Table20.B9" style:family="table-cell">
      <style:table-cell-properties fo:padding="0.097cm" fo:border-left="0.2pt solid #000000" fo:border-right="none" fo:border-top="none" fo:border-bottom="0.2pt solid #000000"/>
    </style:style>
    <style:style style:name="Table20.C9" style:family="table-cell">
      <style:table-cell-properties fo:padding="0.097cm" fo:border-left="0.2pt solid #000000" fo:border-right="none" fo:border-top="none" fo:border-bottom="0.2pt solid #000000"/>
    </style:style>
    <style:style style:name="Table20.D9" style:family="table-cell">
      <style:table-cell-properties fo:padding="0.097cm" fo:border-left="0.2pt solid #000000" fo:border-right="0.2pt solid #000000" fo:border-top="none" fo:border-bottom="0.2pt solid #000000"/>
    </style:style>
    <style:style style:name="Table20.A10" style:family="table-cell">
      <style:table-cell-properties fo:padding="0.097cm" fo:border-left="0.2pt solid #000000" fo:border-right="none" fo:border-top="none" fo:border-bottom="0.2pt solid #000000"/>
    </style:style>
    <style:style style:name="Table20.B10" style:family="table-cell">
      <style:table-cell-properties fo:padding="0.097cm" fo:border-left="0.2pt solid #000000" fo:border-right="none" fo:border-top="none" fo:border-bottom="0.2pt solid #000000"/>
    </style:style>
    <style:style style:name="Table20.C10" style:family="table-cell">
      <style:table-cell-properties fo:padding="0.097cm" fo:border-left="0.2pt solid #000000" fo:border-right="none" fo:border-top="none" fo:border-bottom="0.2pt solid #000000"/>
    </style:style>
    <style:style style:name="Table20.D10" style:family="table-cell">
      <style:table-cell-properties fo:padding="0.097cm" fo:border-left="0.2pt solid #000000" fo:border-right="0.2pt solid #000000" fo:border-top="none" fo:border-bottom="0.2pt solid #000000"/>
    </style:style>
    <style:style style:name="Table20.A11" style:family="table-cell">
      <style:table-cell-properties fo:padding="0.097cm" fo:border-left="0.2pt solid #000000" fo:border-right="none" fo:border-top="none" fo:border-bottom="0.2pt solid #000000"/>
    </style:style>
    <style:style style:name="Table20.B11" style:family="table-cell">
      <style:table-cell-properties fo:padding="0.097cm" fo:border-left="0.2pt solid #000000" fo:border-right="none" fo:border-top="none" fo:border-bottom="0.2pt solid #000000"/>
    </style:style>
    <style:style style:name="Table20.C11" style:family="table-cell">
      <style:table-cell-properties fo:padding="0.097cm" fo:border-left="0.2pt solid #000000" fo:border-right="none" fo:border-top="none" fo:border-bottom="0.2pt solid #000000"/>
    </style:style>
    <style:style style:name="Table20.D11" style:family="table-cell">
      <style:table-cell-properties fo:padding="0.097cm" fo:border-left="0.2pt solid #000000" fo:border-right="0.2pt solid #000000" fo:border-top="none" fo:border-bottom="0.2pt solid #000000"/>
    </style:style>
    <style:style style:name="Table20.A12" style:family="table-cell">
      <style:table-cell-properties fo:padding="0.097cm" fo:border-left="0.2pt solid #000000" fo:border-right="none" fo:border-top="none" fo:border-bottom="0.2pt solid #000000"/>
    </style:style>
    <style:style style:name="Table20.B12" style:family="table-cell">
      <style:table-cell-properties fo:padding="0.097cm" fo:border-left="0.2pt solid #000000" fo:border-right="none" fo:border-top="none" fo:border-bottom="0.2pt solid #000000"/>
    </style:style>
    <style:style style:name="Table20.C12" style:family="table-cell">
      <style:table-cell-properties fo:padding="0.097cm" fo:border-left="0.2pt solid #000000" fo:border-right="none" fo:border-top="none" fo:border-bottom="0.2pt solid #000000"/>
    </style:style>
    <style:style style:name="Table20.D12" style:family="table-cell">
      <style:table-cell-properties fo:padding="0.097cm" fo:border-left="0.2pt solid #000000" fo:border-right="0.2pt solid #000000" fo:border-top="none" fo:border-bottom="0.2pt solid #000000"/>
    </style:style>
    <style:style style:name="Table20.A13" style:family="table-cell">
      <style:table-cell-properties fo:padding="0.097cm" fo:border-left="0.2pt solid #000000" fo:border-right="none" fo:border-top="none" fo:border-bottom="0.2pt solid #000000"/>
    </style:style>
    <style:style style:name="Table20.B13" style:family="table-cell">
      <style:table-cell-properties fo:padding="0.097cm" fo:border-left="0.2pt solid #000000" fo:border-right="none" fo:border-top="none" fo:border-bottom="0.2pt solid #000000"/>
    </style:style>
    <style:style style:name="Table20.C13" style:family="table-cell">
      <style:table-cell-properties fo:padding="0.097cm" fo:border-left="0.2pt solid #000000" fo:border-right="none" fo:border-top="none" fo:border-bottom="0.2pt solid #000000"/>
    </style:style>
    <style:style style:name="Table20.D13" style:family="table-cell">
      <style:table-cell-properties fo:padding="0.097cm" fo:border-left="0.2pt solid #000000" fo:border-right="0.2pt solid #000000" fo:border-top="none" fo:border-bottom="0.2pt solid #000000"/>
    </style:style>
    <style:style style:name="Table7" style:family="table">
      <style:table-properties style:width="16.468cm" table:align="left" style:writing-mode="lr-tb"/>
    </style:style>
    <style:style style:name="Table7.A" style:family="table-column">
      <style:table-column-properties style:column-width="8.717cm"/>
    </style:style>
    <style:style style:name="Table7.B" style:family="table-column">
      <style:table-column-properties style:column-width="2.531cm"/>
    </style:style>
    <style:style style:name="Table7.C" style:family="table-column">
      <style:table-column-properties style:column-width="2.611cm"/>
    </style:style>
    <style:style style:name="Table7.D" style:family="table-column">
      <style:table-column-properties style:column-width="2.609cm"/>
    </style:style>
    <style:style style:name="Table7.A1" style:family="table-cell">
      <style:table-cell-properties fo:background-color="#99ccff" fo:padding="0.097cm" fo:border-left="0.2pt solid #000000" fo:border-right="none" fo:border-top="0.2pt solid #000000" fo:border-bottom="0.2pt solid #000000">
        <style:background-image/>
      </style:table-cell-properties>
    </style:style>
    <style:style style:name="Table7.D1" style:family="table-cell">
      <style:table-cell-properties fo:background-color="#99ccff" fo:padding="0.097cm" fo:border="0.2pt solid #000000">
        <style:background-image/>
      </style:table-cell-properties>
    </style:style>
    <style:style style:name="Table7.A2" style:family="table-cell">
      <style:table-cell-properties fo:padding="0.097cm" fo:border-left="0.2pt solid #000000" fo:border-right="none" fo:border-top="none" fo:border-bottom="0.2pt solid #000000"/>
    </style:style>
    <style:style style:name="Table7.B2" style:family="table-cell">
      <style:table-cell-properties fo:padding="0.097cm" fo:border-left="0.2pt solid #000000" fo:border-right="none" fo:border-top="none" fo:border-bottom="0.2pt solid #000000"/>
    </style:style>
    <style:style style:name="Table7.C2" style:family="table-cell">
      <style:table-cell-properties fo:padding="0.097cm" fo:border-left="0.2pt solid #000000" fo:border-right="none" fo:border-top="none" fo:border-bottom="0.2pt solid #000000"/>
    </style:style>
    <style:style style:name="Table7.D2" style:family="table-cell">
      <style:table-cell-properties fo:padding="0.097cm" fo:border-left="0.2pt solid #000000" fo:border-right="0.2pt solid #000000" fo:border-top="none" fo:border-bottom="0.2pt solid #000000"/>
    </style:style>
    <style:style style:name="Table7.A3" style:family="table-cell">
      <style:table-cell-properties fo:padding="0.097cm" fo:border-left="0.2pt solid #000000" fo:border-right="none" fo:border-top="none" fo:border-bottom="0.2pt solid #000000"/>
    </style:style>
    <style:style style:name="Table7.B3" style:family="table-cell">
      <style:table-cell-properties fo:padding="0.097cm" fo:border-left="0.2pt solid #000000" fo:border-right="none" fo:border-top="none" fo:border-bottom="0.2pt solid #000000"/>
    </style:style>
    <style:style style:name="Table7.C3" style:family="table-cell">
      <style:table-cell-properties fo:padding="0.097cm" fo:border-left="0.2pt solid #000000" fo:border-right="none" fo:border-top="none" fo:border-bottom="0.2pt solid #000000"/>
    </style:style>
    <style:style style:name="Table7.D3" style:family="table-cell">
      <style:table-cell-properties fo:padding="0.097cm" fo:border-left="0.2pt solid #000000" fo:border-right="0.2pt solid #000000" fo:border-top="none" fo:border-bottom="0.2pt solid #000000"/>
    </style:style>
    <style:style style:name="Table7.A4" style:family="table-cell">
      <style:table-cell-properties fo:padding="0.097cm" fo:border-left="0.2pt solid #000000" fo:border-right="none" fo:border-top="none" fo:border-bottom="0.2pt solid #000000"/>
    </style:style>
    <style:style style:name="Table7.B4" style:family="table-cell">
      <style:table-cell-properties fo:padding="0.097cm" fo:border-left="0.2pt solid #000000" fo:border-right="none" fo:border-top="none" fo:border-bottom="0.2pt solid #000000"/>
    </style:style>
    <style:style style:name="Table7.C4" style:family="table-cell">
      <style:table-cell-properties fo:padding="0.097cm" fo:border-left="0.2pt solid #000000" fo:border-right="none" fo:border-top="none" fo:border-bottom="0.2pt solid #000000"/>
    </style:style>
    <style:style style:name="Table7.D4" style:family="table-cell">
      <style:table-cell-properties fo:padding="0.097cm" fo:border-left="0.2pt solid #000000" fo:border-right="0.2pt solid #000000" fo:border-top="none" fo:border-bottom="0.2pt solid #000000"/>
    </style:style>
    <style:style style:name="Table7.A5" style:family="table-cell">
      <style:table-cell-properties fo:padding="0.097cm" fo:border-left="0.2pt solid #000000" fo:border-right="none" fo:border-top="none" fo:border-bottom="0.2pt solid #000000"/>
    </style:style>
    <style:style style:name="Table7.B5" style:family="table-cell">
      <style:table-cell-properties fo:padding="0.097cm" fo:border-left="0.2pt solid #000000" fo:border-right="none" fo:border-top="none" fo:border-bottom="0.2pt solid #000000"/>
    </style:style>
    <style:style style:name="Table7.C5" style:family="table-cell">
      <style:table-cell-properties fo:padding="0.097cm" fo:border-left="0.2pt solid #000000" fo:border-right="none" fo:border-top="none" fo:border-bottom="0.2pt solid #000000"/>
    </style:style>
    <style:style style:name="Table7.D5" style:family="table-cell">
      <style:table-cell-properties fo:padding="0.097cm" fo:border-left="0.2pt solid #000000" fo:border-right="0.2pt solid #000000" fo:border-top="none" fo:border-bottom="0.2pt solid #000000"/>
    </style:style>
    <style:style style:name="Table4" style:family="table">
      <style:table-properties style:width="16.468cm" table:align="left" style:writing-mode="lr-tb"/>
    </style:style>
    <style:style style:name="Table4.A" style:family="table-column">
      <style:table-column-properties style:column-width="8.717cm"/>
    </style:style>
    <style:style style:name="Table4.B" style:family="table-column">
      <style:table-column-properties style:column-width="2.531cm"/>
    </style:style>
    <style:style style:name="Table4.C" style:family="table-column">
      <style:table-column-properties style:column-width="2.611cm"/>
    </style:style>
    <style:style style:name="Table4.D" style:family="table-column">
      <style:table-column-properties style:column-width="2.609cm"/>
    </style:style>
    <style:style style:name="Table4.A1" style:family="table-cell">
      <style:table-cell-properties fo:background-color="#99ccff" fo:padding="0.097cm" fo:border-left="0.2pt solid #000000" fo:border-right="none" fo:border-top="0.2pt solid #000000" fo:border-bottom="0.2pt solid #000000">
        <style:background-image/>
      </style:table-cell-properties>
    </style:style>
    <style:style style:name="Table4.D1" style:family="table-cell">
      <style:table-cell-properties fo:background-color="#99ccff" fo:padding="0.097cm" fo:border="0.2pt solid #000000">
        <style:background-image/>
      </style:table-cell-properties>
    </style:style>
    <style:style style:name="Table4.A2" style:family="table-cell">
      <style:table-cell-properties fo:padding="0.097cm" fo:border-left="0.2pt solid #000000" fo:border-right="none" fo:border-top="none" fo:border-bottom="0.2pt solid #000000"/>
    </style:style>
    <style:style style:name="Table4.B2" style:family="table-cell">
      <style:table-cell-properties fo:padding="0.097cm" fo:border-left="0.2pt solid #000000" fo:border-right="none" fo:border-top="none" fo:border-bottom="0.2pt solid #000000"/>
    </style:style>
    <style:style style:name="Table4.C2" style:family="table-cell">
      <style:table-cell-properties fo:padding="0.097cm" fo:border-left="0.2pt solid #000000" fo:border-right="none" fo:border-top="none" fo:border-bottom="0.2pt solid #000000"/>
    </style:style>
    <style:style style:name="Table4.D2" style:family="table-cell">
      <style:table-cell-properties fo:padding="0.097cm" fo:border-left="0.2pt solid #000000" fo:border-right="0.2pt solid #000000" fo:border-top="none" fo:border-bottom="0.2pt solid #000000"/>
    </style:style>
    <style:style style:name="Table4.A3" style:family="table-cell">
      <style:table-cell-properties fo:padding="0.097cm" fo:border-left="0.2pt solid #000000" fo:border-right="none" fo:border-top="none" fo:border-bottom="0.2pt solid #000000"/>
    </style:style>
    <style:style style:name="Table4.B3" style:family="table-cell">
      <style:table-cell-properties fo:padding="0.097cm" fo:border-left="0.2pt solid #000000" fo:border-right="none" fo:border-top="none" fo:border-bottom="0.2pt solid #000000"/>
    </style:style>
    <style:style style:name="Table4.C3" style:family="table-cell">
      <style:table-cell-properties fo:padding="0.097cm" fo:border-left="0.2pt solid #000000" fo:border-right="none" fo:border-top="none" fo:border-bottom="0.2pt solid #000000"/>
    </style:style>
    <style:style style:name="Table4.D3" style:family="table-cell">
      <style:table-cell-properties fo:padding="0.097cm" fo:border-left="0.2pt solid #000000" fo:border-right="0.2pt solid #000000" fo:border-top="none" fo:border-bottom="0.2pt solid #000000"/>
    </style:style>
    <style:style style:name="Table4.A4" style:family="table-cell">
      <style:table-cell-properties fo:padding="0.097cm" fo:border-left="0.2pt solid #000000" fo:border-right="none" fo:border-top="none" fo:border-bottom="0.2pt solid #000000"/>
    </style:style>
    <style:style style:name="Table4.B4" style:family="table-cell">
      <style:table-cell-properties fo:padding="0.097cm" fo:border-left="0.2pt solid #000000" fo:border-right="none" fo:border-top="none" fo:border-bottom="0.2pt solid #000000"/>
    </style:style>
    <style:style style:name="Table4.C4" style:family="table-cell">
      <style:table-cell-properties fo:padding="0.097cm" fo:border-left="0.2pt solid #000000" fo:border-right="none" fo:border-top="none" fo:border-bottom="0.2pt solid #000000"/>
    </style:style>
    <style:style style:name="Table4.D4" style:family="table-cell">
      <style:table-cell-properties fo:padding="0.097cm" fo:border-left="0.2pt solid #000000" fo:border-right="0.2pt solid #000000" fo:border-top="none" fo:border-bottom="0.2pt solid #000000"/>
    </style:style>
    <style:style style:name="Table4.A5" style:family="table-cell">
      <style:table-cell-properties fo:padding="0.097cm" fo:border-left="0.2pt solid #000000" fo:border-right="none" fo:border-top="none" fo:border-bottom="0.2pt solid #000000"/>
    </style:style>
    <style:style style:name="Table4.B5" style:family="table-cell">
      <style:table-cell-properties fo:padding="0.097cm" fo:border-left="0.2pt solid #000000" fo:border-right="none" fo:border-top="none" fo:border-bottom="0.2pt solid #000000"/>
    </style:style>
    <style:style style:name="Table4.C5" style:family="table-cell">
      <style:table-cell-properties fo:padding="0.097cm" fo:border-left="0.2pt solid #000000" fo:border-right="none" fo:border-top="none" fo:border-bottom="0.2pt solid #000000"/>
    </style:style>
    <style:style style:name="Table4.D5" style:family="table-cell">
      <style:table-cell-properties fo:padding="0.097cm" fo:border-left="0.2pt solid #000000" fo:border-right="0.2pt solid #000000" fo:border-top="none" fo:border-bottom="0.2pt solid #000000"/>
    </style:style>
    <style:style style:name="Table5" style:family="table">
      <style:table-properties style:width="16.468cm" table:align="left" style:writing-mode="lr-tb"/>
    </style:style>
    <style:style style:name="Table5.A" style:family="table-column">
      <style:table-column-properties style:column-width="8.717cm"/>
    </style:style>
    <style:style style:name="Table5.B" style:family="table-column">
      <style:table-column-properties style:column-width="2.531cm"/>
    </style:style>
    <style:style style:name="Table5.C" style:family="table-column">
      <style:table-column-properties style:column-width="2.611cm"/>
    </style:style>
    <style:style style:name="Table5.D" style:family="table-column">
      <style:table-column-properties style:column-width="2.609cm"/>
    </style:style>
    <style:style style:name="Table5.A1" style:family="table-cell">
      <style:table-cell-properties fo:background-color="#99ccff" fo:padding="0.097cm" fo:border-left="0.2pt solid #000000" fo:border-right="none" fo:border-top="0.2pt solid #000000" fo:border-bottom="0.2pt solid #000000">
        <style:background-image/>
      </style:table-cell-properties>
    </style:style>
    <style:style style:name="Table5.D1" style:family="table-cell">
      <style:table-cell-properties fo:background-color="#99ccff" fo:padding="0.097cm" fo:border="0.2pt solid #000000">
        <style:background-image/>
      </style:table-cell-properties>
    </style:style>
    <style:style style:name="Table5.A2" style:family="table-cell">
      <style:table-cell-properties fo:padding="0.097cm" fo:border-left="0.2pt solid #000000" fo:border-right="none" fo:border-top="none" fo:border-bottom="0.2pt solid #000000"/>
    </style:style>
    <style:style style:name="Table5.B2" style:family="table-cell">
      <style:table-cell-properties fo:padding="0.097cm" fo:border-left="0.2pt solid #000000" fo:border-right="none" fo:border-top="none" fo:border-bottom="0.2pt solid #000000"/>
    </style:style>
    <style:style style:name="Table5.C2" style:family="table-cell">
      <style:table-cell-properties fo:padding="0.097cm" fo:border-left="0.2pt solid #000000" fo:border-right="none" fo:border-top="none" fo:border-bottom="0.2pt solid #000000"/>
    </style:style>
    <style:style style:name="Table5.D2" style:family="table-cell">
      <style:table-cell-properties fo:padding="0.097cm" fo:border-left="0.2pt solid #000000" fo:border-right="0.2pt solid #000000" fo:border-top="none" fo:border-bottom="0.2pt solid #000000"/>
    </style:style>
    <style:style style:name="Table5.A3" style:family="table-cell">
      <style:table-cell-properties fo:padding="0.097cm" fo:border-left="0.2pt solid #000000" fo:border-right="none" fo:border-top="none" fo:border-bottom="0.2pt solid #000000"/>
    </style:style>
    <style:style style:name="Table5.B3" style:family="table-cell">
      <style:table-cell-properties fo:padding="0.097cm" fo:border-left="0.2pt solid #000000" fo:border-right="none" fo:border-top="none" fo:border-bottom="0.2pt solid #000000"/>
    </style:style>
    <style:style style:name="Table5.C3" style:family="table-cell">
      <style:table-cell-properties fo:padding="0.097cm" fo:border-left="0.2pt solid #000000" fo:border-right="none" fo:border-top="none" fo:border-bottom="0.2pt solid #000000"/>
    </style:style>
    <style:style style:name="Table5.D3" style:family="table-cell">
      <style:table-cell-properties fo:padding="0.097cm" fo:border-left="0.2pt solid #000000" fo:border-right="0.2pt solid #000000" fo:border-top="none" fo:border-bottom="0.2pt solid #000000"/>
    </style:style>
    <style:style style:name="Table6" style:family="table">
      <style:table-properties style:width="17.011cm" fo:margin-left="0cm" table:align="left" style:writing-mode="lr-tb"/>
    </style:style>
    <style:style style:name="Table6.A" style:family="table-column">
      <style:table-column-properties style:column-width="1.91cm"/>
    </style:style>
    <style:style style:name="Table6.B" style:family="table-column">
      <style:table-column-properties style:column-width="15.101cm"/>
    </style:style>
    <style:style style:name="Table6.A1" style:family="table-cell">
      <style:table-cell-properties fo:background-color="#99ccff" fo:padding="0.097cm" fo:border="none">
        <style:background-image/>
      </style:table-cell-properties>
    </style:style>
    <style:style style:name="Table9" style:family="table">
      <style:table-properties style:width="15.242cm" table:align="left" style:writing-mode="lr-tb"/>
    </style:style>
    <style:style style:name="Table9.A" style:family="table-column">
      <style:table-column-properties style:column-width="5.255cm"/>
    </style:style>
    <style:style style:name="Table9.B" style:family="table-column">
      <style:table-column-properties style:column-width="3.126cm"/>
    </style:style>
    <style:style style:name="Table9.C" style:family="table-column">
      <style:table-column-properties style:column-width="3.572cm"/>
    </style:style>
    <style:style style:name="Table9.D" style:family="table-column">
      <style:table-column-properties style:column-width="3.29cm"/>
    </style:style>
    <style:style style:name="Table9.A1" style:family="table-cell">
      <style:table-cell-properties fo:background-color="#99ccff" fo:padding="0.097cm" fo:border-left="0.2pt solid #000000" fo:border-right="none" fo:border-top="0.2pt solid #000000" fo:border-bottom="0.2pt solid #000000">
        <style:background-image/>
      </style:table-cell-properties>
    </style:style>
    <style:style style:name="Table9.D1" style:family="table-cell">
      <style:table-cell-properties fo:background-color="#99ccff" fo:padding="0.097cm" fo:border="0.2pt solid #000000">
        <style:background-image/>
      </style:table-cell-properties>
    </style:style>
    <style:style style:name="Table9.A2" style:family="table-cell">
      <style:table-cell-properties fo:padding="0.097cm" fo:border-left="0.2pt solid #000000" fo:border-right="none" fo:border-top="none" fo:border-bottom="0.2pt solid #000000"/>
    </style:style>
    <style:style style:name="Table9.B2" style:family="table-cell">
      <style:table-cell-properties fo:padding="0.097cm" fo:border-left="0.2pt solid #000000" fo:border-right="none" fo:border-top="none" fo:border-bottom="0.2pt solid #000000"/>
    </style:style>
    <style:style style:name="Table9.C2" style:family="table-cell">
      <style:table-cell-properties fo:padding="0.097cm" fo:border-left="0.2pt solid #000000" fo:border-right="none" fo:border-top="none" fo:border-bottom="0.2pt solid #000000"/>
    </style:style>
    <style:style style:name="Table9.D2" style:family="table-cell">
      <style:table-cell-properties fo:padding="0.097cm" fo:border-left="0.2pt solid #000000" fo:border-right="0.2pt solid #000000" fo:border-top="none" fo:border-bottom="0.2pt solid #000000"/>
    </style:style>
    <style:style style:name="Table9.A3" style:family="table-cell">
      <style:table-cell-properties fo:padding="0.097cm" fo:border-left="0.2pt solid #000000" fo:border-right="none" fo:border-top="none" fo:border-bottom="0.2pt solid #000000"/>
    </style:style>
    <style:style style:name="Table9.B3" style:family="table-cell">
      <style:table-cell-properties fo:padding="0.097cm" fo:border-left="0.2pt solid #000000" fo:border-right="none" fo:border-top="none" fo:border-bottom="0.2pt solid #000000"/>
    </style:style>
    <style:style style:name="Table9.C3" style:family="table-cell">
      <style:table-cell-properties fo:padding="0.097cm" fo:border-left="0.2pt solid #000000" fo:border-right="none" fo:border-top="none" fo:border-bottom="0.2pt solid #000000"/>
    </style:style>
    <style:style style:name="Table9.D3" style:family="table-cell">
      <style:table-cell-properties fo:padding="0.097cm" fo:border-left="0.2pt solid #000000" fo:border-right="0.2pt solid #000000" fo:border-top="none" fo:border-bottom="0.2pt solid #000000"/>
    </style:style>
    <style:style style:name="Table10" style:family="table">
      <style:table-properties style:width="16.468cm" table:align="left" style:writing-mode="lr-tb"/>
    </style:style>
    <style:style style:name="Table10.A" style:family="table-column">
      <style:table-column-properties style:column-width="8.717cm"/>
    </style:style>
    <style:style style:name="Table10.B" style:family="table-column">
      <style:table-column-properties style:column-width="2.531cm"/>
    </style:style>
    <style:style style:name="Table10.C" style:family="table-column">
      <style:table-column-properties style:column-width="2.611cm"/>
    </style:style>
    <style:style style:name="Table10.D" style:family="table-column">
      <style:table-column-properties style:column-width="2.609cm"/>
    </style:style>
    <style:style style:name="Table10.A1" style:family="table-cell">
      <style:table-cell-properties fo:background-color="#99ccff" fo:padding="0.097cm" fo:border-left="0.2pt solid #000000" fo:border-right="none" fo:border-top="0.2pt solid #000000" fo:border-bottom="0.2pt solid #000000">
        <style:background-image/>
      </style:table-cell-properties>
    </style:style>
    <style:style style:name="Table10.D1" style:family="table-cell">
      <style:table-cell-properties fo:background-color="#99ccff" fo:padding="0.097cm" fo:border="0.2pt solid #000000">
        <style:background-image/>
      </style:table-cell-properties>
    </style:style>
    <style:style style:name="Table10.A2" style:family="table-cell">
      <style:table-cell-properties fo:padding="0.097cm" fo:border-left="0.2pt solid #000000" fo:border-right="none" fo:border-top="none" fo:border-bottom="0.2pt solid #000000"/>
    </style:style>
    <style:style style:name="Table10.B2" style:family="table-cell">
      <style:table-cell-properties fo:padding="0.097cm" fo:border-left="0.2pt solid #000000" fo:border-right="none" fo:border-top="none" fo:border-bottom="0.2pt solid #000000"/>
    </style:style>
    <style:style style:name="Table10.C2" style:family="table-cell">
      <style:table-cell-properties fo:padding="0.097cm" fo:border-left="0.2pt solid #000000" fo:border-right="none" fo:border-top="none" fo:border-bottom="0.2pt solid #000000"/>
    </style:style>
    <style:style style:name="Table10.D2" style:family="table-cell">
      <style:table-cell-properties fo:padding="0.097cm" fo:border-left="0.2pt solid #000000" fo:border-right="0.2pt solid #000000" fo:border-top="none" fo:border-bottom="0.2pt solid #000000"/>
    </style:style>
    <style:style style:name="Table10.A3" style:family="table-cell">
      <style:table-cell-properties fo:padding="0.097cm" fo:border-left="0.2pt solid #000000" fo:border-right="none" fo:border-top="none" fo:border-bottom="0.2pt solid #000000"/>
    </style:style>
    <style:style style:name="Table10.B3" style:family="table-cell">
      <style:table-cell-properties fo:padding="0.097cm" fo:border-left="0.2pt solid #000000" fo:border-right="none" fo:border-top="none" fo:border-bottom="0.2pt solid #000000"/>
    </style:style>
    <style:style style:name="Table10.C3" style:family="table-cell">
      <style:table-cell-properties fo:padding="0.097cm" fo:border-left="0.2pt solid #000000" fo:border-right="none" fo:border-top="none" fo:border-bottom="0.2pt solid #000000"/>
    </style:style>
    <style:style style:name="Table10.D3" style:family="table-cell">
      <style:table-cell-properties fo:padding="0.097cm" fo:border-left="0.2pt solid #000000" fo:border-right="0.2pt solid #000000" fo:border-top="none" fo:border-bottom="0.2pt solid #000000"/>
    </style:style>
    <style:style style:name="Table10.A4" style:family="table-cell">
      <style:table-cell-properties fo:padding="0.097cm" fo:border-left="0.2pt solid #000000" fo:border-right="none" fo:border-top="none" fo:border-bottom="0.2pt solid #000000"/>
    </style:style>
    <style:style style:name="Table10.B4" style:family="table-cell">
      <style:table-cell-properties fo:padding="0.097cm" fo:border-left="0.2pt solid #000000" fo:border-right="none" fo:border-top="none" fo:border-bottom="0.2pt solid #000000"/>
    </style:style>
    <style:style style:name="Table10.C4" style:family="table-cell">
      <style:table-cell-properties fo:padding="0.097cm" fo:border-left="0.2pt solid #000000" fo:border-right="none" fo:border-top="none" fo:border-bottom="0.2pt solid #000000"/>
    </style:style>
    <style:style style:name="Table10.D4" style:family="table-cell">
      <style:table-cell-properties fo:padding="0.097cm" fo:border-left="0.2pt solid #000000" fo:border-right="0.2pt solid #000000" fo:border-top="none" fo:border-bottom="0.2pt solid #000000"/>
    </style:style>
    <style:style style:name="Table10.A5" style:family="table-cell">
      <style:table-cell-properties fo:padding="0.097cm" fo:border-left="0.2pt solid #000000" fo:border-right="none" fo:border-top="none" fo:border-bottom="0.2pt solid #000000"/>
    </style:style>
    <style:style style:name="Table10.B5" style:family="table-cell">
      <style:table-cell-properties fo:padding="0.097cm" fo:border-left="0.2pt solid #000000" fo:border-right="none" fo:border-top="none" fo:border-bottom="0.2pt solid #000000"/>
    </style:style>
    <style:style style:name="Table10.C5" style:family="table-cell">
      <style:table-cell-properties fo:padding="0.097cm" fo:border-left="0.2pt solid #000000" fo:border-right="none" fo:border-top="none" fo:border-bottom="0.2pt solid #000000"/>
    </style:style>
    <style:style style:name="Table10.D5" style:family="table-cell">
      <style:table-cell-properties fo:padding="0.097cm" fo:border-left="0.2pt solid #000000" fo:border-right="0.2pt solid #000000" fo:border-top="none" fo:border-bottom="0.2pt solid #000000"/>
    </style:style>
    <style:style style:name="Table10.A6" style:family="table-cell">
      <style:table-cell-properties fo:padding="0.097cm" fo:border-left="0.2pt solid #000000" fo:border-right="none" fo:border-top="none" fo:border-bottom="0.2pt solid #000000"/>
    </style:style>
    <style:style style:name="Table10.B6" style:family="table-cell">
      <style:table-cell-properties fo:padding="0.097cm" fo:border-left="0.2pt solid #000000" fo:border-right="none" fo:border-top="none" fo:border-bottom="0.2pt solid #000000"/>
    </style:style>
    <style:style style:name="Table10.C6" style:family="table-cell">
      <style:table-cell-properties fo:padding="0.097cm" fo:border-left="0.2pt solid #000000" fo:border-right="none" fo:border-top="none" fo:border-bottom="0.2pt solid #000000"/>
    </style:style>
    <style:style style:name="Table10.D6" style:family="table-cell">
      <style:table-cell-properties fo:padding="0.097cm" fo:border-left="0.2pt solid #000000" fo:border-right="0.2pt solid #000000" fo:border-top="none" fo:border-bottom="0.2pt solid #000000"/>
    </style:style>
    <style:style style:name="Table10.A7" style:family="table-cell">
      <style:table-cell-properties fo:padding="0.097cm" fo:border-left="0.2pt solid #000000" fo:border-right="none" fo:border-top="none" fo:border-bottom="0.2pt solid #000000"/>
    </style:style>
    <style:style style:name="Table10.B7" style:family="table-cell">
      <style:table-cell-properties fo:padding="0.097cm" fo:border-left="0.2pt solid #000000" fo:border-right="none" fo:border-top="none" fo:border-bottom="0.2pt solid #000000"/>
    </style:style>
    <style:style style:name="Table10.C7" style:family="table-cell">
      <style:table-cell-properties fo:padding="0.097cm" fo:border-left="0.2pt solid #000000" fo:border-right="none" fo:border-top="none" fo:border-bottom="0.2pt solid #000000"/>
    </style:style>
    <style:style style:name="Table10.D7" style:family="table-cell">
      <style:table-cell-properties fo:padding="0.097cm" fo:border-left="0.2pt solid #000000" fo:border-right="0.2pt solid #000000" fo:border-top="none" fo:border-bottom="0.2pt solid #000000"/>
    </style:style>
    <style:style style:name="Table10.A8" style:family="table-cell">
      <style:table-cell-properties fo:padding="0.097cm" fo:border-left="0.2pt solid #000000" fo:border-right="none" fo:border-top="none" fo:border-bottom="0.2pt solid #000000"/>
    </style:style>
    <style:style style:name="Table10.B8" style:family="table-cell">
      <style:table-cell-properties fo:padding="0.097cm" fo:border-left="0.2pt solid #000000" fo:border-right="none" fo:border-top="none" fo:border-bottom="0.2pt solid #000000"/>
    </style:style>
    <style:style style:name="Table10.C8" style:family="table-cell">
      <style:table-cell-properties fo:padding="0.097cm" fo:border-left="0.2pt solid #000000" fo:border-right="none" fo:border-top="none" fo:border-bottom="0.2pt solid #000000"/>
    </style:style>
    <style:style style:name="Table10.D8" style:family="table-cell">
      <style:table-cell-properties fo:padding="0.097cm" fo:border-left="0.2pt solid #000000" fo:border-right="0.2pt solid #000000" fo:border-top="none" fo:border-bottom="0.2pt solid #000000"/>
    </style:style>
    <style:style style:name="Table10.A9" style:family="table-cell">
      <style:table-cell-properties fo:padding="0.097cm" fo:border-left="0.2pt solid #000000" fo:border-right="none" fo:border-top="none" fo:border-bottom="0.2pt solid #000000"/>
    </style:style>
    <style:style style:name="Table10.B9" style:family="table-cell">
      <style:table-cell-properties fo:padding="0.097cm" fo:border-left="0.2pt solid #000000" fo:border-right="none" fo:border-top="none" fo:border-bottom="0.2pt solid #000000"/>
    </style:style>
    <style:style style:name="Table10.C9" style:family="table-cell">
      <style:table-cell-properties fo:padding="0.097cm" fo:border-left="0.2pt solid #000000" fo:border-right="none" fo:border-top="none" fo:border-bottom="0.2pt solid #000000"/>
    </style:style>
    <style:style style:name="Table10.D9" style:family="table-cell">
      <style:table-cell-properties fo:padding="0.097cm" fo:border-left="0.2pt solid #000000" fo:border-right="0.2pt solid #000000" fo:border-top="none" fo:border-bottom="0.2pt solid #000000"/>
    </style:style>
    <style:style style:name="Table10.A10" style:family="table-cell">
      <style:table-cell-properties fo:padding="0.097cm" fo:border-left="0.2pt solid #000000" fo:border-right="none" fo:border-top="none" fo:border-bottom="0.2pt solid #000000"/>
    </style:style>
    <style:style style:name="Table10.B10" style:family="table-cell">
      <style:table-cell-properties fo:padding="0.097cm" fo:border-left="0.2pt solid #000000" fo:border-right="none" fo:border-top="none" fo:border-bottom="0.2pt solid #000000"/>
    </style:style>
    <style:style style:name="Table10.C10" style:family="table-cell">
      <style:table-cell-properties fo:padding="0.097cm" fo:border-left="0.2pt solid #000000" fo:border-right="none" fo:border-top="none" fo:border-bottom="0.2pt solid #000000"/>
    </style:style>
    <style:style style:name="Table10.D10" style:family="table-cell">
      <style:table-cell-properties fo:padding="0.097cm" fo:border-left="0.2pt solid #000000" fo:border-right="0.2pt solid #000000" fo:border-top="none" fo:border-bottom="0.2pt solid #000000"/>
    </style:style>
    <style:style style:name="Table10.A11" style:family="table-cell">
      <style:table-cell-properties fo:padding="0.097cm" fo:border-left="0.2pt solid #000000" fo:border-right="none" fo:border-top="none" fo:border-bottom="0.2pt solid #000000"/>
    </style:style>
    <style:style style:name="Table10.B11" style:family="table-cell">
      <style:table-cell-properties fo:padding="0.097cm" fo:border-left="0.2pt solid #000000" fo:border-right="none" fo:border-top="none" fo:border-bottom="0.2pt solid #000000"/>
    </style:style>
    <style:style style:name="Table10.C11" style:family="table-cell">
      <style:table-cell-properties fo:padding="0.097cm" fo:border-left="0.2pt solid #000000" fo:border-right="none" fo:border-top="none" fo:border-bottom="0.2pt solid #000000"/>
    </style:style>
    <style:style style:name="Table10.D11" style:family="table-cell">
      <style:table-cell-properties fo:padding="0.097cm" fo:border-left="0.2pt solid #000000" fo:border-right="0.2pt solid #000000" fo:border-top="none" fo:border-bottom="0.2pt solid #000000"/>
    </style:style>
    <style:style style:name="Table10.A12" style:family="table-cell">
      <style:table-cell-properties fo:padding="0.097cm" fo:border-left="0.2pt solid #000000" fo:border-right="none" fo:border-top="none" fo:border-bottom="0.2pt solid #000000"/>
    </style:style>
    <style:style style:name="Table10.B12" style:family="table-cell">
      <style:table-cell-properties fo:padding="0.097cm" fo:border-left="0.2pt solid #000000" fo:border-right="none" fo:border-top="none" fo:border-bottom="0.2pt solid #000000"/>
    </style:style>
    <style:style style:name="Table10.C12" style:family="table-cell">
      <style:table-cell-properties fo:padding="0.097cm" fo:border-left="0.2pt solid #000000" fo:border-right="none" fo:border-top="none" fo:border-bottom="0.2pt solid #000000"/>
    </style:style>
    <style:style style:name="Table10.D12" style:family="table-cell">
      <style:table-cell-properties fo:padding="0.097cm" fo:border-left="0.2pt solid #000000" fo:border-right="0.2pt solid #000000" fo:border-top="none" fo:border-bottom="0.2pt solid #000000"/>
    </style:style>
    <style:style style:name="Table10.A13" style:family="table-cell">
      <style:table-cell-properties fo:padding="0.097cm" fo:border-left="0.2pt solid #000000" fo:border-right="none" fo:border-top="none" fo:border-bottom="0.2pt solid #000000"/>
    </style:style>
    <style:style style:name="Table10.B13" style:family="table-cell">
      <style:table-cell-properties fo:padding="0.097cm" fo:border-left="0.2pt solid #000000" fo:border-right="none" fo:border-top="none" fo:border-bottom="0.2pt solid #000000"/>
    </style:style>
    <style:style style:name="Table10.C13" style:family="table-cell">
      <style:table-cell-properties fo:padding="0.097cm" fo:border-left="0.2pt solid #000000" fo:border-right="none" fo:border-top="none" fo:border-bottom="0.2pt solid #000000"/>
    </style:style>
    <style:style style:name="Table10.D13" style:family="table-cell">
      <style:table-cell-properties fo:padding="0.097cm" fo:border-left="0.2pt solid #000000" fo:border-right="0.2pt solid #000000" fo:border-top="none" fo:border-bottom="0.2pt solid #000000"/>
    </style:style>
    <style:style style:name="Table11" style:family="table">
      <style:table-properties style:width="16.468cm" table:align="left" style:writing-mode="lr-tb"/>
    </style:style>
    <style:style style:name="Table11.A" style:family="table-column">
      <style:table-column-properties style:column-width="8.717cm"/>
    </style:style>
    <style:style style:name="Table11.B" style:family="table-column">
      <style:table-column-properties style:column-width="2.531cm"/>
    </style:style>
    <style:style style:name="Table11.C" style:family="table-column">
      <style:table-column-properties style:column-width="2.611cm"/>
    </style:style>
    <style:style style:name="Table11.D" style:family="table-column">
      <style:table-column-properties style:column-width="2.609cm"/>
    </style:style>
    <style:style style:name="Table11.A1" style:family="table-cell">
      <style:table-cell-properties fo:background-color="#99ccff" fo:padding="0.097cm" fo:border-left="0.2pt solid #000000" fo:border-right="none" fo:border-top="0.2pt solid #000000" fo:border-bottom="0.2pt solid #000000">
        <style:background-image/>
      </style:table-cell-properties>
    </style:style>
    <style:style style:name="Table11.D1" style:family="table-cell">
      <style:table-cell-properties fo:background-color="#99ccff" fo:padding="0.097cm" fo:border="0.2pt solid #000000">
        <style:background-image/>
      </style:table-cell-properties>
    </style:style>
    <style:style style:name="Table11.A2" style:family="table-cell">
      <style:table-cell-properties fo:padding="0.097cm" fo:border-left="0.2pt solid #000000" fo:border-right="none" fo:border-top="none" fo:border-bottom="0.2pt solid #000000"/>
    </style:style>
    <style:style style:name="Table11.B2" style:family="table-cell">
      <style:table-cell-properties fo:padding="0.097cm" fo:border-left="0.2pt solid #000000" fo:border-right="none" fo:border-top="none" fo:border-bottom="0.2pt solid #000000"/>
    </style:style>
    <style:style style:name="Table11.C2" style:family="table-cell">
      <style:table-cell-properties fo:padding="0.097cm" fo:border-left="0.2pt solid #000000" fo:border-right="none" fo:border-top="none" fo:border-bottom="0.2pt solid #000000"/>
    </style:style>
    <style:style style:name="Table11.D2" style:family="table-cell">
      <style:table-cell-properties fo:padding="0.097cm" fo:border-left="0.2pt solid #000000" fo:border-right="0.2pt solid #000000" fo:border-top="none" fo:border-bottom="0.2pt solid #000000"/>
    </style:style>
    <style:style style:name="Table11.A3" style:family="table-cell">
      <style:table-cell-properties fo:padding="0.097cm" fo:border-left="0.2pt solid #000000" fo:border-right="none" fo:border-top="none" fo:border-bottom="0.2pt solid #000000"/>
    </style:style>
    <style:style style:name="Table11.B3" style:family="table-cell">
      <style:table-cell-properties fo:padding="0.097cm" fo:border-left="0.2pt solid #000000" fo:border-right="none" fo:border-top="none" fo:border-bottom="0.2pt solid #000000"/>
    </style:style>
    <style:style style:name="Table11.C3" style:family="table-cell">
      <style:table-cell-properties fo:padding="0.097cm" fo:border-left="0.2pt solid #000000" fo:border-right="none" fo:border-top="none" fo:border-bottom="0.2pt solid #000000"/>
    </style:style>
    <style:style style:name="Table11.D3" style:family="table-cell">
      <style:table-cell-properties fo:padding="0.097cm" fo:border-left="0.2pt solid #000000" fo:border-right="0.2pt solid #000000" fo:border-top="none" fo:border-bottom="0.2pt solid #000000"/>
    </style:style>
    <style:style style:name="Table11.A4" style:family="table-cell">
      <style:table-cell-properties fo:padding="0.097cm" fo:border-left="0.2pt solid #000000" fo:border-right="none" fo:border-top="none" fo:border-bottom="0.2pt solid #000000"/>
    </style:style>
    <style:style style:name="Table11.B4" style:family="table-cell">
      <style:table-cell-properties fo:padding="0.097cm" fo:border-left="0.2pt solid #000000" fo:border-right="none" fo:border-top="none" fo:border-bottom="0.2pt solid #000000"/>
    </style:style>
    <style:style style:name="Table11.C4" style:family="table-cell">
      <style:table-cell-properties fo:padding="0.097cm" fo:border-left="0.2pt solid #000000" fo:border-right="none" fo:border-top="none" fo:border-bottom="0.2pt solid #000000"/>
    </style:style>
    <style:style style:name="Table11.D4" style:family="table-cell">
      <style:table-cell-properties fo:padding="0.097cm" fo:border-left="0.2pt solid #000000" fo:border-right="0.2pt solid #000000" fo:border-top="none" fo:border-bottom="0.2pt solid #000000"/>
    </style:style>
    <style:style style:name="Table11.A5" style:family="table-cell">
      <style:table-cell-properties fo:padding="0.097cm" fo:border-left="0.2pt solid #000000" fo:border-right="none" fo:border-top="none" fo:border-bottom="0.2pt solid #000000"/>
    </style:style>
    <style:style style:name="Table11.B5" style:family="table-cell">
      <style:table-cell-properties fo:padding="0.097cm" fo:border-left="0.2pt solid #000000" fo:border-right="none" fo:border-top="none" fo:border-bottom="0.2pt solid #000000"/>
    </style:style>
    <style:style style:name="Table11.C5" style:family="table-cell">
      <style:table-cell-properties fo:padding="0.097cm" fo:border-left="0.2pt solid #000000" fo:border-right="none" fo:border-top="none" fo:border-bottom="0.2pt solid #000000"/>
    </style:style>
    <style:style style:name="Table11.D5" style:family="table-cell">
      <style:table-cell-properties fo:padding="0.097cm" fo:border-left="0.2pt solid #000000" fo:border-right="0.2pt solid #000000" fo:border-top="none" fo:border-bottom="0.2pt solid #000000"/>
    </style:style>
    <style:style style:name="Table12" style:family="table">
      <style:table-properties style:width="16.468cm" table:align="left" style:writing-mode="lr-tb"/>
    </style:style>
    <style:style style:name="Table12.A" style:family="table-column">
      <style:table-column-properties style:column-width="8.717cm"/>
    </style:style>
    <style:style style:name="Table12.B" style:family="table-column">
      <style:table-column-properties style:column-width="2.531cm"/>
    </style:style>
    <style:style style:name="Table12.C" style:family="table-column">
      <style:table-column-properties style:column-width="2.611cm"/>
    </style:style>
    <style:style style:name="Table12.D" style:family="table-column">
      <style:table-column-properties style:column-width="2.609cm"/>
    </style:style>
    <style:style style:name="Table12.A1" style:family="table-cell">
      <style:table-cell-properties fo:background-color="#99ccff" fo:padding="0.097cm" fo:border-left="0.2pt solid #000000" fo:border-right="none" fo:border-top="0.2pt solid #000000" fo:border-bottom="0.2pt solid #000000">
        <style:background-image/>
      </style:table-cell-properties>
    </style:style>
    <style:style style:name="Table12.D1" style:family="table-cell">
      <style:table-cell-properties fo:background-color="#99ccff" fo:padding="0.097cm" fo:border="0.2pt solid #000000">
        <style:background-image/>
      </style:table-cell-properties>
    </style:style>
    <style:style style:name="Table12.A2" style:family="table-cell">
      <style:table-cell-properties fo:padding="0.097cm" fo:border-left="0.2pt solid #000000" fo:border-right="none" fo:border-top="none" fo:border-bottom="0.2pt solid #000000"/>
    </style:style>
    <style:style style:name="Table12.B2" style:family="table-cell">
      <style:table-cell-properties fo:padding="0.097cm" fo:border-left="0.2pt solid #000000" fo:border-right="none" fo:border-top="none" fo:border-bottom="0.2pt solid #000000"/>
    </style:style>
    <style:style style:name="Table12.C2" style:family="table-cell">
      <style:table-cell-properties fo:padding="0.097cm" fo:border-left="0.2pt solid #000000" fo:border-right="none" fo:border-top="none" fo:border-bottom="0.2pt solid #000000"/>
    </style:style>
    <style:style style:name="Table12.D2" style:family="table-cell">
      <style:table-cell-properties fo:padding="0.097cm" fo:border-left="0.2pt solid #000000" fo:border-right="0.2pt solid #000000" fo:border-top="none" fo:border-bottom="0.2pt solid #000000"/>
    </style:style>
    <style:style style:name="Table12.A3" style:family="table-cell">
      <style:table-cell-properties fo:padding="0.097cm" fo:border-left="0.2pt solid #000000" fo:border-right="none" fo:border-top="none" fo:border-bottom="0.2pt solid #000000"/>
    </style:style>
    <style:style style:name="Table12.B3" style:family="table-cell">
      <style:table-cell-properties fo:padding="0.097cm" fo:border-left="0.2pt solid #000000" fo:border-right="none" fo:border-top="none" fo:border-bottom="0.2pt solid #000000"/>
    </style:style>
    <style:style style:name="Table12.C3" style:family="table-cell">
      <style:table-cell-properties fo:padding="0.097cm" fo:border-left="0.2pt solid #000000" fo:border-right="none" fo:border-top="none" fo:border-bottom="0.2pt solid #000000"/>
    </style:style>
    <style:style style:name="Table12.D3" style:family="table-cell">
      <style:table-cell-properties fo:padding="0.097cm" fo:border-left="0.2pt solid #000000" fo:border-right="0.2pt solid #000000" fo:border-top="none" fo:border-bottom="0.2pt solid #000000"/>
    </style:style>
    <style:style style:name="Table12.A4" style:family="table-cell">
      <style:table-cell-properties fo:padding="0.097cm" fo:border-left="0.2pt solid #000000" fo:border-right="none" fo:border-top="none" fo:border-bottom="0.2pt solid #000000"/>
    </style:style>
    <style:style style:name="Table12.B4" style:family="table-cell">
      <style:table-cell-properties fo:padding="0.097cm" fo:border-left="0.2pt solid #000000" fo:border-right="none" fo:border-top="none" fo:border-bottom="0.2pt solid #000000"/>
    </style:style>
    <style:style style:name="Table12.C4" style:family="table-cell">
      <style:table-cell-properties fo:padding="0.097cm" fo:border-left="0.2pt solid #000000" fo:border-right="none" fo:border-top="none" fo:border-bottom="0.2pt solid #000000"/>
    </style:style>
    <style:style style:name="Table12.D4" style:family="table-cell">
      <style:table-cell-properties fo:padding="0.097cm" fo:border-left="0.2pt solid #000000" fo:border-right="0.2pt solid #000000" fo:border-top="none" fo:border-bottom="0.2pt solid #000000"/>
    </style:style>
    <style:style style:name="Table12.A5" style:family="table-cell">
      <style:table-cell-properties fo:padding="0.097cm" fo:border-left="0.2pt solid #000000" fo:border-right="none" fo:border-top="none" fo:border-bottom="0.2pt solid #000000"/>
    </style:style>
    <style:style style:name="Table12.B5" style:family="table-cell">
      <style:table-cell-properties fo:padding="0.097cm" fo:border-left="0.2pt solid #000000" fo:border-right="none" fo:border-top="none" fo:border-bottom="0.2pt solid #000000"/>
    </style:style>
    <style:style style:name="Table12.C5" style:family="table-cell">
      <style:table-cell-properties fo:padding="0.097cm" fo:border-left="0.2pt solid #000000" fo:border-right="none" fo:border-top="none" fo:border-bottom="0.2pt solid #000000"/>
    </style:style>
    <style:style style:name="Table12.D5" style:family="table-cell">
      <style:table-cell-properties fo:padding="0.097cm" fo:border-left="0.2pt solid #000000" fo:border-right="0.2pt solid #000000" fo:border-top="none" fo:border-bottom="0.2pt solid #000000"/>
    </style:style>
    <style:style style:name="Table14" style:family="table">
      <style:table-properties style:width="16.468cm" table:align="left" style:writing-mode="lr-tb"/>
    </style:style>
    <style:style style:name="Table14.A" style:family="table-column">
      <style:table-column-properties style:column-width="8.717cm"/>
    </style:style>
    <style:style style:name="Table14.B" style:family="table-column">
      <style:table-column-properties style:column-width="2.531cm"/>
    </style:style>
    <style:style style:name="Table14.C" style:family="table-column">
      <style:table-column-properties style:column-width="2.611cm"/>
    </style:style>
    <style:style style:name="Table14.D" style:family="table-column">
      <style:table-column-properties style:column-width="2.609cm"/>
    </style:style>
    <style:style style:name="Table14.A1" style:family="table-cell">
      <style:table-cell-properties fo:background-color="#99ccff" fo:padding="0.097cm" fo:border-left="0.2pt solid #000000" fo:border-right="none" fo:border-top="0.2pt solid #000000" fo:border-bottom="0.2pt solid #000000">
        <style:background-image/>
      </style:table-cell-properties>
    </style:style>
    <style:style style:name="Table14.D1" style:family="table-cell">
      <style:table-cell-properties fo:background-color="#99ccff" fo:padding="0.097cm" fo:border="0.2pt solid #000000">
        <style:background-image/>
      </style:table-cell-properties>
    </style:style>
    <style:style style:name="Table14.A2" style:family="table-cell">
      <style:table-cell-properties fo:padding="0.097cm" fo:border-left="0.2pt solid #000000" fo:border-right="none" fo:border-top="none" fo:border-bottom="0.2pt solid #000000"/>
    </style:style>
    <style:style style:name="Table14.B2" style:family="table-cell">
      <style:table-cell-properties fo:padding="0.097cm" fo:border-left="0.2pt solid #000000" fo:border-right="none" fo:border-top="none" fo:border-bottom="0.2pt solid #000000"/>
    </style:style>
    <style:style style:name="Table14.C2" style:family="table-cell">
      <style:table-cell-properties fo:padding="0.097cm" fo:border-left="0.2pt solid #000000" fo:border-right="none" fo:border-top="none" fo:border-bottom="0.2pt solid #000000"/>
    </style:style>
    <style:style style:name="Table14.D2" style:family="table-cell">
      <style:table-cell-properties fo:padding="0.097cm" fo:border-left="0.2pt solid #000000" fo:border-right="0.2pt solid #000000" fo:border-top="none" fo:border-bottom="0.2pt solid #000000"/>
    </style:style>
    <style:style style:name="Table14.A3" style:family="table-cell">
      <style:table-cell-properties fo:padding="0.097cm" fo:border-left="0.2pt solid #000000" fo:border-right="none" fo:border-top="none" fo:border-bottom="0.2pt solid #000000"/>
    </style:style>
    <style:style style:name="Table14.B3" style:family="table-cell">
      <style:table-cell-properties fo:padding="0.097cm" fo:border-left="0.2pt solid #000000" fo:border-right="none" fo:border-top="none" fo:border-bottom="0.2pt solid #000000"/>
    </style:style>
    <style:style style:name="Table14.C3" style:family="table-cell">
      <style:table-cell-properties fo:padding="0.097cm" fo:border-left="0.2pt solid #000000" fo:border-right="none" fo:border-top="none" fo:border-bottom="0.2pt solid #000000"/>
    </style:style>
    <style:style style:name="Table14.D3" style:family="table-cell">
      <style:table-cell-properties fo:padding="0.097cm" fo:border-left="0.2pt solid #000000" fo:border-right="0.2pt solid #000000" fo:border-top="none" fo:border-bottom="0.2pt solid #000000"/>
    </style:style>
    <style:style style:name="Table3" style:family="table">
      <style:table-properties style:width="17.011cm" fo:margin-left="0cm" table:align="left" style:writing-mode="lr-tb"/>
    </style:style>
    <style:style style:name="Table3.A" style:family="table-column">
      <style:table-column-properties style:column-width="1.91cm"/>
    </style:style>
    <style:style style:name="Table3.B" style:family="table-column">
      <style:table-column-properties style:column-width="15.101cm"/>
    </style:style>
    <style:style style:name="Table3.A1" style:family="table-cell">
      <style:table-cell-properties fo:background-color="#99ccff" fo:padding="0.097cm" fo:border="none">
        <style:background-image/>
      </style:table-cell-properties>
    </style:style>
    <style:style style:name="Table15" style:family="table">
      <style:table-properties style:width="17.011cm" fo:margin-left="0cm" table:align="left" style:writing-mode="lr-tb"/>
    </style:style>
    <style:style style:name="Table15.A" style:family="table-column">
      <style:table-column-properties style:column-width="1.91cm"/>
    </style:style>
    <style:style style:name="Table15.B" style:family="table-column">
      <style:table-column-properties style:column-width="15.101cm"/>
    </style:style>
    <style:style style:name="Table15.A1" style:family="table-cell">
      <style:table-cell-properties fo:background-color="#99ccff" fo:padding="0.097cm" fo:border="none">
        <style:background-image/>
      </style:table-cell-properties>
    </style:style>
    <style:style style:name="Table16" style:family="table">
      <style:table-properties style:width="17.011cm" fo:margin-left="0cm" table:align="left" style:writing-mode="lr-tb"/>
    </style:style>
    <style:style style:name="Table16.A" style:family="table-column">
      <style:table-column-properties style:column-width="1.91cm"/>
    </style:style>
    <style:style style:name="Table16.B" style:family="table-column">
      <style:table-column-properties style:column-width="15.101cm"/>
    </style:style>
    <style:style style:name="Table16.A1" style:family="table-cell">
      <style:table-cell-properties fo:background-color="#99ccff" fo:padding="0.097cm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margin-left="0cm" fo:margin-right="0cm" fo:text-align="justify" style:justify-single-word="false" fo:orphans="2" fo:widows="2" fo:text-indent="0cm" style:auto-text-indent="false" text:number-lines="false" text:line-number="0" style:writing-mode="lr-tb">
        <style:tab-stops>
          <style:tab-stop style:position="16.843cm" style:type="right"/>
        </style:tab-stops>
      </style:paragraph-properties>
      <style:text-properties fo:font-size="9pt" style:font-size-asian="9pt" style:font-size-complex="9pt"/>
    </style:style>
    <style:style style:name="P3" style:family="paragraph" style:parent-style-name="Header">
      <style:paragraph-properties fo:margin-top="0.101cm" fo:margin-bottom="0.199cm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Header_20_right">
      <style:paragraph-properties fo:margin-top="0.101cm" fo:margin-bottom="0.199cm" style:contextual-spacing="false"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style:font-name="Helvetica" style:font-name-complex="Helvetica1"/>
    </style:style>
    <style:style style:name="P6" style:family="paragraph" style:parent-style-name="Standard">
      <style:text-properties style:font-name="Helvetica" officeooo:rsid="0016d4e7" officeooo:paragraph-rsid="0016d4e7" style:font-name-complex="Helvetica1"/>
    </style:style>
    <style:style style:name="P7" style:family="paragraph" style:parent-style-name="Standard">
      <style:text-properties style:font-name="Helvetica" officeooo:rsid="0016d4e7" officeooo:paragraph-rsid="027ee962" style:font-name-complex="Helvetica1"/>
    </style:style>
    <style:style style:name="P8" style:family="paragraph" style:parent-style-name="Standard">
      <style:text-properties style:font-name="Helvetica" officeooo:rsid="003d90ac" officeooo:paragraph-rsid="003d90ac" style:font-name-complex="Helvetica1"/>
    </style:style>
    <style:style style:name="P9" style:family="paragraph" style:parent-style-name="Standard">
      <style:text-properties style:font-name="Helvetica" officeooo:rsid="003d90ac" officeooo:paragraph-rsid="027ee962" style:font-name-complex="Helvetica1"/>
    </style:style>
    <style:style style:name="P10" style:family="paragraph" style:parent-style-name="Standard">
      <style:text-properties style:font-name="Helvetica" officeooo:paragraph-rsid="027ee962" style:font-name-complex="Helvetica1"/>
    </style:style>
    <style:style style:name="P11" style:family="paragraph" style:parent-style-name="Standard">
      <style:text-properties fo:font-style="italic" style:font-style-asian="italic"/>
    </style:style>
    <style:style style:name="P12" style:family="paragraph" style:parent-style-name="Standard">
      <style:text-properties fo:font-weight="bold" style:font-weight-asian="bold"/>
    </style:style>
    <style:style style:name="P13" style:family="paragraph" style:parent-style-name="Standard">
      <style:text-properties officeooo:paragraph-rsid="0032e2b0"/>
    </style:style>
    <style:style style:name="P14" style:family="paragraph" style:parent-style-name="Standard">
      <style:text-properties officeooo:paragraph-rsid="003d8148"/>
    </style:style>
    <style:style style:name="P15" style:family="paragraph" style:parent-style-name="Standard">
      <style:text-properties officeooo:paragraph-rsid="00447d95"/>
    </style:style>
    <style:style style:name="P16" style:family="paragraph" style:parent-style-name="Standard">
      <style:text-properties officeooo:rsid="004aaa4b" officeooo:paragraph-rsid="00d030f1"/>
    </style:style>
    <style:style style:name="P17" style:family="paragraph" style:parent-style-name="Standard">
      <style:text-properties officeooo:rsid="004aaa4b" officeooo:paragraph-rsid="00cea9da"/>
    </style:style>
    <style:style style:name="P18" style:family="paragraph" style:parent-style-name="Standard">
      <style:text-properties officeooo:rsid="004aaa4b" officeooo:paragraph-rsid="027ee962"/>
    </style:style>
    <style:style style:name="P19" style:family="paragraph" style:parent-style-name="Standard">
      <style:text-properties officeooo:rsid="004aaa4b" officeooo:paragraph-rsid="029153e5"/>
    </style:style>
    <style:style style:name="P20" style:family="paragraph" style:parent-style-name="Standard">
      <style:text-properties officeooo:rsid="004aaa4b" officeooo:paragraph-rsid="02923ca2"/>
    </style:style>
    <style:style style:name="P21" style:family="paragraph" style:parent-style-name="Standard">
      <style:text-properties officeooo:rsid="004aaa4b" officeooo:paragraph-rsid="0296376d"/>
    </style:style>
    <style:style style:name="P22" style:family="paragraph" style:parent-style-name="Standard">
      <style:text-properties officeooo:rsid="004aaa4b" officeooo:paragraph-rsid="02ab6740"/>
    </style:style>
    <style:style style:name="P23" style:family="paragraph" style:parent-style-name="Standard">
      <style:text-properties officeooo:rsid="004aaa4b" officeooo:paragraph-rsid="02ac1d7e"/>
    </style:style>
    <style:style style:name="P24" style:family="paragraph" style:parent-style-name="Standard">
      <style:text-properties officeooo:rsid="004fef06" officeooo:paragraph-rsid="028c07d7"/>
    </style:style>
    <style:style style:name="P25" style:family="paragraph" style:parent-style-name="Standard">
      <style:text-properties officeooo:rsid="004fef06" officeooo:paragraph-rsid="02a3c447"/>
    </style:style>
    <style:style style:name="P26" style:family="paragraph" style:parent-style-name="Standard">
      <style:text-properties officeooo:rsid="005fda5a" officeooo:paragraph-rsid="027ee962"/>
    </style:style>
    <style:style style:name="P27" style:family="paragraph" style:parent-style-name="Standard">
      <style:text-properties officeooo:rsid="005fda5a" officeooo:paragraph-rsid="02ac1d7e"/>
    </style:style>
    <style:style style:name="P28" style:family="paragraph" style:parent-style-name="Standard">
      <style:text-properties officeooo:rsid="005fda5a" officeooo:paragraph-rsid="02b15c6f"/>
    </style:style>
    <style:style style:name="P29" style:family="paragraph" style:parent-style-name="Standard">
      <style:text-properties officeooo:rsid="005fda5a" officeooo:paragraph-rsid="02b2bb6d"/>
    </style:style>
    <style:style style:name="P30" style:family="paragraph" style:parent-style-name="Standard">
      <style:text-properties officeooo:rsid="0034c7d4" officeooo:paragraph-rsid="008a7f1d"/>
    </style:style>
    <style:style style:name="P31" style:family="paragraph" style:parent-style-name="Standard">
      <style:text-properties officeooo:rsid="0034c7d4" officeooo:paragraph-rsid="0141c1ae"/>
    </style:style>
    <style:style style:name="P32" style:family="paragraph" style:parent-style-name="Standard">
      <style:paragraph-properties fo:text-align="center" style:justify-single-word="false"/>
      <style:text-properties officeooo:rsid="0034c7d4" officeooo:paragraph-rsid="0141c1ae"/>
    </style:style>
    <style:style style:name="P33" style:family="paragraph" style:parent-style-name="Standard">
      <style:paragraph-properties fo:text-align="center" style:justify-single-word="false"/>
      <style:text-properties officeooo:rsid="0034c7d4" officeooo:paragraph-rsid="02a4f36b"/>
    </style:style>
    <style:style style:name="P34" style:family="paragraph" style:parent-style-name="Standard">
      <style:text-properties officeooo:rsid="0034c7d4" officeooo:paragraph-rsid="027ee962"/>
    </style:style>
    <style:style style:name="P35" style:family="paragraph" style:parent-style-name="Standard">
      <style:text-properties officeooo:rsid="0034c7d4" officeooo:paragraph-rsid="02a4f36b"/>
    </style:style>
    <style:style style:name="P36" style:family="paragraph" style:parent-style-name="Standard">
      <style:text-properties officeooo:paragraph-rsid="00c401b9"/>
    </style:style>
    <style:style style:name="P37" style:family="paragraph" style:parent-style-name="Standard">
      <style:text-properties officeooo:paragraph-rsid="00cea9da"/>
    </style:style>
    <style:style style:name="P38" style:family="paragraph" style:parent-style-name="Standard">
      <style:text-properties officeooo:paragraph-rsid="00d030f1"/>
    </style:style>
    <style:style style:name="P39" style:family="paragraph" style:parent-style-name="Standard">
      <style:text-properties officeooo:paragraph-rsid="011add49"/>
    </style:style>
    <style:style style:name="P40" style:family="paragraph" style:parent-style-name="Standard">
      <style:text-properties officeooo:paragraph-rsid="01c6bdab"/>
    </style:style>
    <style:style style:name="P41" style:family="paragraph" style:parent-style-name="Standard">
      <style:text-properties officeooo:paragraph-rsid="010ed6a4"/>
    </style:style>
    <style:style style:name="P42" style:family="paragraph" style:parent-style-name="Standard">
      <style:text-properties officeooo:paragraph-rsid="025e563d"/>
    </style:style>
    <style:style style:name="P43" style:family="paragraph" style:parent-style-name="Standard">
      <style:text-properties officeooo:paragraph-rsid="026a295d"/>
    </style:style>
    <style:style style:name="P44" style:family="paragraph" style:parent-style-name="Standard">
      <style:text-properties officeooo:paragraph-rsid="02330e07"/>
    </style:style>
    <style:style style:name="P45" style:family="paragraph" style:parent-style-name="Standard">
      <style:text-properties officeooo:paragraph-rsid="00f8c06d"/>
    </style:style>
    <style:style style:name="P46" style:family="paragraph" style:parent-style-name="Standard">
      <style:text-properties officeooo:paragraph-rsid="0102e2f5"/>
    </style:style>
    <style:style style:name="P47" style:family="paragraph" style:parent-style-name="Standard">
      <style:text-properties officeooo:paragraph-rsid="027ee962"/>
    </style:style>
    <style:style style:name="P48" style:family="paragraph" style:parent-style-name="Standard">
      <style:text-properties officeooo:paragraph-rsid="0284b44a"/>
    </style:style>
    <style:style style:name="P49" style:family="paragraph" style:parent-style-name="Standard">
      <style:paragraph-properties fo:text-align="center" style:justify-single-word="false"/>
      <style:text-properties officeooo:paragraph-rsid="00cea9da"/>
    </style:style>
    <style:style style:name="P50" style:family="paragraph" style:parent-style-name="Standard">
      <style:paragraph-properties fo:text-align="center" style:justify-single-word="false"/>
      <style:text-properties officeooo:paragraph-rsid="029038e9"/>
    </style:style>
    <style:style style:name="P51" style:family="paragraph" style:parent-style-name="Standard">
      <style:paragraph-properties fo:text-align="center" style:justify-single-word="false"/>
      <style:text-properties officeooo:paragraph-rsid="02923ca2"/>
    </style:style>
    <style:style style:name="P52" style:family="paragraph" style:parent-style-name="Standard">
      <style:text-properties officeooo:paragraph-rsid="029038e9"/>
    </style:style>
    <style:style style:name="P53" style:family="paragraph" style:parent-style-name="Standard">
      <style:text-properties officeooo:paragraph-rsid="02923ca2"/>
    </style:style>
    <style:style style:name="P54" style:family="paragraph" style:parent-style-name="Standard">
      <style:text-properties officeooo:paragraph-rsid="0296376d"/>
    </style:style>
    <style:style style:name="P55" style:family="paragraph" style:parent-style-name="Standard">
      <style:text-properties officeooo:paragraph-rsid="0298013e"/>
    </style:style>
    <style:style style:name="P56" style:family="paragraph" style:parent-style-name="Standard">
      <style:text-properties officeooo:paragraph-rsid="029bf8e5"/>
    </style:style>
    <style:style style:name="P57" style:family="paragraph" style:parent-style-name="Standard">
      <style:text-properties officeooo:paragraph-rsid="029eb34e"/>
    </style:style>
    <style:style style:name="P58" style:family="paragraph" style:parent-style-name="Standard">
      <style:text-properties officeooo:paragraph-rsid="02a06842"/>
    </style:style>
    <style:style style:name="P59" style:family="paragraph" style:parent-style-name="Standard">
      <style:text-properties officeooo:paragraph-rsid="02a3c447"/>
    </style:style>
    <style:style style:name="P60" style:family="paragraph" style:parent-style-name="Standard">
      <style:text-properties officeooo:paragraph-rsid="02a75d63"/>
    </style:style>
    <style:style style:name="P61" style:family="paragraph" style:parent-style-name="Standard">
      <style:text-properties officeooo:paragraph-rsid="02ab6740"/>
    </style:style>
    <style:style style:name="P62" style:family="paragraph" style:parent-style-name="Standard">
      <style:text-properties officeooo:paragraph-rsid="02ac1d7e"/>
    </style:style>
    <style:style style:name="P63" style:family="paragraph" style:parent-style-name="Standard">
      <style:text-properties officeooo:paragraph-rsid="02b15c6f"/>
    </style:style>
    <style:style style:name="P64" style:family="paragraph" style:parent-style-name="Standard">
      <style:text-properties officeooo:paragraph-rsid="02b2bb6d"/>
    </style:style>
    <style:style style:name="P65" style:family="paragraph" style:parent-style-name="Table_20_Sub-Heading">
      <style:paragraph-properties fo:background-color="transparent">
        <style:background-image/>
      </style:paragraph-properties>
    </style:style>
    <style:style style:name="P66" style:family="paragraph" style:parent-style-name="Table_20_Heading">
      <style:paragraph-properties fo:background-color="transparent">
        <style:background-image/>
      </style:paragraph-properties>
    </style:style>
    <style:style style:name="P67" style:family="paragraph" style:parent-style-name="Table_20_Contents">
      <style:text-properties officeooo:paragraph-rsid="00308c4d"/>
    </style:style>
    <style:style style:name="P68" style:family="paragraph" style:parent-style-name="Table_20_Contents">
      <style:text-properties officeooo:paragraph-rsid="0069b087"/>
    </style:style>
    <style:style style:name="P69" style:family="paragraph" style:parent-style-name="Table_20_Contents">
      <style:text-properties style:font-name-complex="Helvetica1"/>
    </style:style>
    <style:style style:name="P70" style:family="paragraph" style:parent-style-name="Table_20_Contents">
      <style:text-properties officeooo:rsid="006d3757" officeooo:paragraph-rsid="006d3757" style:font-name-complex="Helvetica1"/>
    </style:style>
    <style:style style:name="P71" style:family="paragraph" style:parent-style-name="Table_20_Contents">
      <style:text-properties officeooo:rsid="006d3757" officeooo:paragraph-rsid="027ee962" style:font-name-complex="Helvetica1"/>
    </style:style>
    <style:style style:name="P72" style:family="paragraph" style:parent-style-name="Table_20_Contents">
      <style:text-properties officeooo:rsid="00ccb67e" officeooo:paragraph-rsid="00ccb67e" style:font-name-complex="Helvetica1"/>
    </style:style>
    <style:style style:name="P73" style:family="paragraph" style:parent-style-name="Table_20_Contents">
      <style:text-properties officeooo:rsid="00ccb67e" officeooo:paragraph-rsid="027ee962" style:font-name-complex="Helvetica1"/>
    </style:style>
    <style:style style:name="P74" style:family="paragraph" style:parent-style-name="Table_20_Contents">
      <style:text-properties officeooo:rsid="00e9f76b" officeooo:paragraph-rsid="027bef2b" style:font-name-complex="Helvetica1"/>
    </style:style>
    <style:style style:name="P75" style:family="paragraph" style:parent-style-name="Table_20_Contents">
      <style:text-properties officeooo:rsid="00e9f76b" officeooo:paragraph-rsid="027cd1db" style:font-name-complex="Helvetica1"/>
    </style:style>
    <style:style style:name="P76" style:family="paragraph" style:parent-style-name="Table_20_Contents">
      <style:text-properties officeooo:rsid="00e9f76b" officeooo:paragraph-rsid="027ee962" style:font-name-complex="Helvetica1"/>
    </style:style>
    <style:style style:name="P77" style:family="paragraph" style:parent-style-name="Table_20_Contents">
      <style:paragraph-properties fo:text-align="center" style:justify-single-word="false"/>
      <style:text-properties officeooo:rsid="00e9f76b" officeooo:paragraph-rsid="027bef2b" style:font-name-complex="Helvetica1"/>
    </style:style>
    <style:style style:name="P78" style:family="paragraph" style:parent-style-name="Table_20_Contents">
      <style:paragraph-properties fo:text-align="center" style:justify-single-word="false"/>
      <style:text-properties officeooo:rsid="022b6353" officeooo:paragraph-rsid="027bef2b" style:font-name-complex="Helvetica1"/>
    </style:style>
    <style:style style:name="P79" style:family="paragraph" style:parent-style-name="Table_20_Contents">
      <style:paragraph-properties fo:text-align="center" style:justify-single-word="false"/>
      <style:text-properties officeooo:rsid="022b6353" officeooo:paragraph-rsid="027cd1db" style:font-name-complex="Helvetica1"/>
    </style:style>
    <style:style style:name="P80" style:family="paragraph" style:parent-style-name="Table_20_Contents">
      <style:paragraph-properties fo:text-align="center" style:justify-single-word="false"/>
      <style:text-properties officeooo:rsid="022b6353" officeooo:paragraph-rsid="027ee962" style:font-name-complex="Helvetica1"/>
    </style:style>
    <style:style style:name="P81" style:family="paragraph" style:parent-style-name="Table_20_Contents">
      <style:text-properties officeooo:rsid="022b6353" officeooo:paragraph-rsid="027bef2b" style:font-name-complex="Helvetica1"/>
    </style:style>
    <style:style style:name="P82" style:family="paragraph" style:parent-style-name="Table_20_Contents">
      <style:text-properties officeooo:rsid="022b6353" officeooo:paragraph-rsid="027ee962" style:font-name-complex="Helvetica1"/>
    </style:style>
    <style:style style:name="P83" style:family="paragraph" style:parent-style-name="Table_20_Contents">
      <style:text-properties officeooo:rsid="00f0b28b" officeooo:paragraph-rsid="027bef2b" style:font-name-complex="Helvetica1"/>
    </style:style>
    <style:style style:name="P84" style:family="paragraph" style:parent-style-name="Table_20_Contents">
      <style:text-properties officeooo:rsid="00f0b28b" officeooo:paragraph-rsid="027ee962" style:font-name-complex="Helvetica1"/>
    </style:style>
    <style:style style:name="P85" style:family="paragraph" style:parent-style-name="Table_20_Contents">
      <style:text-properties officeooo:rsid="01021ce7" officeooo:paragraph-rsid="027bef2b" style:font-name-complex="Helvetica1"/>
    </style:style>
    <style:style style:name="P86" style:family="paragraph" style:parent-style-name="Table_20_Contents">
      <style:text-properties officeooo:rsid="01021ce7" officeooo:paragraph-rsid="027cd1db" style:font-name-complex="Helvetica1"/>
    </style:style>
    <style:style style:name="P87" style:family="paragraph" style:parent-style-name="Table_20_Contents">
      <style:text-properties officeooo:rsid="01021ce7" officeooo:paragraph-rsid="027ee962" style:font-name-complex="Helvetica1"/>
    </style:style>
    <style:style style:name="P88" style:family="paragraph" style:parent-style-name="Table_20_Contents">
      <style:text-properties officeooo:rsid="022d552b" officeooo:paragraph-rsid="027bef2b" style:font-name-complex="Helvetica1"/>
    </style:style>
    <style:style style:name="P89" style:family="paragraph" style:parent-style-name="Table_20_Contents">
      <style:text-properties officeooo:rsid="022d552b" officeooo:paragraph-rsid="027cd1db" style:font-name-complex="Helvetica1"/>
    </style:style>
    <style:style style:name="P90" style:family="paragraph" style:parent-style-name="Table_20_Contents">
      <style:text-properties officeooo:rsid="022d552b" officeooo:paragraph-rsid="027ee962" style:font-name-complex="Helvetica1"/>
    </style:style>
    <style:style style:name="P91" style:family="paragraph" style:parent-style-name="Table_20_Contents">
      <style:text-properties officeooo:rsid="01cf7ef5" officeooo:paragraph-rsid="027bef2b" style:font-name-complex="Helvetica1"/>
    </style:style>
    <style:style style:name="P92" style:family="paragraph" style:parent-style-name="Table_20_Contents">
      <style:text-properties officeooo:rsid="01cf7ef5" officeooo:paragraph-rsid="027cd1db" style:font-name-complex="Helvetica1"/>
    </style:style>
    <style:style style:name="P93" style:family="paragraph" style:parent-style-name="Table_20_Contents">
      <style:text-properties officeooo:rsid="01cf7ef5" officeooo:paragraph-rsid="027ee962" style:font-name-complex="Helvetica1"/>
    </style:style>
    <style:style style:name="P94" style:family="paragraph" style:parent-style-name="Table_20_Contents">
      <style:text-properties officeooo:rsid="00fcb968" officeooo:paragraph-rsid="027cd1db" style:font-name-complex="Helvetica1"/>
    </style:style>
    <style:style style:name="P95" style:family="paragraph" style:parent-style-name="Table_20_Contents">
      <style:text-properties officeooo:rsid="00fcb968" officeooo:paragraph-rsid="027ee962" style:font-name-complex="Helvetica1"/>
    </style:style>
    <style:style style:name="P96" style:family="paragraph" style:parent-style-name="Table_20_Contents">
      <style:text-properties officeooo:rsid="01182c16" officeooo:paragraph-rsid="027cd1db" style:font-name-complex="Helvetica1"/>
    </style:style>
    <style:style style:name="P97" style:family="paragraph" style:parent-style-name="Table_20_Contents">
      <style:text-properties officeooo:rsid="01182c16" officeooo:paragraph-rsid="027ee962" style:font-name-complex="Helvetica1"/>
    </style:style>
    <style:style style:name="P98" style:family="paragraph" style:parent-style-name="Table_20_Contents">
      <style:text-properties officeooo:paragraph-rsid="027ee962" style:font-name-complex="Helvetica1"/>
    </style:style>
    <style:style style:name="P99" style:family="paragraph" style:parent-style-name="Table_20_Contents">
      <style:text-properties officeooo:rsid="02b5ee42" officeooo:paragraph-rsid="02b5ee42" style:font-name-complex="Helvetica1"/>
    </style:style>
    <style:style style:name="P100" style:family="paragraph" style:parent-style-name="Table_20_Contents">
      <style:text-properties fo:font-weight="bold" officeooo:rsid="006d3757" officeooo:paragraph-rsid="006d3757" style:font-weight-asian="bold" style:font-name-complex="Helvetica1" style:font-weight-complex="bold"/>
    </style:style>
    <style:style style:name="P101" style:family="paragraph" style:parent-style-name="Table_20_Contents">
      <style:text-properties fo:font-weight="bold" officeooo:rsid="006d3757" officeooo:paragraph-rsid="027ee962" style:font-weight-asian="bold" style:font-name-complex="Helvetica1" style:font-weight-complex="bold"/>
    </style:style>
    <style:style style:name="P102" style:family="paragraph" style:parent-style-name="Table_20_Contents">
      <style:text-properties fo:font-weight="bold" officeooo:rsid="00e9f76b" officeooo:paragraph-rsid="027bef2b" style:font-weight-asian="bold" style:font-name-complex="Helvetica1" style:font-weight-complex="bold"/>
    </style:style>
    <style:style style:name="P103" style:family="paragraph" style:parent-style-name="Table_20_Contents">
      <style:text-properties fo:font-weight="bold" officeooo:rsid="00e9f76b" officeooo:paragraph-rsid="027cd1db" style:font-weight-asian="bold" style:font-name-complex="Helvetica1" style:font-weight-complex="bold"/>
    </style:style>
    <style:style style:name="P104" style:family="paragraph" style:parent-style-name="Table_20_Contents">
      <style:text-properties fo:font-weight="bold" officeooo:rsid="00e9f76b" officeooo:paragraph-rsid="027ee962" style:font-weight-asian="bold" style:font-name-complex="Helvetica1" style:font-weight-complex="bold"/>
    </style:style>
    <style:style style:name="P105" style:family="paragraph" style:parent-style-name="Table_20_Contents">
      <style:text-properties fo:font-weight="bold" officeooo:rsid="022b6353" officeooo:paragraph-rsid="027bef2b" style:font-weight-asian="bold" style:font-name-complex="Helvetica1" style:font-weight-complex="bold"/>
    </style:style>
    <style:style style:name="P106" style:family="paragraph" style:parent-style-name="Table_20_Contents">
      <style:text-properties fo:font-weight="bold" officeooo:rsid="022b6353" officeooo:paragraph-rsid="027ee962" style:font-weight-asian="bold" style:font-name-complex="Helvetica1" style:font-weight-complex="bold"/>
    </style:style>
    <style:style style:name="P107" style:family="paragraph" style:parent-style-name="Table_20_Contents">
      <style:text-properties fo:font-weight="bold" officeooo:rsid="00f0b28b" officeooo:paragraph-rsid="027bef2b" style:font-weight-asian="bold" style:font-name-complex="Helvetica1" style:font-weight-complex="bold"/>
    </style:style>
    <style:style style:name="P108" style:family="paragraph" style:parent-style-name="Table_20_Contents">
      <style:text-properties fo:font-weight="bold" officeooo:rsid="00f0b28b" officeooo:paragraph-rsid="027ee962" style:font-weight-asian="bold" style:font-name-complex="Helvetica1" style:font-weight-complex="bold"/>
    </style:style>
    <style:style style:name="P109" style:family="paragraph" style:parent-style-name="Table_20_Contents">
      <style:text-properties fo:font-weight="bold" officeooo:rsid="02363600" officeooo:paragraph-rsid="027bef2b" style:font-weight-asian="bold" style:font-name-complex="Helvetica1" style:font-weight-complex="bold"/>
    </style:style>
    <style:style style:name="P110" style:family="paragraph" style:parent-style-name="Table_20_Contents">
      <style:text-properties fo:font-weight="bold" officeooo:rsid="02363600" officeooo:paragraph-rsid="027ee962" style:font-weight-asian="bold" style:font-name-complex="Helvetica1" style:font-weight-complex="bold"/>
    </style:style>
    <style:style style:name="P111" style:family="paragraph" style:parent-style-name="Table_20_Contents">
      <style:text-properties fo:font-weight="bold" officeooo:rsid="023789ee" officeooo:paragraph-rsid="027bef2b" style:font-weight-asian="bold" style:font-name-complex="Helvetica1" style:font-weight-complex="bold"/>
    </style:style>
    <style:style style:name="P112" style:family="paragraph" style:parent-style-name="Table_20_Contents">
      <style:text-properties fo:font-weight="bold" officeooo:rsid="023789ee" officeooo:paragraph-rsid="027ee962" style:font-weight-asian="bold" style:font-name-complex="Helvetica1" style:font-weight-complex="bold"/>
    </style:style>
    <style:style style:name="P113" style:family="paragraph" style:parent-style-name="Table_20_Contents">
      <style:text-properties fo:font-weight="bold" officeooo:rsid="022d552b" officeooo:paragraph-rsid="027cd1db" style:font-weight-asian="bold" style:font-name-complex="Helvetica1" style:font-weight-complex="bold"/>
    </style:style>
    <style:style style:name="P114" style:family="paragraph" style:parent-style-name="Table_20_Contents">
      <style:text-properties fo:font-weight="bold" officeooo:rsid="022d552b" officeooo:paragraph-rsid="027ee962" style:font-weight-asian="bold" style:font-name-complex="Helvetica1" style:font-weight-complex="bold"/>
    </style:style>
    <style:style style:name="P115" style:family="paragraph" style:parent-style-name="Table_20_Contents">
      <style:text-properties fo:font-weight="bold" officeooo:rsid="01cf7ef5" officeooo:paragraph-rsid="027cd1db" style:font-weight-asian="bold" style:font-name-complex="Helvetica1" style:font-weight-complex="bold"/>
    </style:style>
    <style:style style:name="P116" style:family="paragraph" style:parent-style-name="Table_20_Contents">
      <style:text-properties fo:font-weight="bold" officeooo:rsid="01cf7ef5" officeooo:paragraph-rsid="027ee962" style:font-weight-asian="bold" style:font-name-complex="Helvetica1" style:font-weight-complex="bold"/>
    </style:style>
    <style:style style:name="P117" style:family="paragraph" style:parent-style-name="Table_20_Contents">
      <style:text-properties fo:font-weight="bold" officeooo:rsid="01182c16" officeooo:paragraph-rsid="027cd1db" style:font-weight-asian="bold" style:font-name-complex="Helvetica1" style:font-weight-complex="bold"/>
    </style:style>
    <style:style style:name="P118" style:family="paragraph" style:parent-style-name="Table_20_Contents">
      <style:text-properties fo:font-weight="bold" officeooo:rsid="01182c16" officeooo:paragraph-rsid="027ee962" style:font-weight-asian="bold" style:font-name-complex="Helvetica1" style:font-weight-complex="bold"/>
    </style:style>
    <style:style style:name="P119" style:family="paragraph" style:parent-style-name="Table_20_Contents">
      <style:text-properties fo:font-weight="bold" officeooo:rsid="02b53a44" officeooo:paragraph-rsid="02b53a44" style:font-weight-asian="bold" style:font-name-complex="Helvetica1" style:font-weight-complex="bold"/>
    </style:style>
    <style:style style:name="P120" style:family="paragraph" style:parent-style-name="Table_20_Contents">
      <style:paragraph-properties fo:text-align="center" style:justify-single-word="false"/>
      <style:text-properties fo:color="#000000" fo:font-weight="bold" officeooo:rsid="0088537c" officeooo:paragraph-rsid="025e563d" style:font-name-asian="Times" style:font-weight-asian="bold" style:font-name-complex="Times New Roman1" style:font-weight-complex="bold"/>
    </style:style>
    <style:style style:name="P121" style:family="paragraph" style:parent-style-name="Table_20_Contents">
      <style:text-properties fo:color="#ff0000" fo:font-weight="bold" officeooo:rsid="009a806a" officeooo:paragraph-rsid="025e563d" style:font-name-asian="Times" style:font-weight-asian="bold" style:font-name-complex="Times New Roman1" style:font-weight-complex="bold"/>
    </style:style>
    <style:style style:name="P122" style:family="paragraph" style:parent-style-name="Table_20_Contents">
      <style:text-properties fo:color="#ff0000" fo:font-weight="bold" officeooo:rsid="01e01719" officeooo:paragraph-rsid="025e563d" style:font-name-asian="Times" style:font-weight-asian="bold" style:font-name-complex="Times New Roman1" style:font-weight-complex="bold"/>
    </style:style>
    <style:style style:name="P123" style:family="paragraph" style:parent-style-name="Title">
      <style:paragraph-properties fo:margin-top="0.101cm" fo:margin-bottom="0.101cm" style:contextual-spacing="false" fo:line-height="100%" fo:text-align="justify" style:justify-single-word="false"/>
      <style:text-properties officeooo:paragraph-rsid="003bde10"/>
    </style:style>
    <style:style style:name="P124" style:family="paragraph" style:parent-style-name="Title">
      <style:paragraph-properties fo:margin-top="0.101cm" fo:margin-bottom="0.101cm" style:contextual-spacing="false" fo:line-height="100%" fo:text-align="justify" style:justify-single-word="false"/>
      <style:text-properties officeooo:paragraph-rsid="025e563d"/>
    </style:style>
    <style:style style:name="P125" style:family="paragraph" style:parent-style-name="Title">
      <style:paragraph-properties fo:margin-top="0.101cm" fo:margin-bottom="0.101c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bde10" officeooo:paragraph-rsid="027a155b" style:font-size-asian="10.5pt" style:font-weight-asian="normal" style:font-size-complex="12pt" style:font-weight-complex="normal"/>
    </style:style>
    <style:style style:name="P126" style:family="paragraph" style:parent-style-name="Title">
      <style:paragraph-properties fo:margin-top="0.101cm" fo:margin-bottom="0.101c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bde10" officeooo:paragraph-rsid="027ee962" style:font-size-asian="10.5pt" style:font-weight-asian="normal" style:font-size-complex="12pt" style:font-weight-complex="normal"/>
    </style:style>
    <style:style style:name="P127" style:family="paragraph" style:parent-style-name="Title">
      <style:paragraph-properties fo:margin-top="0.101cm" fo:margin-bottom="0.101c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a238e" officeooo:paragraph-rsid="027a155b" style:font-size-asian="10.5pt" style:font-weight-asian="normal" style:font-size-complex="12pt" style:font-weight-complex="normal"/>
    </style:style>
    <style:style style:name="P128" style:family="paragraph" style:parent-style-name="Title">
      <style:paragraph-properties fo:margin-top="0.101cm" fo:margin-bottom="0.101c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a238e" officeooo:paragraph-rsid="027ee962" style:font-size-asian="10.5pt" style:font-weight-asian="normal" style:font-size-complex="12pt" style:font-weight-complex="normal"/>
    </style:style>
    <style:style style:name="P129" style:family="paragraph" style:parent-style-name="Title">
      <style:paragraph-properties fo:margin-top="0.101cm" fo:margin-bottom="0.101c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280f61d" officeooo:paragraph-rsid="0280f61d" style:font-size-asian="10.5pt" style:font-weight-asian="normal" style:font-size-complex="12pt" style:font-weight-complex="normal"/>
    </style:style>
    <style:style style:name="P130" style:family="paragraph" style:parent-style-name="Title">
      <style:paragraph-properties fo:margin-top="0.101cm" fo:margin-bottom="0.101c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299a430" officeooo:paragraph-rsid="0299a430" style:font-size-asian="10.5pt" style:font-weight-asian="normal" style:font-size-complex="12pt" style:font-weight-complex="normal"/>
    </style:style>
    <style:style style:name="P131" style:family="paragraph" style:parent-style-name="Text_20_body">
      <style:text-properties officeooo:rsid="0034c7d4" officeooo:paragraph-rsid="01154459"/>
    </style:style>
    <style:style style:name="P132" style:family="paragraph" style:parent-style-name="Text_20_body">
      <style:text-properties officeooo:rsid="0034c7d4" officeooo:paragraph-rsid="027bef2b"/>
    </style:style>
    <style:style style:name="P133" style:family="paragraph" style:parent-style-name="Text_20_body">
      <style:text-properties officeooo:rsid="0034c7d4" officeooo:paragraph-rsid="027cd1db"/>
    </style:style>
    <style:style style:name="P134" style:family="paragraph" style:parent-style-name="Text_20_body">
      <style:text-properties officeooo:rsid="0034c7d4" officeooo:paragraph-rsid="027d6694"/>
    </style:style>
    <style:style style:name="P135" style:family="paragraph" style:parent-style-name="Text_20_body">
      <style:text-properties officeooo:rsid="0034c7d4" officeooo:paragraph-rsid="027ee962"/>
    </style:style>
    <style:style style:name="P136" style:family="paragraph" style:parent-style-name="Text_20_body">
      <style:text-properties officeooo:paragraph-rsid="027ee962"/>
    </style:style>
    <style:style style:name="P137" style:family="paragraph" style:parent-style-name="Text_20_body">
      <style:text-properties officeooo:paragraph-rsid="02ac1d7e"/>
    </style:style>
    <style:style style:name="P138" style:family="paragraph" style:parent-style-name="Title">
      <style:paragraph-properties fo:margin-top="0.499cm" fo:margin-bottom="0.101c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a238e" officeooo:paragraph-rsid="00c3660b" style:font-size-asian="10.5pt" style:font-weight-asian="normal" style:font-size-complex="12pt" style:font-weight-complex="normal"/>
    </style:style>
    <style:style style:name="P139" style:family="paragraph" style:parent-style-name="Standard" style:master-page-name="">
      <style:paragraph-properties fo:margin-top="0.3cm" fo:margin-bottom="0cm" style:contextual-spacing="false" fo:text-align="start" style:justify-single-word="false" style:page-number="auto"/>
      <style:text-properties style:font-name="Helvetica" officeooo:rsid="0074fae5" officeooo:paragraph-rsid="010e8a99" style:font-name-complex="Helvetica1"/>
    </style:style>
    <style:style style:name="P140" style:family="paragraph" style:parent-style-name="Standard" style:master-page-name="">
      <style:paragraph-properties fo:margin-top="0.3cm" fo:margin-bottom="0cm" style:contextual-spacing="false" fo:text-align="start" style:justify-single-word="false" style:page-number="auto"/>
      <style:text-properties style:font-name="Helvetica" officeooo:rsid="0074fae5" officeooo:paragraph-rsid="027ee962" style:font-name-complex="Helvetica1"/>
    </style:style>
    <style:style style:name="P141" style:family="paragraph" style:parent-style-name="Standard">
      <style:paragraph-properties fo:margin-top="0cm" fo:margin-bottom="0cm" style:contextual-spacing="false"/>
      <style:text-properties officeooo:paragraph-rsid="02452deb"/>
    </style:style>
    <style:style style:name="P142" style:family="paragraph" style:parent-style-name="Standard">
      <style:paragraph-properties fo:margin-top="0cm" fo:margin-bottom="0cm" style:contextual-spacing="false"/>
      <style:text-properties officeooo:paragraph-rsid="026a295d"/>
    </style:style>
    <style:style style:name="P143" style:family="paragraph" style:parent-style-name="Standard">
      <style:paragraph-properties fo:margin-top="0cm" fo:margin-bottom="0cm" style:contextual-spacing="false"/>
      <style:text-properties style:font-name="Arial3" fo:font-size="11pt" fo:font-style="italic" officeooo:rsid="00e624c4" officeooo:paragraph-rsid="010ed6a4" style:font-size-asian="11pt" style:font-style-asian="italic" style:font-name-complex="Helvetica1" style:font-size-complex="11pt" style:font-style-complex="italic"/>
    </style:style>
    <style:style style:name="P144" style:family="paragraph" style:parent-style-name="Standard">
      <style:paragraph-properties fo:margin-top="0cm" fo:margin-bottom="0cm" style:contextual-spacing="false"/>
      <style:text-properties style:font-name="Arial3" fo:font-size="11pt" fo:font-style="italic" officeooo:rsid="00e624c4" officeooo:paragraph-rsid="027ee962" style:font-size-asian="11pt" style:font-style-asian="italic" style:font-name-complex="Helvetica1" style:font-size-complex="11pt" style:font-style-complex="italic"/>
    </style:style>
    <style:style style:name="P145" style:family="paragraph" style:parent-style-name="Standard">
      <style:paragraph-properties fo:margin-top="0cm" fo:margin-bottom="0cm" style:contextual-spacing="false"/>
      <style:text-properties officeooo:paragraph-rsid="027ee962"/>
    </style:style>
    <style:style style:name="P146" style:family="paragraph" style:parent-style-name="Standard">
      <style:paragraph-properties fo:margin-top="0cm" fo:margin-bottom="0cm" style:contextual-spacing="false"/>
      <style:text-properties officeooo:paragraph-rsid="029038e9"/>
    </style:style>
    <style:style style:name="P147" style:family="paragraph" style:parent-style-name="Standard">
      <style:paragraph-properties fo:margin-top="0cm" fo:margin-bottom="0cm" style:contextual-spacing="false"/>
      <style:text-properties officeooo:paragraph-rsid="02923ca2"/>
    </style:style>
    <style:style style:name="P148" style:family="paragraph" style:parent-style-name="Standard">
      <style:paragraph-properties fo:margin-top="0cm" fo:margin-bottom="0cm" style:contextual-spacing="false"/>
      <style:text-properties officeooo:paragraph-rsid="0296376d"/>
    </style:style>
    <style:style style:name="P149" style:family="paragraph" style:parent-style-name="Standard">
      <style:paragraph-properties fo:margin-top="0cm" fo:margin-bottom="0cm" style:contextual-spacing="false"/>
      <style:text-properties officeooo:paragraph-rsid="0298013e"/>
    </style:style>
    <style:style style:name="P150" style:family="paragraph" style:parent-style-name="Standard">
      <style:paragraph-properties fo:margin-top="0cm" fo:margin-bottom="0cm" style:contextual-spacing="false"/>
      <style:text-properties officeooo:paragraph-rsid="02a06842"/>
    </style:style>
    <style:style style:name="P151" style:family="paragraph" style:parent-style-name="Standard">
      <style:paragraph-properties fo:margin-top="0.101cm" fo:margin-bottom="0cm" style:contextual-spacing="false"/>
      <style:text-properties officeooo:paragraph-rsid="0032e2b0"/>
    </style:style>
    <style:style style:name="P152" style:family="paragraph" style:parent-style-name="Standard">
      <style:paragraph-properties fo:margin-top="0.101cm" fo:margin-bottom="0cm" style:contextual-spacing="false"/>
      <style:text-properties officeooo:paragraph-rsid="027ee962"/>
    </style:style>
    <style:style style:name="P153" style:family="paragraph" style:parent-style-name="Standard">
      <style:paragraph-properties fo:margin-top="0.101cm" fo:margin-bottom="0cm" style:contextual-spacing="false"/>
      <style:text-properties officeooo:paragraph-rsid="029038e9"/>
    </style:style>
    <style:style style:name="P154" style:family="paragraph" style:parent-style-name="Standard">
      <style:paragraph-properties fo:margin-top="0.101cm" fo:margin-bottom="0cm" style:contextual-spacing="false"/>
      <style:text-properties officeooo:paragraph-rsid="02923ca2"/>
    </style:style>
    <style:style style:name="P155" style:family="paragraph" style:parent-style-name="Standard" style:master-page-name="">
      <style:paragraph-properties fo:margin-top="0.199cm" fo:margin-bottom="0cm" style:contextual-spacing="false" style:page-number="auto" fo:break-before="auto" fo:break-after="auto"/>
      <style:text-properties officeooo:paragraph-rsid="021c297e"/>
    </style:style>
    <style:style style:name="P156" style:family="paragraph" style:parent-style-name="Standard" style:master-page-name="">
      <style:paragraph-properties fo:margin-top="0.199cm" fo:margin-bottom="0cm" style:contextual-spacing="false" style:page-number="auto" fo:break-before="auto" fo:break-after="auto"/>
      <style:text-properties officeooo:paragraph-rsid="027ee962"/>
    </style:style>
    <style:style style:name="P157" style:family="paragraph" style:parent-style-name="Text_20_body">
      <style:paragraph-properties fo:margin-top="0.3cm" fo:margin-bottom="0.21cm" style:contextual-spacing="false"/>
      <style:text-properties officeooo:paragraph-rsid="0088537c"/>
    </style:style>
    <style:style style:name="P158" style:family="paragraph" style:parent-style-name="Text_20_body">
      <style:paragraph-properties fo:margin-top="0.3cm" fo:margin-bottom="0.21cm" style:contextual-spacing="false"/>
      <style:text-properties officeooo:paragraph-rsid="027a155b"/>
    </style:style>
    <style:style style:name="P159" style:family="paragraph" style:parent-style-name="Text_20_body">
      <style:paragraph-properties fo:margin-top="0.3cm" fo:margin-bottom="0.21cm" style:contextual-spacing="false"/>
      <style:text-properties officeooo:paragraph-rsid="027bb092"/>
    </style:style>
    <style:style style:name="P160" style:family="paragraph" style:parent-style-name="Text_20_body">
      <style:paragraph-properties fo:margin-top="0.3cm" fo:margin-bottom="0.21cm" style:contextual-spacing="false"/>
      <style:text-properties officeooo:paragraph-rsid="027ee962"/>
    </style:style>
    <style:style style:name="P161" style:family="paragraph" style:parent-style-name="Text_20_body">
      <style:paragraph-properties fo:margin-top="0.3cm" fo:margin-bottom="0.21cm" style:contextual-spacing="false"/>
      <style:text-properties officeooo:paragraph-rsid="029038e9"/>
    </style:style>
    <style:style style:name="P162" style:family="paragraph" style:parent-style-name="Text_20_body">
      <style:paragraph-properties fo:margin-top="0.3cm" fo:margin-bottom="0.21cm" style:contextual-spacing="false"/>
      <style:text-properties officeooo:paragraph-rsid="02923ca2"/>
    </style:style>
    <style:style style:name="P163" style:family="paragraph" style:parent-style-name="Text_20_body">
      <style:paragraph-properties fo:margin-top="0.3cm" fo:margin-bottom="0.21cm" style:contextual-spacing="false"/>
      <style:text-properties officeooo:paragraph-rsid="0296376d"/>
    </style:style>
    <style:style style:name="P164" style:family="paragraph" style:parent-style-name="Standard">
      <style:paragraph-properties fo:margin-top="0.3cm" fo:margin-bottom="0.21cm" style:contextual-spacing="false"/>
      <style:text-properties officeooo:paragraph-rsid="029153e5"/>
    </style:style>
    <style:style style:name="P165" style:family="paragraph" style:parent-style-name="Standard">
      <style:paragraph-properties fo:margin-top="0.3cm" fo:margin-bottom="0.21cm" style:contextual-spacing="false"/>
      <style:text-properties officeooo:paragraph-rsid="02923ca2"/>
    </style:style>
    <style:style style:name="P166" style:family="paragraph" style:parent-style-name="Standard">
      <style:paragraph-properties fo:margin-top="0.3cm" fo:margin-bottom="0.21cm" style:contextual-spacing="false"/>
      <style:text-properties officeooo:paragraph-rsid="0296376d"/>
    </style:style>
    <style:style style:name="P167" style:family="paragraph" style:parent-style-name="Standard">
      <style:paragraph-properties fo:margin-top="0.3cm" fo:margin-bottom="0.21cm" style:contextual-spacing="false"/>
      <style:text-properties officeooo:paragraph-rsid="02a06842"/>
    </style:style>
    <style:style style:name="P168" style:family="paragraph" style:parent-style-name="Standard">
      <style:paragraph-properties fo:margin-top="0.3cm" fo:margin-bottom="0.21cm" style:contextual-spacing="false"/>
      <style:text-properties officeooo:paragraph-rsid="02a75d63"/>
    </style:style>
    <style:style style:name="P169" style:family="paragraph" style:parent-style-name="Standard">
      <style:paragraph-properties fo:margin-top="0.3cm" fo:margin-bottom="0.21cm" style:contextual-spacing="false"/>
      <style:text-properties officeooo:paragraph-rsid="02ac1d7e"/>
    </style:style>
    <style:style style:name="P170" style:family="paragraph" style:parent-style-name="Standard">
      <style:paragraph-properties fo:margin-top="0.3cm" fo:margin-bottom="0.21cm" style:contextual-spacing="false"/>
      <style:text-properties officeooo:paragraph-rsid="02b15c6f"/>
    </style:style>
    <style:style style:name="P171" style:family="paragraph" style:parent-style-name="Standard">
      <style:paragraph-properties fo:margin-top="0.3cm" fo:margin-bottom="0.21cm" style:contextual-spacing="false"/>
      <style:text-properties officeooo:paragraph-rsid="02b2bb6d"/>
    </style:style>
    <style:style style:name="P172" style:family="paragraph" style:parent-style-name="Standard">
      <style:paragraph-properties fo:margin-top="0.101cm" fo:margin-bottom="0cm" style:contextual-spacing="true"/>
      <style:text-properties officeooo:paragraph-rsid="027ee962"/>
    </style:style>
    <style:style style:name="P173" style:family="paragraph" style:parent-style-name="Standard">
      <style:paragraph-properties fo:margin-top="0.101cm" fo:margin-bottom="0cm" style:contextual-spacing="true"/>
      <style:text-properties officeooo:paragraph-rsid="01dda4ad"/>
    </style:style>
    <style:style style:name="P174" style:family="paragraph" style:parent-style-name="Standard">
      <style:paragraph-properties fo:margin-top="0.101cm" fo:margin-bottom="0cm" style:contextual-spacing="true"/>
      <style:text-properties officeooo:paragraph-rsid="029038e9"/>
    </style:style>
    <style:style style:name="P175" style:family="paragraph" style:parent-style-name="Standard">
      <style:paragraph-properties fo:margin-top="0.101cm" fo:margin-bottom="0cm" style:contextual-spacing="true"/>
      <style:text-properties officeooo:paragraph-rsid="02923ca2"/>
    </style:style>
    <style:style style:name="P176" style:family="paragraph" style:parent-style-name="Standard" style:master-page-name="">
      <style:paragraph-properties style:page-number="auto" fo:break-before="auto" fo:break-after="auto"/>
    </style:style>
    <style:style style:name="P177" style:family="paragraph" style:parent-style-name="Standard" style:master-page-name="">
      <style:paragraph-properties style:page-number="auto" fo:break-before="auto" fo:break-after="auto"/>
      <style:text-properties officeooo:paragraph-rsid="005f1a2e"/>
    </style:style>
    <style:style style:name="P178" style:family="paragraph" style:parent-style-name="Standard" style:master-page-name="">
      <style:paragraph-properties style:page-number="auto" fo:break-before="auto" fo:break-after="auto"/>
      <style:text-properties officeooo:paragraph-rsid="027ee962"/>
    </style:style>
    <style:style style:name="P179" style:family="paragraph" style:parent-style-name="Standard" style:master-page-name="">
      <style:paragraph-properties style:page-number="auto" fo:break-before="auto" fo:break-after="auto"/>
      <style:text-properties officeooo:paragraph-rsid="0296376d"/>
    </style:style>
    <style:style style:name="P180" style:family="paragraph" style:parent-style-name="Standard" style:master-page-name="">
      <style:paragraph-properties style:page-number="auto" fo:break-before="auto" fo:break-after="auto"/>
      <style:text-properties officeooo:paragraph-rsid="029038e9"/>
    </style:style>
    <style:style style:name="P181" style:family="paragraph" style:parent-style-name="Standard" style:master-page-name="">
      <style:paragraph-properties style:page-number="auto" fo:break-before="auto" fo:break-after="auto"/>
      <style:text-properties officeooo:paragraph-rsid="02923ca2"/>
    </style:style>
    <style:style style:name="P182" style:family="paragraph" style:parent-style-name="Standard">
      <style:paragraph-properties fo:margin-top="0.049cm" fo:margin-bottom="0.049cm" style:contextual-spacing="false"/>
      <style:text-properties style:font-name="Arial3" fo:font-size="11pt" fo:font-style="italic" fo:font-weight="bold" officeooo:rsid="00a26eee" officeooo:paragraph-rsid="027bef2b" style:font-size-asian="11pt" style:font-style-asian="italic" style:font-weight-asian="bold" style:font-name-complex="Helvetica1" style:font-size-complex="11pt" style:font-style-complex="italic" style:font-weight-complex="bold"/>
    </style:style>
    <style:style style:name="P183" style:family="paragraph" style:parent-style-name="Standard">
      <style:paragraph-properties fo:margin-top="0.049cm" fo:margin-bottom="0.049cm" style:contextual-spacing="false">
        <style:tab-stops/>
      </style:paragraph-properties>
      <style:text-properties style:font-name="Arial3" fo:font-size="11pt" fo:font-style="italic" officeooo:rsid="00aaea5f" officeooo:paragraph-rsid="027ee962" style:font-size-asian="11pt" style:font-style-asian="italic" style:font-name-complex="Helvetica1" style:font-size-complex="11pt" style:font-style-complex="italic"/>
    </style:style>
    <style:style style:name="P184" style:family="paragraph" style:parent-style-name="Standard">
      <style:paragraph-properties fo:margin-top="0.049cm" fo:margin-bottom="0.049cm" style:contextual-spacing="false"/>
      <style:text-properties style:font-name="Arial3" fo:font-weight="bold" officeooo:rsid="01cd1979" officeooo:paragraph-rsid="027ee962" style:font-weight-asian="bold" style:font-name-complex="Helvetica1" style:font-weight-complex="bold"/>
    </style:style>
    <style:style style:name="P185" style:family="paragraph" style:parent-style-name="Table_20_Contents">
      <style:paragraph-properties fo:margin-top="0.049cm" fo:margin-bottom="0.049cm" style:contextual-spacing="false"/>
      <style:text-properties fo:font-size="11pt" fo:font-style="italic" fo:font-weight="bold" officeooo:rsid="021c297e" officeooo:paragraph-rsid="027bef2b" style:font-size-asian="11pt" style:font-style-asian="italic" style:font-weight-asian="bold" style:font-name-complex="Helvetica1" style:font-size-complex="11pt" style:font-style-complex="italic" style:font-weight-complex="bold"/>
    </style:style>
    <style:style style:name="P186" style:family="paragraph" style:parent-style-name="Standard">
      <style:paragraph-properties fo:margin-top="0.019cm" fo:margin-bottom="0.019cm" style:contextual-spacing="false"/>
      <style:text-properties style:font-name="Arial3" fo:font-size="11pt" fo:font-style="italic" officeooo:rsid="00e624c4" officeooo:paragraph-rsid="027cd1db" style:font-size-asian="11pt" style:font-style-asian="italic" style:font-name-complex="Helvetica1" style:font-size-complex="11pt" style:font-style-complex="italic"/>
    </style:style>
    <style:style style:name="P187" style:family="paragraph" style:parent-style-name="Standard">
      <style:paragraph-properties fo:margin-top="0.019cm" fo:margin-bottom="0.019cm" style:contextual-spacing="false"/>
      <style:text-properties style:font-name="Arial3" fo:font-size="11pt" fo:font-style="italic" officeooo:rsid="00e624c4" officeooo:paragraph-rsid="027ee962" style:font-size-asian="11pt" style:font-style-asian="italic" style:font-name-complex="Helvetica1" style:font-size-complex="11pt" style:font-style-complex="italic"/>
    </style:style>
    <style:style style:name="P188" style:family="paragraph" style:parent-style-name="Standard">
      <style:paragraph-properties fo:margin-top="0.019cm" fo:margin-bottom="0.019cm" style:contextual-spacing="false"/>
      <style:text-properties style:font-name="Arial3" fo:font-size="11pt" fo:font-style="italic" officeooo:rsid="027a155b" officeooo:paragraph-rsid="027bef2b" style:font-size-asian="11pt" style:language-asian="it" style:country-asian="IT" style:font-style-asian="italic" style:font-name-complex="Helvetica1" style:font-size-complex="11pt" style:font-style-complex="italic"/>
    </style:style>
    <style:style style:name="P189" style:family="paragraph" style:parent-style-name="Table_20_Contents">
      <style:paragraph-properties fo:margin-top="0.049cm" fo:margin-bottom="0cm" style:contextual-spacing="false"/>
      <style:text-properties fo:font-size="11pt" fo:font-style="italic" fo:font-weight="bold" officeooo:rsid="021c297e" officeooo:paragraph-rsid="027ee962" style:font-size-asian="11pt" style:font-style-asian="italic" style:font-weight-asian="bold" style:font-name-complex="Helvetica1" style:font-size-complex="11pt" style:font-style-complex="italic" style:font-weight-complex="bold"/>
    </style:style>
    <style:style style:name="P190" style:family="paragraph" style:parent-style-name="Standard">
      <style:text-properties fo:color="#ff0000" fo:font-style="italic" officeooo:rsid="0034c7d4" officeooo:paragraph-rsid="027ee962" style:font-style-asian="italic"/>
    </style:style>
    <style:style style:name="P191" style:family="paragraph" style:parent-style-name="Standard" style:list-style-name="L130">
      <style:paragraph-properties>
        <style:tab-stops/>
      </style:paragraph-properties>
      <style:text-properties fo:color="#ff0000" fo:font-style="normal" fo:font-weight="bold" officeooo:rsid="0034c7d4" officeooo:paragraph-rsid="012d244a" style:font-style-asian="normal" style:font-weight-asian="bold" style:font-style-complex="normal" style:font-weight-complex="bold"/>
    </style:style>
    <style:style style:name="P192" style:family="paragraph" style:parent-style-name="Standard">
      <style:text-properties officeooo:rsid="0034c7d4" officeooo:paragraph-rsid="008a7f1d"/>
    </style:style>
    <style:style style:name="P193" style:family="paragraph" style:parent-style-name="Standard">
      <style:text-properties officeooo:rsid="0034c7d4" officeooo:paragraph-rsid="02c83854"/>
    </style:style>
    <style:style style:name="P194" style:family="paragraph" style:parent-style-name="Standard">
      <style:text-properties officeooo:rsid="004fef06" officeooo:paragraph-rsid="02a3c447"/>
    </style:style>
    <style:style style:name="P195" style:family="paragraph" style:parent-style-name="Standard">
      <style:text-properties officeooo:rsid="004fef06" officeooo:paragraph-rsid="02c8c325"/>
    </style:style>
    <style:style style:name="P196" style:family="paragraph" style:parent-style-name="Standard">
      <style:text-properties officeooo:rsid="004fef06" officeooo:paragraph-rsid="02d08900"/>
    </style:style>
    <style:style style:name="P197" style:family="paragraph" style:parent-style-name="Standard">
      <style:text-properties officeooo:rsid="004fef06" officeooo:paragraph-rsid="02d3a80f"/>
    </style:style>
    <style:style style:name="P198" style:family="paragraph" style:parent-style-name="Standard">
      <style:text-properties officeooo:rsid="004fef06" officeooo:paragraph-rsid="02ab6740"/>
    </style:style>
    <style:style style:name="P199" style:family="paragraph" style:parent-style-name="Standard">
      <style:text-properties officeooo:rsid="004fef06" officeooo:paragraph-rsid="02ac1d7e"/>
    </style:style>
    <style:style style:name="P200" style:family="paragraph" style:parent-style-name="Standard">
      <style:text-properties officeooo:rsid="004fef06" officeooo:paragraph-rsid="02d3cce8"/>
    </style:style>
    <style:style style:name="P201" style:family="paragraph" style:parent-style-name="Standard">
      <style:text-properties officeooo:rsid="02c8c325" officeooo:paragraph-rsid="02c8c325"/>
    </style:style>
    <style:style style:name="P202" style:family="paragraph" style:parent-style-name="Standard">
      <style:text-properties officeooo:paragraph-rsid="028f3d89"/>
    </style:style>
    <style:style style:name="P203" style:family="paragraph" style:parent-style-name="Standard">
      <style:text-properties officeooo:paragraph-rsid="02cca809"/>
    </style:style>
    <style:style style:name="P204" style:family="paragraph" style:parent-style-name="Standard">
      <style:text-properties officeooo:paragraph-rsid="02cf002a"/>
    </style:style>
    <style:style style:name="P205" style:family="paragraph" style:parent-style-name="Standard">
      <style:text-properties officeooo:rsid="02d08900" officeooo:paragraph-rsid="02d08900"/>
    </style:style>
    <style:style style:name="P206" style:family="paragraph" style:parent-style-name="Standard">
      <style:text-properties officeooo:paragraph-rsid="0102e2f5"/>
    </style:style>
    <style:style style:name="P207" style:family="paragraph" style:parent-style-name="Standard">
      <style:text-properties officeooo:rsid="02d3a80f" officeooo:paragraph-rsid="02d3a80f"/>
    </style:style>
    <style:style style:name="P208" style:family="paragraph" style:parent-style-name="Standard">
      <style:text-properties officeooo:paragraph-rsid="02a4f36b"/>
    </style:style>
    <style:style style:name="P209" style:family="paragraph" style:parent-style-name="Standard">
      <style:text-properties officeooo:paragraph-rsid="02d3a80f"/>
    </style:style>
    <style:style style:name="P210" style:family="paragraph" style:parent-style-name="Standard">
      <style:text-properties officeooo:paragraph-rsid="003d8148"/>
    </style:style>
    <style:style style:name="P211" style:family="paragraph" style:parent-style-name="Standard">
      <style:text-properties officeooo:paragraph-rsid="02e5fd15"/>
    </style:style>
    <style:style style:name="P212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213" style:family="paragraph" style:parent-style-name="Standard">
      <style:paragraph-properties fo:text-align="start" style:justify-single-word="false"/>
      <style:text-properties style:font-name="Arial" fo:font-weight="normal" officeooo:paragraph-rsid="02e75fbe" style:font-weight-asian="normal" style:font-weight-complex="normal"/>
    </style:style>
    <style:style style:name="P214" style:family="paragraph" style:parent-style-name="Standard">
      <style:text-properties officeooo:paragraph-rsid="02e75fbe"/>
    </style:style>
    <style:style style:name="P215" style:family="paragraph" style:parent-style-name="Standard">
      <style:paragraph-properties fo:margin-top="0.3cm" fo:margin-bottom="0.21cm" style:contextual-spacing="false"/>
      <style:text-properties officeooo:paragraph-rsid="02c8c325"/>
    </style:style>
    <style:style style:name="P216" style:family="paragraph" style:parent-style-name="Standard">
      <style:paragraph-properties fo:margin-top="0cm" fo:margin-bottom="0cm" style:contextual-spacing="false"/>
      <style:text-properties officeooo:paragraph-rsid="026a295d"/>
    </style:style>
    <style:style style:name="P217" style:family="paragraph" style:parent-style-name="Standard">
      <style:paragraph-properties fo:margin-top="0.049cm" fo:margin-bottom="0.049cm" style:contextual-spacing="false"/>
      <style:text-properties style:font-name="Arial3" fo:font-size="11pt" fo:font-style="italic" fo:font-weight="bold" officeooo:rsid="00a26eee" officeooo:paragraph-rsid="02e75fbe" style:font-size-asian="11pt" style:font-style-asian="italic" style:font-weight-asian="bold" style:font-name-complex="Helvetica1" style:font-size-complex="11pt" style:font-style-complex="italic" style:font-weight-complex="bold"/>
    </style:style>
    <style:style style:name="P218" style:family="paragraph" style:parent-style-name="Standard">
      <style:paragraph-properties fo:margin-top="0.049cm" fo:margin-bottom="0.049cm" style:contextual-spacing="false"/>
      <style:text-properties style:font-name="Arial" fo:font-size="11pt" fo:font-style="italic" fo:font-weight="normal" officeooo:rsid="00a26eee" officeooo:paragraph-rsid="02e5fd15" style:font-size-asian="11pt" style:font-style-asian="italic" style:font-weight-asian="normal" style:font-name-complex="Helvetica1" style:font-size-complex="11pt" style:font-style-complex="italic" style:font-weight-complex="normal"/>
    </style:style>
    <style:style style:name="P219" style:family="paragraph" style:parent-style-name="Standard">
      <style:paragraph-properties fo:margin-top="0.049cm" fo:margin-bottom="0.049cm" style:contextual-spacing="false"/>
      <style:text-properties style:font-name="Arial" fo:font-size="11pt" fo:font-style="italic" fo:font-weight="normal" officeooo:rsid="00a26eee" officeooo:paragraph-rsid="02e75fbe" style:font-size-asian="11pt" style:font-style-asian="italic" style:font-weight-asian="normal" style:font-name-complex="Helvetica1" style:font-size-complex="11pt" style:font-style-complex="italic" style:font-weight-complex="normal"/>
    </style:style>
    <style:style style:name="P220" style:family="paragraph" style:parent-style-name="Standard">
      <style:paragraph-properties fo:margin-top="0.019cm" fo:margin-bottom="0.019cm" style:contextual-spacing="false"/>
      <style:text-properties style:font-name="Arial3" fo:font-size="11pt" fo:font-style="italic" officeooo:rsid="027a155b" officeooo:paragraph-rsid="02e75fbe" style:font-size-asian="11pt" style:language-asian="it" style:country-asian="IT" style:font-style-asian="italic" style:font-name-complex="Helvetica1" style:font-size-complex="11pt" style:font-style-complex="italic"/>
    </style:style>
    <style:style style:name="P221" style:family="paragraph" style:parent-style-name="Standard" style:master-page-name="">
      <style:paragraph-properties style:page-number="auto"/>
      <style:text-properties officeooo:paragraph-rsid="027ee962"/>
    </style:style>
    <style:style style:name="P222" style:family="paragraph" style:parent-style-name="Standard">
      <style:paragraph-properties fo:margin-top="0.3cm" fo:margin-bottom="0cm" style:contextual-spacing="false" fo:text-align="start" style:justify-single-word="false"/>
      <style:text-properties style:font-name="Helvetica" officeooo:rsid="0074fae5" officeooo:paragraph-rsid="02ea1b1a" style:font-name-complex="Helvetica1"/>
    </style:style>
    <style:style style:name="P223" style:family="paragraph" style:parent-style-name="Standard">
      <style:paragraph-properties fo:margin-top="0.3cm" fo:margin-bottom="0cm" style:contextual-spacing="false" fo:text-align="start" style:justify-single-word="false"/>
      <style:text-properties style:font-name="Helvetica" officeooo:rsid="0074fae5" officeooo:paragraph-rsid="02eac4fd" style:font-name-complex="Helvetica1"/>
    </style:style>
    <style:style style:name="P224" style:family="paragraph" style:parent-style-name="Standard">
      <style:paragraph-properties fo:margin-top="0.3cm" fo:margin-bottom="0cm" style:contextual-spacing="false" fo:text-align="start" style:justify-single-word="false"/>
      <style:text-properties style:font-name="Helvetica" officeooo:rsid="0074fae5" officeooo:paragraph-rsid="02ec15d9" style:font-name-complex="Helvetica1"/>
    </style:style>
    <style:style style:name="P225" style:family="paragraph" style:parent-style-name="Standard">
      <style:paragraph-properties fo:margin-top="0.3cm" fo:margin-bottom="0cm" style:contextual-spacing="false" fo:text-align="justify" style:justify-single-word="false"/>
      <style:text-properties style:font-name="Helvetica" officeooo:rsid="0074fae5" officeooo:paragraph-rsid="02e83a58" style:font-name-complex="Helvetica1"/>
    </style:style>
    <style:style style:name="P226" style:family="paragraph" style:parent-style-name="Text_20_body">
      <style:paragraph-properties fo:margin-top="0.3cm" fo:margin-bottom="0.21cm" style:contextual-spacing="false"/>
      <style:text-properties officeooo:paragraph-rsid="0088537c"/>
    </style:style>
    <style:style style:name="P227" style:family="paragraph" style:parent-style-name="Heading_20_1">
      <style:paragraph-properties fo:margin-top="0cm" fo:margin-bottom="0.42cm" style:contextual-spacing="false" fo:break-before="page"/>
      <style:text-properties officeooo:rsid="027a155b" officeooo:paragraph-rsid="027ee962" style:language-asian="it" style:country-asian="IT"/>
    </style:style>
    <style:style style:name="P228" style:family="paragraph" style:parent-style-name="Heading_20_1">
      <style:paragraph-properties fo:margin-top="0cm" fo:margin-bottom="0.42cm" style:contextual-spacing="false" fo:break-before="page"/>
      <style:text-properties officeooo:paragraph-rsid="027a155b"/>
    </style:style>
    <style:style style:name="P229" style:family="paragraph" style:parent-style-name="Title" style:master-page-name="First_20_Page">
      <style:paragraph-properties style:page-number="auto"/>
      <style:text-properties fo:font-size="18pt" style:font-size-asian="18pt" style:font-size-complex="18pt"/>
    </style:style>
    <style:style style:name="P230" style:family="paragraph" style:parent-style-name="Title" style:master-page-name="Right_20_Page">
      <style:paragraph-properties fo:margin-top="1.499cm" fo:margin-bottom="0.499cm" style:contextual-spacing="false" fo:line-height="100%" style:page-number="auto"/>
      <style:text-properties fo:font-variant="normal" fo:text-transform="none"/>
    </style:style>
    <style:style style:name="P231" style:family="paragraph" style:parent-style-name="Table_20_Contents">
      <style:paragraph-properties fo:text-align="start" style:justify-single-word="false"/>
      <style:text-properties fo:font-weight="bold" officeooo:rsid="006d3757" officeooo:paragraph-rsid="006d3757" style:font-weight-asian="bold" style:font-name-complex="Helvetica1" style:font-weight-complex="bold"/>
    </style:style>
    <style:style style:name="P232" style:family="paragraph" style:parent-style-name="Table_20_Contents">
      <style:paragraph-properties fo:text-align="start" style:justify-single-word="false"/>
      <style:text-properties fo:font-weight="bold" officeooo:rsid="006d3757" officeooo:paragraph-rsid="027ee962" style:font-weight-asian="bold" style:font-name-complex="Helvetica1" style:font-weight-complex="bold"/>
    </style:style>
    <style:style style:name="P233" style:family="paragraph" style:parent-style-name="Table_20_Contents">
      <style:text-properties fo:font-weight="bold" officeooo:rsid="02e453e5" officeooo:paragraph-rsid="02e453e5" style:font-weight-asian="bold" style:font-name-complex="Helvetica1" style:font-weight-complex="bold"/>
    </style:style>
    <style:style style:name="P234" style:family="paragraph" style:parent-style-name="Table_20_Contents">
      <style:paragraph-properties fo:text-align="center" style:justify-single-word="false"/>
      <style:text-properties officeooo:rsid="00e9f76b" officeooo:paragraph-rsid="027ee962" style:font-name-complex="Helvetica1"/>
    </style:style>
    <style:style style:name="P235" style:family="paragraph" style:parent-style-name="Table_20_Contents">
      <style:paragraph-properties fo:text-align="center" style:justify-single-word="false"/>
      <style:text-properties officeooo:rsid="00e9f76b" officeooo:paragraph-rsid="027cd1db" style:font-name-complex="Helvetica1"/>
    </style:style>
    <style:style style:name="P236" style:family="paragraph" style:parent-style-name="Table_20_Contents">
      <style:text-properties officeooo:rsid="02e453e5" officeooo:paragraph-rsid="02e453e5" style:font-name-complex="Helvetica1"/>
    </style:style>
    <style:style style:name="P237" style:family="paragraph" style:parent-style-name="Table_20_Contents">
      <style:paragraph-properties fo:text-align="center" style:justify-single-word="false"/>
      <style:text-properties officeooo:rsid="00fcb968" officeooo:paragraph-rsid="027cd1db" style:font-name-complex="Helvetica1"/>
    </style:style>
    <style:style style:name="P238" style:family="paragraph" style:parent-style-name="Table_20_Contents">
      <style:paragraph-properties fo:text-align="center" style:justify-single-word="false"/>
      <style:text-properties officeooo:rsid="00fcb968" officeooo:paragraph-rsid="027ee962" style:font-name-complex="Helvetica1"/>
    </style:style>
    <style:style style:name="P239" style:family="paragraph" style:parent-style-name="Table_20_Contents">
      <style:paragraph-properties fo:text-align="center" style:justify-single-word="false"/>
      <style:text-properties officeooo:rsid="01021ce7" officeooo:paragraph-rsid="027cd1db" style:font-name-complex="Helvetica1"/>
    </style:style>
    <style:style style:name="P240" style:family="paragraph" style:parent-style-name="Table_20_Contents">
      <style:paragraph-properties fo:text-align="center" style:justify-single-word="false"/>
      <style:text-properties officeooo:rsid="01021ce7" officeooo:paragraph-rsid="027ee962" style:font-name-complex="Helvetica1"/>
    </style:style>
    <style:style style:name="P241" style:family="paragraph" style:parent-style-name="Table_20_Contents">
      <style:paragraph-properties fo:text-align="center" style:justify-single-word="false"/>
      <style:text-properties officeooo:rsid="01182c16" officeooo:paragraph-rsid="027cd1db" style:font-name-complex="Helvetica1"/>
    </style:style>
    <style:style style:name="P242" style:family="paragraph" style:parent-style-name="Table_20_Contents">
      <style:paragraph-properties fo:text-align="center" style:justify-single-word="false"/>
      <style:text-properties officeooo:rsid="01182c16" officeooo:paragraph-rsid="027ee962" style:font-name-complex="Helvetica1"/>
    </style:style>
    <style:style style:name="P243" style:family="paragraph" style:parent-style-name="Table_20_Contents">
      <style:paragraph-properties fo:margin-top="0.049cm" fo:margin-bottom="0.049cm" style:contextual-spacing="false"/>
      <style:text-properties fo:font-size="11pt" fo:font-style="italic" fo:font-weight="bold" officeooo:rsid="021c297e" officeooo:paragraph-rsid="02e5fd15" style:font-size-asian="11pt" style:font-style-asian="italic" style:font-weight-asian="bold" style:font-name-complex="Helvetica1" style:font-size-complex="11pt" style:font-style-complex="italic" style:font-weight-complex="bold"/>
    </style:style>
    <style:style style:name="P244" style:family="paragraph" style:parent-style-name="Table_20_Contents">
      <style:paragraph-properties fo:margin-top="0.049cm" fo:margin-bottom="0.049cm" style:contextual-spacing="false"/>
      <style:text-properties fo:font-size="11pt" fo:font-style="italic" fo:font-weight="bold" officeooo:rsid="021c297e" officeooo:paragraph-rsid="02e75fbe" style:font-size-asian="11pt" style:font-style-asian="italic" style:font-weight-asian="bold" style:font-name-complex="Helvetica1" style:font-size-complex="11pt" style:font-style-complex="italic" style:font-weight-complex="bold"/>
    </style:style>
    <style:style style:name="P24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4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4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7f6ae3" style:font-weight-asian="bold" style:font-weight-complex="bold"/>
    </style:style>
    <style:style style:name="T4" style:family="text">
      <style:text-properties fo:font-weight="bold" officeooo:rsid="006cd4c8" style:font-weight-asian="bold" style:font-weight-complex="bold"/>
    </style:style>
    <style:style style:name="T5" style:family="text">
      <style:text-properties fo:font-weight="bold" officeooo:rsid="0071b1ff" style:font-weight-asian="bold" style:font-weight-complex="bold"/>
    </style:style>
    <style:style style:name="T6" style:family="text">
      <style:text-properties fo:font-weight="bold" officeooo:rsid="00447d95" style:font-weight-asian="bold" style:font-weight-complex="bold"/>
    </style:style>
    <style:style style:name="T7" style:family="text">
      <style:text-properties fo:font-weight="bold" officeooo:rsid="004930f4" style:font-weight-asian="bold" style:font-weight-complex="bold"/>
    </style:style>
    <style:style style:name="T8" style:family="text">
      <style:text-properties fo:font-weight="bold" officeooo:rsid="004aaa4b" style:font-weight-asian="bold" style:font-weight-complex="bold"/>
    </style:style>
    <style:style style:name="T9" style:family="text">
      <style:text-properties fo:font-weight="bold" officeooo:rsid="004e32e7" style:font-weight-asian="bold" style:font-weight-complex="bold"/>
    </style:style>
    <style:style style:name="T10" style:family="text">
      <style:text-properties fo:font-weight="bold" officeooo:rsid="003d8148" style:font-weight-asian="bold" style:font-weight-complex="bold"/>
    </style:style>
    <style:style style:name="T11" style:family="text">
      <style:text-properties fo:font-weight="bold" officeooo:rsid="00c3660b" style:font-weight-asian="bold" style:font-weight-complex="bold"/>
    </style:style>
    <style:style style:name="T12" style:family="text">
      <style:text-properties fo:font-weight="bold" officeooo:rsid="00c401b9" style:font-weight-asian="bold" style:font-weight-complex="bold"/>
    </style:style>
    <style:style style:name="T13" style:family="text">
      <style:text-properties fo:font-weight="bold" officeooo:rsid="00c52e77" style:font-weight-asian="bold" style:font-weight-complex="bold"/>
    </style:style>
    <style:style style:name="T14" style:family="text">
      <style:text-properties fo:font-weight="bold" officeooo:rsid="00cea9da" style:font-weight-asian="bold" style:font-weight-complex="bold"/>
    </style:style>
    <style:style style:name="T15" style:family="text">
      <style:text-properties fo:font-weight="bold" officeooo:rsid="026be3f2" style:font-weight-asian="bold" style:font-weight-complex="bold"/>
    </style:style>
    <style:style style:name="T16" style:family="text">
      <style:text-properties fo:font-weight="bold" officeooo:rsid="02772ab9" style:font-weight-asian="bold" style:font-weight-complex="bold"/>
    </style:style>
    <style:style style:name="T17" style:family="text">
      <style:text-properties fo:font-weight="bold" officeooo:rsid="0284b44a" style:font-weight-asian="bold" style:font-weight-complex="bold"/>
    </style:style>
    <style:style style:name="T18" style:family="text">
      <style:text-properties fo:font-weight="bold" officeooo:rsid="029038e9" style:font-weight-asian="bold" style:font-weight-complex="bold"/>
    </style:style>
    <style:style style:name="T19" style:family="text">
      <style:text-properties fo:font-weight="bold" officeooo:rsid="02923ca2" style:font-weight-asian="bold" style:font-weight-complex="bold"/>
    </style:style>
    <style:style style:name="T20" style:family="text">
      <style:text-properties fo:font-weight="bold" officeooo:rsid="0296376d" style:font-weight-asian="bold" style:font-weight-complex="bold"/>
    </style:style>
    <style:style style:name="T21" style:family="text">
      <style:text-properties fo:font-weight="bold" officeooo:rsid="029a44a4" style:font-weight-asian="bold" style:font-weight-complex="bold"/>
    </style:style>
    <style:style style:name="T22" style:family="text">
      <style:text-properties fo:font-weight="bold" officeooo:rsid="029bf8e5" style:font-weight-asian="bold" style:font-weight-complex="bold"/>
    </style:style>
    <style:style style:name="T23" style:family="text">
      <style:text-properties fo:font-weight="bold" officeooo:rsid="029c448b" style:font-weight-asian="bold" style:font-weight-complex="bold"/>
    </style:style>
    <style:style style:name="T24" style:family="text">
      <style:text-properties fo:font-weight="bold" officeooo:rsid="02a26d3f" style:font-weight-asian="bold" style:font-weight-complex="bold"/>
    </style:style>
    <style:style style:name="T25" style:family="text">
      <style:text-properties fo:font-weight="bold" officeooo:rsid="02ab6740" style:font-weight-asian="bold" style:font-weight-complex="bold"/>
    </style:style>
    <style:style style:name="T26" style:family="text">
      <style:text-properties fo:font-weight="bold" officeooo:rsid="02c8c325" style:font-weight-asian="bold" style:font-weight-complex="bold"/>
    </style:style>
    <style:style style:name="T27" style:family="text">
      <style:text-properties fo:font-weight="bold" officeooo:rsid="02cb1ba9" style:font-weight-asian="bold" style:font-weight-complex="bold"/>
    </style:style>
    <style:style style:name="T28" style:family="text">
      <style:text-properties fo:font-weight="bold" officeooo:rsid="02cf3c1b" style:font-weight-asian="bold" style:font-weight-complex="bold"/>
    </style:style>
    <style:style style:name="T29" style:family="text">
      <style:text-properties fo:font-weight="bold" officeooo:rsid="02d08900" style:font-weight-asian="bold" style:font-weight-complex="bold"/>
    </style:style>
    <style:style style:name="T30" style:family="text">
      <style:text-properties fo:font-weight="bold" officeooo:rsid="02d1e569" style:font-weight-asian="bold" style:font-weight-complex="bold"/>
    </style:style>
    <style:style style:name="T31" style:family="text">
      <style:text-properties fo:font-weight="bold" officeooo:rsid="02d3a80f" style:font-weight-asian="bold" style:font-weight-complex="bold"/>
    </style:style>
    <style:style style:name="T32" style:family="text">
      <style:text-properties fo:font-weight="bold" officeooo:rsid="02d3cce8" style:font-weight-asian="bold" style:font-weight-complex="bold"/>
    </style:style>
    <style:style style:name="T33" style:family="text">
      <style:text-properties fo:font-weight="bold" officeooo:rsid="02d4f280" style:font-weight-asian="bold" style:font-weight-complex="bold"/>
    </style:style>
    <style:style style:name="T34" style:family="text">
      <style:text-properties fo:font-weight="bold" officeooo:rsid="023bd32c" style:font-weight-asian="bold"/>
    </style:style>
    <style:style style:name="T35" style:family="text">
      <style:text-properties fo:font-weight="bold" officeooo:rsid="027a155b" style:font-weight-asian="bold"/>
    </style:style>
    <style:style style:name="T36" style:family="text">
      <style:text-properties fo:font-style="normal" officeooo:rsid="0032e2b0" style:font-style-asian="normal"/>
    </style:style>
    <style:style style:name="T37" style:family="text">
      <style:text-properties fo:font-style="normal" officeooo:rsid="0038b07a" style:font-style-asian="normal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04aaa4b" style:font-style-asian="normal" style:font-style-complex="normal"/>
    </style:style>
    <style:style style:name="T40" style:family="text">
      <style:text-properties fo:font-style="normal" officeooo:rsid="005f1a2e" style:font-style-asian="normal" style:font-style-complex="normal"/>
    </style:style>
    <style:style style:name="T41" style:family="text">
      <style:text-properties fo:font-style="normal" officeooo:rsid="008a7f1d" style:font-style-asian="normal" style:font-style-complex="normal"/>
    </style:style>
    <style:style style:name="T42" style:family="text">
      <style:text-properties fo:font-style="normal" officeooo:rsid="00c401b9" style:font-style-asian="normal" style:font-style-complex="normal"/>
    </style:style>
    <style:style style:name="T43" style:family="text">
      <style:text-properties fo:font-style="normal" officeooo:rsid="00c9399d" style:font-style-asian="normal" style:font-style-complex="normal"/>
    </style:style>
    <style:style style:name="T44" style:family="text">
      <style:text-properties fo:font-style="normal" officeooo:rsid="004c00c7" style:font-style-asian="normal" style:font-style-complex="normal"/>
    </style:style>
    <style:style style:name="T45" style:family="text">
      <style:text-properties fo:font-style="normal" officeooo:rsid="00447d95" style:font-style-asian="normal" style:font-style-complex="normal"/>
    </style:style>
    <style:style style:name="T46" style:family="text">
      <style:text-properties fo:font-style="normal" officeooo:rsid="004fef06" style:font-style-asian="normal" style:font-style-complex="normal"/>
    </style:style>
    <style:style style:name="T47" style:family="text">
      <style:text-properties fo:font-style="normal" officeooo:rsid="00f47fba" style:font-style-asian="normal" style:font-style-complex="normal"/>
    </style:style>
    <style:style style:name="T48" style:family="text">
      <style:text-properties fo:font-style="normal" officeooo:rsid="00f65cd6" style:font-style-asian="normal" style:font-style-complex="normal"/>
    </style:style>
    <style:style style:name="T49" style:family="text">
      <style:text-properties fo:font-style="normal" officeooo:rsid="00f7baf0" style:font-style-asian="normal" style:font-style-complex="normal"/>
    </style:style>
    <style:style style:name="T50" style:family="text">
      <style:text-properties fo:font-style="normal" officeooo:rsid="00f7fba0" style:font-style-asian="normal" style:font-style-complex="normal"/>
    </style:style>
    <style:style style:name="T51" style:family="text">
      <style:text-properties fo:font-style="normal" officeooo:rsid="00f8c06d" style:font-style-asian="normal" style:font-style-complex="normal"/>
    </style:style>
    <style:style style:name="T52" style:family="text">
      <style:text-properties fo:font-style="normal" officeooo:rsid="00f9ad79" style:font-style-asian="normal" style:font-style-complex="normal"/>
    </style:style>
    <style:style style:name="T53" style:family="text">
      <style:text-properties fo:font-style="normal" officeooo:rsid="01bba494" style:font-style-asian="normal" style:font-style-complex="normal"/>
    </style:style>
    <style:style style:name="T54" style:family="text">
      <style:text-properties fo:font-style="normal" officeooo:rsid="01bfa077" style:font-style-asian="normal" style:font-style-complex="normal"/>
    </style:style>
    <style:style style:name="T55" style:family="text">
      <style:text-properties fo:font-style="normal" officeooo:rsid="01c23410" style:font-style-asian="normal" style:font-style-complex="normal"/>
    </style:style>
    <style:style style:name="T56" style:family="text">
      <style:text-properties fo:font-style="normal" officeooo:rsid="01d77410" style:font-style-asian="normal" style:font-style-complex="normal"/>
    </style:style>
    <style:style style:name="T57" style:family="text">
      <style:text-properties fo:font-style="normal" officeooo:rsid="01d894ea" style:font-style-asian="normal" style:font-style-complex="normal"/>
    </style:style>
    <style:style style:name="T58" style:family="text">
      <style:text-properties fo:font-style="normal" officeooo:rsid="01de204c" style:font-style-asian="normal" style:font-style-complex="normal"/>
    </style:style>
    <style:style style:name="T59" style:family="text">
      <style:text-properties fo:font-style="normal" officeooo:rsid="01e0d88b" style:font-style-asian="normal" style:font-style-complex="normal"/>
    </style:style>
    <style:style style:name="T60" style:family="text">
      <style:text-properties fo:font-style="normal" officeooo:rsid="01e5fdbd" style:font-style-asian="normal" style:font-style-complex="normal"/>
    </style:style>
    <style:style style:name="T61" style:family="text">
      <style:text-properties fo:font-style="normal" officeooo:rsid="01e76d85" style:font-style-asian="normal" style:font-style-complex="normal"/>
    </style:style>
    <style:style style:name="T62" style:family="text">
      <style:text-properties fo:font-style="normal" officeooo:rsid="01c74fbc" style:font-style-asian="normal" style:font-style-complex="normal"/>
    </style:style>
    <style:style style:name="T63" style:family="text">
      <style:text-properties fo:font-style="normal" officeooo:rsid="01da64f7" style:font-style-asian="normal" style:font-style-complex="normal"/>
    </style:style>
    <style:style style:name="T64" style:family="text">
      <style:text-properties fo:font-style="normal" officeooo:rsid="026f28d9" style:font-style-asian="normal" style:font-style-complex="normal"/>
    </style:style>
    <style:style style:name="T65" style:family="text">
      <style:text-properties fo:font-style="normal" officeooo:rsid="02718f96" style:font-style-asian="normal" style:font-style-complex="normal"/>
    </style:style>
    <style:style style:name="T66" style:family="text">
      <style:text-properties fo:font-style="normal" officeooo:rsid="0280f61d" style:font-style-asian="normal" style:font-style-complex="normal"/>
    </style:style>
    <style:style style:name="T67" style:family="text">
      <style:text-properties fo:font-style="normal" officeooo:rsid="02853c02" style:font-style-asian="normal" style:font-style-complex="normal"/>
    </style:style>
    <style:style style:name="T68" style:family="text">
      <style:text-properties fo:font-style="normal" officeooo:rsid="028867eb" style:font-style-asian="normal" style:font-style-complex="normal"/>
    </style:style>
    <style:style style:name="T69" style:family="text">
      <style:text-properties fo:font-style="normal" officeooo:rsid="028b2146" style:font-style-asian="normal" style:font-style-complex="normal"/>
    </style:style>
    <style:style style:name="T70" style:family="text">
      <style:text-properties fo:font-style="normal" officeooo:rsid="028c07d7" style:font-style-asian="normal" style:font-style-complex="normal"/>
    </style:style>
    <style:style style:name="T71" style:family="text">
      <style:text-properties fo:font-style="normal" officeooo:rsid="004e32e7" style:font-style-asian="normal" style:font-style-complex="normal"/>
    </style:style>
    <style:style style:name="T72" style:family="text">
      <style:text-properties fo:font-style="normal" officeooo:rsid="029038e9" style:font-style-asian="normal" style:font-style-complex="normal"/>
    </style:style>
    <style:style style:name="T73" style:family="text">
      <style:text-properties fo:font-style="normal" officeooo:rsid="02923ca2" style:font-style-asian="normal" style:font-style-complex="normal"/>
    </style:style>
    <style:style style:name="T74" style:family="text">
      <style:text-properties fo:font-style="normal" officeooo:rsid="02924d26" style:font-style-asian="normal" style:font-style-complex="normal"/>
    </style:style>
    <style:style style:name="T75" style:family="text">
      <style:text-properties fo:font-style="normal" officeooo:rsid="0293ea36" style:font-style-asian="normal" style:font-style-complex="normal"/>
    </style:style>
    <style:style style:name="T76" style:family="text">
      <style:text-properties fo:font-style="normal" officeooo:rsid="0296376d" style:font-style-asian="normal" style:font-style-complex="normal"/>
    </style:style>
    <style:style style:name="T77" style:family="text">
      <style:text-properties fo:font-style="normal" officeooo:rsid="0298013e" style:font-style-asian="normal" style:font-style-complex="normal"/>
    </style:style>
    <style:style style:name="T78" style:family="text">
      <style:text-properties fo:font-style="normal" officeooo:rsid="029a3648" style:font-style-asian="normal" style:font-style-complex="normal"/>
    </style:style>
    <style:style style:name="T79" style:family="text">
      <style:text-properties fo:font-style="normal" officeooo:rsid="02a06842" style:font-style-asian="normal" style:font-style-complex="normal"/>
    </style:style>
    <style:style style:name="T80" style:family="text">
      <style:text-properties fo:font-style="normal" officeooo:rsid="02a3c447" style:font-style-asian="normal" style:font-style-complex="normal"/>
    </style:style>
    <style:style style:name="T81" style:family="text">
      <style:text-properties fo:font-style="normal" officeooo:rsid="02aa60ac" style:font-style-asian="normal" style:font-style-complex="normal"/>
    </style:style>
    <style:style style:name="T82" style:family="text">
      <style:text-properties fo:font-style="normal" officeooo:rsid="02ab6740" style:font-style-asian="normal" style:font-style-complex="normal"/>
    </style:style>
    <style:style style:name="T83" style:family="text">
      <style:text-properties fo:font-style="normal" officeooo:rsid="02aee6f7" style:font-style-asian="normal" style:font-style-complex="normal"/>
    </style:style>
    <style:style style:name="T84" style:family="text">
      <style:text-properties fo:font-style="normal" officeooo:rsid="02b18abd" style:font-style-asian="normal" style:font-style-complex="normal"/>
    </style:style>
    <style:style style:name="T85" style:family="text">
      <style:text-properties fo:font-style="normal" officeooo:rsid="02b2bb6d" style:font-style-asian="normal" style:font-style-complex="normal"/>
    </style:style>
    <style:style style:name="T86" style:family="text">
      <style:text-properties fo:font-style="normal" officeooo:rsid="02c8c325" style:font-style-asian="normal" style:font-style-complex="normal"/>
    </style:style>
    <style:style style:name="T87" style:family="text">
      <style:text-properties fo:font-style="normal" officeooo:rsid="0034c7d4" style:font-style-asian="normal" style:font-style-complex="normal"/>
    </style:style>
    <style:style style:name="T88" style:family="text">
      <style:text-properties fo:font-style="normal" officeooo:rsid="00507460" style:font-style-asian="normal" style:font-style-complex="normal"/>
    </style:style>
    <style:style style:name="T89" style:family="text">
      <style:text-properties fo:font-style="normal" officeooo:rsid="0077f617" style:font-style-asian="normal" style:font-style-complex="normal"/>
    </style:style>
    <style:style style:name="T90" style:family="text">
      <style:text-properties fo:font-style="normal" officeooo:rsid="01b7bae4" style:font-style-asian="normal" style:font-style-complex="normal"/>
    </style:style>
    <style:style style:name="T91" style:family="text">
      <style:text-properties fo:font-style="normal" officeooo:rsid="02cca809" style:font-style-asian="normal" style:font-style-complex="normal"/>
    </style:style>
    <style:style style:name="T92" style:family="text">
      <style:text-properties fo:font-style="normal" officeooo:rsid="02d08900" style:font-style-asian="normal" style:font-style-complex="normal"/>
    </style:style>
    <style:style style:name="T93" style:family="text">
      <style:text-properties fo:font-style="normal" officeooo:rsid="02d1e569" style:font-style-asian="normal" style:font-style-complex="normal"/>
    </style:style>
    <style:style style:name="T94" style:family="text">
      <style:text-properties fo:font-style="normal" officeooo:rsid="02d3a80f" style:font-style-asian="normal" style:font-style-complex="normal"/>
    </style:style>
    <style:style style:name="T95" style:family="text">
      <style:text-properties fo:font-style="normal" officeooo:rsid="02d3cce8" style:font-style-asian="normal" style:font-style-complex="normal"/>
    </style:style>
    <style:style style:name="T96" style:family="text">
      <style:text-properties fo:font-style="normal" officeooo:rsid="00c9399d" style:font-style-asian="normal"/>
    </style:style>
    <style:style style:name="T97" style:family="text">
      <style:text-properties fo:font-style="normal" officeooo:rsid="00cea9da" style:font-style-asian="normal"/>
    </style:style>
    <style:style style:name="T98" style:family="text">
      <style:text-properties fo:font-style="normal" officeooo:rsid="028c07d7" style:font-style-asian="normal"/>
    </style:style>
    <style:style style:name="T99" style:family="text">
      <style:text-properties fo:font-style="normal" officeooo:rsid="029038e9" style:font-style-asian="normal"/>
    </style:style>
    <style:style style:name="T100" style:family="text">
      <style:text-properties fo:font-style="normal" officeooo:rsid="02923ca2" style:font-style-asian="normal"/>
    </style:style>
    <style:style style:name="T101" style:family="text">
      <style:text-properties fo:font-style="normal" officeooo:rsid="02a3c447" style:font-style-asian="normal"/>
    </style:style>
    <style:style style:name="T102" style:family="text">
      <style:text-properties fo:font-style="normal" officeooo:rsid="02ab6740" style:font-style-asian="normal"/>
    </style:style>
    <style:style style:name="T103" style:family="text">
      <style:text-properties fo:font-style="normal" officeooo:rsid="02ad4079" style:font-style-asian="normal"/>
    </style:style>
    <style:style style:name="T104" style:family="text">
      <style:text-properties fo:font-style="normal" officeooo:rsid="02d08900" style:font-style-asian="normal"/>
    </style:style>
    <style:style style:name="T105" style:family="text">
      <style:text-properties fo:font-style="normal" officeooo:rsid="02d1e569" style:font-style-asian="normal"/>
    </style:style>
    <style:style style:name="T106" style:family="text">
      <style:text-properties fo:font-style="normal" officeooo:rsid="02d3a80f" style:font-style-asian="normal"/>
    </style:style>
    <style:style style:name="T107" style:family="text">
      <style:text-properties fo:font-style="normal" officeooo:rsid="02d3cce8" style:font-style-asian="normal"/>
    </style:style>
    <style:style style:name="T10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9" style:family="text">
      <style:text-properties fo:font-style="normal" fo:font-weight="bold" officeooo:rsid="005f1a2e" style:font-style-asian="normal" style:font-weight-asian="bold" style:font-style-complex="normal" style:font-weight-complex="bold"/>
    </style:style>
    <style:style style:name="T110" style:family="text">
      <style:text-properties fo:font-style="normal" fo:font-weight="bold" officeooo:rsid="004aaa4b" style:font-style-asian="normal" style:font-weight-asian="bold" style:font-style-complex="normal" style:font-weight-complex="bold"/>
    </style:style>
    <style:style style:name="T111" style:family="text">
      <style:text-properties fo:font-style="normal" fo:font-weight="bold" officeooo:rsid="00c9399d" style:font-style-asian="normal" style:font-weight-asian="bold" style:font-style-complex="normal" style:font-weight-complex="bold"/>
    </style:style>
    <style:style style:name="T112" style:family="text">
      <style:text-properties fo:font-style="normal" fo:font-weight="bold" officeooo:rsid="004c00c7" style:font-style-asian="normal" style:font-weight-asian="bold" style:font-style-complex="normal" style:font-weight-complex="bold"/>
    </style:style>
    <style:style style:name="T113" style:family="text">
      <style:text-properties fo:font-style="normal" fo:font-weight="bold" officeooo:rsid="004fef06" style:font-style-asian="normal" style:font-weight-asian="bold" style:font-style-complex="normal" style:font-weight-complex="bold"/>
    </style:style>
    <style:style style:name="T114" style:family="text">
      <style:text-properties fo:font-style="normal" fo:font-weight="bold" officeooo:rsid="028a51d8" style:font-style-asian="normal" style:font-weight-asian="bold" style:font-style-complex="normal" style:font-weight-complex="bold"/>
    </style:style>
    <style:style style:name="T115" style:family="text">
      <style:text-properties fo:font-style="normal" fo:font-weight="bold" officeooo:rsid="028c07d7" style:font-style-asian="normal" style:font-weight-asian="bold" style:font-style-complex="normal" style:font-weight-complex="bold"/>
    </style:style>
    <style:style style:name="T116" style:family="text">
      <style:text-properties fo:font-style="normal" fo:font-weight="bold" officeooo:rsid="029038e9" style:font-style-asian="normal" style:font-weight-asian="bold" style:font-style-complex="normal" style:font-weight-complex="bold"/>
    </style:style>
    <style:style style:name="T117" style:family="text">
      <style:text-properties fo:font-style="normal" fo:font-weight="bold" officeooo:rsid="02923ca2" style:font-style-asian="normal" style:font-weight-asian="bold" style:font-style-complex="normal" style:font-weight-complex="bold"/>
    </style:style>
    <style:style style:name="T118" style:family="text">
      <style:text-properties fo:font-style="normal" fo:font-weight="bold" officeooo:rsid="0296376d" style:font-style-asian="normal" style:font-weight-asian="bold" style:font-style-complex="normal" style:font-weight-complex="bold"/>
    </style:style>
    <style:style style:name="T119" style:family="text">
      <style:text-properties fo:font-style="normal" fo:font-weight="bold" officeooo:rsid="02a21e07" style:font-style-asian="normal" style:font-weight-asian="bold" style:font-style-complex="normal" style:font-weight-complex="bold"/>
    </style:style>
    <style:style style:name="T120" style:family="text">
      <style:text-properties fo:font-style="normal" fo:font-weight="bold" officeooo:rsid="02a75d63" style:font-style-asian="normal" style:font-weight-asian="bold" style:font-style-complex="normal" style:font-weight-complex="bold"/>
    </style:style>
    <style:style style:name="T121" style:family="text">
      <style:text-properties fo:font-style="normal" fo:font-weight="bold" officeooo:rsid="02aa60ac" style:font-style-asian="normal" style:font-weight-asian="bold" style:font-style-complex="normal" style:font-weight-complex="bold"/>
    </style:style>
    <style:style style:name="T122" style:family="text">
      <style:text-properties fo:font-style="normal" fo:font-weight="bold" officeooo:rsid="02ab6740" style:font-style-asian="normal" style:font-weight-asian="bold" style:font-style-complex="normal" style:font-weight-complex="bold"/>
    </style:style>
    <style:style style:name="T123" style:family="text">
      <style:text-properties fo:font-style="normal" fo:font-weight="bold" officeooo:rsid="02b15c6f" style:font-style-asian="normal" style:font-weight-asian="bold" style:font-style-complex="normal" style:font-weight-complex="bold"/>
    </style:style>
    <style:style style:name="T124" style:family="text">
      <style:text-properties fo:font-style="normal" fo:font-weight="bold" officeooo:rsid="02c8c325" style:font-style-asian="normal" style:font-weight-asian="bold" style:font-style-complex="normal" style:font-weight-complex="bold"/>
    </style:style>
    <style:style style:name="T125" style:family="text">
      <style:text-properties fo:font-style="normal" fo:font-weight="bold" officeooo:rsid="02cb1ba9" style:font-style-asian="normal" style:font-weight-asian="bold" style:font-style-complex="normal" style:font-weight-complex="bold"/>
    </style:style>
    <style:style style:name="T126" style:family="text">
      <style:text-properties fo:font-style="normal" fo:font-weight="bold" officeooo:rsid="02d08900" style:font-style-asian="normal" style:font-weight-asian="bold" style:font-style-complex="normal" style:font-weight-complex="bold"/>
    </style:style>
    <style:style style:name="T127" style:family="text">
      <style:text-properties fo:font-style="normal" fo:font-weight="bold" officeooo:rsid="02d1e569" style:font-style-asian="normal" style:font-weight-asian="bold" style:font-style-complex="normal" style:font-weight-complex="bold"/>
    </style:style>
    <style:style style:name="T128" style:family="text">
      <style:text-properties fo:font-style="normal" fo:font-weight="bold" officeooo:rsid="02d3a80f" style:font-style-asian="normal" style:font-weight-asian="bold" style:font-style-complex="normal" style:font-weight-complex="bold"/>
    </style:style>
    <style:style style:name="T129" style:family="text">
      <style:text-properties fo:font-style="normal" fo:font-weight="bold" officeooo:rsid="02d3cce8" style:font-style-asian="normal" style:font-weight-asian="bold" style:font-style-complex="normal" style:font-weight-complex="bold"/>
    </style:style>
    <style:style style:name="T130" style:family="text">
      <style:text-properties fo:font-style="normal" fo:font-weight="bold" officeooo:rsid="02d4f280" style:font-style-asian="normal" style:font-weight-asian="bold" style:font-style-complex="normal" style:font-weight-complex="bold"/>
    </style:style>
    <style:style style:name="T131" style:family="text">
      <style:text-properties fo:font-style="normal" fo:font-weight="bold" style:font-style-asian="normal" style:font-weight-asian="bold" style:font-weight-complex="bold"/>
    </style:style>
    <style:style style:name="T132" style:family="text">
      <style:text-properties fo:font-style="normal" fo:font-weight="normal" officeooo:rsid="012a2581" style:font-style-asian="normal" style:font-weight-asian="normal" style:font-style-complex="normal" style:font-weight-complex="normal"/>
    </style:style>
    <style:style style:name="T133" style:family="text">
      <style:text-properties officeooo:rsid="002b07ad"/>
    </style:style>
    <style:style style:name="T134" style:family="text">
      <style:text-properties officeooo:rsid="00308c4d"/>
    </style:style>
    <style:style style:name="T135" style:family="text">
      <style:text-properties fo:color="#000000" fo:font-style="normal" officeooo:rsid="01c74fbc" style:font-style-asian="normal" style:font-style-complex="normal"/>
    </style:style>
    <style:style style:name="T136" style:family="text">
      <style:text-properties fo:color="#000000" fo:font-style="normal" fo:font-weight="normal" officeooo:rsid="012b9b72" style:font-style-asian="normal" style:font-weight-asian="normal" style:font-style-complex="normal" style:font-weight-complex="normal"/>
    </style:style>
    <style:style style:name="T137" style:family="text">
      <style:text-properties fo:color="#000000" fo:font-style="normal" fo:font-weight="normal" officeooo:rsid="01c74fbc" style:font-style-asian="normal" style:font-weight-asian="normal" style:font-style-complex="normal" style:font-weight-complex="normal"/>
    </style:style>
    <style:style style:name="T138" style:family="text">
      <style:text-properties fo:color="#000000" style:font-name="Arial4" fo:font-size="12pt" fo:font-style="normal" officeooo:rsid="004aaa4b" style:font-style-asian="normal" style:font-style-complex="normal"/>
    </style:style>
    <style:style style:name="T139" style:family="text">
      <style:text-properties fo:color="#000000" style:font-name="Arial4" fo:font-size="12pt" fo:font-style="normal" officeooo:rsid="00e49bbe" style:font-style-asian="normal" style:font-style-complex="normal"/>
    </style:style>
    <style:style style:name="T140" style:family="text">
      <style:text-properties fo:color="#000000" style:font-name="Arial4" fo:font-size="12pt" fo:font-style="normal" officeooo:rsid="00f9ad79" style:font-style-asian="normal" style:font-style-complex="normal"/>
    </style:style>
    <style:style style:name="T141" style:family="text">
      <style:text-properties fo:color="#000000" style:font-name="Arial4" fo:font-size="12pt" fo:font-style="normal" officeooo:rsid="0104a4f1" style:font-style-asian="normal" style:font-style-complex="normal"/>
    </style:style>
    <style:style style:name="T142" style:family="text">
      <style:text-properties fo:color="#000000" style:font-name="Arial4" fo:font-size="12pt" fo:font-style="normal" officeooo:rsid="0105f3b1" style:font-style-asian="normal" style:font-style-complex="normal"/>
    </style:style>
    <style:style style:name="T143" style:family="text">
      <style:text-properties fo:color="#000000" style:font-name="Arial4" fo:font-size="12pt" fo:font-style="normal" officeooo:rsid="0111dda2" style:font-style-asian="normal" style:font-style-complex="normal"/>
    </style:style>
    <style:style style:name="T144" style:family="text">
      <style:text-properties fo:color="#000000" style:font-name="Arial4" fo:font-size="12pt" fo:font-style="normal" officeooo:rsid="011b3b29" style:font-style-asian="normal" style:font-style-complex="normal"/>
    </style:style>
    <style:style style:name="T145" style:family="text">
      <style:text-properties fo:color="#000000" style:font-name="Arial4" fo:font-size="12pt" fo:font-style="normal" officeooo:rsid="02a91433" style:font-style-asian="normal" style:font-style-complex="normal"/>
    </style:style>
    <style:style style:name="T146" style:family="text">
      <style:text-properties fo:color="#000000" style:font-name="Arial4" fo:font-size="12pt" fo:font-style="normal" officeooo:rsid="02aee6f7" style:font-style-asian="normal" style:font-style-complex="normal"/>
    </style:style>
    <style:style style:name="T147" style:family="text">
      <style:text-properties fo:color="#000000" style:font-name="Arial4" fo:font-size="12pt" fo:font-style="normal" officeooo:rsid="02b18abd" style:font-style-asian="normal" style:font-style-complex="normal"/>
    </style:style>
    <style:style style:name="T148" style:family="text">
      <style:text-properties fo:color="#000000" style:font-name="Arial4" fo:font-size="12pt" fo:font-style="normal" officeooo:rsid="02b2bb6d" style:font-style-asian="normal" style:font-style-complex="normal"/>
    </style:style>
    <style:style style:name="T149" style:family="text">
      <style:text-properties fo:color="#000000" style:text-position="super 58%" style:font-name="Arial4" fo:font-size="12pt" fo:font-style="normal" officeooo:rsid="011b3b29" style:font-style-asian="normal" style:font-style-complex="normal"/>
    </style:style>
    <style:style style:name="T150" style:family="text">
      <style:text-properties fo:color="#000000" style:text-position="0% 100%" style:font-name="Arial4" fo:font-size="12pt" fo:font-style="normal" officeooo:rsid="011b3b29" style:font-style-asian="normal" style:font-style-complex="normal"/>
    </style:style>
    <style:style style:name="T151" style:family="text">
      <style:text-properties fo:color="#000000" fo:font-size="12pt" fo:font-style="normal" officeooo:rsid="01bba494" style:font-style-asian="normal" style:font-style-complex="normal"/>
    </style:style>
    <style:style style:name="T152" style:family="text">
      <style:text-properties fo:color="#000000" fo:font-size="12pt" fo:font-style="normal" officeooo:rsid="01d77410" style:font-style-asian="normal" style:font-style-complex="normal"/>
    </style:style>
    <style:style style:name="T153" style:family="text">
      <style:text-properties officeooo:rsid="003bde10"/>
    </style:style>
    <style:style style:name="T154" style:family="text">
      <style:text-properties officeooo:rsid="003d8148"/>
    </style:style>
    <style:style style:name="T155" style:family="text">
      <style:text-properties officeooo:rsid="00447d95"/>
    </style:style>
    <style:style style:name="T156" style:family="text">
      <style:text-properties officeooo:rsid="004930f4"/>
    </style:style>
    <style:style style:name="T157" style:family="text">
      <style:text-properties officeooo:rsid="004aaa4b"/>
    </style:style>
    <style:style style:name="T158" style:family="text">
      <style:text-properties officeooo:rsid="004e32e7"/>
    </style:style>
    <style:style style:name="T159" style:family="text">
      <style:text-properties officeooo:rsid="0052274d"/>
    </style:style>
    <style:style style:name="T160" style:family="text">
      <style:text-properties fo:font-weight="normal" officeooo:rsid="0069b087" style:font-weight-asian="normal" style:font-weight-complex="normal"/>
    </style:style>
    <style:style style:name="T161" style:family="text">
      <style:text-properties officeooo:rsid="006cd4c8"/>
    </style:style>
    <style:style style:name="T162" style:family="text">
      <style:text-properties fo:font-size="14pt" fo:font-style="normal" fo:font-weight="bold" officeooo:rsid="0088537c" style:font-size-asian="14pt" style:font-style-asian="normal" style:font-weight-asian="bold" style:font-size-complex="14pt" style:font-weight-complex="bold"/>
    </style:style>
    <style:style style:name="T163" style:family="text">
      <style:text-properties fo:font-size="14pt" fo:font-style="normal" fo:font-weight="bold" officeooo:rsid="008a7f1d" style:font-size-asian="14pt" style:font-style-asian="normal" style:font-weight-asian="bold" style:font-size-complex="14pt" style:font-weight-complex="bold"/>
    </style:style>
    <style:style style:name="T164" style:family="text">
      <style:text-properties fo:font-size="14pt" fo:font-style="normal" fo:font-weight="bold" officeooo:rsid="01154459" style:font-size-asian="14pt" style:font-style-asian="normal" style:font-weight-asian="bold" style:font-size-complex="14pt" style:font-weight-complex="bold"/>
    </style:style>
    <style:style style:name="T165" style:family="text">
      <style:text-properties fo:font-size="14pt" fo:font-style="normal" fo:font-weight="bold" officeooo:rsid="027bef2b" style:font-size-asian="14pt" style:font-style-asian="normal" style:font-weight-asian="bold" style:font-size-complex="14pt" style:font-weight-complex="bold"/>
    </style:style>
    <style:style style:name="T166" style:family="text">
      <style:text-properties fo:font-size="14pt" fo:font-style="normal" fo:font-weight="bold" officeooo:rsid="027cd1db" style:font-size-asian="14pt" style:font-style-asian="normal" style:font-weight-asian="bold" style:font-size-complex="14pt" style:font-weight-complex="bold"/>
    </style:style>
    <style:style style:name="T167" style:family="text">
      <style:text-properties fo:font-size="14pt" fo:font-style="normal" fo:font-weight="bold" officeooo:rsid="027d6694" style:font-size-asian="14pt" style:font-style-asian="normal" style:font-weight-asian="bold" style:font-size-complex="14pt" style:font-weight-complex="bold"/>
    </style:style>
    <style:style style:name="T168" style:family="text">
      <style:text-properties fo:font-size="14pt" fo:font-style="normal" fo:font-weight="bold" officeooo:rsid="027eedf8" style:font-size-asian="14pt" style:font-style-asian="normal" style:font-weight-asian="bold" style:font-size-complex="14pt" style:font-weight-complex="bold"/>
    </style:style>
    <style:style style:name="T169" style:family="text">
      <style:text-properties fo:font-size="14pt" fo:font-style="normal" fo:font-weight="bold" officeooo:rsid="027f097b" style:font-size-asian="14pt" style:font-style-asian="normal" style:font-weight-asian="bold" style:font-size-complex="14pt" style:font-weight-complex="bold"/>
    </style:style>
    <style:style style:name="T170" style:family="text">
      <style:text-properties fo:font-size="14pt" fo:font-style="normal" fo:font-weight="bold" officeooo:rsid="0088537c" style:font-size-asian="14pt" style:language-asian="it" style:country-asian="IT" style:font-style-asian="normal" style:font-weight-asian="bold" style:font-size-complex="14pt" style:font-weight-complex="bold"/>
    </style:style>
    <style:style style:name="T171" style:family="text">
      <style:text-properties fo:font-size="14pt" fo:font-style="normal" fo:font-weight="bold" officeooo:rsid="027a155b" style:font-size-asian="14pt" style:language-asian="it" style:country-asian="IT" style:font-style-asian="normal" style:font-weight-asian="bold" style:font-size-complex="14pt" style:font-weight-complex="bold"/>
    </style:style>
    <style:style style:name="T172" style:family="text">
      <style:text-properties fo:font-size="14pt" fo:font-style="normal" fo:font-weight="bold" officeooo:rsid="027bb092" style:font-size-asian="14pt" style:language-asian="it" style:country-asian="IT" style:font-style-asian="normal" style:font-weight-asian="bold" style:font-size-complex="14pt" style:font-weight-complex="bold"/>
    </style:style>
    <style:style style:name="T173" style:family="text">
      <style:text-properties fo:font-size="14pt" fo:font-style="normal" fo:font-weight="bold" officeooo:rsid="027eedf8" style:font-size-asian="14pt" style:language-asian="it" style:country-asian="IT" style:font-style-asian="normal" style:font-weight-asian="bold" style:font-size-complex="14pt" style:font-weight-complex="bold"/>
    </style:style>
    <style:style style:name="T174" style:family="text">
      <style:text-properties fo:font-size="12pt" fo:font-style="normal" fo:font-weight="normal" style:font-size-asian="10.5pt" style:font-style-asian="normal" style:font-weight-asian="normal" style:font-size-complex="12pt" style:font-weight-complex="normal"/>
    </style:style>
    <style:style style:name="T175" style:family="text">
      <style:text-properties fo:font-size="12pt" fo:font-style="normal" fo:font-weight="normal" officeooo:rsid="008a7f1d" style:font-size-asian="10.5pt" style:font-style-asian="normal" style:font-weight-asian="normal" style:font-size-complex="12pt" style:font-weight-complex="normal"/>
    </style:style>
    <style:style style:name="T176" style:family="text">
      <style:text-properties fo:font-size="12pt" fo:font-style="normal" fo:font-weight="normal" officeooo:rsid="00d39810" style:font-size-asian="10.5pt" style:font-style-asian="normal" style:font-weight-asian="normal" style:font-size-complex="12pt" style:font-weight-complex="normal"/>
    </style:style>
    <style:style style:name="T177" style:family="text">
      <style:text-properties fo:font-size="12pt" fo:font-style="normal" fo:font-weight="normal" officeooo:rsid="00f8c06d" style:font-size-asian="10.5pt" style:font-style-asian="normal" style:font-weight-asian="normal" style:font-size-complex="12pt" style:font-weight-complex="normal"/>
    </style:style>
    <style:style style:name="T178" style:family="text">
      <style:text-properties fo:font-size="12pt" fo:font-style="normal" fo:font-weight="normal" officeooo:rsid="01045857" style:font-size-asian="10.5pt" style:font-style-asian="normal" style:font-weight-asian="normal" style:font-size-complex="12pt" style:font-weight-complex="normal"/>
    </style:style>
    <style:style style:name="T179" style:family="text">
      <style:text-properties fo:font-size="12pt" fo:font-style="normal" fo:font-weight="normal" officeooo:rsid="01154459" style:font-size-asian="10.5pt" style:font-style-asian="normal" style:font-weight-asian="normal" style:font-size-complex="12pt" style:font-weight-complex="normal"/>
    </style:style>
    <style:style style:name="T180" style:family="text">
      <style:text-properties fo:font-size="12pt" fo:font-style="normal" fo:font-weight="normal" officeooo:rsid="01171543" style:font-size-asian="10.5pt" style:font-style-asian="normal" style:font-weight-asian="normal" style:font-size-complex="12pt" style:font-weight-complex="normal"/>
    </style:style>
    <style:style style:name="T181" style:family="text">
      <style:text-properties fo:font-size="12pt" fo:font-style="normal" fo:font-weight="normal" officeooo:rsid="004e32e7" style:font-size-asian="10.5pt" style:font-style-asian="normal" style:font-weight-asian="normal" style:font-size-complex="12pt" style:font-weight-complex="normal"/>
    </style:style>
    <style:style style:name="T182" style:family="text">
      <style:text-properties fo:font-size="12pt" fo:font-style="normal" fo:font-weight="normal" officeooo:rsid="028f3d89" style:font-size-asian="10.5pt" style:font-style-asian="normal" style:font-weight-asian="normal" style:font-size-complex="12pt" style:font-weight-complex="normal"/>
    </style:style>
    <style:style style:name="T183" style:family="text">
      <style:text-properties fo:font-size="12pt" fo:font-style="normal" fo:font-weight="normal" officeooo:rsid="02a56406" style:font-size-asian="10.5pt" style:font-style-asian="normal" style:font-weight-asian="normal" style:font-size-complex="12pt" style:font-weight-complex="normal"/>
    </style:style>
    <style:style style:name="T184" style:family="text">
      <style:text-properties fo:font-size="12pt" fo:font-style="normal" fo:font-weight="normal" officeooo:rsid="02c83854" style:font-size-asian="10.5pt" style:font-style-asian="normal" style:font-weight-asian="normal" style:font-size-complex="12pt" style:font-weight-complex="normal"/>
    </style:style>
    <style:style style:name="T185" style:family="text">
      <style:text-properties fo:font-size="12pt" fo:font-style="normal" fo:font-weight="normal" officeooo:rsid="00507460" style:font-size-asian="10.5pt" style:font-style-asian="normal" style:font-weight-asian="normal" style:font-size-complex="12pt" style:font-weight-complex="normal"/>
    </style:style>
    <style:style style:name="T186" style:family="text">
      <style:text-properties fo:font-size="12pt" fo:font-style="normal" fo:font-weight="normal" officeooo:rsid="0077f617" style:font-size-asian="10.5pt" style:font-style-asian="normal" style:font-weight-asian="normal" style:font-size-complex="12pt" style:font-weight-complex="normal"/>
    </style:style>
    <style:style style:name="T187" style:family="text">
      <style:text-properties fo:font-size="12pt" fo:font-style="normal" fo:font-weight="normal" officeooo:rsid="01b7bae4" style:font-size-asian="10.5pt" style:font-style-asian="normal" style:font-weight-asian="normal" style:font-size-complex="12pt" style:font-weight-complex="normal"/>
    </style:style>
    <style:style style:name="T188" style:family="text">
      <style:text-properties fo:font-size="12pt" fo:font-style="normal" fo:font-weight="normal" officeooo:rsid="02c8c325" style:font-size-asian="10.5pt" style:font-style-asian="normal" style:font-weight-asian="normal" style:font-size-complex="12pt" style:font-weight-complex="normal"/>
    </style:style>
    <style:style style:name="T189" style:family="text">
      <style:text-properties fo:font-size="12pt" fo:font-style="normal" fo:font-weight="normal" officeooo:rsid="02cb01ff" style:font-size-asian="10.5pt" style:font-style-asian="normal" style:font-weight-asian="normal" style:font-size-complex="12pt" style:font-weight-complex="normal"/>
    </style:style>
    <style:style style:name="T190" style:family="text">
      <style:text-properties fo:font-size="12pt" fo:font-style="normal" fo:font-weight="normal" officeooo:rsid="02cb1ba9" style:font-size-asian="10.5pt" style:font-style-asian="normal" style:font-weight-asian="normal" style:font-size-complex="12pt" style:font-weight-complex="normal"/>
    </style:style>
    <style:style style:name="T191" style:family="text">
      <style:text-properties fo:font-size="12pt" fo:font-style="normal" fo:font-weight="normal" officeooo:rsid="02cca809" style:font-size-asian="10.5pt" style:font-style-asian="normal" style:font-weight-asian="normal" style:font-size-complex="12pt" style:font-weight-complex="normal"/>
    </style:style>
    <style:style style:name="T192" style:family="text">
      <style:text-properties fo:font-size="12pt" fo:font-style="normal" fo:font-weight="normal" officeooo:rsid="02ce67a7" style:font-size-asian="10.5pt" style:font-style-asian="normal" style:font-weight-asian="normal" style:font-size-complex="12pt" style:font-weight-complex="normal"/>
    </style:style>
    <style:style style:name="T193" style:family="text">
      <style:text-properties fo:font-size="12pt" fo:font-style="normal" fo:font-weight="normal" officeooo:rsid="02d3a80f" style:font-size-asian="10.5pt" style:font-style-asian="normal" style:font-weight-asian="normal" style:font-size-complex="12pt" style:font-weight-complex="normal"/>
    </style:style>
    <style:style style:name="T194" style:family="text">
      <style:text-properties fo:font-size="12pt" fo:font-style="normal" fo:font-weight="normal" officeooo:rsid="004e32e7" style:font-size-asian="10.5pt" style:font-style-asian="normal" style:font-weight-asian="normal" style:font-size-complex="12pt" style:font-style-complex="normal" style:font-weight-complex="normal"/>
    </style:style>
    <style:style style:name="T195" style:family="text">
      <style:text-properties fo:font-size="12pt" fo:font-style="normal" fo:font-weight="normal" officeooo:rsid="02ce67a7" style:font-size-asian="10.5pt" style:font-style-asian="normal" style:font-weight-asian="normal" style:font-size-complex="12pt" style:font-style-complex="normal" style:font-weight-complex="normal"/>
    </style:style>
    <style:style style:name="T196" style:family="text">
      <style:text-properties fo:font-size="12pt" fo:font-style="normal" fo:font-weight="normal" officeooo:rsid="01da64f7" style:font-size-asian="10.5pt" style:font-style-asian="normal" style:font-weight-asian="normal" style:font-size-complex="12pt" style:font-style-complex="normal" style:font-weight-complex="normal"/>
    </style:style>
    <style:style style:name="T197" style:family="text">
      <style:text-properties fo:font-size="12pt" fo:font-style="normal" fo:font-weight="bold" officeooo:rsid="00d39810" style:font-size-asian="10.5pt" style:font-style-asian="normal" style:font-weight-asian="bold" style:font-size-complex="12pt" style:font-weight-complex="bold"/>
    </style:style>
    <style:style style:name="T198" style:family="text">
      <style:text-properties fo:font-size="12pt" fo:font-style="normal" fo:font-weight="bold" officeooo:rsid="02c83854" style:font-size-asian="10.5pt" style:font-style-asian="normal" style:font-weight-asian="bold" style:font-size-complex="12pt" style:font-weight-complex="bold"/>
    </style:style>
    <style:style style:name="T199" style:family="text">
      <style:text-properties fo:font-size="12pt" fo:font-style="normal" fo:font-weight="bold" officeooo:rsid="02c8c325" style:font-size-asian="10.5pt" style:font-style-asian="normal" style:font-weight-asian="bold" style:font-size-complex="12pt" style:font-weight-complex="bold"/>
    </style:style>
    <style:style style:name="T200" style:family="text">
      <style:text-properties fo:font-size="12pt" fo:font-style="normal" fo:font-weight="bold" officeooo:rsid="02cb1ba9" style:font-size-asian="10.5pt" style:font-style-asian="normal" style:font-weight-asian="bold" style:font-size-complex="12pt" style:font-weight-complex="bold"/>
    </style:style>
    <style:style style:name="T201" style:family="text">
      <style:text-properties fo:font-size="12pt" fo:font-style="normal" fo:font-weight="bold" officeooo:rsid="02cca809" style:font-size-asian="10.5pt" style:font-style-asian="normal" style:font-weight-asian="bold" style:font-size-complex="12pt" style:font-weight-complex="bold"/>
    </style:style>
    <style:style style:name="T202" style:family="text">
      <style:text-properties fo:font-size="12pt" fo:font-style="normal" fo:font-weight="bold" officeooo:rsid="02d3a80f" style:font-size-asian="10.5pt" style:font-style-asian="normal" style:font-weight-asian="bold" style:font-size-complex="12pt" style:font-weight-complex="bold"/>
    </style:style>
    <style:style style:name="T203" style:family="text">
      <style:text-properties officeooo:rsid="00c3660b"/>
    </style:style>
    <style:style style:name="T204" style:family="text">
      <style:text-properties officeooo:rsid="00c401b9"/>
    </style:style>
    <style:style style:name="T205" style:family="text">
      <style:text-properties officeooo:rsid="00c52e77"/>
    </style:style>
    <style:style style:name="T206" style:family="text">
      <style:text-properties officeooo:rsid="00c9399d"/>
    </style:style>
    <style:style style:name="T207" style:family="text">
      <style:text-properties officeooo:rsid="00dcb1ed"/>
    </style:style>
    <style:style style:name="T208" style:family="text">
      <style:text-properties style:font-name="Arial3"/>
    </style:style>
    <style:style style:name="T209" style:family="text">
      <style:text-properties style:font-name="Arial3" officeooo:rsid="00d7165d"/>
    </style:style>
    <style:style style:name="T210" style:family="text">
      <style:text-properties style:font-name="Arial3" officeooo:rsid="0076378e"/>
    </style:style>
    <style:style style:name="T211" style:family="text">
      <style:text-properties style:font-name="Arial3" officeooo:rsid="00d76d20"/>
    </style:style>
    <style:style style:name="T212" style:family="text">
      <style:text-properties style:font-name="Arial3" officeooo:rsid="00d89fa1"/>
    </style:style>
    <style:style style:name="T213" style:family="text">
      <style:text-properties style:font-name="Arial3" fo:font-weight="bold" style:font-weight-asian="bold" style:font-weight-complex="bold"/>
    </style:style>
    <style:style style:name="T214" style:family="text">
      <style:text-properties style:font-name="Arial3" fo:font-weight="bold" officeooo:rsid="00ed32ca" style:font-weight-asian="bold" style:font-weight-complex="bold"/>
    </style:style>
    <style:style style:name="T215" style:family="text">
      <style:text-properties style:font-name="Arial3" fo:font-weight="bold" officeooo:rsid="00fe8540" style:font-weight-asian="bold" style:font-weight-complex="bold"/>
    </style:style>
    <style:style style:name="T216" style:family="text">
      <style:text-properties style:font-name="Arial3" fo:font-weight="bold" officeooo:rsid="011add49" style:font-weight-asian="bold" style:font-weight-complex="bold"/>
    </style:style>
    <style:style style:name="T217" style:family="text">
      <style:text-properties style:font-name="Arial3" fo:font-weight="bold" officeooo:rsid="02e75fbe" style:font-weight-asian="bold" style:font-weight-complex="bold"/>
    </style:style>
    <style:style style:name="T218" style:family="text">
      <style:text-properties style:font-name="Arial3" officeooo:rsid="00dbc1c1"/>
    </style:style>
    <style:style style:name="T219" style:family="text">
      <style:text-properties style:font-name="Arial3" officeooo:rsid="00ed32ca"/>
    </style:style>
    <style:style style:name="T220" style:family="text">
      <style:text-properties style:font-name="Arial3" officeooo:rsid="00f03f83"/>
    </style:style>
    <style:style style:name="T221" style:family="text">
      <style:text-properties style:font-name="Arial3" officeooo:rsid="00f0b28b"/>
    </style:style>
    <style:style style:name="T222" style:family="text">
      <style:text-properties style:font-name="Arial3" officeooo:rsid="010e8a99"/>
    </style:style>
    <style:style style:name="T223" style:family="text">
      <style:text-properties style:font-name="Arial3" fo:font-size="11pt" fo:font-style="italic" fo:font-weight="normal" officeooo:rsid="01d5cb53" style:font-size-asian="11pt" style:font-style-asian="italic" style:font-weight-asian="normal" style:font-size-complex="11pt" style:font-style-complex="italic" style:font-weight-complex="normal"/>
    </style:style>
    <style:style style:name="T224" style:family="text">
      <style:text-properties style:font-name="Arial3" fo:font-style="italic" fo:font-weight="normal" style:font-style-asian="italic" style:font-weight-asian="normal" style:font-style-complex="italic" style:font-weight-complex="normal"/>
    </style:style>
    <style:style style:name="T225" style:family="text">
      <style:text-properties style:font-name="Arial3" fo:font-style="italic" fo:font-weight="normal" officeooo:rsid="00a59b49" style:font-style-asian="italic" style:font-weight-asian="normal" style:font-style-complex="italic" style:font-weight-complex="normal"/>
    </style:style>
    <style:style style:name="T226" style:family="text">
      <style:text-properties style:font-name="Arial3" fo:font-style="italic" fo:font-weight="normal" officeooo:rsid="00e79971" style:font-style-asian="italic" style:font-weight-asian="normal" style:font-style-complex="italic" style:font-weight-complex="normal"/>
    </style:style>
    <style:style style:name="T227" style:family="text">
      <style:text-properties style:font-name="Arial3" fo:font-style="italic" fo:font-weight="normal" officeooo:rsid="00e624c4" style:font-style-asian="italic" style:font-weight-asian="normal" style:font-style-complex="italic" style:font-weight-complex="normal"/>
    </style:style>
    <style:style style:name="T228" style:family="text">
      <style:text-properties style:font-name="Arial3" fo:font-style="italic" fo:font-weight="normal" officeooo:rsid="00e8b054" style:font-style-asian="italic" style:font-weight-asian="normal" style:font-style-complex="italic" style:font-weight-complex="normal"/>
    </style:style>
    <style:style style:name="T229" style:family="text">
      <style:text-properties style:font-name="Arial3" fo:font-style="italic" fo:font-weight="normal" officeooo:rsid="02e5fd15" style:font-style-asian="italic" style:font-weight-asian="normal" style:font-style-complex="italic" style:font-weight-complex="normal"/>
    </style:style>
    <style:style style:name="T230" style:family="text">
      <style:text-properties style:font-name="Arial3" fo:font-style="italic" fo:font-weight="normal" officeooo:rsid="02e75fbe" style:font-style-asian="italic" style:font-weight-asian="normal" style:font-style-complex="italic" style:font-weight-complex="normal"/>
    </style:style>
    <style:style style:name="T231" style:family="text">
      <style:text-properties style:font-name="Arial3" officeooo:rsid="01c11847"/>
    </style:style>
    <style:style style:name="T232" style:family="text">
      <style:text-properties style:font-name="Arial3" officeooo:rsid="0233ff8e"/>
    </style:style>
    <style:style style:name="T233" style:family="text">
      <style:text-properties style:font-name="Arial3" officeooo:rsid="02352b8e"/>
    </style:style>
    <style:style style:name="T234" style:family="text">
      <style:text-properties style:font-name="Arial3" officeooo:rsid="023599f4"/>
    </style:style>
    <style:style style:name="T235" style:family="text">
      <style:text-properties style:font-name="Arial3" officeooo:rsid="01cf7ef5"/>
    </style:style>
    <style:style style:name="T236" style:family="text">
      <style:text-properties style:font-name="Arial3" officeooo:rsid="02e83a58"/>
    </style:style>
    <style:style style:name="T237" style:family="text">
      <style:text-properties style:font-name="Arial3" fo:font-size="12pt" officeooo:rsid="02e83a58" style:font-size-asian="12pt" style:font-size-complex="12pt"/>
    </style:style>
    <style:style style:name="T238" style:family="text">
      <style:text-properties officeooo:rsid="00e1afab"/>
    </style:style>
    <style:style style:name="T239" style:family="text">
      <style:text-properties officeooo:rsid="0104a4f1"/>
    </style:style>
    <style:style style:name="T240" style:family="text">
      <style:text-properties officeooo:rsid="0126206f"/>
    </style:style>
    <style:style style:name="T241" style:family="text">
      <style:text-properties officeooo:rsid="022b6353"/>
    </style:style>
    <style:style style:name="T242" style:family="text">
      <style:text-properties fo:color="#009900"/>
    </style:style>
    <style:style style:name="T243" style:family="text">
      <style:text-properties fo:color="#009900" officeooo:rsid="01dfaf8e"/>
    </style:style>
    <style:style style:name="T244" style:family="text">
      <style:text-properties style:font-name="Symbol" fo:font-style="normal" officeooo:rsid="01da64f7" style:font-style-asian="normal" style:font-style-complex="normal"/>
    </style:style>
    <style:style style:name="T245" style:family="text">
      <style:text-properties style:font-name="Symbol" officeooo:rsid="00447d95"/>
    </style:style>
    <style:style style:name="T246" style:family="text">
      <style:text-properties style:font-name="Symbol" fo:font-size="12pt" fo:font-style="normal" fo:font-weight="normal" officeooo:rsid="01da64f7" style:font-size-asian="10.5pt" style:font-style-asian="normal" style:font-weight-asian="normal" style:font-size-complex="12pt" style:font-style-complex="normal" style:font-weight-complex="normal"/>
    </style:style>
    <style:style style:name="T247" style:family="text">
      <style:text-properties style:font-name="Arial2" fo:font-style="normal" officeooo:rsid="01da64f7" style:font-style-asian="normal" style:font-style-complex="normal"/>
    </style:style>
    <style:style style:name="T248" style:family="text">
      <style:text-properties style:font-name="Arial2" officeooo:rsid="026dcd0d"/>
    </style:style>
    <style:style style:name="T249" style:family="text">
      <style:text-properties style:font-name="Arial2" fo:font-size="12pt" fo:font-style="normal" fo:font-weight="normal" officeooo:rsid="01da64f7" style:font-size-asian="10.5pt" style:font-style-asian="normal" style:font-weight-asian="normal" style:font-size-complex="12pt" style:font-style-complex="normal" style:font-weight-complex="normal"/>
    </style:style>
    <style:style style:name="T250" style:family="text">
      <style:text-properties officeooo:rsid="0268398e"/>
    </style:style>
    <style:style style:name="T251" style:family="text">
      <style:text-properties officeooo:rsid="027a155b"/>
    </style:style>
    <style:style style:name="T252" style:family="text">
      <style:text-properties fo:color="#345a8a" style:font-name="Arial4" fo:font-size="16pt"/>
    </style:style>
    <style:style style:name="T253" style:family="text">
      <style:text-properties officeooo:rsid="027a155b" style:language-asian="it" style:country-asian="IT"/>
    </style:style>
    <style:style style:name="T254" style:family="text">
      <style:text-properties officeooo:rsid="027ee962"/>
    </style:style>
    <style:style style:name="T255" style:family="text">
      <style:text-properties officeooo:rsid="0284b44a"/>
    </style:style>
    <style:style style:name="T256" style:family="text">
      <style:text-properties officeooo:rsid="002fa0c1"/>
    </style:style>
    <style:style style:name="T257" style:family="text">
      <style:text-properties officeooo:rsid="029038e9"/>
    </style:style>
    <style:style style:name="T258" style:family="text">
      <style:text-properties officeooo:rsid="0296376d"/>
    </style:style>
    <style:style style:name="T259" style:family="text">
      <style:text-properties officeooo:rsid="029be40d"/>
    </style:style>
    <style:style style:name="T260" style:family="text">
      <style:text-properties officeooo:rsid="029bf8e5"/>
    </style:style>
    <style:style style:name="T261" style:family="text">
      <style:text-properties officeooo:rsid="02ad4079"/>
    </style:style>
    <style:style style:name="T262" style:family="text">
      <style:text-properties officeooo:rsid="02b15c6f"/>
    </style:style>
    <style:style style:name="T263" style:family="text">
      <style:text-properties officeooo:rsid="02cb1ba9"/>
    </style:style>
    <style:style style:name="T264" style:family="text">
      <style:text-properties officeooo:rsid="02d08900"/>
    </style:style>
    <style:style style:name="T265" style:family="text">
      <style:text-properties officeooo:rsid="02d3a80f"/>
    </style:style>
    <style:style style:name="T266" style:family="text">
      <style:text-properties officeooo:rsid="02d3cce8"/>
    </style:style>
    <style:style style:name="T267" style:family="text">
      <style:text-properties officeooo:rsid="02d4f280"/>
    </style:style>
    <style:style style:name="T268" style:family="text">
      <style:text-properties officeooo:rsid="02dbfb8e"/>
    </style:style>
    <style:style style:name="T269" style:family="text">
      <style:text-properties officeooo:rsid="02dc5040"/>
    </style:style>
    <style:style style:name="T270" style:family="text">
      <style:text-properties officeooo:rsid="02ddc3d7"/>
    </style:style>
    <style:style style:name="T271" style:family="text">
      <style:text-properties fo:font-size="11pt" style:font-size-asian="11pt"/>
    </style:style>
    <style:style style:name="T272" style:family="text">
      <style:text-properties officeooo:rsid="02e75fbe"/>
    </style:style>
    <style:style style:name="T273" style:family="text">
      <style:text-properties style:font-name="Arial" fo:font-size="12pt" fo:font-style="normal" officeooo:rsid="02e83a58" style:font-size-asian="12pt" style:font-style-asian="normal" style:font-size-complex="12pt" style:font-style-complex="normal"/>
    </style:style>
    <style:style style:name="T274" style:family="text">
      <style:text-properties style:font-name="Arial" fo:font-size="12pt" fo:font-style="normal" fo:font-weight="normal" officeooo:rsid="00a26eee" style:font-size-asian="12pt" style:font-style-asian="normal" style:font-weight-asian="normal" style:font-size-complex="12pt" style:font-style-complex="normal" style:font-weight-complex="normal"/>
    </style:style>
    <style:style style:name="T275" style:family="text">
      <style:text-properties style:font-name="Arial" fo:font-size="12pt" fo:font-style="normal" fo:font-weight="normal" officeooo:rsid="02e83a58" style:font-size-asian="12pt" style:font-style-asian="normal" style:font-weight-asian="normal" style:font-size-complex="12pt" style:font-style-complex="normal" style:font-weight-complex="normal"/>
    </style:style>
    <style:style style:name="T276" style:family="text">
      <style:text-properties style:font-name="Arial" fo:font-size="12pt" fo:font-style="normal" fo:font-weight="normal" officeooo:rsid="02ea1b1a" style:font-size-asian="12pt" style:font-style-asian="normal" style:font-weight-asian="normal" style:font-size-complex="12pt" style:font-style-complex="normal" style:font-weight-complex="normal"/>
    </style:style>
    <style:style style:name="T277" style:family="text">
      <style:text-properties style:font-name="Arial" fo:font-size="12pt" fo:font-style="normal" fo:font-weight="bold" officeooo:rsid="02ea1b1a" style:font-size-asian="12pt" style:font-style-asian="normal" style:font-weight-asian="bold" style:font-size-complex="12pt" style:font-style-complex="normal" style:font-weight-complex="bold"/>
    </style:style>
    <style:style style:name="T278" style:family="text">
      <style:text-properties style:font-name="Arial" fo:font-size="12pt" fo:font-weight="normal" officeooo:rsid="02e83a58" style:font-size-asian="12pt" style:font-weight-asian="normal" style:font-size-complex="12pt" style:font-weight-complex="normal"/>
    </style:style>
    <style:style style:name="T279" style:family="text"/>
    <style:style style:name="T28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ucida Grande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81" style:family="text">
      <style:text-properties fo:font-variant="normal" fo:text-transform="none" fo:color="#000000" style:text-outline="false" style:text-line-through-style="none" style:text-line-through-type="none" style:text-position="0% 100%" style:font-name="Albany AMT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82" style:family="text">
      <style:text-properties fo:color="#000000" style:text-outline="false" style:text-line-through-style="none" style:text-line-through-type="none" style:text-position="0% 100%" style:font-name="Albany AMT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83" style:family="text">
      <style:text-properties fo:font-variant="normal" fo:text-transform="none" fo:color="#000000" style:text-outline="false" style:text-line-through-style="none" style:text-line-through-type="none" style:text-position="0% 100%" style:font-name="Lucida Grande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84" style:family="text">
      <style:text-properties fo:font-variant="normal" fo:text-transform="none" fo:color="#000000" style:text-outline="false" style:text-line-through-style="none" style:text-line-through-type="none" style:text-position="0% 100%" style:font-name="Lucida Grande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8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ucida Grande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86" style:family="text">
      <style:text-properties style:use-window-font-color="true" style:text-outline="false" style:text-line-through-style="none" style:text-line-through-type="none" style:text-position="0% 100%" style:font-name="Albany AMT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87" style:family="text">
      <style:text-properties style:use-window-font-color="true" style:text-outline="false" style:text-line-through-style="none" style:text-line-through-type="none" style:text-position="0% 100%" style:font-name="Lucida Grande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88" style:family="text">
      <style:text-properties fo:color="#000000" style:text-outline="false" style:text-line-through-style="none" style:text-line-through-type="none" style:text-position="0% 100%" style:font-name="Lucida Grande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horizontal-pos="right" style:horizontal-rel="paragraph" fo:background-color="transparent" style:background-transparency="100%" draw:fill="solid" style:shadow="none" draw:shadow-opacity="100%" style:mirror="none" fo:clip="rect(0cm, 0.139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wrap="dynamic" style:number-wrapped-paragraphs="no-limit" style:wrap-contour="false" style:horizontal-pos="left" style:horizontal-rel="paragraph" style:shadow="none" draw:shadow-opacity="100%" style:mirror="none" fo:clip="rect(0cm, 0.139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dynamic" style:number-wrapped-paragraphs="no-limit" style:wrap-contour="false" style:horizontal-pos="right" style:horizontal-rel="paragraph" style:shadow="none" draw:shadow-opacity="100%" style:mirror="none" fo:clip="rect(0cm, 0.139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33cm" fo:margin-left="0.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33cm" fo:margin-left="0.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9"><text:span text:style-name="T1"><text:user-defined style:data-style-name="N0" text:name="Project_acronym">CryOcean-QCV</text:user-defined></text:span><text:span text:style-name="T1"> - </text:span><text:span text:style-name="T34">quality control/validation for CryoSat-2</text:span><text:span text:style-name="T1"><text:line-break/></text:span><text:span text:style-name="T35">Monthly</text:span><text:span text:style-name="T1"> Data Quality report for </text:span><text:span text:style-name="T1"><text:conditional-text text:condition="ooow:true" text:string-value-if-true="Report_Date" text:string-value-if-false="">Report_Date</text:conditional-text></text:span></text:p>
      <table:table table:name="DocuemntHistory" table:style-name="DocuemntHistory">
        <table:table-column table:style-name="DocuemntHistory.A" table:number-columns-repeated="3"/>
        <table:table-column table:style-name="DocuemntHistory.D"/>
        <table:table-row>
          <table:table-cell table:style-name="DocuemntHistory.A1" table:number-columns-spanned="4" office:value-type="string">
            <text:p text:style-name="P66"><text:span text:style-name="Default_20_Paragraph_20_Font">DOCUMENT INFORMATION</text:span></text:p>
          </table:table-cell>
          <table:covered-table-cell/>
          <table:covered-table-cell/>
          <table:covered-table-cell/>
        </table:table-row>
        <table:table-row>
          <table:table-cell table:style-name="DocuemntHistory.A2" table:number-columns-spanned="4" office:value-type="string">
            <text:p text:style-name="P65"><text:span text:style-name="Default_20_Paragraph_20_Font"><text:span text:style-name="T2">Document history</text:span></text:span></text:p>
          </table:table-cell>
          <table:covered-table-cell/>
          <table:covered-table-cell/>
          <table:covered-table-cell/>
        </table:table-row>
        <table:table-row>
          <table:table-cell table:style-name="DocuemntHistory.A3" office:value-type="string">
            <text:p text:style-name="Table_20_Sub-Heading"><text:span text:style-name="Default_20_Paragraph_20_Font">Version</text:span></text:p>
          </table:table-cell>
          <table:table-cell table:style-name="DocuemntHistory.A3" office:value-type="string">
            <text:p text:style-name="Table_20_Sub-Heading"><text:span text:style-name="Default_20_Paragraph_20_Font">Issued</text:span></text:p>
          </table:table-cell>
          <table:table-cell table:style-name="DocuemntHistory.A3" office:value-type="string">
            <text:p text:style-name="Table_20_Sub-Heading"><text:span text:style-name="Default_20_Paragraph_20_Font">Reason for change</text:span></text:p>
          </table:table-cell>
          <table:table-cell table:style-name="DocuemntHistory.A2" office:value-type="string">
            <text:p text:style-name="Table_20_Sub-Heading">Author</text:p>
          </table:table-cell>
        </table:table-row>
        <table:table-row>
          <table:table-cell table:style-name="DocuemntHistory.C4" office:value-type="string">
            <text:p text:style-name="Table_20_Contents"><text:span text:style-name="Default_20_Paragraph_20_Font"><text:conditional-text text:condition="ooow:true" text:string-value-if-true="Version" text:string-value-if-false="">Version</text:conditional-text></text:span></text:p>
          </table:table-cell>
          <table:table-cell table:style-name="DocuemntHistory.C4" office:value-type="string">
            <text:p text:style-name="P68"><text:span text:style-name="Default_20_Paragraph_20_Font"><text:span text:style-name="T160"><text:conditional-text text:condition="ooow:true" text:string-value-if-true="date_issued" text:string-value-if-false="">date_issued</text:conditional-text></text:span></text:span></text:p>
          </table:table-cell>
          <table:table-cell table:style-name="DocuemntHistory.C4" office:value-type="string">
            <text:p text:style-name="Table_20_Contents"><text:span text:style-name="Default_20_Paragraph_20_Font">Creation</text:span></text:p>
          </table:table-cell>
          <table:table-cell table:style-name="DocuemntHistory.D4" office:value-type="string">
            <text:p text:style-name="Table_20_Contents"><text:span text:style-name="Default_20_Paragraph_20_Font"><text:conditional-text text:condition="ooow:true" text:string-value-if-true="Author" text:string-value-if-false="">Author</text:conditional-text></text:span></text:p>
          </table:table-cell>
        </table:table-row>
      </table:table>
      <text:p text:style-name="P12"/>
      <table:table table:name="DocumentInfo" table:style-name="DocumentInfo">
        <table:table-column table:style-name="DocumentInfo.A" table:number-columns-repeated="3"/>
        <table:table-row>
          <table:table-cell table:style-name="DocumentInfo.A1" table:number-columns-spanned="3" office:value-type="string">
            <text:p text:style-name="Table_20_Sub-Heading"><text:span text:style-name="Default_20_Paragraph_20_Font">This Version</text:span></text:p>
          </table:table-cell>
          <table:covered-table-cell/>
          <table:covered-table-cell/>
        </table:table-row>
        <table:table-row>
          <table:table-cell table:style-name="DocumentInfo.A2" table:number-columns-spanned="3" office:value-type="string">
            <text:p text:style-name="Table_20_Sub-Heading"><text:span text:style-name="Default_20_Paragraph_20_Font">Version </text:span><text:span text:style-name="Default_20_Paragraph_20_Font"><text:conditional-text text:condition="ooow:true" text:string-value-if-true="Version" text:string-value-if-false="">Version</text:conditional-text></text:span><text:span text:style-name="Default_20_Paragraph_20_Font"> – issued by </text:span><text:span text:style-name="Default_20_Paragraph_20_Font"><text:user-defined style:data-style-name="N0" text:name="Company">National Oceanography Centre</text:user-defined></text:span><text:span text:style-name="Default_20_Paragraph_20_Font"> on </text:span><text:span text:style-name="Default_20_Paragraph_20_Font"><text:conditional-text text:condition="ooow:true" text:string-value-if-true="date_issued" text:string-value-if-false="">date_issued</text:conditional-text></text:span></text:p>
          </table:table-cell>
          <table:covered-table-cell/>
          <table:covered-table-cell/>
        </table:table-row>
        <table:table-row>
          <table:table-cell table:style-name="DocumentInfo.B3" office:value-type="string">
            <text:p text:style-name="Table_20_Sub-Heading"><text:span text:style-name="Default_20_Paragraph_20_Font">Written by:</text:span></text:p>
          </table:table-cell>
          <table:table-cell table:style-name="DocumentInfo.B3" office:value-type="string">
            <text:p text:style-name="Table_20_Contents"><text:span text:style-name="Default_20_Paragraph_20_Font"><text:conditional-text text:condition="ooow:true" text:string-value-if-true="Author" text:string-value-if-false="">Author</text:conditional-text></text:span></text:p>
          </table:table-cell>
          <table:table-cell table:style-name="DocumentInfo.C3" office:value-type="string">
            <text:p text:style-name="Table_20_Contents"><text:span text:style-name="Default_20_Paragraph_20_Font"/></text:p>
          </table:table-cell>
        </table:table-row>
        <table:table-row>
          <table:table-cell table:style-name="DocumentInfo.B9" office:value-type="string">
            <text:p text:style-name="Table_20_Sub-Heading"><text:span text:style-name="Default_20_Paragraph_20_Font">Checked by:</text:span></text:p>
          </table:table-cell>
          <table:table-cell table:style-name="DocumentInfo.B9" office:value-type="string">
            <text:p text:style-name="Table_20_Contents"><text:span text:style-name="Default_20_Paragraph_20_Font"><text:conditional-text text:condition="ooow:true" text:string-value-if-true="Checked_by" text:string-value-if-false="">Checked_by</text:conditional-text></text:span></text:p>
          </table:table-cell>
          <table:table-cell table:style-name="DocumentInfo.C9" office:value-type="string">
            <text:p text:style-name="Table_20_Contents"/>
          </table:table-cell>
        </table:table-row>
        <table:table-row>
          <table:table-cell table:style-name="DocumentInfo.B9" office:value-type="string">
            <text:p text:style-name="Table_20_Sub-Heading"><text:span text:style-name="Default_20_Paragraph_20_Font">Approved by:</text:span></text:p>
          </table:table-cell>
          <table:table-cell table:style-name="DocumentInfo.B9" office:value-type="string">
            <text:p text:style-name="Table_20_Contents"><text:span text:style-name="Default_20_Paragraph_20_Font"/></text:p>
          </table:table-cell>
          <table:table-cell table:style-name="DocumentInfo.C9" office:value-type="string">
            <text:p text:style-name="Table_20_Contents"><text:span text:style-name="Default_20_Paragraph_20_Font"/></text:p>
          </table:table-cell>
        </table:table-row>
        <table:table-row>
          <table:table-cell table:style-name="DocumentInfo.A2" table:number-columns-spanned="3" office:value-type="string">
            <text:p text:style-name="Table_20_Sub-Heading"><text:span text:style-name="Default_20_Paragraph_20_Font">Distribution List</text:span></text:p>
          </table:table-cell>
          <table:covered-table-cell/>
          <table:covered-table-cell/>
        </table:table-row>
        <table:table-row>
          <table:table-cell table:style-name="DocumentInfo.B9" office:value-type="string">
            <text:p text:style-name="Table_20_Sub-Heading"><text:span text:style-name="Default_20_Paragraph_20_Font">Company</text:span></text:p>
          </table:table-cell>
          <table:table-cell table:style-name="DocumentInfo.B9" office:value-type="string">
            <text:p text:style-name="Table_20_Sub-Heading"><text:span text:style-name="Default_20_Paragraph_20_Font">Delivered via</text:span></text:p>
          </table:table-cell>
          <table:table-cell table:style-name="DocumentInfo.C9" office:value-type="string">
            <text:p text:style-name="Table_20_Sub-Heading"><text:span text:style-name="Default_20_Paragraph_20_Font">Names</text:span></text:p>
          </table:table-cell>
        </table:table-row>
        <table:table-row>
          <table:table-cell table:style-name="DocumentInfo.B9" office:value-type="string">
            <text:p text:style-name="Table_20_Contents"><text:span text:style-name="Default_20_Paragraph_20_Font">ESA</text:span></text:p>
          </table:table-cell>
          <table:table-cell table:style-name="DocumentInfo.B9" office:value-type="string">
            <text:p text:style-name="Table_20_Contents"><text:span text:style-name="Default_20_Paragraph_20_Font">ftp</text:span></text:p>
          </table:table-cell>
          <table:table-cell table:style-name="DocumentInfo.C9" office:value-type="string">
            <text:p text:style-name="P67"><text:span text:style-name="Default_20_Paragraph_20_Font"><text:span text:style-name="T134">Jerome Bouffard, EOP-GMQ</text:span></text:span></text:p>
            <text:p text:style-name="Table_20_Contents"><text:span text:style-name="Default_20_Paragraph_20_Font">Pierre Féménias, EOP-GMQ</text:span></text:p>
          </table:table-cell>
        </table:table-row>
        <table:table-row>
          <table:table-cell table:style-name="DocumentInfo.B9" office:value-type="string">
            <text:p text:style-name="Table_20_Contents"><text:span text:style-name="Default_20_Paragraph_20_Font">NOC</text:span></text:p>
          </table:table-cell>
          <table:table-cell table:style-name="DocumentInfo.B9" office:value-type="string">
            <text:p text:style-name="Table_20_Contents"><text:span text:style-name="Default_20_Paragraph_20_Font">ftp</text:span></text:p>
          </table:table-cell>
          <table:table-cell table:style-name="DocumentInfo.C9" office:value-type="string">
            <text:p text:style-name="Table_20_Contents">P.Cipollini</text:p>
            <text:p text:style-name="Table_20_Contents">H.Snaith</text:p>
          </table:table-cell>
        </table:table-row>
      </table:table>
      <text:p text:style-name="Standard"/>
      <text:p text:style-name="P230"><text:span text:style-name="T251">MONTHLY</text:span> QUALITY ASSESSMENT <text:span text:style-name="T203">FOR </text:span><text:span text:style-name="T203"><text:conditional-text text:condition="ooow:true" text:string-value-if-true="Report_Date" text:string-value-if-false="">Report_Date</text:conditional-text></text:span></text:p>
      <text:p text:style-name="P138"><text:span text:style-name="T203">Report issued on </text:span><text:span text:style-name="T11"><text:conditional-text text:condition="ooow:true" text:string-value-if-true="date_issued" text:string-value-if-false="">date_issued</text:conditional-text></text:span></text:p>
      <text:p text:style-name="P123"/>
      <text:p text:style-name="P124"><text:span text:style-name="T252">Introduction and purpose of the monthly report</text:span> </text:p>
      <text:p text:style-name="P124"/>
      <text:p text:style-name="P124"/>
      <table:table table:name="Table2" table:style-name="Table2">
        <table:table-column table:style-name="Table2.A"/>
        <table:table-row>
          <table:table-cell table:style-name="Table2.A1" office:value-type="string">
            <text:p text:style-name="P120">WARNINGS <text:span text:style-name="T240">(see Appendix A for details)</text:span></text:p>
          </table:table-cell>
        </table:table-row>
        <table:table-row>
          <table:table-cell table:style-name="Table2.A2" office:value-type="string">
            <text:p text:style-name="P122"><text:span text:style-name="T243">N</text:span><text:span text:style-name="T242">o warnings</text:span><text:span text:style-name="T242"><office:annotation><dc:creator>Unknown Author</dc:creator><dc:date>2014-12-19T12:57:07</dc:date><text:list text:style-name=""><text:list-item><text:p text:style-name="P245"><text:span text:style-name="T280">do row if not warn</text:span></text:p></text:list-item></text:list></office:annotation></text:span></text:p>
          </table:table-cell>
        </table:table-row>
        <table:table-row>
          <table:table-cell table:style-name="Table2.A3" office:value-type="string">
            <text:p text:style-name="P121"><text:conditional-text text:condition="ooow:True" text:string-value-if-true="warning" text:string-value-if-false="">warning</text:conditional-text><office:annotation office:name="__Fieldmark__2454_720440069"><dc:creator>Unknown Author</dc:creator><dc:date>2014-09-10T13:18:29</dc:date><text:list text:continue-numbering="true" text:style-name=""><text:list-item><text:p text:style-name="P245"><text:span text:style-name="T287">do row for warning in warn</text:span></text:p></text:list-item></text:list></office:annotation></text:p>
          </table:table-cell>
        </table:table-row>
      </table:table>
      <text:p text:style-name="P42"/>
      <text:list xml:id="list7086957200383365722" text:style-name="Outline">
        <text:list-item>
          <text:p text:style-name="P228"><text:span text:style-name="T253">Summary of results for FDM</text:span>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43">Note <text:span text:style-name="T259">1.1</text:span>:</text:p>
          </table:table-cell>
          <table:table-cell table:style-name="Table3.A1" office:value-type="string">
            <text:p text:style-name="P218">“flag-valid” refers to those records that have not been flagged as bad by either</text:p>
            <text:p text:style-name="P212"><text:span text:style-name="T271">the average status flag or the measurement confidence flag.</text:span></text:p>
          </table:table-cell>
        </table:table-row>
      </table:table>
      <text:p text:style-name="P211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85">Note <text:span text:style-name="T259">1.2</text:span>:</text:p>
          </table:table-cell>
          <table:table-cell table:style-name="Table13.A1" office:value-type="string">
            <text:p text:style-name="P182"><text:span text:style-name="Emphasis"><text:span text:style-name="T224">“</text:span></text:span><text:span text:style-name="Emphasis"><text:span text:style-name="T225">science-valid</text:span></text:span><text:span text:style-name="Emphasis"><text:span text:style-name="T224">” refers to </text:span></text:span><text:span text:style-name="Emphasis"><text:span text:style-name="T229">flag-valid </text:span></text:span><text:span text:style-name="Emphasis"><text:span text:style-name="T226">records</text:span></text:span><text:span text:style-name="Emphasis"><text:span text:style-name="T224"> </text:span></text:span><text:span text:style-name="Emphasis"><text:span text:style-name="T229">(</text:span></text:span><text:span text:style-name="Emphasis"><text:span text:style-name="T227">over oceans and lakes </text:span></text:span><text:span text:style-name="Emphasis"><text:span text:style-name="T229">and excluding polar regions)</text:span></text:span><text:span text:style-name="Emphasis"><text:span text:style-name="T227"> </text:span></text:span><text:span text:style-name="Emphasis"><text:span text:style-name="T228">that meet</text:span></text:span><text:span text:style-name="Emphasis"><text:span text:style-name="T227"> the editing criteria described in </text:span></text:span><text:span text:style-name="Emphasis"><text:span text:style-name="T229">the </text:span></text:span><text:span text:style-name="Emphasis"><text:span text:style-name="T230">T</text:span></text:span><text:span text:style-name="Emphasis"><text:span text:style-name="T229">ables </text:span></text:span><text:span text:style-name="Emphasis"><text:span text:style-name="T230">2, 3, 4, 5.</text:span></text:span></text:p>
          </table:table-cell>
        </table:table-row>
      </table:table>
      <text:p text:style-name="P188"/>
      <text:p text:style-name="P158"><text:span text:style-name="Emphasis"><text:span text:style-name="T171">1</text:span></text:span><text:span text:style-name="Emphasis"><text:span text:style-name="T170">.1. </text:span></text:span><text:span text:style-name="Emphasis"><text:span text:style-name="T171">Summary</text:span></text:span></text:p>
      <text:p text:style-name="P158"/>
      <text:p text:style-name="P158"><text:span text:style-name="Emphasis"><text:span text:style-name="T171">1</text:span></text:span><text:span text:style-name="Emphasis"><text:span text:style-name="T170">.</text:span></text:span><text:span text:style-name="Emphasis"><text:span text:style-name="T171">2</text:span></text:span><text:span text:style-name="Emphasis"><text:span text:style-name="T170">. </text:span></text:span><text:span text:style-name="Emphasis"><text:span text:style-name="T171">Data used</text:span></text:span></text:p>
      <text:p text:style-name="P129">Product: <text:span text:style-name="T2">FDM</text:span></text:p>
      <text:p text:style-name="P127"><text:span text:style-name="T153">Date and time of the first record</text:span>: <text:span text:style-name="T2"><text:conditional-text text:condition="ooow:true" text:string-value-if-true="start_timeFDM" text:string-value-if-false="">start_timeFDM</text:conditional-text></text:span></text:p>
      <text:p text:style-name="P127"><text:span text:style-name="T153">Date and time of the last record</text:span>: <text:span text:style-name="T2"><text:conditional-text text:condition="ooow:true" text:string-value-if-true="stop_timeFDM" text:string-value-if-false="">stop_timeFDM</text:conditional-text></text:span></text:p>
      <text:p text:style-name="P125">Range of <text:span text:style-name="T161">complete </text:span>orbits <text:span text:style-name="T161">in present month</text:span>: <text:span text:style-name="T2"><text:conditional-text text:condition="ooow:true" text:string-value-if-true="orbit0FDM" text:string-value-if-false="">orbit0FDM</text:conditional-text></text:span> to <text:span text:style-name="T2"><text:conditional-text text:condition="ooow:true" text:string-value-if-true="orbitfFDM" text:string-value-if-false="">orbitfFDM</text:conditional-text></text:span></text:p>
      <text:p text:style-name="P158"><text:span text:style-name="Emphasis"><text:span text:style-name="T171">1</text:span></text:span><text:span text:style-name="Emphasis"><text:span text:style-name="T170">.</text:span></text:span><text:span text:style-name="Emphasis"><text:span text:style-name="T171">3</text:span></text:span><text:span text:style-name="Emphasis"><text:span text:style-name="T170">. </text:span></text:span><text:span text:style-name="Emphasis"><text:span text:style-name="T171">Data flow</text:span></text:span></text:p>
      <text:p text:style-name="P14"><text:span text:style-name="Default_20_Paragraph_20_Font"><text:span text:style-name="T10">Median latency [</text:span></text:span><text:span text:style-name="Default_20_Paragraph_20_Font"><text:span text:style-name="T16">min</text:span></text:span><text:span text:style-name="Default_20_Paragraph_20_Font"><text:span text:style-name="T15"> </text:span></text:span><text:span text:style-name="Default_20_Paragraph_20_Font"><text:span text:style-name="T16">max</text:span></text:span><text:span text:style-name="Default_20_Paragraph_20_Font"><text:span text:style-name="T10">]:</text:span></text:span><text:span text:style-name="Default_20_Paragraph_20_Font"><text:span text:style-name="T154"> </text:span></text:span><text:span text:style-name="Default_20_Paragraph_20_Font"><text:span text:style-name="T154"><text:conditional-text text:condition="ooow:true" text:string-value-if-true="median_latencyFDM" text:string-value-if-false="">median_latencyFDM</text:conditional-text></text:span></text:span><text:span text:style-name="Default_20_Paragraph_20_Font"><text:span text:style-name="T154"> hours [</text:span></text:span><text:span text:style-name="Default_20_Paragraph_20_Font"><text:span text:style-name="T154"><text:conditional-text text:condition="ooow:true" text:string-value-if-true="latencyLowFDM" text:string-value-if-false="">latencyLowFDM</text:conditional-text></text:span></text:span><text:span text:style-name="Default_20_Paragraph_20_Font"><text:span text:style-name="T154"> - </text:span></text:span><text:span text:style-name="Default_20_Paragraph_20_Font"><text:span text:style-name="T154"><text:conditional-text text:condition="ooow:true" text:string-value-if-true="latencyUpFDM" text:string-value-if-false="">latencyUpFDM</text:conditional-text></text:span></text:span><text:span text:style-name="Default_20_Paragraph_20_Font"><text:span text:style-name="T154">]</text:span></text:span></text:p>
      <text:p text:style-name="P14"/>
      <text:p text:style-name="P14"/>
      <text:p text:style-name="P14"/>
      <text:p text:style-name="P15"><office:annotation office:name="__Fieldmark__11067_1469397881"><dc:creator>Unknown Author</dc:creator><dc:date>2014-08-21T12:13:42</dc:date><text:list text:style-name=""><text:list-item><text:p>do text</text:p></text:list-item></text:list><text:p>from <text:s text:c="28"/>document(at='%s/FDM_Fig_1.jpg' %(image_dir),anchor='paragraph',size=(11.8,6.4),sizeUnit='cm')</text:p></office:annotation><text:span text:style-name="Default_20_Paragraph_20_Font"><text:span text:style-name="T155">Fig. 1</text:span></text:span><office:annotation-end office:name="__Fieldmark__11067_1469397881"/></text:p>
      <text:p text:style-name="P57"><text:span text:style-name="Default_20_Paragraph_20_Font"><text:span text:style-name="T6">Figure 1</text:span></text:span><text:span text:style-name="Default_20_Paragraph_20_Font"><text:span text:style-name="T155">. Box-and-whiskers plot for the FDM latency showing for each day in </text:span></text:span><text:span text:style-name="Emphasis"><text:span text:style-name="T40"><text:conditional-text text:condition="ooow:true" text:string-value-if-true="Report_Date" text:string-value-if-false="">Report_Date</text:conditional-text></text:span></text:span><text:span text:style-name="Default_20_Paragraph_20_Font"><text:span text:style-name="T155"> the first and third quartiles (bottom and top of the box), the median (thick black), the 5% and 95% percentiles (lower and upper whiskers), the mean (blue) and the mean </text:span></text:span><text:span text:style-name="Default_20_Paragraph_20_Font"><text:span text:style-name="T245">±</text:span></text:span><text:span text:style-name="Default_20_Paragraph_20_Font"><text:span text:style-name="T248">1</text:span></text:span><text:span text:style-name="Default_20_Paragraph_20_Font"><text:span text:style-name="T155"> standard deviation (blue dashed line). The percentage of records delivered within 3 days is also shown (red, right y-axis). The horizontal black line denotes the 3 days threshold.</text:span></text:span></text:p>
      <text:p text:style-name="P15"><text:span text:style-name="Default_20_Paragraph_20_Font"/></text:p>
      <text:p text:style-name="P15"><text:span text:style-name="Default_20_Paragraph_20_Font"/></text:p>
      <text:p text:style-name="P36"><office:annotation office:name="__Fieldmark__5857_401713097"><dc:creator>Francisco Calafat</dc:creator><dc:date>2014-10-02T13:41:54</dc:date><text:list text:continue-numbering="true" text:style-name=""><text:list-item><text:p>do text</text:p></text:list-item></text:list><text:p>from <text:s text:c="28"/>document(at='%s/FDM_Fig_2.jpg' %(image_dir),anchor='paragraph',size=(7.4,6.3),sizeUnit='cm')</text:p></office:annotation><text:span text:style-name="Default_20_Paragraph_20_Font"><text:span text:style-name="T204">Fig. 2</text:span></text:span><office:annotation-end office:name="__Fieldmark__5857_401713097"/></text:p>
      <text:p text:style-name="P44"><text:span text:style-name="Default_20_Paragraph_20_Font"><text:span text:style-name="T12">Figure 2</text:span></text:span><text:span text:style-name="Default_20_Paragraph_20_Font"><text:span text:style-name="T204">. </text:span></text:span><text:span text:style-name="Emphasis"><text:span text:style-name="T40">Histogram of </text:span></text:span><text:span text:style-name="Emphasis"><text:span text:style-name="T42">the </text:span></text:span><text:span text:style-name="Emphasis"><text:span text:style-name="T66">FDM</text:span></text:span><text:span text:style-name="Emphasis"><text:span text:style-name="T42"> data latency</text:span></text:span><text:span text:style-name="Emphasis"><text:span text:style-name="T40"> for </text:span></text:span><text:span text:style-name="Emphasis"><text:span text:style-name="T40"><text:conditional-text text:condition="ooow:true" text:string-value-if-true="Report_Date" text:string-value-if-false="">Report_Date</text:conditional-text></text:span></text:span><text:span text:style-name="Emphasis"><text:span text:style-name="T40">. </text:span></text:span><text:span text:style-name="Emphasis"><text:span text:style-name="T62">The y-axis denotes the number of files t</text:span></text:span><text:span text:style-name="Emphasis"><text:span text:style-name="T135">hat </text:span></text:span><text:span text:style-name="Emphasis"><text:span text:style-name="T136">are made available with a delay of </text:span></text:span><text:span text:style-name="Emphasis"><text:span text:style-name="T137">x-</text:span></text:span><text:span text:style-name="Emphasis"><text:span text:style-name="T136">hours with respect to the mean time of the records stored in the file.</text:span></text:span></text:p>
      <text:p text:style-name="P44"/>
      <text:p text:style-name="P158"><text:span text:style-name="Emphasis"><text:span text:style-name="T171">1</text:span></text:span><text:span text:style-name="Emphasis"><text:span text:style-name="T170">.</text:span></text:span><text:span text:style-name="Emphasis"><text:span text:style-name="T171">4</text:span></text:span><text:span text:style-name="Emphasis"><text:span text:style-name="T170">. </text:span></text:span><text:span text:style-name="Emphasis"><text:span text:style-name="T171">Data coverage and completeness</text:span></text:span>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>
          <table:table-cell table:style-name="Table1.A1" office:value-type="string">
            <text:p text:style-name="P69"/>
          </table:table-cell>
          <table:table-cell table:style-name="Table1.A1" office:value-type="string">
            <text:p text:style-name="P231">Present in <text:span text:style-name="T268">month</text:span></text:p>
          </table:table-cell>
          <table:table-cell table:style-name="Table1.A1" office:value-type="string">
            <text:p text:style-name="P100">Theoretical max.</text:p>
          </table:table-cell>
          <table:table-cell table:style-name="Table1.D1" office:value-type="string">
            <text:p text:style-name="P100">Percentage (%)</text:p>
          </table:table-cell>
        </table:table-row>
        <table:table-row>
          <table:table-cell table:style-name="Table1.A2" office:value-type="string">
            <text:p text:style-name="P100">Total</text:p>
          </table:table-cell>
          <table:table-cell table:style-name="Table1.B2" office:value-type="string">
            <text:p text:style-name="P70"><text:conditional-text text:condition="ooow:true" text:string-value-if-true="total_nrecordFDM" text:string-value-if-false="">total_nrecordFDM</text:conditional-text></text:p>
          </table:table-cell>
          <table:table-cell table:style-name="Table1.C2" office:value-type="string">
            <text:p text:style-name="P72"><text:conditional-text text:condition="ooow:true" text:string-value-if-true="theor_totalFDM" text:string-value-if-false="">theor_totalFDM</text:conditional-text></text:p>
          </table:table-cell>
          <table:table-cell table:style-name="Table1.D2" office:value-type="string">
            <text:p text:style-name="P70"><text:conditional-text text:condition="ooow:true" text:string-value-if-true="total_precordFDM" text:string-value-if-false="">total_precordFDM</text:conditional-text></text:p>
          </table:table-cell>
        </table:table-row>
        <table:table-row>
          <table:table-cell table:style-name="Table1.A3" office:value-type="string">
            <text:p text:style-name="P100">Ocean<text:span text:style-name="T238">s and lakes</text:span></text:p>
          </table:table-cell>
          <table:table-cell table:style-name="Table1.B3" office:value-type="string">
            <text:p text:style-name="P70"><text:conditional-text text:condition="ooow:true" text:string-value-if-true="ocean_nrecordFDM" text:string-value-if-false="">ocean_nrecordFDM</text:conditional-text></text:p>
          </table:table-cell>
          <table:table-cell table:style-name="Table1.C3" office:value-type="string">
            <text:p text:style-name="P70"><text:conditional-text text:condition="ooow:true" text:string-value-if-true="theor_oceanFDM" text:string-value-if-false="">theor_oceanFDM</text:conditional-text></text:p>
          </table:table-cell>
          <table:table-cell table:style-name="Table1.D3" office:value-type="string">
            <text:p text:style-name="P70"><text:conditional-text text:condition="ooow:true" text:string-value-if-true="ocean_precordFDM" text:string-value-if-false="">ocean_precordFDM</text:conditional-text></text:p>
          </table:table-cell>
        </table:table-row>
      </table:table>
      <text:p text:style-name="P139"><text:span text:style-name="T213">Table 1</text:span>. <text:span text:style-name="T208">Number of total </text:span><text:span text:style-name="T209">(land and ocean/</text:span><text:span text:style-name="T222">lake</text:span><text:span text:style-name="T209">)</text:span><text:span text:style-name="T208"> and </text:span><text:span text:style-name="T222">only </text:span><text:span text:style-name="T208">ocean/</text:span><text:span text:style-name="T218">lake</text:span><text:span text:style-name="T208"> records </text:span><text:span text:style-name="T232">(based on the surface_type flag)</text:span><text:span text:style-name="T208"> </text:span><text:span text:style-name="T210">together with the</text:span><text:span text:style-name="T211">ir</text:span><text:span text:style-name="T210"> percentage </text:span><text:span text:style-name="T211">relative to the theoretically expected number of measurements </text:span><text:span text:style-name="Default_20_Paragraph_20_Font"><text:span text:style-name="T207">from the orbits ground tracks</text:span></text:span><text:span text:style-name="T222"> for</text:span><text:span text:style-name="T208"> </text:span><text:span text:style-name="T208"><text:conditional-text text:condition="ooow:true" text:string-value-if-true="Report_Date" text:string-value-if-false="">Report_Date</text:conditional-text></text:span><text:span text:style-name="T208">. </text:span><text:span text:style-name="T211">Th</text:span><text:span text:style-name="T212">eoretical values are also shown.</text:span></text:p>
      <text:p text:style-name="P5"/>
      <text:p text:style-name="P5"/>
      <text:p text:style-name="P5"/>
      <text:p text:style-name="P6">Fig. <text:span text:style-name="T205">3</text:span><office:annotation office:name="__Fieldmark__580_1509170116"><dc:creator>Unknown Author</dc:creator><dc:date>2014-07-25T11:19:08</dc:date><text:list text:continue-numbering="true" text:style-name=""><text:list-item><text:p text:style-name="P245"><text:span text:style-name="T287">do text</text:span></text:p></text:list-item><text:list-item><text:p text:style-name="P245"><text:span text:style-name="T287">from <text:s text:c="28"/>document(at='%s/FDM_Fig_3.jpg' %(image_dir),anchor='paragraph',</text:span><text:span text:style-name="T288">size=(12,7.2),sizeUnit='cm'</text:span><text:span text:style-name="T287">)</text:span></text:p></text:list-item></text:list></office:annotation></text:p>
      <text:p text:style-name="P58"><text:span text:style-name="Default_20_Paragraph_20_Font"><text:span text:style-name="T6">Figure </text:span></text:span><text:span text:style-name="Default_20_Paragraph_20_Font"><text:span text:style-name="T13">3</text:span></text:span><text:span text:style-name="Default_20_Paragraph_20_Font"><text:span text:style-name="T155">. Percentage of FDM 1-Hz records over land and ocean/lake (red) and only over ocean/lake (blue) relative to the theoretically expected number from the orbits ground tracks for each day in </text:span></text:span><text:span text:style-name="Emphasis"><text:span text:style-name="T40"><text:conditional-text text:condition="ooow:true" text:string-value-if-true="Report_Date" text:string-value-if-false="">Report_Date</text:conditional-text></text:span></text:span><text:span text:style-name="Emphasis"><text:span text:style-name="T40">.</text:span></text:span></text:p>
      <text:p text:style-name="P41"/>
      <text:p text:style-name="P41"><text:span text:style-name="Default_20_Paragraph_20_Font"/></text:p>
      <text:p text:style-name="P155"><office:annotation office:name="__Fieldmark__161278_1285001684"><dc:creator>Francisco Calafat</dc:creator><dc:date>2014-10-15T11:43:31</dc:date><text:list text:continue-numbering="true" text:style-name=""><text:list-item><text:p>do text</text:p></text:list-item></text:list><text:p>from <text:s text:c="28"/>document(at='%s/FDM_Fig_4.jpg' %(image_dir),anchor='paragraph',size=(12,7.2),sizeUnit='cm')</text:p></office:annotation><text:span text:style-name="Default_20_Paragraph_20_Font"><text:span text:style-name="T156">Fig. 4</text:span></text:span><office:annotation-end office:name="__Fieldmark__161278_1285001684"/></text:p>
      <text:p text:style-name="P150"><text:span text:style-name="Default_20_Paragraph_20_Font"><text:span text:style-name="T7">Figure </text:span></text:span><text:span text:style-name="Default_20_Paragraph_20_Font"><text:span text:style-name="T13">4</text:span></text:span><text:span text:style-name="Default_20_Paragraph_20_Font"><text:span text:style-name="T156">. Percentage of FDM 1-Hz records over land and ocean/lake (red) and only over ocean/lake (blue) relative to the theoretically expected number from the orbits ground tracks for each orbit in </text:span></text:span><text:span text:style-name="Emphasis"><text:span text:style-name="T40"><text:conditional-text text:condition="ooow:true" text:string-value-if-true="Report_Date" text:string-value-if-false="">Report_Date</text:conditional-text></text:span></text:span><text:span text:style-name="Default_20_Paragraph_20_Font"><text:span text:style-name="T156">. <text:s/></text:span></text:span><text:span text:style-name="Emphasis"><text:span text:style-name="T63">The mean (</text:span></text:span><text:span text:style-name="Emphasis"><text:span text:style-name="T244">μ</text:span></text:span><text:span text:style-name="Emphasis"><text:span text:style-name="T63">) and standard deviation (</text:span></text:span><text:span text:style-name="Emphasis"><text:span text:style-name="T244">σ</text:span></text:span><text:span text:style-name="Emphasis"><text:span text:style-name="T247">)</text:span></text:span><text:span text:style-name="Emphasis"><text:span text:style-name="T63"> are also shown.</text:span></text:span></text:p>
      <text:p text:style-name="P142"/>
      <text:p text:style-name="P142"/>
      <text:p text:style-name="P142"/>
      <text:p text:style-name="P159"><text:span text:style-name="Emphasis"><text:span text:style-name="T171">1</text:span></text:span><text:span text:style-name="Emphasis"><text:span text:style-name="T170">.</text:span></text:span><text:span text:style-name="Emphasis"><text:span text:style-name="T172">5</text:span></text:span><text:span text:style-name="Emphasis"><text:span text:style-name="T170">. </text:span></text:span><text:span text:style-name="Emphasis"><text:span text:style-name="T172">SSH anomaly coverage and validity</text:span></text:span></text:p>
      <text:p text:style-name="P143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>
          <table:table-cell table:style-name="Table20.A1" office:value-type="string">
            <text:p text:style-name="P102">Parameter</text:p>
          </table:table-cell>
          <table:table-cell table:style-name="Table20.A1" office:value-type="string">
            <text:p text:style-name="P102">Min threshold</text:p>
          </table:table-cell>
          <table:table-cell table:style-name="Table20.A1" office:value-type="string">
            <text:p text:style-name="P102">Max threshold</text:p>
          </table:table-cell>
          <table:table-cell table:style-name="Table20.D1" office:value-type="string">
            <text:p text:style-name="P105">Percentage edited</text:p>
          </table:table-cell>
        </table:table-row>
        <table:table-row>
          <table:table-cell table:style-name="Table20.A3" office:value-type="string">
            <text:p text:style-name="P119">Flagged as bad</text:p>
          </table:table-cell>
          <table:table-cell table:style-name="Table20.B3" office:value-type="string">
            <text:p text:style-name="P77">-</text:p>
          </table:table-cell>
          <table:table-cell table:style-name="Table20.C3" office:value-type="string">
            <text:p text:style-name="P77">-</text:p>
          </table:table-cell>
          <table:table-cell table:style-name="Table20.D3" office:value-type="string">
            <text:p text:style-name="P99"><text:conditional-text text:condition="ooow:True" text:string-value-if-true="flagSLAFDM" text:string-value-if-false="">flagSLAFDM</text:conditional-text>%</text:p>
          </table:table-cell>
        </table:table-row>
        <table:table-row>
          <table:table-cell table:style-name="Table20.A3" office:value-type="string">
            <text:p text:style-name="P102">SSH anomaly</text:p>
          </table:table-cell>
          <table:table-cell table:style-name="Table20.B3" office:value-type="string">
            <text:p text:style-name="P74">-<text:span text:style-name="T250">3</text:span> m</text:p>
          </table:table-cell>
          <table:table-cell table:style-name="Table20.C3" office:value-type="string">
            <text:p text:style-name="P74"><text:span text:style-name="T250">3</text:span> m</text:p>
          </table:table-cell>
          <table:table-cell table:style-name="Table20.D3" office:value-type="string">
            <text:p text:style-name="P81"><text:conditional-text text:condition="ooow:true" text:string-value-if-true="editSLAFDM" text:string-value-if-false="">editSLAFDM</text:conditional-text>%</text:p>
          </table:table-cell>
        </table:table-row>
        <table:table-row>
          <table:table-cell table:style-name="Table20.A5" office:value-type="string">
            <text:p text:style-name="P102">Standard deviation of SSH anomaly</text:p>
          </table:table-cell>
          <table:table-cell table:style-name="Table20.B4" office:value-type="string">
            <text:p text:style-name="P74">0 m</text:p>
          </table:table-cell>
          <table:table-cell table:style-name="Table20.C4" office:value-type="string">
            <text:p text:style-name="P74">0.<text:span text:style-name="T270">20</text:span> m</text:p>
          </table:table-cell>
          <table:table-cell table:style-name="Table20.D4" office:value-type="string">
            <text:p text:style-name="P81"><text:conditional-text text:condition="ooow:true" text:string-value-if-true="editSLAstdFDM" text:string-value-if-false="">editSLAstdFDM</text:conditional-text>%</text:p>
          </table:table-cell>
        </table:table-row>
        <text:soft-page-break/>
        <table:table-row>
          <table:table-cell table:style-name="Table20.A5" office:value-type="string">
            <text:p text:style-name="P102">Inverse barometer correction</text:p>
          </table:table-cell>
          <table:table-cell table:style-name="Table20.B5" office:value-type="string">
            <text:p text:style-name="P74">-2 m</text:p>
          </table:table-cell>
          <table:table-cell table:style-name="Table20.C5" office:value-type="string">
            <text:p text:style-name="P74">2 m</text:p>
          </table:table-cell>
          <table:table-cell table:style-name="Table20.D5" office:value-type="string">
            <text:p text:style-name="P81"><text:conditional-text text:condition="ooow:true" text:string-value-if-true="editIBFDM" text:string-value-if-false="">editIBFDM</text:conditional-text>%</text:p>
          </table:table-cell>
        </table:table-row>
        <table:table-row>
          <table:table-cell table:style-name="Table20.A11" office:value-type="string">
            <text:p text:style-name="P107">Biased orbit</text:p>
          </table:table-cell>
          <table:table-cell table:style-name="Table20.B6" office:value-type="string">
            <text:p text:style-name="P83">0 m</text:p>
          </table:table-cell>
          <table:table-cell table:style-name="Table20.C6" office:value-type="string">
            <text:p text:style-name="P83">0 m</text:p>
          </table:table-cell>
          <table:table-cell table:style-name="Table20.D6" office:value-type="string">
            <text:p text:style-name="P81"><text:conditional-text text:condition="ooow:true" text:string-value-if-true="BiasedOrbitFDM" text:string-value-if-false="">BiasedOrbitFDM</text:conditional-text>%</text:p>
          </table:table-cell>
        </table:table-row>
        <table:table-row>
          <table:table-cell table:style-name="Table20.A11" office:value-type="string">
            <text:p text:style-name="P105">Wet tropospheric correction</text:p>
          </table:table-cell>
          <table:table-cell table:style-name="Table20.B7" office:value-type="string">
            <text:p text:style-name="P83">-<text:span text:style-name="T241">0.5 m</text:span></text:p>
          </table:table-cell>
          <table:table-cell table:style-name="Table20.C7" office:value-type="string">
            <text:p text:style-name="P83">-<text:span text:style-name="T241">0.001 m</text:span></text:p>
          </table:table-cell>
          <table:table-cell table:style-name="Table20.D7" office:value-type="string">
            <text:p text:style-name="P81"><text:conditional-text text:condition="ooow:true" text:string-value-if-true="editWetFDM" text:string-value-if-false="">editWetFDM</text:conditional-text>%</text:p>
          </table:table-cell>
        </table:table-row>
        <table:table-row>
          <table:table-cell table:style-name="Table20.A11" office:value-type="string">
            <text:p text:style-name="P105">Dry tropospheric correction</text:p>
          </table:table-cell>
          <table:table-cell table:style-name="Table20.B8" office:value-type="string">
            <text:p text:style-name="P83">-<text:span text:style-name="T241">2.5 m</text:span></text:p>
          </table:table-cell>
          <table:table-cell table:style-name="Table20.C8" office:value-type="string">
            <text:p text:style-name="P83">-<text:span text:style-name="T241">1.9 m</text:span></text:p>
          </table:table-cell>
          <table:table-cell table:style-name="Table20.D8" office:value-type="string">
            <text:p text:style-name="P81"><text:conditional-text text:condition="ooow:true" text:string-value-if-true="editDryFDM" text:string-value-if-false="">editDryFDM</text:conditional-text>%</text:p>
          </table:table-cell>
        </table:table-row>
        <table:table-row>
          <table:table-cell table:style-name="Table20.A11" office:value-type="string">
            <text:p text:style-name="P105">Ionospheric correction</text:p>
          </table:table-cell>
          <table:table-cell table:style-name="Table20.B9" office:value-type="string">
            <text:p text:style-name="P83">-<text:span text:style-name="T241">0.4 m</text:span></text:p>
          </table:table-cell>
          <table:table-cell table:style-name="Table20.C9" office:value-type="string">
            <text:p text:style-name="P81">0.04 m</text:p>
          </table:table-cell>
          <table:table-cell table:style-name="Table20.D9" office:value-type="string">
            <text:p text:style-name="P81"><text:conditional-text text:condition="ooow:true" text:string-value-if-true="editIonoFDM" text:string-value-if-false="">editIonoFDM</text:conditional-text>%</text:p>
          </table:table-cell>
        </table:table-row>
        <table:table-row>
          <table:table-cell table:style-name="Table20.A11" office:value-type="string">
            <text:p text:style-name="P105">Sea state bias</text:p>
          </table:table-cell>
          <table:table-cell table:style-name="Table20.B11" office:value-type="string">
            <text:p text:style-name="P83">-<text:span text:style-name="T241">0.5 m</text:span></text:p>
          </table:table-cell>
          <table:table-cell table:style-name="Table20.C11" office:value-type="string">
            <text:p text:style-name="P81">0 m</text:p>
          </table:table-cell>
          <table:table-cell table:style-name="Table20.D11" office:value-type="string">
            <text:p text:style-name="P81"><text:conditional-text text:condition="ooow:true" text:string-value-if-true="editSsbFDM" text:string-value-if-false="">editSsbFDM</text:conditional-text>%</text:p>
          </table:table-cell>
        </table:table-row>
        <table:table-row>
          <table:table-cell table:style-name="Table20.A11" office:value-type="string">
            <text:p text:style-name="P109">Sigma0</text:p>
          </table:table-cell>
          <table:table-cell table:style-name="Table20.B11" office:value-type="string">
            <text:p text:style-name="P85">7 dB</text:p>
          </table:table-cell>
          <table:table-cell table:style-name="Table20.C11" office:value-type="string">
            <text:p text:style-name="P85">30 dB</text:p>
          </table:table-cell>
          <table:table-cell table:style-name="Table20.D11" office:value-type="string">
            <text:p text:style-name="P88"><text:conditional-text text:condition="ooow:true" text:string-value-if-true="editS0SLAFDM" text:string-value-if-false="">editS0SLAFDM</text:conditional-text>%</text:p>
          </table:table-cell>
        </table:table-row>
        <table:table-row>
          <table:table-cell table:style-name="Table20.A12" office:value-type="string">
            <text:p text:style-name="P105">Standard deviation of sigma0</text:p>
          </table:table-cell>
          <table:table-cell table:style-name="Table20.B12" office:value-type="string">
            <text:p text:style-name="P81">0 m</text:p>
          </table:table-cell>
          <table:table-cell table:style-name="Table20.C12" office:value-type="string">
            <text:p text:style-name="P81">0.23 dB</text:p>
          </table:table-cell>
          <table:table-cell table:style-name="Table20.D12" office:value-type="string">
            <text:p text:style-name="P81"><text:conditional-text text:condition="ooow:true" text:string-value-if-true="editS0stdSLAFDM" text:string-value-if-false="">editS0stdSLAFDM</text:conditional-text>%</text:p>
          </table:table-cell>
        </table:table-row>
        <table:table-row>
          <table:table-cell table:style-name="Table20.A13" office:value-type="string">
            <text:p text:style-name="P111">All together</text:p>
          </table:table-cell>
          <table:table-cell table:style-name="Table20.B13" office:value-type="string">
            <text:p text:style-name="P78">-</text:p>
          </table:table-cell>
          <table:table-cell table:style-name="Table20.C13" office:value-type="string">
            <text:p text:style-name="P78">-</text:p>
          </table:table-cell>
          <table:table-cell table:style-name="Table20.D13" office:value-type="string">
            <text:p text:style-name="P91"><text:conditional-text text:condition="ooow:true" text:string-value-if-true="editAllSLAFDM" text:string-value-if-false="">editAllSLAFDM</text:conditional-text>%</text:p>
          </table:table-cell>
        </table:table-row>
      </table:table>
      <text:p text:style-name="P225"><text:span text:style-name="T213">Table </text:span><text:span text:style-name="T214">2</text:span>. <text:span text:style-name="T219">Editing criteria. </text:span><text:span text:style-name="T236">The percentage of “F</text:span><text:span text:style-name="T237">agged as bad” re</text:span><text:span text:style-name="T273">fers to records that </text:span><text:span text:style-name="T274">have been flagged as bad by either </text:span><text:span text:style-name="T278">the average status flag or the measurement confidence flag. Such percentage is computed only for </text:span><text:span text:style-name="T275">records over oceans/lakes and outside polar regions. </text:span><text:span text:style-name="T276">All other percentages refer to the percentage of flag-valid records that have been rejected by the corresponding criteria or by all criteria (“All together”).</text:span><text:span text:style-name="T237"> </text:span><text:span text:style-name="T220">The </text:span><text:span text:style-name="T233">biased orbit</text:span><text:span text:style-name="T220"> criteria in the table refers to the orbits highlighted in the 'Warnings' table at the beginning of this report as being suspicious of suffering from a significant orbit bias. </text:span><text:span text:style-name="T221">For such orbits, </text:span><text:span text:style-name="T234">all records</text:span><text:span text:style-name="T221"> </text:span><text:span text:style-name="T234">are</text:span><text:span text:style-name="T221"> rejected, </text:span><text:span text:style-name="T234">hence the 0 m thresholds</text:span><text:span text:style-name="T221">.</text:span></text:p>
      <text:p text:style-name="P157"/>
      <text:p text:style-name="P157"/>
      <text:p text:style-name="P157"/>
      <text:p text:style-name="P48"><text:span text:style-name="Emphasis"><text:span text:style-name="T133">Fig. 5</text:span></text:span><office:annotation office:name="__Fieldmark__4142_123346739"><dc:creator>Unknown Author</dc:creator><dc:date>2014-07-31T14:24:28</dc:date><text:list text:continue-numbering="true" text:style-name=""><text:list-item><text:p text:style-name="P245"><text:span text:style-name="T280">do text</text:span></text:p></text:list-item><text:list-item><text:p text:style-name="P245"><text:span text:style-name="T280">from <text:s text:c="28"/>document(at='%s/FDM_Fig_5.jpg' %(image_dir),anchor='paragraph',size=(10,6),sizeUnit='cm')</text:span></text:p></text:list-item></text:list></office:annotation></text:p>
      <text:p text:style-name="P164"><text:span text:style-name="T8">Figure </text:span><text:span text:style-name="T17">5</text:span><text:span text:style-name="T157">. Percentage of science-valid FDM 1-Hz SSH records over ocean and lakes relative to theory for each day in </text:span><text:span text:style-name="T157"><text:conditional-text text:condition="ooow:true" text:string-value-if-true="Report_Date" text:string-value-if-false="">Report_Date</text:conditional-text></text:span><text:span text:style-name="T157">. </text:span><text:span text:style-name="Emphasis"><text:span text:style-name="T63">The mean (</text:span></text:span><text:span text:style-name="Emphasis"><text:span text:style-name="T244">μ</text:span></text:span><text:span text:style-name="Emphasis"><text:span text:style-name="T63">) and standard deviation (</text:span></text:span><text:span text:style-name="Emphasis"><text:span text:style-name="T244">σ</text:span></text:span><text:span text:style-name="Emphasis"><text:span text:style-name="T247">)</text:span></text:span><text:span text:style-name="Emphasis"><text:span text:style-name="T63"> are also shown.</text:span></text:span></text:p>
      <text:p text:style-name="P157"/>
      <text:p text:style-name="P176">Fig. <office:annotation office:name="__Fieldmark__4141_123346739"><dc:creator>Unknown Author</dc:creator><dc:date>2014-07-31T14:24:16</dc:date><text:list text:continue-numbering="true" text:style-name=""><text:list-item><text:p>do text</text:p></text:list-item></text:list><text:p>from <text:s text:c="28"/>document(at='%s/FDM_Fig_6.jpg' %(image_dir),anchor='paragraph',size=(13.8,8.7),sizeUnit='cm')</text:p></office:annotation><text:span text:style-name="T255">6</text:span><office:annotation-end office:name="__Fieldmark__4141_123346739"/>:</text:p>
      <text:p text:style-name="P40"><text:soft-page-break/><text:span text:style-name="T8">Figure </text:span><text:span text:style-name="T17">6</text:span><text:span text:style-name="T157">. Geographical distribution of science-valid FDM 1-Hz SSH anomaly data over oceans and lakes for </text:span><text:span text:style-name="T157"><text:conditional-text text:condition="ooow:true" text:string-value-if-true="Report_Date" text:string-value-if-false="">Report_Date</text:conditional-text></text:span><text:span text:style-name="T157">.</text:span> <text:span text:style-name="T239">The statistical values shown in the table refer to the SSH anomaly in cm</text:span><text:span text:style-name="Emphasis"><text:span text:style-name="T53">.</text:span></text:span></text:p>
      <text:p text:style-name="Standard"/>
      <text:p text:style-name="P43"><text:span text:style-name="Emphasis"><text:span text:style-name="T63"/></text:span></text:p>
      <text:p text:style-name="P177"><office:annotation office:name="__Fieldmark__3187_2070406521"><dc:creator>Unknown Author</dc:creator><dc:date>2014-08-21T13:56:07</dc:date><text:list text:continue-numbering="true" text:style-name=""><text:list-item><text:p>do text</text:p></text:list-item></text:list><text:p>from <text:s text:c="28"/>document(at='%s/FDM_Fig_7.jpg' %(image_dir),anchor='paragraph',size=(7.4,6.3),sizeUnit='cm')</text:p></office:annotation><text:span text:style-name="Emphasis"><text:span text:style-name="T40">Fig. </text:span></text:span><text:span text:style-name="Emphasis"><text:span text:style-name="T43">7</text:span></text:span><office:annotation-end office:name="__Fieldmark__3187_2070406521"/></text:p>
      <text:p text:style-name="P141"><text:span text:style-name="Emphasis"><text:span text:style-name="T109">Figure </text:span></text:span><text:span text:style-name="Emphasis"><text:span text:style-name="T111">7</text:span></text:span><text:span text:style-name="Emphasis"><text:span text:style-name="T40">. Histogram of </text:span></text:span><text:span text:style-name="Emphasis"><text:span text:style-name="T68">science</text:span></text:span><text:span text:style-name="Emphasis"><text:span text:style-name="T41">-valid </text:span></text:span><text:span text:style-name="Emphasis"><text:span text:style-name="T67">FDM</text:span></text:span><text:span text:style-name="Emphasis"><text:span text:style-name="T40"> SSH anomaly </text:span></text:span><text:span text:style-name="Emphasis"><text:span text:style-name="T47">over oceans and lakes</text:span></text:span><text:span text:style-name="Emphasis"><text:span text:style-name="T40"> for </text:span></text:span><text:span text:style-name="Emphasis"><text:span text:style-name="T40"><text:conditional-text text:condition="ooow:true" text:string-value-if-true="Report_Date" text:string-value-if-false="">Report_Date</text:conditional-text></text:span></text:span><text:span text:style-name="Emphasis"><text:span text:style-name="T40">. </text:span></text:span><text:span text:style-name="Emphasis"><text:span text:style-name="T63">The mean (</text:span></text:span><text:span text:style-name="Emphasis"><text:span text:style-name="T244">μ</text:span></text:span><text:span text:style-name="Emphasis"><text:span text:style-name="T63">) and standard deviation (</text:span></text:span><text:span text:style-name="Emphasis"><text:span text:style-name="T244">σ</text:span></text:span><text:span text:style-name="Emphasis"><text:span text:style-name="T247">)</text:span></text:span><text:span text:style-name="Emphasis"><text:span text:style-name="T63"> are also shown. Note that values </text:span></text:span><text:span text:style-name="Emphasis"><text:span text:style-name="T64">outside [-50 50] cm</text:span></text:span><text:span text:style-name="Emphasis"><text:span text:style-name="T63"> are excluded from the histogram for the sake of readability but not from the computation of </text:span></text:span><text:span text:style-name="Emphasis"><text:span text:style-name="T244">μ</text:span></text:span><text:span text:style-name="Emphasis"><text:span text:style-name="T63"> and </text:span></text:span><text:span text:style-name="Emphasis"><text:span text:style-name="T244">σ.</text:span></text:span></text:p>
      <text:p text:style-name="Standard"/>
      <text:p text:style-name="Standard"><text:span text:style-name="Emphasis"><text:span text:style-name="T131"/></text:span></text:p>
      <text:p text:style-name="P151"><text:span text:style-name="Emphasis"><text:span text:style-name="T36">Fig. </text:span></text:span><office:annotation office:name="__Fieldmark__5218_123346739"><dc:creator>Unknown Author</dc:creator><dc:date>2014-07-31T14:25:32</dc:date><text:list text:continue-numbering="true" text:style-name=""><text:list-item><text:p>do text</text:p></text:list-item></text:list><text:p>from <text:s text:c="28"/>document(at='%s/FDM_Fig_8.jpg' %(image_dir),anchor='paragraph',size=(13.8,8.7),sizeUnit='cm')</text:p></office:annotation><text:span text:style-name="Emphasis"><text:span text:style-name="T97">8</text:span></text:span><office:annotation-end office:name="__Fieldmark__5218_123346739"/></text:p>
      <text:p text:style-name="P173"><text:span text:style-name="T9">Figure </text:span><text:span text:style-name="T14">8</text:span><text:span text:style-name="T158">. Geographical distribution of science-valid FDM 20-Hz SSH anomaly measurement noise over oceans and lakes for </text:span><text:span text:style-name="T158"><text:conditional-text text:condition="ooow:true" text:string-value-if-true="Report_Date" text:string-value-if-false="">Report_Date</text:conditional-text></text:span><text:span text:style-name="T158">. The statistical values shown in the table refer to the SSH anomaly noise</text:span><text:span text:style-name="Emphasis"><text:span text:style-name="T53">.</text:span></text:span></text:p>
      <text:p text:style-name="P49"/>
      <text:p text:style-name="P49"><text:span text:style-name="T256">Fig. 9</text:span><text:span text:style-name="T256"><office:annotation office:name="__Fieldmark__5217_123346739"><dc:creator>Unknown Author</dc:creator><dc:date>2014-07-31T14:25:19</dc:date><text:list text:continue-numbering="true" text:style-name=""><text:list-item><text:p text:style-name="P245"><text:span text:style-name="T286">do text</text:span></text:p></text:list-item><text:list-item><text:p text:style-name="P245"><text:span text:style-name="T286">from <text:s text:c="28"/>document(at='%s/FDM_Fig_9.jpg' %(image_dir),anchor='char',size=(10.3,6.7),sizeUnit='cm')</text:span></text:p></text:list-item></text:list></office:annotation></text:span></text:p>
      <text:p text:style-name="P19"><text:span text:style-name="Emphasis"><text:span text:style-name="T112">Figure </text:span></text:span><text:span text:style-name="Emphasis"><text:span text:style-name="T114">9</text:span></text:span><text:span text:style-name="Emphasis"><text:span text:style-name="T44">. </text:span></text:span><text:span text:style-name="Emphasis"><text:span text:style-name="T48">Mean </text:span></text:span><text:span text:style-name="Emphasis"><text:span text:style-name="T49">science-valid </text:span></text:span><text:span text:style-name="Emphasis"><text:span text:style-name="T69">FDM </text:span></text:span><text:span text:style-name="Emphasis"><text:span text:style-name="T70">20-Hz </text:span></text:span><text:span text:style-name="Emphasis"><text:span text:style-name="T48">SSH anomaly </text:span></text:span><text:span text:style-name="Emphasis"><text:span text:style-name="T69">noise</text:span></text:span><text:span text:style-name="Emphasis"><text:span text:style-name="T53">.</text:span></text:span><text:span text:style-name="Emphasis"><text:span text:style-name="T48"> </text:span></text:span><text:span text:style-name="Emphasis"><text:span text:style-name="T55">T</text:span></text:span><text:span text:style-name="Emphasis"><text:span text:style-name="T48">he corresponding standard deviation (</text:span></text:span><text:span text:style-name="Emphasis"><text:span text:style-name="T55">blue </text:span></text:span><text:span text:style-name="Emphasis"><text:span text:style-name="T50">error bar</text:span></text:span><text:span text:style-name="Emphasis"><text:span text:style-name="T48">) </text:span></text:span><text:span text:style-name="Emphasis"><text:span text:style-name="T38">for each day in </text:span></text:span><text:span text:style-name="Emphasis"><text:span text:style-name="T38"><text:conditional-text text:condition="ooow:true" text:string-value-if-true="Report_Date" text:string-value-if-false="">Report_Date</text:conditional-text></text:span></text:span><text:span text:style-name="Emphasis"><text:span text:style-name="T38"> </text:span></text:span><text:span text:style-name="Emphasis"><text:span text:style-name="T55">is also shown</text:span></text:span><text:span text:style-name="Default_20_Paragraph_20_Font"><text:span text:style-name="T45">.</text:span></text:span></text:p>
      <text:p text:style-name="P17"/>
      <text:p text:style-name="P17"/>
      <text:p text:style-name="P17"/>
      <text:p text:style-name="P37"><text:span text:style-name="Emphasis"><text:span text:style-name="T36">Fig. </text:span></text:span><text:span text:style-name="Emphasis"><text:span text:style-name="T96">1</text:span></text:span><text:span text:style-name="Emphasis"><text:span text:style-name="T98">0</text:span></text:span><office:annotation office:name="__Fieldmark__5219_123346739"><dc:creator>Unknown Author</dc:creator><dc:date>2014-07-31T14:25:39</dc:date><text:list text:continue-numbering="true" text:style-name=""><text:list-item><text:p text:style-name="P245"><text:span text:style-name="T286">do text</text:span></text:p></text:list-item><text:list-item><text:p text:style-name="P245"><text:span text:style-name="T286">from <text:s text:c="28"/>document(at='%s/FDM_Fig_10.jpg' %(image_dir),anchor='paragraph',size=(10.2,6.1),sizeUnit='cm')</text:span></text:p></text:list-item></text:list></office:annotation></text:p>
      <text:p text:style-name="P24"><text:span text:style-name="Default_20_Paragraph_20_Font"><text:span text:style-name="T113">Figure </text:span></text:span><text:span text:style-name="Default_20_Paragraph_20_Font"><text:span text:style-name="T111">1</text:span></text:span><text:span text:style-name="Default_20_Paragraph_20_Font"><text:span text:style-name="T115">0</text:span></text:span><text:span text:style-name="Default_20_Paragraph_20_Font"><text:span text:style-name="T46">. </text:span></text:span><text:span text:style-name="Default_20_Paragraph_20_Font"><text:span text:style-name="T91">S</text:span></text:span><text:span text:style-name="Default_20_Paragraph_20_Font"><text:span text:style-name="T70">cience-valid FDM</text:span></text:span><text:span text:style-name="Default_20_Paragraph_20_Font"><text:span text:style-name="T51"> </text:span></text:span><text:span text:style-name="Default_20_Paragraph_20_Font"><text:span text:style-name="T70">20-Hz </text:span></text:span><text:span text:style-name="Default_20_Paragraph_20_Font"><text:span text:style-name="T46">SSH anomaly noise </text:span></text:span><text:span text:style-name="Default_20_Paragraph_20_Font"><text:span text:style-name="T70">as a function of distance from the coast for </text:span></text:span><text:span text:style-name="Default_20_Paragraph_20_Font"><text:span text:style-name="T71"><text:conditional-text text:condition="ooow:true" text:string-value-if-true="Report_Date" text:string-value-if-false="">Report_Date</text:conditional-text></text:span></text:span><text:span text:style-name="Emphasis"><text:span text:style-name="T53">.</text:span></text:span><text:span text:style-name="Emphasis"><text:span text:style-name="T48"> </text:span></text:span><text:span text:style-name="Emphasis"><text:span text:style-name="T70">Noise values have been calculated as the </text:span></text:span><text:span text:style-name="Emphasis"><text:span text:style-name="T91">median of the</text:span></text:span><text:span text:style-name="Emphasis"><text:span text:style-name="T70"> absolute value of the difference between consecutive 20-Hz records.</text:span></text:span></text:p>
      <text:p text:style-name="P30"/>
      <text:p text:style-name="P193"><text:span text:style-name="Emphasis"><text:span text:style-name="T184"><office:annotation office:name="__Fieldmark__30238_747770932"><dc:creator>Unknown Author</dc:creator><dc:date>2015-02-05T17:15:58.668947000</dc:date><text:list text:continue-numbering="true" text:style-name=""><text:list-item><text:p text:style-name="P246"><text:span text:style-name="T283">do text</text:span></text:p></text:list-item><text:list-item><text:p text:style-name="P246"><text:span text:style-name="T284">from <text:s text:c="28"/>document(at='%s/FDM_Fig_11.jpg' %(image_dir),anchor='paragraph',size=(10,7.75),sizeUnit='cm')</text:span></text:p></text:list-item></text:list></office:annotation></text:span></text:span><text:span text:style-name="Emphasis"><text:span text:style-name="T184">Fig. 11</text:span></text:span><office:annotation-end office:name="__Fieldmark__30238_747770932"/></text:p>
      <text:p text:style-name="P193"><text:span text:style-name="Emphasis"><text:span text:style-name="T198">Figure 11</text:span></text:span><text:span text:style-name="Emphasis"><text:span text:style-name="T184">. </text:span></text:span><text:span text:style-name="Emphasis"><text:span text:style-name="T174">2D histogram showing </text:span></text:span><text:span text:style-name="Emphasis"><text:span text:style-name="T184">science</text:span></text:span><text:span text:style-name="Emphasis"><text:span text:style-name="T175">-valid</text:span></text:span><text:span text:style-name="Emphasis"><text:span text:style-name="T174"> </text:span></text:span><text:span text:style-name="Emphasis"><text:span text:style-name="T189">FDM </text:span></text:span><text:span text:style-name="Emphasis"><text:span text:style-name="T174">S</text:span></text:span><text:span text:style-name="Emphasis"><text:span text:style-name="T185">SH anomaly</text:span></text:span><text:span text:style-name="Emphasis"><text:span text:style-name="T174"> noise </text:span></text:span><text:span text:style-name="Emphasis"><text:span text:style-name="T185">as a function of</text:span></text:span><text:span text:style-name="Emphasis"><text:span text:style-name="T174"> SWH </text:span></text:span><text:span text:style-name="Emphasis"><text:span text:style-name="T186">for </text:span></text:span><text:span text:style-name="Emphasis"><text:span text:style-name="T186"><text:conditional-text text:condition="ooow:true" text:string-value-if-true="Report_Date" text:string-value-if-false="">Report_Date</text:conditional-text></text:span></text:span><text:span text:style-name="Emphasis"><text:span text:style-name="T174">. </text:span></text:span><text:span text:style-name="Emphasis"><text:span text:style-name="T187">The black line denotes the median SSH anomaly as a function of SWH.</text:span></text:span></text:p>
      <text:p text:style-name="P30"/>
      <text:p text:style-name="P30"/>
      <text:p text:style-name="P131"><text:span text:style-name="Emphasis"><text:span text:style-name="T165">1</text:span></text:span><text:span text:style-name="Emphasis"><text:span text:style-name="T162">.</text:span></text:span><text:span text:style-name="Emphasis"><text:span text:style-name="T165">6</text:span></text:span><text:span text:style-name="Emphasis"><text:span text:style-name="T162">. </text:span></text:span><text:span text:style-name="Emphasis"><text:span text:style-name="T164">Crossover analysis</text:span></text:span></text:p>
      <text:p text:style-name="P31"/>
      <text:p text:style-name="P32"><office:annotation office:name="__Fieldmark__84166_103172357"><dc:creator>Francisco Calafat</dc:creator><dc:date>2014-10-14T18:49:35</dc:date><text:list text:continue-numbering="true" text:style-name=""><text:list-item><text:p text:style-name="P247"><text:span text:style-name="T285">do text</text:span></text:p></text:list-item><text:list-item><text:p text:style-name="P247"><text:span text:style-name="T285">from <text:s text:c="28"/>document(at='%s/FDM_Fig_12.jpg' %(image_dir),anchor='char',size=(13.8,8.7),sizeUnit='cm')</text:span></text:p></text:list-item></text:list></office:annotation><text:span text:style-name="Emphasis"><text:span text:style-name="T176">Fig 1</text:span></text:span><text:span text:style-name="Emphasis"><text:span text:style-name="T188">2</text:span></text:span><office:annotation-end office:name="__Fieldmark__84166_103172357"/></text:p>
      <text:p text:style-name="P202"><text:span text:style-name="Emphasis"><text:span text:style-name="T197">Figure 1</text:span></text:span><text:span text:style-name="Emphasis"><text:span text:style-name="T199">2</text:span></text:span><text:span text:style-name="Emphasis"><text:span text:style-name="T176">. </text:span></text:span><text:span text:style-name="Emphasis"><text:span text:style-name="T182">C</text:span></text:span><text:span text:style-name="Emphasis"><text:span text:style-name="T176">rossover </text:span></text:span><text:span text:style-name="Emphasis"><text:span text:style-name="T178">differences</text:span></text:span><text:span text:style-name="Emphasis"><text:span text:style-name="T176"> </text:span></text:span><text:span text:style-name="Emphasis"><text:span text:style-name="T177">for the </text:span></text:span><text:span text:style-name="Emphasis"><text:span text:style-name="T179">science-valid </text:span></text:span><text:span text:style-name="Emphasis"><text:span text:style-name="T183">FDM</text:span></text:span><text:span text:style-name="Emphasis"><text:span text:style-name="T177"> SSH anomaly </text:span></text:span><text:span text:style-name="Emphasis"><text:span text:style-name="T182">for </text:span></text:span><text:span text:style-name="Emphasis"><text:span text:style-name="T181"><text:conditional-text text:condition="ooow:true" text:string-value-if-true="Report_Date" text:string-value-if-false="">Report_Date</text:conditional-text></text:span></text:span><text:span text:style-name="Emphasis"><text:span text:style-name="T176">.</text:span></text:span><text:span text:style-name="Emphasis"><text:span text:style-name="T179"> The difference at each crossover is computed as the difference between median values over 2-s windows centred about the crossover.</text:span></text:span></text:p>
      <text:p text:style-name="P202"><text:soft-page-break/></text:p>
      <text:p text:style-name="P203"><text:span text:style-name="Emphasis"><text:span text:style-name="T191"><office:annotation office:name="__Fieldmark__44342_747770932"><dc:creator>Unknown Author</dc:creator><dc:date>2015-02-13T12:10:52.644554000</dc:date><text:list text:continue-numbering="true" text:style-name=""><text:list-item><text:p text:style-name="P245"><text:span text:style-name="T281">do text</text:span></text:p></text:list-item><text:list-item><text:p text:style-name="P245"><text:span text:style-name="T282">from <text:s text:c="28"/>document(at='%s/FDM_Fig_13.jpg' %(image_dir),anchor='paragraph',size=(10.2,6.1),sizeUnit='cm')</text:span></text:p></text:list-item></text:list></office:annotation></text:span></text:span><text:span text:style-name="Emphasis"><text:span text:style-name="T191">Fig. 13</text:span></text:span><office:annotation-end office:name="__Fieldmark__44342_747770932"/></text:p>
      <text:p text:style-name="P204"><text:span text:style-name="Emphasis"><text:span text:style-name="T201">Figure 13</text:span></text:span><text:span text:style-name="Emphasis"><text:span text:style-name="T191">. Standard deviation of differences at crossovers </text:span></text:span><text:span text:style-name="Emphasis"><text:span text:style-name="T192">for FDM SSH anomaly</text:span></text:span><text:span text:style-name="Emphasis"><text:span text:style-name="T191"> </text:span></text:span><text:span text:style-name="Emphasis"><text:span text:style-name="T192">for each day in </text:span></text:span><text:span text:style-name="Default_20_Paragraph_20_Font"><text:span text:style-name="T194"><text:conditional-text text:condition="ooow:true" text:string-value-if-true="Report_Date" text:string-value-if-false="">Report_Date</text:conditional-text></text:span></text:span><text:span text:style-name="Default_20_Paragraph_20_Font"><text:span text:style-name="T194">. </text:span></text:span><text:span text:style-name="Default_20_Paragraph_20_Font"><text:span text:style-name="T195">The values shown in this figure have been computed for the science-valid data further edited according to the following two additional criteria: 1) rejecting crossover differences larger than 30 cm; and 2) rejecting shallow waters (1000 m). <text:s/></text:span></text:span><text:span text:style-name="Emphasis"><text:span text:style-name="T196">The mean (</text:span></text:span><text:span text:style-name="Emphasis"><text:span text:style-name="T246">μ</text:span></text:span><text:span text:style-name="Emphasis"><text:span text:style-name="T196">) and standard deviation (</text:span></text:span><text:span text:style-name="Emphasis"><text:span text:style-name="T246">σ</text:span></text:span><text:span text:style-name="Emphasis"><text:span text:style-name="T249">)</text:span></text:span><text:span text:style-name="Emphasis"><text:span text:style-name="T196"> are also shown.</text:span></text:span></text:p>
      <text:p text:style-name="P45"/>
      <text:p text:style-name="P132"><text:span text:style-name="Emphasis"><text:span text:style-name="T165">1</text:span></text:span><text:span text:style-name="Emphasis"><text:span text:style-name="T162">.</text:span></text:span><text:span text:style-name="Emphasis"><text:span text:style-name="T165">7</text:span></text:span><text:span text:style-name="Emphasis"><text:span text:style-name="T162">. </text:span></text:span><text:span text:style-name="Emphasis"><text:span text:style-name="T165">SWH coverage and validity</text:span></text:span></text:p>
      <text:p text:style-name="P18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03">Parameter</text:p>
          </table:table-cell>
          <table:table-cell table:style-name="Table7.A1" office:value-type="string">
            <text:p text:style-name="P103">Min threshold</text:p>
          </table:table-cell>
          <table:table-cell table:style-name="Table7.A1" office:value-type="string">
            <text:p text:style-name="P103">Max threshold</text:p>
          </table:table-cell>
          <table:table-cell table:style-name="Table7.D1" office:value-type="string">
            <text:p text:style-name="P113">Percentage edited</text:p>
          </table:table-cell>
        </table:table-row>
        <table:table-row>
          <table:table-cell table:style-name="Table7.A3" office:value-type="string">
            <text:p text:style-name="P233">Flagged as bad</text:p>
          </table:table-cell>
          <table:table-cell table:style-name="Table7.B3" office:value-type="string">
            <text:p text:style-name="P237">-</text:p>
          </table:table-cell>
          <table:table-cell table:style-name="Table7.C3" office:value-type="string">
            <text:p text:style-name="P235">-</text:p>
          </table:table-cell>
          <table:table-cell table:style-name="Table7.D3" office:value-type="string">
            <text:p text:style-name="P236"><text:conditional-text text:condition="ooow:true" text:string-value-if-true="flagSWHFDM" text:string-value-if-false="">flagSWHFDM</text:conditional-text>%</text:p>
          </table:table-cell>
        </table:table-row>
        <table:table-row>
          <table:table-cell table:style-name="Table7.A3" office:value-type="string">
            <text:p text:style-name="P103">SWH</text:p>
          </table:table-cell>
          <table:table-cell table:style-name="Table7.B3" office:value-type="string">
            <text:p text:style-name="P94">0 m</text:p>
          </table:table-cell>
          <table:table-cell table:style-name="Table7.C3" office:value-type="string">
            <text:p text:style-name="P75">15 m</text:p>
          </table:table-cell>
          <table:table-cell table:style-name="Table7.D3" office:value-type="string">
            <text:p text:style-name="P89"><text:conditional-text text:condition="ooow:true" text:string-value-if-true="editSWHFDM" text:string-value-if-false="">editSWHFDM</text:conditional-text>%</text:p>
          </table:table-cell>
        </table:table-row>
        <table:table-row>
          <table:table-cell table:style-name="Table7.A4" office:value-type="string">
            <text:p text:style-name="P103">Standard deviation of SWH (1-Hz block)</text:p>
          </table:table-cell>
          <table:table-cell table:style-name="Table7.B4" office:value-type="string">
            <text:p text:style-name="P75">0 m</text:p>
          </table:table-cell>
          <table:table-cell table:style-name="Table7.C4" office:value-type="string">
            <text:p text:style-name="P94">1 m</text:p>
          </table:table-cell>
          <table:table-cell table:style-name="Table7.D4" office:value-type="string">
            <text:p text:style-name="P89"><text:conditional-text text:condition="ooow:true" text:string-value-if-true="editSWHstdFDM" text:string-value-if-false="">editSWHstdFDM</text:conditional-text>%</text:p>
          </table:table-cell>
        </table:table-row>
        <table:table-row>
          <table:table-cell table:style-name="Table7.A5" office:value-type="string">
            <text:p text:style-name="P115">All together</text:p>
          </table:table-cell>
          <table:table-cell table:style-name="Table7.B5" office:value-type="string">
            <text:p text:style-name="P79">-</text:p>
          </table:table-cell>
          <table:table-cell table:style-name="Table7.C5" office:value-type="string">
            <text:p text:style-name="P79">-</text:p>
          </table:table-cell>
          <table:table-cell table:style-name="Table7.D5" office:value-type="string">
            <text:p text:style-name="P92"><text:conditional-text text:condition="ooow:true" text:string-value-if-true="editAllSWHFDM" text:string-value-if-false="">editAllSWHFDM</text:conditional-text>%</text:p>
          </table:table-cell>
        </table:table-row>
      </table:table>
      <text:p text:style-name="P223"><text:span text:style-name="T213">Table </text:span><text:span text:style-name="T215">3</text:span>. <text:span text:style-name="T219">Editing criteria. </text:span><text:span text:style-name="T236">The percentage of “F</text:span><text:span text:style-name="T237">agged as bad” re</text:span><text:span text:style-name="T273">fers to records that </text:span><text:span text:style-name="T274">have been flagged as bad by either </text:span><text:span text:style-name="T278">the average status flag or the measurement confidence flag. Such percentage is computed only for </text:span><text:span text:style-name="T275">records over oceans/lakes and outside polar regions. </text:span><text:span text:style-name="T276">All other percentages refer to the percentage of flag-valid records that have been rejected by the corresponding criteria or by all criteria (“All together”).</text:span></text:p>
      <text:p text:style-name="Standard"/>
      <text:p text:style-name="P52"><text:span text:style-name="Emphasis"><text:span text:style-name="T133">Fig. 14</text:span></text:span><office:annotation office:name="__Fieldmark__4142_123346739"><dc:creator>Unknown Author</dc:creator><dc:date>2014-07-31T14:24:28</dc:date><text:list text:continue-numbering="true" text:style-name=""><text:list-item><text:p text:style-name="P245"><text:span text:style-name="T280">do text</text:span></text:p></text:list-item><text:list-item><text:p text:style-name="P245"><text:span text:style-name="T280">from <text:s text:c="28"/>document(at='%s/FDM_Fig_14.jpg' %(image_dir),anchor='paragraph',size=(10,6),sizeUnit='cm')</text:span></text:p></text:list-item></text:list></office:annotation></text:p>
      <text:p text:style-name="P215"><text:span text:style-name="T8">Figure </text:span><text:span text:style-name="T18">1</text:span><text:span text:style-name="T28">4</text:span><text:span text:style-name="T157">. Percentage of science-valid FDM 1-Hz SWH records over ocean and lakes relative to theory for each day in </text:span><text:span text:style-name="T157"><text:conditional-text text:condition="ooow:true" text:string-value-if-true="Report_Date" text:string-value-if-false="">Report_Date</text:conditional-text></text:span><text:span text:style-name="T157">. <text:s/></text:span><text:span text:style-name="Emphasis"><text:span text:style-name="T63">The mean (</text:span></text:span><text:span text:style-name="Emphasis"><text:span text:style-name="T244">μ</text:span></text:span><text:span text:style-name="Emphasis"><text:span text:style-name="T63">) and standard deviation (</text:span></text:span><text:span text:style-name="Emphasis"><text:span text:style-name="T244">σ</text:span></text:span><text:span text:style-name="Emphasis"><text:span text:style-name="T247">)</text:span></text:span><text:span text:style-name="Emphasis"><text:span text:style-name="T63"> are also shown.</text:span></text:span></text:p>
      <text:p text:style-name="P161"/>
      <text:p text:style-name="P180"><office:annotation office:name="__Fieldmark__18631_631261100"><dc:creator>Unknown Author</dc:creator><dc:date>2015-02-05T15:39:03</dc:date><text:list text:continue-numbering="true" text:style-name=""><text:list-item><text:p text:style-name="P247"><text:span text:style-name="T285">do text</text:span></text:p></text:list-item><text:list-item><text:p text:style-name="P247"><text:span text:style-name="T285">from <text:s text:c="28"/>document(at='%s/FDM_Fig_15.jpg' %(image_dir),anchor='paragraph',size=(13.8,8.7),sizeUnit='cm')</text:span></text:p></text:list-item></text:list></office:annotation>Fig. <text:span text:style-name="T257">15</text:span>:<office:annotation-end office:name="__Fieldmark__18631_631261100"/></text:p>
      <text:p text:style-name="P52"><text:span text:style-name="T8">Figure </text:span><text:span text:style-name="T18">1</text:span><text:span text:style-name="T28">5</text:span><text:span text:style-name="T157">. Geographical distribution of science-valid FDM 1-Hz SWH data over oceans and lakes for </text:span><text:span text:style-name="T157"><text:conditional-text text:condition="ooow:true" text:string-value-if-true="Report_Date" text:string-value-if-false="">Report_Date</text:conditional-text></text:span><text:span text:style-name="T157">.</text:span> <text:span text:style-name="T239">The statistical values shown in the table refer to the SWH in m</text:span><text:span text:style-name="Emphasis"><text:span text:style-name="T53">.</text:span></text:span></text:p>
      <text:p text:style-name="P52"/>
      <text:p text:style-name="P52"><text:span text:style-name="Emphasis"><text:span text:style-name="T63"/></text:span></text:p>
      <text:p text:style-name="P180"><office:annotation office:name="__Fieldmark__18632_631261100"><dc:creator>Unknown Author</dc:creator><dc:date>2015-02-05T15:39:30</dc:date><text:list text:continue-numbering="true" text:style-name=""><text:list-item><text:p text:style-name="P247"><text:span text:style-name="T285">do text</text:span></text:p></text:list-item><text:list-item><text:p text:style-name="P247"><text:span text:style-name="T285">from <text:s text:c="28"/>document(at='%s/FDM_Fig_16.jpg' %(image_dir),anchor='paragraph',size=(7.4,6.3),sizeUnit='cm')</text:span></text:p></text:list-item></text:list></office:annotation><text:span text:style-name="Emphasis"><text:span text:style-name="T40">Fig. </text:span></text:span><text:span text:style-name="Emphasis"><text:span text:style-name="T72">1</text:span></text:span><text:span text:style-name="Emphasis"><text:span text:style-name="T92">6</text:span></text:span><office:annotation-end office:name="__Fieldmark__18632_631261100"/></text:p>
      <text:p text:style-name="P146"><text:soft-page-break/><text:span text:style-name="Emphasis"><text:span text:style-name="T109">Figure </text:span></text:span><text:span text:style-name="Emphasis"><text:span text:style-name="T116">1</text:span></text:span><text:span text:style-name="Emphasis"><text:span text:style-name="T126">6</text:span></text:span><text:span text:style-name="Emphasis"><text:span text:style-name="T40">. Histogram of </text:span></text:span><text:span text:style-name="Emphasis"><text:span text:style-name="T68">science</text:span></text:span><text:span text:style-name="Emphasis"><text:span text:style-name="T41">-valid </text:span></text:span><text:span text:style-name="Emphasis"><text:span text:style-name="T67">FDM</text:span></text:span><text:span text:style-name="Emphasis"><text:span text:style-name="T40"> S</text:span></text:span><text:span text:style-name="Emphasis"><text:span text:style-name="T72">W</text:span></text:span><text:span text:style-name="Emphasis"><text:span text:style-name="T40">H </text:span></text:span><text:span text:style-name="Emphasis"><text:span text:style-name="T47">over oceans and lakes</text:span></text:span><text:span text:style-name="Emphasis"><text:span text:style-name="T40"> for </text:span></text:span><text:span text:style-name="Emphasis"><text:span text:style-name="T40"><text:conditional-text text:condition="ooow:true" text:string-value-if-true="Report_Date" text:string-value-if-false="">Report_Date</text:conditional-text></text:span></text:span><text:span text:style-name="Emphasis"><text:span text:style-name="T40">. </text:span></text:span><text:span text:style-name="Emphasis"><text:span text:style-name="T63">The mean (</text:span></text:span><text:span text:style-name="Emphasis"><text:span text:style-name="T244">μ</text:span></text:span><text:span text:style-name="Emphasis"><text:span text:style-name="T63">) and standard deviation (</text:span></text:span><text:span text:style-name="Emphasis"><text:span text:style-name="T244">σ</text:span></text:span><text:span text:style-name="Emphasis"><text:span text:style-name="T247">)</text:span></text:span><text:span text:style-name="Emphasis"><text:span text:style-name="T63"> are also shown. Note that values </text:span></text:span><text:span text:style-name="Emphasis"><text:span text:style-name="T81">larger than </text:span></text:span><text:span text:style-name="Emphasis"><text:span text:style-name="T72">12</text:span></text:span><text:span text:style-name="Emphasis"><text:span text:style-name="T64"> m</text:span></text:span><text:span text:style-name="Emphasis"><text:span text:style-name="T63"> are excluded from the histogram for the sake of readability but not from the computation of </text:span></text:span><text:span text:style-name="Emphasis"><text:span text:style-name="T244">μ</text:span></text:span><text:span text:style-name="Emphasis"><text:span text:style-name="T63"> and </text:span></text:span><text:span text:style-name="Emphasis"><text:span text:style-name="T244">σ.</text:span></text:span></text:p>
      <text:p text:style-name="P52"/>
      <text:p text:style-name="P52"><text:span text:style-name="Emphasis"><text:span text:style-name="T131"/></text:span></text:p>
      <text:p text:style-name="P153"><office:annotation office:name="__Fieldmark__19217_631261100"><dc:creator>Unknown Author</dc:creator><dc:date>2015-02-05T15:40:03</dc:date><text:list text:continue-numbering="true" text:style-name=""><text:list-item><text:p text:style-name="P247"><text:span text:style-name="T285">do text</text:span></text:p></text:list-item><text:list-item><text:p text:style-name="P247"><text:span text:style-name="T285">from <text:s text:c="28"/>document(at='%s/FDM_Fig_17.jpg' %(image_dir),anchor='paragraph',size=(13.8,8.7),sizeUnit='cm')</text:span></text:p></text:list-item></text:list></office:annotation><text:span text:style-name="Emphasis"><text:span text:style-name="T36">Fig. </text:span></text:span><text:span text:style-name="Emphasis"><text:span text:style-name="T99">1</text:span></text:span><text:span text:style-name="Emphasis"><text:span text:style-name="T104">7</text:span></text:span><office:annotation-end office:name="__Fieldmark__19217_631261100"/></text:p>
      <text:p text:style-name="P174"><text:span text:style-name="T9">Figure </text:span><text:span text:style-name="T18">1</text:span><text:span text:style-name="T29">7</text:span><text:span text:style-name="T158">. Geographical distribution of science-valid FDM 20-Hz SWH measurement noise over oceans and lakes for </text:span><text:span text:style-name="T158"><text:conditional-text text:condition="ooow:true" text:string-value-if-true="Report_Date" text:string-value-if-false="">Report_Date</text:conditional-text></text:span><text:span text:style-name="T158">. The statistical values shown in the table refer to the SWH noise</text:span><text:span text:style-name="Emphasis"><text:span text:style-name="T53">.</text:span></text:span></text:p>
      <text:p text:style-name="P50"/>
      <text:p text:style-name="P50"><text:span text:style-name="T256">Fig. 18</text:span><text:span text:style-name="T256"><office:annotation office:name="__Fieldmark__5217_123346739"><dc:creator>Unknown Author</dc:creator><dc:date>2014-07-31T14:25:19</dc:date><text:list text:continue-numbering="true" text:style-name=""><text:list-item><text:p text:style-name="P245"><text:span text:style-name="T286">do text</text:span></text:p></text:list-item><text:list-item><text:p text:style-name="P245"><text:span text:style-name="T286">from <text:s text:c="28"/>document(at='%s/FDM_Fig_18.jpg' %(image_dir),anchor='char',size=(10.3,6.7),sizeUnit='cm')</text:span></text:p></text:list-item></text:list></office:annotation></text:span></text:p>
      <text:p text:style-name="P19"><text:span text:style-name="Emphasis"><text:span text:style-name="T112">Figure </text:span></text:span><text:span text:style-name="Emphasis"><text:span text:style-name="T116">1</text:span></text:span><text:span text:style-name="Emphasis"><text:span text:style-name="T126">8</text:span></text:span><text:span text:style-name="Emphasis"><text:span text:style-name="T44">. </text:span></text:span><text:span text:style-name="Emphasis"><text:span text:style-name="T48">Mean </text:span></text:span><text:span text:style-name="Emphasis"><text:span text:style-name="T49">science-valid </text:span></text:span><text:span text:style-name="Emphasis"><text:span text:style-name="T69">FDM </text:span></text:span><text:span text:style-name="Emphasis"><text:span text:style-name="T70">20-Hz </text:span></text:span><text:span text:style-name="Emphasis"><text:span text:style-name="T48">S</text:span></text:span><text:span text:style-name="Emphasis"><text:span text:style-name="T72">W</text:span></text:span><text:span text:style-name="Emphasis"><text:span text:style-name="T48">H </text:span></text:span><text:span text:style-name="Emphasis"><text:span text:style-name="T69">noise</text:span></text:span><text:span text:style-name="Emphasis"><text:span text:style-name="T53">.</text:span></text:span><text:span text:style-name="Emphasis"><text:span text:style-name="T48"> </text:span></text:span><text:span text:style-name="Emphasis"><text:span text:style-name="T55">T</text:span></text:span><text:span text:style-name="Emphasis"><text:span text:style-name="T48">he corresponding standard deviation (</text:span></text:span><text:span text:style-name="Emphasis"><text:span text:style-name="T55">blue </text:span></text:span><text:span text:style-name="Emphasis"><text:span text:style-name="T50">error bar</text:span></text:span><text:span text:style-name="Emphasis"><text:span text:style-name="T48">) </text:span></text:span><text:span text:style-name="Emphasis"><text:span text:style-name="T38">for each day in </text:span></text:span><text:span text:style-name="Emphasis"><text:span text:style-name="T38"><text:conditional-text text:condition="ooow:true" text:string-value-if-true="Report_Date" text:string-value-if-false="">Report_Date</text:conditional-text></text:span></text:span><text:span text:style-name="Emphasis"><text:span text:style-name="T38"> </text:span></text:span><text:span text:style-name="Emphasis"><text:span text:style-name="T55">is also shown</text:span></text:span><text:span text:style-name="Default_20_Paragraph_20_Font"><text:span text:style-name="T45">.</text:span></text:span></text:p>
      <text:p text:style-name="P13"/>
      <text:p text:style-name="P205"><office:annotation office:name="__Fieldmark__46680_747770932"><dc:creator>Unknown Author</dc:creator><dc:date>2015-02-13T14:13:06.574402000</dc:date><text:list text:continue-numbering="true" text:style-name=""><text:list-item><text:p text:style-name="P245"><text:span text:style-name="T281">do text</text:span></text:p></text:list-item><text:list-item><text:p text:style-name="P245"><text:span text:style-name="T282">from <text:s text:c="28"/>document(at='%s/FDM_Fig_19.jpg' %(image_dir),anchor='paragraph',size=(10.2,6.1),sizeUnit='cm')</text:span></text:p></text:list-item></text:list></office:annotation>Fig. 19<office:annotation-end office:name="__Fieldmark__46680_747770932"/></text:p>
      <text:p text:style-name="P196"><text:span text:style-name="Default_20_Paragraph_20_Font"><text:span text:style-name="T108">Figure </text:span></text:span><text:span text:style-name="Default_20_Paragraph_20_Font"><text:span text:style-name="T111">1</text:span></text:span><text:span text:style-name="Default_20_Paragraph_20_Font"><text:span text:style-name="T126">9</text:span></text:span><text:span text:style-name="Default_20_Paragraph_20_Font"><text:span text:style-name="T38">. </text:span></text:span><text:span text:style-name="Default_20_Paragraph_20_Font"><text:span text:style-name="T91">S</text:span></text:span><text:span text:style-name="Default_20_Paragraph_20_Font"><text:span text:style-name="T70">cience-valid FDM</text:span></text:span><text:span text:style-name="Default_20_Paragraph_20_Font"><text:span text:style-name="T51"> </text:span></text:span><text:span text:style-name="Default_20_Paragraph_20_Font"><text:span text:style-name="T70">20-Hz </text:span></text:span><text:span text:style-name="Default_20_Paragraph_20_Font"><text:span text:style-name="T38">S</text:span></text:span><text:span text:style-name="Default_20_Paragraph_20_Font"><text:span text:style-name="T93">W</text:span></text:span><text:span text:style-name="Default_20_Paragraph_20_Font"><text:span text:style-name="T38">H noise </text:span></text:span><text:span text:style-name="Default_20_Paragraph_20_Font"><text:span text:style-name="T70">as a function of distance from the coast for </text:span></text:span><text:span text:style-name="Default_20_Paragraph_20_Font"><text:span text:style-name="T71"><text:conditional-text text:condition="ooow:true" text:string-value-if-true="Report_Date" text:string-value-if-false="">Report_Date</text:conditional-text></text:span></text:span><text:span text:style-name="Emphasis"><text:span text:style-name="T53">.</text:span></text:span><text:span text:style-name="Emphasis"><text:span text:style-name="T48"> </text:span></text:span><text:span text:style-name="Emphasis"><text:span text:style-name="T70">Noise values have been calculated as the </text:span></text:span><text:span text:style-name="Emphasis"><text:span text:style-name="T91">median of the</text:span></text:span><text:span text:style-name="Emphasis"><text:span text:style-name="T70"> absolute value of the difference between consecutive 20-Hz records.</text:span></text:span></text:p>
      <text:p text:style-name="P16"><text:span text:style-name="Default_20_Paragraph_20_Font"><text:span text:style-name="T45"/></text:span></text:p>
      <text:p text:style-name="P38"/>
      <text:p text:style-name="P133"><text:span text:style-name="Emphasis"><text:span text:style-name="T165">1</text:span></text:span><text:span text:style-name="Emphasis"><text:span text:style-name="T162">.</text:span></text:span><text:span text:style-name="Emphasis"><text:span text:style-name="T166">8</text:span></text:span><text:span text:style-name="Emphasis"><text:span text:style-name="T162">. </text:span></text:span><text:span text:style-name="Emphasis"><text:span text:style-name="T165">S</text:span></text:span><text:span text:style-name="Emphasis"><text:span text:style-name="T166">igma0</text:span></text:span><text:span text:style-name="Emphasis"><text:span text:style-name="T165"> coverage and validity</text:span></text:span></text:p>
      <text:p text:style-name="P18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03">Parameter</text:p>
          </table:table-cell>
          <table:table-cell table:style-name="Table4.A1" office:value-type="string">
            <text:p text:style-name="P103">Min threshold</text:p>
          </table:table-cell>
          <table:table-cell table:style-name="Table4.A1" office:value-type="string">
            <text:p text:style-name="P103">Max threshold</text:p>
          </table:table-cell>
          <table:table-cell table:style-name="Table4.D1" office:value-type="string">
            <text:p text:style-name="P113">Percentage edited</text:p>
          </table:table-cell>
        </table:table-row>
        <table:table-row>
          <table:table-cell table:style-name="Table4.A3" office:value-type="string">
            <text:p text:style-name="P233">Flagged as bad</text:p>
          </table:table-cell>
          <table:table-cell table:style-name="Table4.B3" office:value-type="string">
            <text:p text:style-name="P239">-</text:p>
          </table:table-cell>
          <table:table-cell table:style-name="Table4.C3" office:value-type="string">
            <text:p text:style-name="P239">-</text:p>
          </table:table-cell>
          <table:table-cell table:style-name="Table4.D3" office:value-type="string">
            <text:p text:style-name="P236"><text:conditional-text text:condition="ooow:true" text:string-value-if-true="flagSigma0FDM" text:string-value-if-false="">flagSigma0FDM</text:conditional-text>%</text:p>
          </table:table-cell>
        </table:table-row>
        <table:table-row>
          <table:table-cell table:style-name="Table4.A3" office:value-type="string">
            <text:p text:style-name="P103">Sigma0</text:p>
          </table:table-cell>
          <table:table-cell table:style-name="Table4.B3" office:value-type="string">
            <text:p text:style-name="P86">7 dB</text:p>
          </table:table-cell>
          <table:table-cell table:style-name="Table4.C3" office:value-type="string">
            <text:p text:style-name="P86">30 dB</text:p>
          </table:table-cell>
          <table:table-cell table:style-name="Table4.D3" office:value-type="string">
            <text:p text:style-name="P89"><text:conditional-text text:condition="ooow:true" text:string-value-if-true="editS0FDM" text:string-value-if-false="">editS0FDM</text:conditional-text>%</text:p>
          </table:table-cell>
        </table:table-row>
        <table:table-row>
          <table:table-cell table:style-name="Table4.A4" office:value-type="string">
            <text:p text:style-name="P103">Standard deviation of Sigma0 (1-Hz block)</text:p>
          </table:table-cell>
          <table:table-cell table:style-name="Table4.B4" office:value-type="string">
            <text:p text:style-name="P75">0 dB</text:p>
          </table:table-cell>
          <table:table-cell table:style-name="Table4.C4" office:value-type="string">
            <text:p text:style-name="P86">0.23 dB</text:p>
          </table:table-cell>
          <table:table-cell table:style-name="Table4.D4" office:value-type="string">
            <text:p text:style-name="P89"><text:conditional-text text:condition="ooow:true" text:string-value-if-true="editS0stdFDM" text:string-value-if-false="">editS0stdFDM</text:conditional-text>%</text:p>
          </table:table-cell>
        </table:table-row>
        <table:table-row>
          <table:table-cell table:style-name="Table4.A5" office:value-type="string">
            <text:p text:style-name="P115">All together</text:p>
          </table:table-cell>
          <table:table-cell table:style-name="Table4.B5" office:value-type="string">
            <text:p text:style-name="P79">-</text:p>
          </table:table-cell>
          <table:table-cell table:style-name="Table4.C5" office:value-type="string">
            <text:p text:style-name="P79">-</text:p>
          </table:table-cell>
          <table:table-cell table:style-name="Table4.D5" office:value-type="string">
            <text:p text:style-name="P92"><text:conditional-text text:condition="ooow:true" text:string-value-if-true="editAllS0FDM" text:string-value-if-false="">editAllS0FDM</text:conditional-text>%</text:p>
          </table:table-cell>
        </table:table-row>
      </table:table>
      <text:p text:style-name="P223"><text:span text:style-name="T213">Table </text:span><text:span text:style-name="T216">4</text:span>. <text:span text:style-name="T219">Editing criteria. </text:span><text:span text:style-name="T236">The percentage of “F</text:span><text:span text:style-name="T237">agged as bad” re</text:span><text:span text:style-name="T273">fers to records that </text:span><text:span text:style-name="T274">have been flagged as bad by either </text:span><text:span text:style-name="T278">the average status flag or the measurement confidence flag. Such percentage is computed only for </text:span><text:span text:style-name="T275">records over oceans/lakes and outside polar regions. </text:span><text:span text:style-name="T276">All other percentages refer to the percentage of flag-valid records that have been rejected by the corresponding criteria or by all criteria (“All together”).</text:span></text:p>
      <text:p text:style-name="Standard"><text:soft-page-break/></text:p>
      <text:p text:style-name="Standard"/>
      <text:p text:style-name="Standard"/>
      <text:p text:style-name="Standard"/>
      <text:p text:style-name="P53"><text:span text:style-name="Emphasis"><text:span text:style-name="T133">Fig. 20</text:span></text:span><office:annotation office:name="__Fieldmark__4142_123346739"><dc:creator>Unknown Author</dc:creator><dc:date>2014-07-31T14:24:28</dc:date><text:list text:continue-numbering="true" text:style-name=""><text:list-item><text:p text:style-name="P245"><text:span text:style-name="T280">do text</text:span></text:p></text:list-item><text:list-item><text:p text:style-name="P245"><text:span text:style-name="T280">from <text:s text:c="28"/>document(at='%s/FDM_Fig_20.jpg' %(image_dir),anchor='paragraph',size=(10,6),sizeUnit='cm')</text:span></text:p></text:list-item></text:list></office:annotation></text:p>
      <text:p text:style-name="P165"><text:span text:style-name="T8">Figure </text:span><text:span text:style-name="T30">20</text:span><text:span text:style-name="T157">. Percentage of science-valid FDM 1-Hz sigma0 records over ocean and lakes relative to theory for each day in </text:span><text:span text:style-name="T157"><text:conditional-text text:condition="ooow:true" text:string-value-if-true="Report_Date" text:string-value-if-false="">Report_Date</text:conditional-text></text:span><text:span text:style-name="T157">. <text:s/></text:span><text:span text:style-name="Emphasis"><text:span text:style-name="T63">The mean (</text:span></text:span><text:span text:style-name="Emphasis"><text:span text:style-name="T244">μ</text:span></text:span><text:span text:style-name="Emphasis"><text:span text:style-name="T63">) and standard deviation (</text:span></text:span><text:span text:style-name="Emphasis"><text:span text:style-name="T244">σ</text:span></text:span><text:span text:style-name="Emphasis"><text:span text:style-name="T247">)</text:span></text:span><text:span text:style-name="Emphasis"><text:span text:style-name="T63"> are also shown.</text:span></text:span></text:p>
      <text:p text:style-name="P162"/>
      <text:p text:style-name="P181"><office:annotation office:name="__Fieldmark__19218_631261100"><dc:creator>Unknown Author</dc:creator><dc:date>2015-02-05T15:40:42</dc:date><text:list text:continue-numbering="true" text:style-name=""><text:list-item><text:p text:style-name="P247"><text:span text:style-name="T285">do text</text:span></text:p></text:list-item><text:list-item><text:p text:style-name="P247"><text:span text:style-name="T285">from <text:s text:c="28"/>document(at='%s/FDM_Fig_21.jpg' %(image_dir),anchor='paragraph',size=(13.8,8.7),sizeUnit='cm')</text:span></text:p></text:list-item></text:list></office:annotation>Fig. <text:span text:style-name="T264">21</text:span>:<office:annotation-end office:name="__Fieldmark__19218_631261100"/></text:p>
      <text:p text:style-name="P53"><text:span text:style-name="T8">Figure </text:span><text:span text:style-name="T29">2</text:span><text:span text:style-name="T30">1</text:span><text:span text:style-name="T157">. Geographical distribution of science-valid FDM 1-Hz sigma0 data over oceans and lakes for </text:span><text:span text:style-name="T157"><text:conditional-text text:condition="ooow:true" text:string-value-if-true="Report_Date" text:string-value-if-false="">Report_Date</text:conditional-text></text:span><text:span text:style-name="T157">.</text:span> <text:span text:style-name="T239">The statistical values shown in the table refer to the sigma0 in dB</text:span><text:span text:style-name="Emphasis"><text:span text:style-name="T53">.</text:span></text:span></text:p>
      <text:p text:style-name="P53"/>
      <text:p text:style-name="P53"><text:span text:style-name="Emphasis"><text:span text:style-name="T63"/></text:span></text:p>
      <text:p text:style-name="P181"><office:annotation office:name="__Fieldmark__19809_631261100"><dc:creator>Unknown Author</dc:creator><dc:date>2015-02-05T15:42:22</dc:date><text:list text:continue-numbering="true" text:style-name=""><text:list-item><text:p text:style-name="P247"><text:span text:style-name="T285">do text</text:span></text:p></text:list-item><text:list-item><text:p text:style-name="P247"><text:span text:style-name="T285">from <text:s text:c="28"/>document(at='%s/FDM_Fig_22.jpg' %(image_dir),anchor='paragraph',size=(7.4,6.3),sizeUnit='cm')</text:span></text:p></text:list-item></text:list></office:annotation><text:span text:style-name="Emphasis"><text:span text:style-name="T40">Fig. </text:span></text:span><text:span text:style-name="Emphasis"><text:span text:style-name="T86">2</text:span></text:span><text:span text:style-name="Emphasis"><text:span text:style-name="T93">2</text:span></text:span><office:annotation-end office:name="__Fieldmark__19809_631261100"/></text:p>
      <text:p text:style-name="P147"><text:span text:style-name="Emphasis"><text:span text:style-name="T109">Figure </text:span></text:span><text:span text:style-name="Emphasis"><text:span text:style-name="T124">2</text:span></text:span><text:span text:style-name="Emphasis"><text:span text:style-name="T127">2</text:span></text:span><text:span text:style-name="Emphasis"><text:span text:style-name="T40">. Histogram of </text:span></text:span><text:span text:style-name="Emphasis"><text:span text:style-name="T68">science</text:span></text:span><text:span text:style-name="Emphasis"><text:span text:style-name="T41">-valid </text:span></text:span><text:span text:style-name="Emphasis"><text:span text:style-name="T67">FDM</text:span></text:span><text:span text:style-name="Emphasis"><text:span text:style-name="T40"> </text:span></text:span><text:span text:style-name="Emphasis"><text:span text:style-name="T83">s</text:span></text:span><text:span text:style-name="Emphasis"><text:span text:style-name="T75">igma0</text:span></text:span><text:span text:style-name="Emphasis"><text:span text:style-name="T40"> </text:span></text:span><text:span text:style-name="Emphasis"><text:span text:style-name="T47">over oceans and lakes</text:span></text:span><text:span text:style-name="Emphasis"><text:span text:style-name="T40"> for </text:span></text:span><text:span text:style-name="Emphasis"><text:span text:style-name="T40"><text:conditional-text text:condition="ooow:true" text:string-value-if-true="Report_Date" text:string-value-if-false="">Report_Date</text:conditional-text></text:span></text:span><text:span text:style-name="Emphasis"><text:span text:style-name="T40">. </text:span></text:span><text:span text:style-name="Emphasis"><text:span text:style-name="T63">The mean (</text:span></text:span><text:span text:style-name="Emphasis"><text:span text:style-name="T244">μ</text:span></text:span><text:span text:style-name="Emphasis"><text:span text:style-name="T63">) and standard deviation (</text:span></text:span><text:span text:style-name="Emphasis"><text:span text:style-name="T244">σ</text:span></text:span><text:span text:style-name="Emphasis"><text:span text:style-name="T247">)</text:span></text:span><text:span text:style-name="Emphasis"><text:span text:style-name="T63"> are also shown. Note that values </text:span></text:span><text:span text:style-name="Emphasis"><text:span text:style-name="T64">outside [</text:span></text:span><text:span text:style-name="Emphasis"><text:span text:style-name="T74">4</text:span></text:span><text:span text:style-name="Emphasis"><text:span text:style-name="T64"> </text:span></text:span><text:span text:style-name="Emphasis"><text:span text:style-name="T74">20</text:span></text:span><text:span text:style-name="Emphasis"><text:span text:style-name="T64">] </text:span></text:span><text:span text:style-name="Emphasis"><text:span text:style-name="T74">dB</text:span></text:span><text:span text:style-name="Emphasis"><text:span text:style-name="T63"> are excluded from the histogram for the sake of readability but not from the computation of </text:span></text:span><text:span text:style-name="Emphasis"><text:span text:style-name="T244">μ</text:span></text:span><text:span text:style-name="Emphasis"><text:span text:style-name="T63"> and </text:span></text:span><text:span text:style-name="Emphasis"><text:span text:style-name="T244">σ.</text:span></text:span></text:p>
      <text:p text:style-name="P53"/>
      <text:p text:style-name="P53"><text:span text:style-name="Emphasis"><text:span text:style-name="T131"/></text:span></text:p>
      <text:p text:style-name="P154"><office:annotation office:name="__Fieldmark__19810_631261100"><dc:creator>Unknown Author</dc:creator><dc:date>2015-02-05T15:42:43</dc:date><text:list text:continue-numbering="true" text:style-name=""><text:list-item><text:p text:style-name="P247"><text:span text:style-name="T285">do text</text:span></text:p></text:list-item><text:list-item><text:p text:style-name="P247"><text:span text:style-name="T285">from <text:s text:c="28"/>document(at='%s/FDM_Fig_23.jpg' %(image_dir),anchor='paragraph',size=(13.8,8.7),sizeUnit='cm')</text:span></text:p></text:list-item></text:list></office:annotation><text:span text:style-name="Emphasis"><text:span text:style-name="T36">Fig. </text:span></text:span><text:span text:style-name="Emphasis"><text:span text:style-name="T100">2</text:span></text:span><text:span text:style-name="Emphasis"><text:span text:style-name="T105">3</text:span></text:span><office:annotation-end office:name="__Fieldmark__19810_631261100"/></text:p>
      <text:p text:style-name="P175"><text:span text:style-name="T9">Figure </text:span><text:span text:style-name="T19">2</text:span><text:span text:style-name="T30">3</text:span><text:span text:style-name="T158">. Geographical distribution of science-valid FDM 20-Hz sigma0 measurement noise over oceans and lakes for </text:span><text:span text:style-name="T158"><text:conditional-text text:condition="ooow:true" text:string-value-if-true="Report_Date" text:string-value-if-false="">Report_Date</text:conditional-text></text:span><text:span text:style-name="T158">. The statistical values shown in the table refer to the Sigma0 noise</text:span><text:span text:style-name="Emphasis"><text:span text:style-name="T53">.</text:span></text:span></text:p>
      <text:p text:style-name="P51"/>
      <text:p text:style-name="P51"><text:span text:style-name="T256">Fig. 24</text:span><text:span text:style-name="T256"><office:annotation office:name="__Fieldmark__5217_123346739"><dc:creator>Unknown Author</dc:creator><dc:date>2014-07-31T14:25:19</dc:date><text:list text:continue-numbering="true" text:style-name=""><text:list-item><text:p text:style-name="P245"><text:span text:style-name="T286">do text</text:span></text:p></text:list-item><text:list-item><text:p text:style-name="P245"><text:span text:style-name="T286">from <text:s text:c="28"/>document(at='%s/FDM_Fig_24.jpg' %(image_dir),anchor='char',size=(10.3,6.7),sizeUnit='cm')</text:span></text:p></text:list-item></text:list></office:annotation></text:span></text:p>
      <text:p text:style-name="P20"><text:span text:style-name="Emphasis"><text:span text:style-name="T112">Figure </text:span></text:span><text:span text:style-name="Emphasis"><text:span text:style-name="T117">2</text:span></text:span><text:span text:style-name="Emphasis"><text:span text:style-name="T127">4</text:span></text:span><text:span text:style-name="Emphasis"><text:span text:style-name="T44">. </text:span></text:span><text:span text:style-name="Emphasis"><text:span text:style-name="T48">Mean </text:span></text:span><text:span text:style-name="Emphasis"><text:span text:style-name="T49">science-valid </text:span></text:span><text:span text:style-name="Emphasis"><text:span text:style-name="T69">FDM </text:span></text:span><text:span text:style-name="Emphasis"><text:span text:style-name="T70">20-Hz </text:span></text:span><text:span text:style-name="Emphasis"><text:span text:style-name="T83">s</text:span></text:span><text:span text:style-name="Emphasis"><text:span text:style-name="T75">igma0</text:span></text:span><text:span text:style-name="Emphasis"><text:span text:style-name="T48"> </text:span></text:span><text:span text:style-name="Emphasis"><text:span text:style-name="T69">noise</text:span></text:span><text:span text:style-name="Emphasis"><text:span text:style-name="T53">.</text:span></text:span><text:span text:style-name="Emphasis"><text:span text:style-name="T48"> </text:span></text:span><text:span text:style-name="Emphasis"><text:span text:style-name="T55">T</text:span></text:span><text:span text:style-name="Emphasis"><text:span text:style-name="T48">he corresponding standard deviation (</text:span></text:span><text:span text:style-name="Emphasis"><text:span text:style-name="T55">blue </text:span></text:span><text:span text:style-name="Emphasis"><text:span text:style-name="T50">error bar</text:span></text:span><text:span text:style-name="Emphasis"><text:span text:style-name="T48">) </text:span></text:span><text:span text:style-name="Emphasis"><text:span text:style-name="T38">for each day in </text:span></text:span><text:span text:style-name="Emphasis"><text:span text:style-name="T38"><text:conditional-text text:condition="ooow:true" text:string-value-if-true="Report_Date" text:string-value-if-false="">Report_Date</text:conditional-text></text:span></text:span><text:span text:style-name="Emphasis"><text:span text:style-name="T38"> </text:span></text:span><text:span text:style-name="Emphasis"><text:span text:style-name="T55">is also shown</text:span></text:span><text:span text:style-name="Default_20_Paragraph_20_Font"><text:span text:style-name="T45">.</text:span></text:span></text:p>
      <text:p text:style-name="P46"/>
      <text:p text:style-name="P46"/>
      <text:p text:style-name="P207"><office:annotation office:name="__Fieldmark__47858_747770932"><dc:creator>Unknown Author</dc:creator><dc:date>2015-02-13T14:17:34.723514000</dc:date><text:list text:continue-numbering="true" text:style-name=""><text:list-item><text:p text:style-name="P245"><text:span text:style-name="T281">do text</text:span></text:p></text:list-item><text:list-item><text:p text:style-name="P245"><text:span text:style-name="T282">from <text:s text:c="28"/>document(at='%s/FDM_Fig_25.jpg' %(image_dir),anchor='paragraph',size=(10.2,6.1),sizeUnit='cm')</text:span></text:p></text:list-item></text:list></office:annotation>Fig. 25<office:annotation-end office:name="__Fieldmark__47858_747770932"/></text:p>
      <text:p text:style-name="P197"><text:span text:style-name="Default_20_Paragraph_20_Font"><text:span text:style-name="T108">Figure </text:span></text:span><text:span text:style-name="Default_20_Paragraph_20_Font"><text:span text:style-name="T128">25</text:span></text:span><text:span text:style-name="Default_20_Paragraph_20_Font"><text:span text:style-name="T38">. </text:span></text:span><text:span text:style-name="Default_20_Paragraph_20_Font"><text:span text:style-name="T91">S</text:span></text:span><text:span text:style-name="Default_20_Paragraph_20_Font"><text:span text:style-name="T70">cience-valid FDM</text:span></text:span><text:span text:style-name="Default_20_Paragraph_20_Font"><text:span text:style-name="T51"> </text:span></text:span><text:span text:style-name="Default_20_Paragraph_20_Font"><text:span text:style-name="T70">20-Hz </text:span></text:span><text:span text:style-name="Default_20_Paragraph_20_Font"><text:span text:style-name="T94">sigma0</text:span></text:span><text:span text:style-name="Default_20_Paragraph_20_Font"><text:span text:style-name="T38"> noise </text:span></text:span><text:span text:style-name="Default_20_Paragraph_20_Font"><text:span text:style-name="T70">as a function of distance from the coast for </text:span></text:span><text:span text:style-name="Default_20_Paragraph_20_Font"><text:span text:style-name="T71"><text:conditional-text text:condition="ooow:true" text:string-value-if-true="Report_Date" text:string-value-if-false="">Report_Date</text:conditional-text></text:span></text:span><text:span text:style-name="Emphasis"><text:span text:style-name="T53">.</text:span></text:span><text:span text:style-name="Emphasis"><text:span text:style-name="T48"> </text:span></text:span><text:span text:style-name="Emphasis"><text:span text:style-name="T70">Noise values have been calculated as the </text:span></text:span><text:span text:style-name="Emphasis"><text:span text:style-name="T91">median of the</text:span></text:span><text:span text:style-name="Emphasis"><text:span text:style-name="T70"> absolute value of the difference between consecutive 20-Hz records.</text:span></text:span></text:p>
      <text:p text:style-name="P46"/>
      <text:p text:style-name="P46"/>
      <text:p text:style-name="P133"><text:span text:style-name="Emphasis"><text:span text:style-name="T165">1</text:span></text:span><text:span text:style-name="Emphasis"><text:span text:style-name="T162">.</text:span></text:span><text:span text:style-name="Emphasis"><text:span text:style-name="T168">9</text:span></text:span><text:span text:style-name="Emphasis"><text:span text:style-name="T162">. </text:span></text:span><text:span text:style-name="Emphasis"><text:span text:style-name="T166">wind speed</text:span></text:span><text:span text:style-name="Emphasis"><text:span text:style-name="T165"> coverage and validity</text:span></text:span></text:p>
      <text:p text:style-name="P39"><text:soft-page-break/></text:p>
      <text:p text:style-name="P18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03">Parameter</text:p>
          </table:table-cell>
          <table:table-cell table:style-name="Table5.A1" office:value-type="string">
            <text:p text:style-name="P103">Min threshold</text:p>
          </table:table-cell>
          <table:table-cell table:style-name="Table5.A1" office:value-type="string">
            <text:p text:style-name="P103">Max threshold</text:p>
          </table:table-cell>
          <table:table-cell table:style-name="Table5.D1" office:value-type="string">
            <text:p text:style-name="P113">Percentage edited</text:p>
          </table:table-cell>
        </table:table-row>
        <table:table-row>
          <table:table-cell table:style-name="Table5.A2" office:value-type="string">
            <text:p text:style-name="P233">Flagged as bad</text:p>
          </table:table-cell>
          <table:table-cell table:style-name="Table5.B2" office:value-type="string">
            <text:p text:style-name="P237">-</text:p>
          </table:table-cell>
          <table:table-cell table:style-name="Table5.C2" office:value-type="string">
            <text:p text:style-name="P241">-</text:p>
          </table:table-cell>
          <table:table-cell table:style-name="Table5.D2" office:value-type="string">
            <text:p text:style-name="P236"><text:conditional-text text:condition="ooow:true" text:string-value-if-true="flagWspFDM" text:string-value-if-false="">flagWspFDM</text:conditional-text>%</text:p>
          </table:table-cell>
        </table:table-row>
        <table:table-row>
          <table:table-cell table:style-name="Table5.A3" office:value-type="string">
            <text:p text:style-name="P117">Altimeter wind speed</text:p>
          </table:table-cell>
          <table:table-cell table:style-name="Table5.B3" office:value-type="string">
            <text:p text:style-name="P94">0 m/s</text:p>
          </table:table-cell>
          <table:table-cell table:style-name="Table5.C3" office:value-type="string">
            <text:p text:style-name="P96">30 m/s</text:p>
          </table:table-cell>
          <table:table-cell table:style-name="Table5.D3" office:value-type="string">
            <text:p text:style-name="P89"><text:conditional-text text:condition="ooow:true" text:string-value-if-true="editWspFDM" text:string-value-if-false="">editWspFDM</text:conditional-text>%</text:p>
          </table:table-cell>
        </table:table-row>
      </table:table>
      <text:p text:style-name="P223"><text:span text:style-name="T213">Table </text:span><text:span text:style-name="T216">5</text:span>. <text:span text:style-name="T219">Editing criteria. </text:span><text:span text:style-name="T236">The percentage of “F</text:span><text:span text:style-name="T237">agged as bad” re</text:span><text:span text:style-name="T273">fers to records that </text:span><text:span text:style-name="T274">have been flagged as bad by either </text:span><text:span text:style-name="T278">the average status flag or the measurement confidence flag. Such percentage is computed only for </text:span><text:span text:style-name="T275">records over oceans/lakes and outside polar regions. </text:span><text:span text:style-name="T276">All other percentages refer to the percentage of flag-valid records that have been rejected by the corresponding criteria.</text:span></text:p>
      <text:p text:style-name="P39"/>
      <text:p text:style-name="P39"/>
      <text:p text:style-name="P39"/>
      <text:p text:style-name="P54"><text:span text:style-name="Emphasis"><text:span text:style-name="T133">Fig. 26</text:span></text:span><office:annotation office:name="__Fieldmark__4142_123346739"><dc:creator>Unknown Author</dc:creator><dc:date>2014-07-31T14:24:28</dc:date><text:list text:continue-numbering="true" text:style-name=""><text:list-item><text:p text:style-name="P245"><text:span text:style-name="T280">do text</text:span></text:p></text:list-item><text:list-item><text:p text:style-name="P245"><text:span text:style-name="T280">from <text:s text:c="28"/>document(at='%s/FDM_Fig_26.jpg' %(image_dir),anchor='paragraph',size=(10,6),sizeUnit='cm')</text:span></text:p></text:list-item></text:list></office:annotation></text:p>
      <text:p text:style-name="P166"><text:span text:style-name="T8">Figure </text:span><text:span text:style-name="T20">2</text:span><text:span text:style-name="T31">6</text:span><text:span text:style-name="T157">. Percentage of science-valid FDM 1-Hz wind records over ocean and lakes relative to theory for each day in </text:span><text:span text:style-name="T157"><text:conditional-text text:condition="ooow:true" text:string-value-if-true="Report_Date" text:string-value-if-false="">Report_Date</text:conditional-text></text:span><text:span text:style-name="T157">. <text:s/></text:span><text:span text:style-name="Emphasis"><text:span text:style-name="T63">The mean (</text:span></text:span><text:span text:style-name="Emphasis"><text:span text:style-name="T244">μ</text:span></text:span><text:span text:style-name="Emphasis"><text:span text:style-name="T63">) and standard deviation (</text:span></text:span><text:span text:style-name="Emphasis"><text:span text:style-name="T244">σ</text:span></text:span><text:span text:style-name="Emphasis"><text:span text:style-name="T247">)</text:span></text:span><text:span text:style-name="Emphasis"><text:span text:style-name="T63"> are also shown.</text:span></text:span></text:p>
      <text:p text:style-name="P163"/>
      <text:p text:style-name="P179"><office:annotation office:name="__Fieldmark__20403_631261100"><dc:creator>Unknown Author</dc:creator><dc:date>2015-02-05T15:44:11</dc:date><text:list text:continue-numbering="true" text:style-name=""><text:list-item><text:p text:style-name="P247"><text:span text:style-name="T285">do text</text:span></text:p></text:list-item><text:list-item><text:p text:style-name="P247"><text:span text:style-name="T285">from <text:s text:c="28"/>document(at='%s/FDM_Fig_27.jpg' %(image_dir),anchor='paragraph',size=(13.8,8.7),sizeUnit='cm')</text:span></text:p></text:list-item></text:list></office:annotation>Fig. <text:span text:style-name="T258">27</text:span>:<office:annotation-end office:name="__Fieldmark__20403_631261100"/></text:p>
      <text:p text:style-name="P54"><text:span text:style-name="T8">Figure </text:span><text:span text:style-name="T20">2</text:span><text:span text:style-name="T31">7</text:span><text:span text:style-name="T157">. Geographical distribution of science-valid FDM 1-Hz wind data over oceans and lakes for </text:span><text:span text:style-name="T157"><text:conditional-text text:condition="ooow:true" text:string-value-if-true="Report_Date" text:string-value-if-false="">Report_Date</text:conditional-text></text:span><text:span text:style-name="T157">.</text:span> <text:span text:style-name="T239">The statistical values shown in the table refer to the wind in m/s</text:span><text:span text:style-name="Emphasis"><text:span text:style-name="T53">.</text:span></text:span></text:p>
      <text:p text:style-name="P54"/>
      <text:p text:style-name="P54"><text:span text:style-name="Emphasis"><text:span text:style-name="T63"/></text:span></text:p>
      <text:p text:style-name="P179"><office:annotation office:name="__Fieldmark__20404_631261100"><dc:creator>Unknown Author</dc:creator><dc:date>2015-02-05T15:44:34</dc:date><text:list text:continue-numbering="true" text:style-name=""><text:list-item><text:p text:style-name="P247"><text:span text:style-name="T285">do text</text:span></text:p></text:list-item><text:list-item><text:p text:style-name="P247"><text:span text:style-name="T285">from <text:s text:c="28"/>document(at='%s/FDM_Fig_28.jpg' %(image_dir),anchor='paragraph',size=(7.4,6.3),sizeUnit='cm')</text:span></text:p></text:list-item></text:list></office:annotation><text:span text:style-name="Emphasis"><text:span text:style-name="T40">Fig. </text:span></text:span><text:span text:style-name="Emphasis"><text:span text:style-name="T76">2</text:span></text:span><text:span text:style-name="Emphasis"><text:span text:style-name="T94">8</text:span></text:span><office:annotation-end office:name="__Fieldmark__20404_631261100"/></text:p>
      <text:p text:style-name="P148"><text:span text:style-name="Emphasis"><text:span text:style-name="T109">Figure </text:span></text:span><text:span text:style-name="Emphasis"><text:span text:style-name="T118">2</text:span></text:span><text:span text:style-name="Emphasis"><text:span text:style-name="T128">8</text:span></text:span><text:span text:style-name="Emphasis"><text:span text:style-name="T40">. Histogram of </text:span></text:span><text:span text:style-name="Emphasis"><text:span text:style-name="T68">science</text:span></text:span><text:span text:style-name="Emphasis"><text:span text:style-name="T41">-valid </text:span></text:span><text:span text:style-name="Emphasis"><text:span text:style-name="T67">FDM</text:span></text:span><text:span text:style-name="Emphasis"><text:span text:style-name="T40"> </text:span></text:span><text:span text:style-name="Emphasis"><text:span text:style-name="T76">wind</text:span></text:span><text:span text:style-name="Emphasis"><text:span text:style-name="T40"> </text:span></text:span><text:span text:style-name="Emphasis"><text:span text:style-name="T47">over oceans and lakes</text:span></text:span><text:span text:style-name="Emphasis"><text:span text:style-name="T40"> for </text:span></text:span><text:span text:style-name="Emphasis"><text:span text:style-name="T40"><text:conditional-text text:condition="ooow:true" text:string-value-if-true="Report_Date" text:string-value-if-false="">Report_Date</text:conditional-text></text:span></text:span><text:span text:style-name="Emphasis"><text:span text:style-name="T40">. </text:span></text:span><text:span text:style-name="Emphasis"><text:span text:style-name="T63">The mean (</text:span></text:span><text:span text:style-name="Emphasis"><text:span text:style-name="T244">μ</text:span></text:span><text:span text:style-name="Emphasis"><text:span text:style-name="T63">) and standard deviation (</text:span></text:span><text:span text:style-name="Emphasis"><text:span text:style-name="T244">σ</text:span></text:span><text:span text:style-name="Emphasis"><text:span text:style-name="T247">)</text:span></text:span><text:span text:style-name="Emphasis"><text:span text:style-name="T63"> are also shown. Note that values </text:span></text:span><text:span text:style-name="Emphasis"><text:span text:style-name="T64">outside [</text:span></text:span><text:span text:style-name="Emphasis"><text:span text:style-name="T76">0</text:span></text:span><text:span text:style-name="Emphasis"><text:span text:style-name="T64"> </text:span></text:span><text:span text:style-name="Emphasis"><text:span text:style-name="T74">2</text:span></text:span><text:span text:style-name="Emphasis"><text:span text:style-name="T76">4</text:span></text:span><text:span text:style-name="Emphasis"><text:span text:style-name="T64">] </text:span></text:span><text:span text:style-name="Emphasis"><text:span text:style-name="T76">m/s</text:span></text:span><text:span text:style-name="Emphasis"><text:span text:style-name="T63"> are excluded from the histogram for the sake of readability but not from the computation of </text:span></text:span><text:span text:style-name="Emphasis"><text:span text:style-name="T244">μ</text:span></text:span><text:span text:style-name="Emphasis"><text:span text:style-name="T63"> and </text:span></text:span><text:span text:style-name="Emphasis"><text:span text:style-name="T244">σ.</text:span></text:span></text:p>
      <text:p text:style-name="P54"/>
      <text:p text:style-name="P21"/>
      <text:p text:style-name="P39"/>
      <text:p text:style-name="P134"><text:span text:style-name="Emphasis"><text:span text:style-name="T165">1</text:span></text:span><text:span text:style-name="Emphasis"><text:span text:style-name="T162">.</text:span></text:span><text:span text:style-name="Emphasis"><text:span text:style-name="T168">10</text:span></text:span><text:span text:style-name="Emphasis"><text:span text:style-name="T162">. </text:span></text:span><text:span text:style-name="Emphasis"><text:span text:style-name="T167">mispointing</text:span></text:span><text:span text:style-name="Emphasis"><text:span text:style-name="T166"> </text:span></text:span><text:span text:style-name="Emphasis"><text:span text:style-name="T165">coverage and validity</text:span></text:span></text:p>
      <text:p text:style-name="P39"/>
      <text:p text:style-name="P54"><text:span text:style-name="Emphasis"><text:span text:style-name="T133">Fig. 29</text:span></text:span><office:annotation office:name="__Fieldmark__4142_123346739"><dc:creator>Unknown Author</dc:creator><dc:date>2014-07-31T14:24:28</dc:date><text:list text:continue-numbering="true" text:style-name=""><text:list-item><text:p text:style-name="P245"><text:span text:style-name="T280">do text</text:span></text:p></text:list-item><text:list-item><text:p text:style-name="P245"><text:span text:style-name="T280">from <text:s text:c="28"/>document(at='%s/FDM_Fig_29.jpg' %(image_dir),anchor='paragraph',size=(10,6),sizeUnit='cm')</text:span></text:p></text:list-item></text:list></office:annotation></text:p>
      <text:p text:style-name="P166"><text:soft-page-break/><text:span text:style-name="T8">Figure </text:span><text:span text:style-name="T20">2</text:span><text:span text:style-name="T31">9</text:span><text:span text:style-name="T157">. Percentage of science-valid FDM 1-Hz mispointing records over ocean and relative to theory for each day in </text:span><text:span text:style-name="T157"><text:conditional-text text:condition="ooow:true" text:string-value-if-true="Report_Date" text:string-value-if-false="">Report_Date</text:conditional-text></text:span><text:span text:style-name="T157">. <text:s/></text:span><text:span text:style-name="Emphasis"><text:span text:style-name="T63">The mean (</text:span></text:span><text:span text:style-name="Emphasis"><text:span text:style-name="T244">μ</text:span></text:span><text:span text:style-name="Emphasis"><text:span text:style-name="T63">) and standard deviation (</text:span></text:span><text:span text:style-name="Emphasis"><text:span text:style-name="T244">σ</text:span></text:span><text:span text:style-name="Emphasis"><text:span text:style-name="T247">)</text:span></text:span><text:span text:style-name="Emphasis"><text:span text:style-name="T63"> are also shown.</text:span></text:span></text:p>
      <text:p text:style-name="P163"/>
      <text:p text:style-name="P179"><office:annotation office:name="__Fieldmark__20405_631261100"><dc:creator>Unknown Author</dc:creator><dc:date>2015-02-05T15:44:54</dc:date><text:list text:continue-numbering="true" text:style-name=""><text:list-item><text:p text:style-name="P247"><text:span text:style-name="T285">do text</text:span></text:p></text:list-item><text:list-item><text:p text:style-name="P247"><text:span text:style-name="T285">from <text:s text:c="28"/>document(at='%s/FDM_Fig_30.jpg' %(image_dir),anchor='paragraph',size=(13.8,8.7),sizeUnit='cm')</text:span></text:p></text:list-item></text:list></office:annotation>Fig. <text:span text:style-name="T265">30</text:span>:<office:annotation-end office:name="__Fieldmark__20405_631261100"/></text:p>
      <text:p text:style-name="P55"><text:span text:style-name="T8">Figure </text:span><text:span text:style-name="T31">30</text:span><text:span text:style-name="T157">. Geographical distribution of science-valid FDM 1-Hz mispointing data over oceans and lakes for </text:span><text:span text:style-name="T157"><text:conditional-text text:condition="ooow:true" text:string-value-if-true="Report_Date" text:string-value-if-false="">Report_Date</text:conditional-text></text:span><text:span text:style-name="T157">.</text:span> <text:span text:style-name="T239">The statistical values shown in the table refer to the mispointing in </text:span><text:span text:style-name="Emphasis"><text:span text:style-name="T144">10</text:span></text:span><text:span text:style-name="Emphasis"><text:span text:style-name="T149">-2</text:span></text:span><text:span text:style-name="Emphasis"><text:span text:style-name="T150"> deg</text:span></text:span><text:span text:style-name="Emphasis"><text:span text:style-name="T149">2</text:span></text:span><text:span text:style-name="Emphasis"><text:span text:style-name="T53">.</text:span></text:span></text:p>
      <text:p text:style-name="P54"/>
      <text:p text:style-name="P54"><text:span text:style-name="Emphasis"><text:span text:style-name="T63"/></text:span></text:p>
      <text:p text:style-name="P179"><office:annotation office:name="__Fieldmark__20406_631261100"><dc:creator>Unknown Author</dc:creator><dc:date>2015-02-05T15:45:19</dc:date><text:list text:continue-numbering="true" text:style-name=""><text:list-item><text:p text:style-name="P247"><text:span text:style-name="T285">do text</text:span></text:p></text:list-item><text:list-item><text:p text:style-name="P247"><text:span text:style-name="T285">from <text:s text:c="28"/>document(at='%s/FDM_Fig_31.jpg' %(image_dir),anchor='paragraph',size=(7.4,6.3),sizeUnit='cm')</text:span></text:p></text:list-item></text:list></office:annotation><text:span text:style-name="Emphasis"><text:span text:style-name="T40">Fig. </text:span></text:span><text:span text:style-name="Emphasis"><text:span text:style-name="T94">31</text:span></text:span><office:annotation-end office:name="__Fieldmark__20406_631261100"/></text:p>
      <text:p text:style-name="P149"><text:span text:style-name="Emphasis"><text:span text:style-name="T109">Figure </text:span></text:span><text:span text:style-name="Emphasis"><text:span text:style-name="T128">31</text:span></text:span><text:span text:style-name="Emphasis"><text:span text:style-name="T40">. Histogram of </text:span></text:span><text:span text:style-name="Emphasis"><text:span text:style-name="T68">science</text:span></text:span><text:span text:style-name="Emphasis"><text:span text:style-name="T41">-valid </text:span></text:span><text:span text:style-name="Emphasis"><text:span text:style-name="T67">FDM</text:span></text:span><text:span text:style-name="Emphasis"><text:span text:style-name="T40"> </text:span></text:span><text:span text:style-name="Emphasis"><text:span text:style-name="T76">mispointing</text:span></text:span><text:span text:style-name="Emphasis"><text:span text:style-name="T40"> </text:span></text:span><text:span text:style-name="Emphasis"><text:span text:style-name="T47">over oceans and lakes</text:span></text:span><text:span text:style-name="Emphasis"><text:span text:style-name="T40"> for </text:span></text:span><text:span text:style-name="Emphasis"><text:span text:style-name="T40"><text:conditional-text text:condition="ooow:true" text:string-value-if-true="Report_Date" text:string-value-if-false="">Report_Date</text:conditional-text></text:span></text:span><text:span text:style-name="Emphasis"><text:span text:style-name="T40">. </text:span></text:span><text:span text:style-name="Emphasis"><text:span text:style-name="T63">The mean (</text:span></text:span><text:span text:style-name="Emphasis"><text:span text:style-name="T244">μ</text:span></text:span><text:span text:style-name="Emphasis"><text:span text:style-name="T63">) and standard deviation (</text:span></text:span><text:span text:style-name="Emphasis"><text:span text:style-name="T244">σ</text:span></text:span><text:span text:style-name="Emphasis"><text:span text:style-name="T247">)</text:span></text:span><text:span text:style-name="Emphasis"><text:span text:style-name="T63"> are also shown. Note that values </text:span></text:span><text:span text:style-name="Emphasis"><text:span text:style-name="T64">outside [</text:span></text:span><text:span text:style-name="Emphasis"><text:span text:style-name="T76">0</text:span></text:span><text:span text:style-name="Emphasis"><text:span text:style-name="T64"> </text:span></text:span><text:span text:style-name="Emphasis"><text:span text:style-name="T77">6</text:span></text:span><text:span text:style-name="Emphasis"><text:span text:style-name="T64">] </text:span></text:span><text:span text:style-name="Emphasis"><text:span text:style-name="T144">10</text:span></text:span><text:span text:style-name="Emphasis"><text:span text:style-name="T149">-2</text:span></text:span><text:span text:style-name="Emphasis"><text:span text:style-name="T150"> deg</text:span></text:span><text:span text:style-name="Emphasis"><text:span text:style-name="T149">2</text:span></text:span><text:span text:style-name="Emphasis"><text:span text:style-name="T63"> are excluded from the histogram for the sake of readability but not from the computation of </text:span></text:span><text:span text:style-name="Emphasis"><text:span text:style-name="T244">μ</text:span></text:span><text:span text:style-name="Emphasis"><text:span text:style-name="T63"> and </text:span></text:span><text:span text:style-name="Emphasis"><text:span text:style-name="T244">σ.</text:span></text:span></text:p>
      <text:list xml:id="list160341115489928" text:continue-list="list7086957200383365722" text:style-name="Outline">
        <text:list-item>
          <text:p text:style-name="P227">Summary of results for <text:span text:style-name="T254">IOP</text:span></text:p>
        </text:list-item>
      </text:list>
      <text:p text:style-name="P145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89">Note <text:span text:style-name="T260">2.</text:span>1:</text:p>
          </table:table-cell>
          <table:table-cell table:style-name="Table6.A1" office:value-type="string">
            <text:p text:style-name="P183">unless otherwise stated, measurements taken over polar polygons have been excluded from the computation of all statistics shown in this section.</text:p>
          </table:table-cell>
        </table:table-row>
        <table:table-row>
          <table:table-cell table:style-name="Table6.A1" office:value-type="string">
            <text:p text:style-name="P189">Note <text:span text:style-name="T260">2.2</text:span>:</text:p>
          </table:table-cell>
          <table:table-cell table:style-name="Table6.A1" office:value-type="string">
            <text:p text:style-name="P184"><text:span text:style-name="Emphasis"><text:span text:style-name="T223">most statistics shown in this section have been computed separately for the low resolution mode (LRM) and the pseudo low resolution mode (PLRM).</text:span></text:span></text:p>
          </table:table-cell>
        </table:table-row>
      </table:table>
      <text:p text:style-name="P221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44">Note <text:span text:style-name="T272">2.3</text:span>:</text:p>
          </table:table-cell>
          <table:table-cell table:style-name="Table15.A1" office:value-type="string">
            <text:p text:style-name="P219">“flag-valid” refers to those records that have not been flagged as bad by either</text:p>
            <text:p text:style-name="P213"><text:span text:style-name="T271">the average status flag or the measurement confidence flag.</text:span></text:p>
          </table:table-cell>
        </table:table-row>
      </table:table>
      <text:p text:style-name="P214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244">Note <text:span text:style-name="T272">2.4</text:span>:</text:p>
          </table:table-cell>
          <table:table-cell table:style-name="Table16.A1" office:value-type="string">
            <text:p text:style-name="P217"><text:span text:style-name="Emphasis"><text:span text:style-name="T224">“</text:span></text:span><text:span text:style-name="Emphasis"><text:span text:style-name="T225">science-valid</text:span></text:span><text:span text:style-name="Emphasis"><text:span text:style-name="T224">” refers to </text:span></text:span><text:span text:style-name="Emphasis"><text:span text:style-name="T229">flag-valid </text:span></text:span><text:span text:style-name="Emphasis"><text:span text:style-name="T226">records</text:span></text:span><text:span text:style-name="Emphasis"><text:span text:style-name="T224"> </text:span></text:span><text:span text:style-name="Emphasis"><text:span text:style-name="T229">(</text:span></text:span><text:span text:style-name="Emphasis"><text:span text:style-name="T227">over oceans and lakes </text:span></text:span><text:span text:style-name="Emphasis"><text:span text:style-name="T229">and excluding polar regions)</text:span></text:span><text:span text:style-name="Emphasis"><text:span text:style-name="T227"> </text:span></text:span><text:span text:style-name="Emphasis"><text:span text:style-name="T228">that meet</text:span></text:span><text:span text:style-name="Emphasis"><text:span text:style-name="T227"> the editing criteria described in </text:span></text:span><text:span text:style-name="Emphasis"><text:span text:style-name="T229">the </text:span></text:span><text:span text:style-name="Emphasis"><text:span text:style-name="T230">T</text:span></text:span><text:span text:style-name="Emphasis"><text:span text:style-name="T229">ables </text:span></text:span><text:span text:style-name="Emphasis"><text:span text:style-name="T230">7, 8, 9, 10.</text:span></text:span></text:p>
          </table:table-cell>
        </table:table-row>
      </table:table>
      <text:p text:style-name="P220"/>
      <text:p text:style-name="P160"><text:span text:style-name="Emphasis"><text:span text:style-name="T173">2</text:span></text:span><text:span text:style-name="Emphasis"><text:span text:style-name="T170">.1. </text:span></text:span><text:span text:style-name="Emphasis"><text:span text:style-name="T171">Summary</text:span></text:span></text:p>
      <text:p text:style-name="P160"/>
      <text:p text:style-name="P160"><text:span text:style-name="Emphasis"><text:span text:style-name="T173">2</text:span></text:span><text:span text:style-name="Emphasis"><text:span text:style-name="T170">.</text:span></text:span><text:span text:style-name="Emphasis"><text:span text:style-name="T171">2</text:span></text:span><text:span text:style-name="Emphasis"><text:span text:style-name="T170">. </text:span></text:span><text:span text:style-name="Emphasis"><text:span text:style-name="T171">Data used</text:span></text:span></text:p>
      <text:p text:style-name="P130">Product: <text:span text:style-name="T2">IOP</text:span></text:p>
      <text:p text:style-name="P128"><text:span text:style-name="T153">Date and time of the first record</text:span>: <text:span text:style-name="T2"><text:conditional-text text:condition="ooow:true" text:string-value-if-true="start_timeIOP" text:string-value-if-false="">start_timeIOP</text:conditional-text></text:span></text:p>
      <text:p text:style-name="P128"><text:span text:style-name="T153">Date and time of the last record</text:span>: <text:span text:style-name="T2"><text:conditional-text text:condition="ooow:true" text:string-value-if-true="stop_timeIOP" text:string-value-if-false="">stop_timeIOP</text:conditional-text></text:span></text:p>
      <text:p text:style-name="P126">Range of <text:span text:style-name="T161">complete </text:span>orbits <text:span text:style-name="T161">in present month</text:span>: <text:span text:style-name="T2"><text:conditional-text text:condition="ooow:true" text:string-value-if-true="orbit0IOP" text:string-value-if-false="">orbit0IOP</text:conditional-text></text:span> to <text:span text:style-name="T2"><text:conditional-text text:condition="ooow:true" text:string-value-if-true="orbitfIOP" text:string-value-if-false="">orbitfIOP</text:conditional-text></text:span></text:p>
      <text:p text:style-name="P160"><text:span text:style-name="Emphasis"><text:span text:style-name="T173">2</text:span></text:span><text:span text:style-name="Emphasis"><text:span text:style-name="T170">.</text:span></text:span><text:span text:style-name="Emphasis"><text:span text:style-name="T171">3</text:span></text:span><text:span text:style-name="Emphasis"><text:span text:style-name="T170">. </text:span></text:span><text:span text:style-name="Emphasis"><text:span text:style-name="T171">Data flow</text:span></text:span></text:p>
      <text:p text:style-name="P47"><text:span text:style-name="Default_20_Paragraph_20_Font"><text:span text:style-name="T10">Median latency [</text:span></text:span><text:span text:style-name="Default_20_Paragraph_20_Font"><text:span text:style-name="T16">min</text:span></text:span><text:span text:style-name="Default_20_Paragraph_20_Font"><text:span text:style-name="T15"> </text:span></text:span><text:span text:style-name="Default_20_Paragraph_20_Font"><text:span text:style-name="T16">max</text:span></text:span><text:span text:style-name="Default_20_Paragraph_20_Font"><text:span text:style-name="T10">]:</text:span></text:span><text:span text:style-name="Default_20_Paragraph_20_Font"><text:span text:style-name="T154"> </text:span></text:span><text:span text:style-name="Default_20_Paragraph_20_Font"><text:span text:style-name="T154"><text:conditional-text text:condition="ooow:true" text:string-value-if-true="median_latencyIOP" text:string-value-if-false="">median_latencyIOP</text:conditional-text></text:span></text:span><text:span text:style-name="Default_20_Paragraph_20_Font"><text:span text:style-name="T154"> days [</text:span></text:span><text:span text:style-name="Default_20_Paragraph_20_Font"><text:span text:style-name="T154"><text:conditional-text text:condition="ooow:true" text:string-value-if-true="latencyLowIOP" text:string-value-if-false="">latencyLowIOP</text:conditional-text></text:span></text:span><text:span text:style-name="Default_20_Paragraph_20_Font"><text:span text:style-name="T154"> - </text:span></text:span><text:span text:style-name="Default_20_Paragraph_20_Font"><text:span text:style-name="T154"><text:conditional-text text:condition="ooow:true" text:string-value-if-true="latencyUpIOP" text:string-value-if-false="">latencyUpIOP</text:conditional-text></text:span></text:span><text:span text:style-name="Default_20_Paragraph_20_Font"><text:span text:style-name="T154">]</text:span></text:span></text:p>
      <text:p text:style-name="P47"/>
      <text:p text:style-name="P47"><office:annotation office:name="__Fieldmark__54119_412694018"><dc:creator>Unknown Author</dc:creator><dc:date>2015-02-05T09:19:15</dc:date><text:list text:style-name=""><text:list-item><text:p>do text</text:p></text:list-item></text:list><text:p>from <text:s text:c="28"/>document(at='%s/IOP_Fig_1.jpg' %(image_dir),anchor='paragraph',size=(10,6),sizeUnit='cm')</text:p></office:annotation><text:span text:style-name="Default_20_Paragraph_20_Font"><text:span text:style-name="T155">Fig. 1</text:span></text:span><office:annotation-end office:name="__Fieldmark__54119_412694018"/></text:p>
      <text:p text:style-name="P58"><text:span text:style-name="Default_20_Paragraph_20_Font"><text:span text:style-name="T6">Figure </text:span></text:span><text:span text:style-name="Default_20_Paragraph_20_Font"><text:span text:style-name="T31">32</text:span></text:span><text:span text:style-name="Default_20_Paragraph_20_Font"><text:span text:style-name="T155">. Box-and-whiskers plot for the IOP latency showing for each day in </text:span></text:span><text:span text:style-name="Emphasis"><text:span text:style-name="T40"><text:conditional-text text:condition="ooow:true" text:string-value-if-true="Report_Date" text:string-value-if-false="">Report_Date</text:conditional-text></text:span></text:span><text:span text:style-name="Default_20_Paragraph_20_Font"><text:span text:style-name="T155"> the first and third quartiles (bottom and top of the box), the median (thick black), the 5% and 95% percentiles (lower and upper whiskers), the mean (blue) and the mean </text:span></text:span><text:span text:style-name="Default_20_Paragraph_20_Font"><text:span text:style-name="T245">±</text:span></text:span><text:span text:style-name="Default_20_Paragraph_20_Font"><text:span text:style-name="T248">1</text:span></text:span><text:span text:style-name="Default_20_Paragraph_20_Font"><text:span text:style-name="T155"> standard deviation (blue dashed line). The percentage of records delivered within 3 days is also shown (red, right y-axis). The horizontal black line denotes the 3 days threshold.</text:span></text:span></text:p>
      <text:p text:style-name="P47"><text:span text:style-name="Default_20_Paragraph_20_Font"/></text:p>
      <text:p text:style-name="P47"><text:span text:style-name="Default_20_Paragraph_20_Font"/></text:p>
      <text:p text:style-name="P47"><office:annotation office:name="__Fieldmark__55361_412694018"><dc:creator>Unknown Author</dc:creator><dc:date>2015-02-05T09:29:57</dc:date><text:list text:continue-numbering="true" text:style-name=""><text:list-item><text:p>do text</text:p></text:list-item></text:list><text:p>from <text:s text:c="28"/>document(at='%s/IOP_Fig_2.jpg' %(image_dir),anchor='paragraph',size=(7.4,6.3),sizeUnit='cm')</text:p></office:annotation><text:span text:style-name="Default_20_Paragraph_20_Font"><text:span text:style-name="T204">Fig. 2</text:span></text:span><office:annotation-end office:name="__Fieldmark__55361_412694018"/></text:p>
      <text:p text:style-name="P47"><text:span text:style-name="Default_20_Paragraph_20_Font"><text:span text:style-name="T12">Figure </text:span></text:span><text:span text:style-name="Default_20_Paragraph_20_Font"><text:span text:style-name="T26">3</text:span></text:span><text:span text:style-name="Default_20_Paragraph_20_Font"><text:span text:style-name="T31">3</text:span></text:span><text:span text:style-name="Default_20_Paragraph_20_Font"><text:span text:style-name="T204">. </text:span></text:span><text:span text:style-name="Emphasis"><text:span text:style-name="T40">Histogram of </text:span></text:span><text:span text:style-name="Emphasis"><text:span text:style-name="T42">the </text:span></text:span><text:span text:style-name="Emphasis"><text:span text:style-name="T78">IOP </text:span></text:span><text:span text:style-name="Emphasis"><text:span text:style-name="T42">data latency</text:span></text:span><text:span text:style-name="Emphasis"><text:span text:style-name="T40"> for </text:span></text:span><text:span text:style-name="Emphasis"><text:span text:style-name="T40"><text:conditional-text text:condition="ooow:true" text:string-value-if-true="Report_Date" text:string-value-if-false="">Report_Date</text:conditional-text></text:span></text:span><text:span text:style-name="Emphasis"><text:span text:style-name="T40">. </text:span></text:span><text:span text:style-name="Emphasis"><text:span text:style-name="T62">The y-axis denotes the number of files t</text:span></text:span><text:span text:style-name="Emphasis"><text:span text:style-name="T135">hat </text:span></text:span><text:span text:style-name="Emphasis"><text:span text:style-name="T136">are made available with a delay of </text:span></text:span><text:span text:style-name="Emphasis"><text:span text:style-name="T137">x-</text:span></text:span><text:span text:style-name="Emphasis"><text:span text:style-name="T136">hours with respect to the mean time of the records stored in the file.</text:span></text:span></text:p>
      <text:p text:style-name="P47"/>
      <text:p text:style-name="P160"><text:soft-page-break/><text:span text:style-name="Emphasis"><text:span text:style-name="T173">2</text:span></text:span><text:span text:style-name="Emphasis"><text:span text:style-name="T170">.</text:span></text:span><text:span text:style-name="Emphasis"><text:span text:style-name="T171">4</text:span></text:span><text:span text:style-name="Emphasis"><text:span text:style-name="T170">. </text:span></text:span><text:span text:style-name="Emphasis"><text:span text:style-name="T171">Data coverage and completeness</text:span></text:span></text:p>
      <text:p text:style-name="P9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98"/>
          </table:table-cell>
          <table:table-cell table:style-name="Table9.A1" office:value-type="string">
            <text:p text:style-name="P232">Present in <text:span text:style-name="T269">month</text:span></text:p>
          </table:table-cell>
          <table:table-cell table:style-name="Table9.A1" office:value-type="string">
            <text:p text:style-name="P101">Theoretical max.</text:p>
          </table:table-cell>
          <table:table-cell table:style-name="Table9.D1" office:value-type="string">
            <text:p text:style-name="P101">Percentage (%)</text:p>
          </table:table-cell>
        </table:table-row>
        <table:table-row>
          <table:table-cell table:style-name="Table9.A2" office:value-type="string">
            <text:p text:style-name="P101">Total</text:p>
          </table:table-cell>
          <table:table-cell table:style-name="Table9.B2" office:value-type="string">
            <text:p text:style-name="P71"><text:conditional-text text:condition="ooow:true" text:string-value-if-true="total_nrecordIOP" text:string-value-if-false="">total_nrecordIOP</text:conditional-text></text:p>
          </table:table-cell>
          <table:table-cell table:style-name="Table9.C2" office:value-type="string">
            <text:p text:style-name="P73"><text:conditional-text text:condition="ooow:true" text:string-value-if-true="theor_totalIOP" text:string-value-if-false="">theor_totalIOP</text:conditional-text></text:p>
          </table:table-cell>
          <table:table-cell table:style-name="Table9.D2" office:value-type="string">
            <text:p text:style-name="P71"><text:conditional-text text:condition="ooow:true" text:string-value-if-true="total_precordIOP" text:string-value-if-false="">total_precordIOP</text:conditional-text></text:p>
          </table:table-cell>
        </table:table-row>
        <table:table-row>
          <table:table-cell table:style-name="Table9.A3" office:value-type="string">
            <text:p text:style-name="P101">Ocean<text:span text:style-name="T238">s and lakes</text:span></text:p>
          </table:table-cell>
          <table:table-cell table:style-name="Table9.B3" office:value-type="string">
            <text:p text:style-name="P71"><text:conditional-text text:condition="ooow:true" text:string-value-if-true="ocean_nrecordIOP" text:string-value-if-false="">ocean_nrecordIOP</text:conditional-text></text:p>
          </table:table-cell>
          <table:table-cell table:style-name="Table9.C3" office:value-type="string">
            <text:p text:style-name="P71"><text:conditional-text text:condition="ooow:true" text:string-value-if-true="theor_oceanIOP" text:string-value-if-false="">theor_oceanIOP</text:conditional-text></text:p>
          </table:table-cell>
          <table:table-cell table:style-name="Table9.D3" office:value-type="string">
            <text:p text:style-name="P71"><text:conditional-text text:condition="ooow:true" text:string-value-if-true="ocean_precordIOP" text:string-value-if-false="">ocean_precordIOP</text:conditional-text></text:p>
          </table:table-cell>
        </table:table-row>
      </table:table>
      <text:p text:style-name="P140"><text:span text:style-name="T213">Table </text:span><text:span text:style-name="T217">6</text:span>. <text:span text:style-name="T208">Number of total </text:span><text:span text:style-name="T209">(land and ocean/</text:span><text:span text:style-name="T222">lake</text:span><text:span text:style-name="T209">)</text:span><text:span text:style-name="T208"> and </text:span><text:span text:style-name="T222">only </text:span><text:span text:style-name="T208">ocean/</text:span><text:span text:style-name="T218">lake</text:span><text:span text:style-name="T208"> records </text:span><text:span text:style-name="T232">(based on the surface_type flag)</text:span><text:span text:style-name="T208"> </text:span><text:span text:style-name="T210">together with the</text:span><text:span text:style-name="T211">ir</text:span><text:span text:style-name="T210"> percentage </text:span><text:span text:style-name="T211">relative to the theoretically expected number of measurements </text:span><text:span text:style-name="Default_20_Paragraph_20_Font"><text:span text:style-name="T207">from the orbits ground tracks</text:span></text:span><text:span text:style-name="T222"> for</text:span><text:span text:style-name="T208"> </text:span><text:span text:style-name="T208"><text:conditional-text text:condition="ooow:true" text:string-value-if-true="Report_Date" text:string-value-if-false="">Report_Date</text:conditional-text></text:span><text:span text:style-name="T208">. </text:span><text:span text:style-name="T211">Th</text:span><text:span text:style-name="T212">eoretical values are also shown.</text:span></text:p>
      <text:p text:style-name="P10"/>
      <text:p text:style-name="P10"/>
      <text:p text:style-name="P10"/>
      <text:p text:style-name="P7">Fig. <text:span text:style-name="T205">3</text:span><office:annotation office:name="__Fieldmark__580_1509170116"><dc:creator>Unknown Author</dc:creator><dc:date>2014-07-25T11:19:08</dc:date><text:list text:continue-numbering="true" text:style-name=""><text:list-item><text:p text:style-name="P245"><text:span text:style-name="T287">do text</text:span></text:p></text:list-item><text:list-item><text:p text:style-name="P245"><text:span text:style-name="T287">from <text:s text:c="28"/>document(at='%s/IOP_Fig_3.jpg' %(image_dir),anchor='paragraph',</text:span><text:span text:style-name="T288">size=(12,7.2),sizeUnit='cm'</text:span><text:span text:style-name="T287">)</text:span></text:p></text:list-item></text:list></office:annotation></text:p>
      <text:p text:style-name="P58"><text:span text:style-name="Default_20_Paragraph_20_Font"><text:span text:style-name="T6">Figure </text:span></text:span><text:span text:style-name="Default_20_Paragraph_20_Font"><text:span text:style-name="T13">3</text:span></text:span><text:span text:style-name="Default_20_Paragraph_20_Font"><text:span text:style-name="T31">4</text:span></text:span><text:span text:style-name="Default_20_Paragraph_20_Font"><text:span text:style-name="T155">. Percentage of IOP 1-Hz records over land and ocean/lake (red) and only over ocean/lake (blue) relative to the theoretically expected number from the orbits ground tracks for each day in </text:span></text:span><text:span text:style-name="Emphasis"><text:span text:style-name="T40"><text:conditional-text text:condition="ooow:true" text:string-value-if-true="Report_Date" text:string-value-if-false="">Report_Date</text:conditional-text></text:span></text:span><text:span text:style-name="Default_20_Paragraph_20_Font"><text:span text:style-name="T155">.</text:span></text:span></text:p>
      <text:p text:style-name="P47"/>
      <text:p text:style-name="P47"><text:span text:style-name="Default_20_Paragraph_20_Font"/></text:p>
      <text:p text:style-name="P156"><office:annotation office:name="__Fieldmark__56602_412694018"><dc:creator>Unknown Author</dc:creator><dc:date>2015-02-05T09:41:45</dc:date><text:list text:continue-numbering="true" text:style-name=""><text:list-item><text:p>do text</text:p></text:list-item></text:list><text:p>from <text:s text:c="28"/>document(at='%s/FDM_Fig_4.jpg' %(image_dir),anchor='paragraph',size=(12,7.2),sizeUnit='cm')</text:p></office:annotation><text:span text:style-name="Default_20_Paragraph_20_Font"><text:span text:style-name="T156">Fig. 4</text:span></text:span><office:annotation-end office:name="__Fieldmark__56602_412694018"/></text:p>
      <text:p text:style-name="P150"><text:span text:style-name="Default_20_Paragraph_20_Font"><text:span text:style-name="T7">Figure </text:span></text:span><text:span text:style-name="Default_20_Paragraph_20_Font"><text:span text:style-name="T21">3</text:span></text:span><text:span text:style-name="Default_20_Paragraph_20_Font"><text:span text:style-name="T31">5</text:span></text:span><text:span text:style-name="Default_20_Paragraph_20_Font"><text:span text:style-name="T156">. Percentage of IOP 1-Hz records over land and ocean/lake (red) and only over ocean/lake (blue) relative to the theoretically expected number from the orbits ground tracks for each orbit in </text:span></text:span><text:span text:style-name="Emphasis"><text:span text:style-name="T40"><text:conditional-text text:condition="ooow:true" text:string-value-if-true="Report_Date" text:string-value-if-false="">Report_Date</text:conditional-text></text:span></text:span><text:span text:style-name="Default_20_Paragraph_20_Font"><text:span text:style-name="T156">. </text:span></text:span><text:span text:style-name="Emphasis"><text:span text:style-name="T63">The mean (</text:span></text:span><text:span text:style-name="Emphasis"><text:span text:style-name="T244">μ</text:span></text:span><text:span text:style-name="Emphasis"><text:span text:style-name="T63">) and standard deviation (</text:span></text:span><text:span text:style-name="Emphasis"><text:span text:style-name="T244">σ</text:span></text:span><text:span text:style-name="Emphasis"><text:span text:style-name="T247">)</text:span></text:span><text:span text:style-name="Emphasis"><text:span text:style-name="T63"> are also shown.</text:span></text:span></text:p>
      <text:p text:style-name="P145"/>
      <text:p text:style-name="P160"><text:span text:style-name="Emphasis"><text:span text:style-name="T173">2</text:span></text:span><text:span text:style-name="Emphasis"><text:span text:style-name="T170">.</text:span></text:span><text:span text:style-name="Emphasis"><text:span text:style-name="T172">5</text:span></text:span><text:span text:style-name="Emphasis"><text:span text:style-name="T170">. </text:span></text:span><text:span text:style-name="Emphasis"><text:span text:style-name="T172">SSH anomaly coverage and validity</text:span></text:span></text:p>
      <text:p text:style-name="P14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04">Parameter</text:p>
          </table:table-cell>
          <table:table-cell table:style-name="Table10.A1" office:value-type="string">
            <text:p text:style-name="P104">Min threshold</text:p>
          </table:table-cell>
          <table:table-cell table:style-name="Table10.A1" office:value-type="string">
            <text:p text:style-name="P104">Max threshold</text:p>
          </table:table-cell>
          <table:table-cell table:style-name="Table10.D1" office:value-type="string">
            <text:p text:style-name="P106">Percentage edited</text:p>
          </table:table-cell>
        </table:table-row>
        <table:table-row>
          <table:table-cell table:style-name="Table10.A3" office:value-type="string">
            <text:p text:style-name="P233">Flagged as bad</text:p>
          </table:table-cell>
          <table:table-cell table:style-name="Table10.B3" office:value-type="string">
            <text:p text:style-name="P234">-</text:p>
          </table:table-cell>
          <table:table-cell table:style-name="Table10.C3" office:value-type="string">
            <text:p text:style-name="P234">-</text:p>
          </table:table-cell>
          <table:table-cell table:style-name="Table10.D3" office:value-type="string">
            <text:p text:style-name="P236"><text:conditional-text text:condition="ooow:true" text:string-value-if-true="flagSLAIOP" text:string-value-if-false="">flagSLAIOP</text:conditional-text>%</text:p>
          </table:table-cell>
        </table:table-row>
        <table:table-row>
          <table:table-cell table:style-name="Table10.A3" office:value-type="string">
            <text:p text:style-name="P104">SSH anomaly</text:p>
          </table:table-cell>
          <table:table-cell table:style-name="Table10.B3" office:value-type="string">
            <text:p text:style-name="P76">-<text:span text:style-name="T250">3</text:span> m</text:p>
          </table:table-cell>
          <table:table-cell table:style-name="Table10.C3" office:value-type="string">
            <text:p text:style-name="P76"><text:span text:style-name="T250">3</text:span> m</text:p>
          </table:table-cell>
          <table:table-cell table:style-name="Table10.D3" office:value-type="string">
            <text:p text:style-name="P82"><text:conditional-text text:condition="ooow:true" text:string-value-if-true="editSLAIOP" text:string-value-if-false="">editSLAIOP</text:conditional-text>%</text:p>
          </table:table-cell>
        </table:table-row>
        <table:table-row>
          <table:table-cell table:style-name="Table10.A5" office:value-type="string">
            <text:p text:style-name="P104">Standard deviation of SSH anomaly</text:p>
          </table:table-cell>
          <table:table-cell table:style-name="Table10.B4" office:value-type="string">
            <text:p text:style-name="P76">0 m</text:p>
          </table:table-cell>
          <table:table-cell table:style-name="Table10.C4" office:value-type="string">
            <text:p text:style-name="P76">0.<text:span text:style-name="T270">20</text:span> m</text:p>
          </table:table-cell>
          <table:table-cell table:style-name="Table10.D4" office:value-type="string">
            <text:p text:style-name="P82"><text:conditional-text text:condition="ooow:true" text:string-value-if-true="editSLAstdIOP" text:string-value-if-false="">editSLAstdIOP</text:conditional-text>%</text:p>
          </table:table-cell>
        </table:table-row>
        <text:soft-page-break/>
        <table:table-row>
          <table:table-cell table:style-name="Table10.A5" office:value-type="string">
            <text:p text:style-name="P104">Inverse barometer correction</text:p>
          </table:table-cell>
          <table:table-cell table:style-name="Table10.B5" office:value-type="string">
            <text:p text:style-name="P76">-2 m</text:p>
          </table:table-cell>
          <table:table-cell table:style-name="Table10.C5" office:value-type="string">
            <text:p text:style-name="P76">2 m</text:p>
          </table:table-cell>
          <table:table-cell table:style-name="Table10.D5" office:value-type="string">
            <text:p text:style-name="P82"><text:conditional-text text:condition="ooow:true" text:string-value-if-true="editIBIOP" text:string-value-if-false="">editIBIOP</text:conditional-text>%</text:p>
          </table:table-cell>
        </table:table-row>
        <table:table-row>
          <table:table-cell table:style-name="Table10.A11" office:value-type="string">
            <text:p text:style-name="P108">Biased orbit</text:p>
          </table:table-cell>
          <table:table-cell table:style-name="Table10.B6" office:value-type="string">
            <text:p text:style-name="P84">0 m</text:p>
          </table:table-cell>
          <table:table-cell table:style-name="Table10.C6" office:value-type="string">
            <text:p text:style-name="P84">0 m</text:p>
          </table:table-cell>
          <table:table-cell table:style-name="Table10.D6" office:value-type="string">
            <text:p text:style-name="P82"><text:conditional-text text:condition="ooow:true" text:string-value-if-true="BiasedOrbitIOP" text:string-value-if-false="">BiasedOrbitIOP</text:conditional-text>%</text:p>
          </table:table-cell>
        </table:table-row>
        <table:table-row>
          <table:table-cell table:style-name="Table10.A11" office:value-type="string">
            <text:p text:style-name="P106">Wet tropospheric correction</text:p>
          </table:table-cell>
          <table:table-cell table:style-name="Table10.B7" office:value-type="string">
            <text:p text:style-name="P84">-<text:span text:style-name="T241">0.5 m</text:span></text:p>
          </table:table-cell>
          <table:table-cell table:style-name="Table10.C7" office:value-type="string">
            <text:p text:style-name="P84">-<text:span text:style-name="T241">0.001 m</text:span></text:p>
          </table:table-cell>
          <table:table-cell table:style-name="Table10.D7" office:value-type="string">
            <text:p text:style-name="P82"><text:conditional-text text:condition="ooow:true" text:string-value-if-true="editWetIOP" text:string-value-if-false="">editWetIOP</text:conditional-text>%</text:p>
          </table:table-cell>
        </table:table-row>
        <table:table-row>
          <table:table-cell table:style-name="Table10.A11" office:value-type="string">
            <text:p text:style-name="P106">Dry tropospheric correction</text:p>
          </table:table-cell>
          <table:table-cell table:style-name="Table10.B8" office:value-type="string">
            <text:p text:style-name="P84">-<text:span text:style-name="T241">2.5 m</text:span></text:p>
          </table:table-cell>
          <table:table-cell table:style-name="Table10.C8" office:value-type="string">
            <text:p text:style-name="P84">-<text:span text:style-name="T241">1.9 m</text:span></text:p>
          </table:table-cell>
          <table:table-cell table:style-name="Table10.D8" office:value-type="string">
            <text:p text:style-name="P82"><text:conditional-text text:condition="ooow:true" text:string-value-if-true="editDryIOP" text:string-value-if-false="">editDryIOP</text:conditional-text>%</text:p>
          </table:table-cell>
        </table:table-row>
        <table:table-row>
          <table:table-cell table:style-name="Table10.A11" office:value-type="string">
            <text:p text:style-name="P106">Ionospheric correction</text:p>
          </table:table-cell>
          <table:table-cell table:style-name="Table10.B9" office:value-type="string">
            <text:p text:style-name="P84">-<text:span text:style-name="T241">0.4 m</text:span></text:p>
          </table:table-cell>
          <table:table-cell table:style-name="Table10.C9" office:value-type="string">
            <text:p text:style-name="P82">0.04 m</text:p>
          </table:table-cell>
          <table:table-cell table:style-name="Table10.D9" office:value-type="string">
            <text:p text:style-name="P82"><text:conditional-text text:condition="ooow:true" text:string-value-if-true="editIonoIOP" text:string-value-if-false="">editIonoIOP</text:conditional-text>%</text:p>
          </table:table-cell>
        </table:table-row>
        <table:table-row>
          <table:table-cell table:style-name="Table10.A11" office:value-type="string">
            <text:p text:style-name="P106">Sea state bias</text:p>
          </table:table-cell>
          <table:table-cell table:style-name="Table10.B11" office:value-type="string">
            <text:p text:style-name="P84">-<text:span text:style-name="T241">0.5 m</text:span></text:p>
          </table:table-cell>
          <table:table-cell table:style-name="Table10.C11" office:value-type="string">
            <text:p text:style-name="P82">0 m</text:p>
          </table:table-cell>
          <table:table-cell table:style-name="Table10.D11" office:value-type="string">
            <text:p text:style-name="P82"><text:conditional-text text:condition="ooow:true" text:string-value-if-true="editSsbIOP" text:string-value-if-false="">editSsbIOP</text:conditional-text>%</text:p>
          </table:table-cell>
        </table:table-row>
        <table:table-row>
          <table:table-cell table:style-name="Table10.A11" office:value-type="string">
            <text:p text:style-name="P110">Sigma0</text:p>
          </table:table-cell>
          <table:table-cell table:style-name="Table10.B11" office:value-type="string">
            <text:p text:style-name="P87">7 dB</text:p>
          </table:table-cell>
          <table:table-cell table:style-name="Table10.C11" office:value-type="string">
            <text:p text:style-name="P87">30 dB</text:p>
          </table:table-cell>
          <table:table-cell table:style-name="Table10.D11" office:value-type="string">
            <text:p text:style-name="P90"><text:conditional-text text:condition="ooow:true" text:string-value-if-true="editS0SLAIOP" text:string-value-if-false="">editS0SLAIOP</text:conditional-text>%</text:p>
          </table:table-cell>
        </table:table-row>
        <table:table-row>
          <table:table-cell table:style-name="Table10.A12" office:value-type="string">
            <text:p text:style-name="P106">Standard deviation of sigma0</text:p>
          </table:table-cell>
          <table:table-cell table:style-name="Table10.B12" office:value-type="string">
            <text:p text:style-name="P82">0 m</text:p>
          </table:table-cell>
          <table:table-cell table:style-name="Table10.C12" office:value-type="string">
            <text:p text:style-name="P82">0.23 dB</text:p>
          </table:table-cell>
          <table:table-cell table:style-name="Table10.D12" office:value-type="string">
            <text:p text:style-name="P82"><text:conditional-text text:condition="ooow:true" text:string-value-if-true="editS0stdSLAIOP" text:string-value-if-false="">editS0stdSLAIOP</text:conditional-text>%</text:p>
          </table:table-cell>
        </table:table-row>
        <table:table-row>
          <table:table-cell table:style-name="Table10.A13" office:value-type="string">
            <text:p text:style-name="P112">All together</text:p>
          </table:table-cell>
          <table:table-cell table:style-name="Table10.B13" office:value-type="string">
            <text:p text:style-name="P80">-</text:p>
          </table:table-cell>
          <table:table-cell table:style-name="Table10.C13" office:value-type="string">
            <text:p text:style-name="P80">-</text:p>
          </table:table-cell>
          <table:table-cell table:style-name="Table10.D13" office:value-type="string">
            <text:p text:style-name="P93"><text:conditional-text text:condition="ooow:true" text:string-value-if-true="editAllSLAIOP" text:string-value-if-false="">editAllSLAIOP</text:conditional-text>%</text:p>
          </table:table-cell>
        </table:table-row>
      </table:table>
      <text:p text:style-name="P222"><text:span text:style-name="T213">Table </text:span><text:span text:style-name="T217">7</text:span>. <text:span text:style-name="T219">Editing criteria. </text:span><text:span text:style-name="T236">The percentage of “F</text:span><text:span text:style-name="T237">agged as bad” re</text:span><text:span text:style-name="T273">fers to records that </text:span><text:span text:style-name="T274">have been flagged as bad by either </text:span><text:span text:style-name="T278">the average status flag or the measurement confidence flag. Such percentage is computed only for </text:span><text:span text:style-name="T275">records over oceans/lakes and outside polar regions. </text:span><text:span text:style-name="T276">All other percentages refer to the percentage of flag-valid records that have been rejected by the corresponding criteria or by all criteria (“All together”).</text:span><text:span text:style-name="T237"> </text:span><text:span text:style-name="T220">The </text:span><text:span text:style-name="T233">biased orbit</text:span><text:span text:style-name="T220"> criteria in the table refers to the orbits highlighted in the 'Warnings' table at the beginning of this report as being suspicious of suffering from a significant orbit bias. </text:span><text:span text:style-name="T221">For such orbits, </text:span><text:span text:style-name="T234">all records</text:span><text:span text:style-name="T221"> </text:span><text:span text:style-name="T234">are</text:span><text:span text:style-name="T221"> rejected, </text:span><text:span text:style-name="T234">hence the 0 m thresholds</text:span><text:span text:style-name="T221">.</text:span></text:p>
      <text:p text:style-name="P160"/>
      <text:p text:style-name="P56"><office:annotation office:name="__Fieldmark__57846_412694018"><dc:creator>Unknown Author</dc:creator><dc:date>2015-02-05T09:50:30</dc:date><text:list text:continue-numbering="true" text:style-name=""><text:list-item><text:p>do text</text:p></text:list-item></text:list><text:p>from <text:s text:c="28"/>document(at='%s/IOP_Fig_5.jpg' %(image_dir),anchor='paragraph',size=(10,6),sizeUnit='cm')</text:p></office:annotation><text:span text:style-name="Emphasis"><text:span text:style-name="T133">Fig. 5</text:span></text:span><office:annotation-end office:name="__Fieldmark__57846_412694018"/></text:p>
      <text:p text:style-name="P167"><text:span text:style-name="T8">Figure </text:span><text:span text:style-name="T23">3</text:span><text:span text:style-name="T31">6</text:span><text:span text:style-name="T157">. Percentage of science-valid IOP 1-Hz SSH records over ocean and lakes relative to theory for each day in </text:span><text:span text:style-name="Emphasis"><text:span text:style-name="T40"><text:conditional-text text:condition="ooow:true" text:string-value-if-true="Report_Date" text:string-value-if-false="">Report_Date</text:conditional-text></text:span></text:span><text:span text:style-name="Emphasis"><text:span text:style-name="T40">.</text:span></text:span><text:span text:style-name="T157"> </text:span><text:span text:style-name="Emphasis"><text:span text:style-name="T63">The mean (</text:span></text:span><text:span text:style-name="Emphasis"><text:span text:style-name="T244">μ</text:span></text:span><text:span text:style-name="Emphasis"><text:span text:style-name="T63">) and standard deviation (</text:span></text:span><text:span text:style-name="Emphasis"><text:span text:style-name="T244">σ</text:span></text:span><text:span text:style-name="Emphasis"><text:span text:style-name="T247">)</text:span></text:span><text:span text:style-name="Emphasis"><text:span text:style-name="T63"> are also shown.</text:span></text:span></text:p>
      <text:p text:style-name="P160"/>
      <text:p text:style-name="P178"><office:annotation office:name="__Fieldmark__59091_412694018"><dc:creator>Unknown Author</dc:creator><dc:date>2015-02-05T09:52:39</dc:date><text:list text:continue-numbering="true" text:style-name=""><text:list-item><text:p>do text</text:p></text:list-item></text:list><text:p>from <text:s text:c="28"/>document(at='%s/IOP_Fig_6.jpg' %(image_dir),anchor='paragraph',size=(13.8,8.7),sizeUnit='cm')</text:p></office:annotation>Fig. <text:span text:style-name="T206">6</text:span><office:annotation-end office:name="__Fieldmark__59091_412694018"/></text:p>
      <text:p text:style-name="P47"><text:span text:style-name="T8">Figure </text:span><text:span text:style-name="T22">3</text:span><text:span text:style-name="T31">7</text:span><text:span text:style-name="T157">. Geographical distribution of science-valid IOP 1-Hz SSH anomaly data over oceans and lakes for </text:span><text:span text:style-name="T157"><text:conditional-text text:condition="ooow:true" text:string-value-if-true="Report_Date" text:string-value-if-false="">Report_Date</text:conditional-text></text:span><text:span text:style-name="T157">.</text:span> <text:span text:style-name="T239">The statistical values shown in the table refer to the SSH anomaly in cm and are calculated separately for</text:span><text:span text:style-name="Emphasis"><text:span text:style-name="T53"> </text:span></text:span><text:span text:style-name="Emphasis"><text:span text:style-name="T56">LRM</text:span></text:span><text:span text:style-name="Emphasis"><text:span text:style-name="T53"> and </text:span></text:span><text:span text:style-name="Emphasis"><text:span text:style-name="T56">PLRM regions</text:span></text:span><text:span text:style-name="Emphasis"><text:span text:style-name="T53">.</text:span></text:span><text:span text:style-name="T239"> Measurements taken over polar polygons have been excluded from the computation of the </text:span><text:soft-page-break/><text:span text:style-name="T239">statistical values. The black lines mark the outer limit of the Arctic and Antarctic polar polygons.</text:span></text:p>
      <text:p text:style-name="P47"/>
      <text:p text:style-name="P47"/>
      <text:p text:style-name="P178"><office:annotation office:name="__Fieldmark__59717_412694018"><dc:creator>Unknown Author</dc:creator><dc:date>2015-02-05T10:00:00</dc:date><text:list text:continue-numbering="true" text:style-name=""><text:list-item><text:p>do text</text:p></text:list-item></text:list><text:p>from <text:s text:c="28"/>document(at='%s/IOP_Fig_7.jpg' %(image_dir),anchor='paragraph',size=(7.4,6.3),sizeUnit='cm')</text:p></office:annotation><text:span text:style-name="Emphasis"><text:span text:style-name="T40">Fig. </text:span></text:span><text:span text:style-name="Emphasis"><text:span text:style-name="T43">7</text:span></text:span><office:annotation-end office:name="__Fieldmark__59717_412694018"/></text:p>
      <text:p text:style-name="P145"><text:span text:style-name="Emphasis"><text:span text:style-name="T109">Figure </text:span></text:span><text:span text:style-name="Emphasis"><text:span text:style-name="T119">3</text:span></text:span><text:span text:style-name="Emphasis"><text:span text:style-name="T128">8</text:span></text:span><text:span text:style-name="Emphasis"><text:span text:style-name="T40">. Histogram of </text:span></text:span><text:span text:style-name="Emphasis"><text:span text:style-name="T79">science</text:span></text:span><text:span text:style-name="Emphasis"><text:span text:style-name="T41">-valid </text:span></text:span><text:span text:style-name="Emphasis"><text:span text:style-name="T79">IOP</text:span></text:span><text:span text:style-name="Emphasis"><text:span text:style-name="T40"> SSH anomaly </text:span></text:span><text:span text:style-name="Emphasis"><text:span text:style-name="T47">over oceans and lakes </text:span></text:span><text:span text:style-name="Emphasis"><text:span text:style-name="T53">for </text:span></text:span><text:span text:style-name="Emphasis"><text:span text:style-name="T57">LRM </text:span></text:span><text:span text:style-name="Emphasis"><text:span text:style-name="T60">(blue)</text:span></text:span><text:span text:style-name="Emphasis"><text:span text:style-name="T57"> and PLRM </text:span></text:span><text:span text:style-name="Emphasis"><text:span text:style-name="T60">(red)</text:span></text:span><text:span text:style-name="Emphasis"><text:span text:style-name="T40"> for </text:span></text:span><text:span text:style-name="Emphasis"><text:span text:style-name="T40"><text:conditional-text text:condition="ooow:true" text:string-value-if-true="Report_Date" text:string-value-if-false="">Report_Date</text:conditional-text></text:span></text:span><text:span text:style-name="Emphasis"><text:span text:style-name="T40">. </text:span></text:span><text:span text:style-name="Emphasis"><text:span text:style-name="T63">The mean (</text:span></text:span><text:span text:style-name="Emphasis"><text:span text:style-name="T244">μ</text:span></text:span><text:span text:style-name="Emphasis"><text:span text:style-name="T63">) and standard deviation (</text:span></text:span><text:span text:style-name="Emphasis"><text:span text:style-name="T244">σ</text:span></text:span><text:span text:style-name="Emphasis"><text:span text:style-name="T247">)</text:span></text:span><text:span text:style-name="Emphasis"><text:span text:style-name="T63"> are also shown. Note that values </text:span></text:span><text:span text:style-name="Emphasis"><text:span text:style-name="T64">outside [-50 50] cm</text:span></text:span><text:span text:style-name="Emphasis"><text:span text:style-name="T63"> are excluded from the histogram for the sake of readability but not from the computation of </text:span></text:span><text:span text:style-name="Emphasis"><text:span text:style-name="T244">μ</text:span></text:span><text:span text:style-name="Emphasis"><text:span text:style-name="T63"> and </text:span></text:span><text:span text:style-name="Emphasis"><text:span text:style-name="T244">σ.</text:span></text:span></text:p>
      <text:p text:style-name="P47"/>
      <text:p text:style-name="P47"><text:span text:style-name="Emphasis"><text:span text:style-name="T131"/></text:span></text:p>
      <text:p text:style-name="P152"><office:annotation office:name="__Fieldmark__60990_412694018"><dc:creator>Unknown Author</dc:creator><dc:date>2015-02-05T10:04:49</dc:date><text:list text:continue-numbering="true" text:style-name=""><text:list-item><text:p>do text</text:p></text:list-item></text:list><text:p>from <text:s text:c="28"/>document(at='%s/IOP_Fig_8.jpg' %(image_dir),anchor='paragraph',size=(13.8,8.7),sizeUnit='cm')</text:p></office:annotation><text:span text:style-name="Emphasis"><text:span text:style-name="T36">Fig. </text:span></text:span><text:span text:style-name="Emphasis"><text:span text:style-name="T97">8</text:span></text:span><office:annotation-end office:name="__Fieldmark__60990_412694018"/></text:p>
      <text:p text:style-name="P172"><text:span text:style-name="T9">Figure </text:span><text:span text:style-name="T24">3</text:span><text:span text:style-name="T31">9</text:span><text:span text:style-name="T158">. Geographical distribution of science-valid IOP 20-Hz SSH anomaly measurement noise over oceans and lakes for </text:span><text:span text:style-name="T158"><text:conditional-text text:condition="ooow:true" text:string-value-if-true="Report_Date" text:string-value-if-false="">Report_Date</text:conditional-text></text:span><text:span text:style-name="T158">. The statistical values shown in the table refer to the SSH anomaly noise and are calculated separately for</text:span><text:span text:style-name="Emphasis"><text:span text:style-name="T53"> </text:span></text:span><text:span text:style-name="Emphasis"><text:span text:style-name="T56">LRM</text:span></text:span><text:span text:style-name="Emphasis"><text:span text:style-name="T53"> and </text:span></text:span><text:span text:style-name="Emphasis"><text:span text:style-name="T56">PLRM regions</text:span></text:span><text:span text:style-name="Emphasis"><text:span text:style-name="T53">.</text:span></text:span><text:span text:style-name="T239"> Measurements taken over polar polygons have been excluded from the computation of the statistical values. The black lines mark the outer limit of the Arctic and Antarctic polar polygons.</text:span></text:p>
      <text:p text:style-name="P18"/>
      <text:p text:style-name="P18"/>
      <text:p text:style-name="P18"/>
      <text:p text:style-name="P47"><office:annotation office:name="__Fieldmark__61627_412694018"><dc:creator>Unknown Author</dc:creator><dc:date>2015-02-05T10:06:55</dc:date><text:list text:continue-numbering="true" text:style-name=""><text:list-item><text:p>do text</text:p></text:list-item></text:list><text:p>from <text:s text:c="28"/>document(at='%s/IOP_Fig_9.jpg' %(image_dir),anchor='char',size=(10.3,6.7),sizeUnit='cm')</text:p></office:annotation><text:span text:style-name="Emphasis"><text:span text:style-name="T36">Fig. </text:span></text:span><text:span text:style-name="Emphasis"><text:span text:style-name="T101">9</text:span></text:span><office:annotation-end office:name="__Fieldmark__61627_412694018"/></text:p>
      <text:p text:style-name="P25"><text:span text:style-name="Default_20_Paragraph_20_Font"><text:span text:style-name="T108">Figure </text:span></text:span><text:span text:style-name="Default_20_Paragraph_20_Font"><text:span text:style-name="T128">40</text:span></text:span><text:span text:style-name="Default_20_Paragraph_20_Font"><text:span text:style-name="T38">. </text:span></text:span><text:span text:style-name="Default_20_Paragraph_20_Font"><text:span text:style-name="T80">Mean</text:span></text:span><text:span text:style-name="Default_20_Paragraph_20_Font"><text:span text:style-name="T38"> </text:span></text:span><text:span text:style-name="Default_20_Paragraph_20_Font"><text:span text:style-name="T51">science-valid </text:span></text:span><text:span text:style-name="Default_20_Paragraph_20_Font"><text:span text:style-name="T80">IOP</text:span></text:span><text:span text:style-name="Default_20_Paragraph_20_Font"><text:span text:style-name="T51"> </text:span></text:span><text:span text:style-name="Default_20_Paragraph_20_Font"><text:span text:style-name="T38">SSH anomaly noise </text:span></text:span><text:span text:style-name="Emphasis"><text:span text:style-name="T53">for </text:span></text:span><text:span text:style-name="Emphasis"><text:span text:style-name="T59">LRM</text:span></text:span><text:span text:style-name="Emphasis"><text:span text:style-name="T53"> (blue </text:span></text:span><text:span text:style-name="Emphasis"><text:span text:style-name="T55">dot</text:span></text:span><text:span text:style-name="Emphasis"><text:span text:style-name="T53">) and </text:span></text:span><text:span text:style-name="Emphasis"><text:span text:style-name="T59">PLRM</text:span></text:span><text:span text:style-name="Emphasis"><text:span text:style-name="T53"> (red </text:span></text:span><text:span text:style-name="Emphasis"><text:span text:style-name="T55">dot</text:span></text:span><text:span text:style-name="Emphasis"><text:span text:style-name="T53">).</text:span></text:span><text:span text:style-name="Emphasis"><text:span text:style-name="T48"> </text:span></text:span><text:span text:style-name="Emphasis"><text:span text:style-name="T55">T</text:span></text:span><text:span text:style-name="Emphasis"><text:span text:style-name="T48">he corresponding standard deviation (</text:span></text:span><text:span text:style-name="Emphasis"><text:span text:style-name="T55">blue </text:span></text:span><text:span text:style-name="Emphasis"><text:span text:style-name="T50">error bar </text:span></text:span><text:span text:style-name="Emphasis"><text:span text:style-name="T55">and thin red lines, respectively</text:span></text:span><text:span text:style-name="Emphasis"><text:span text:style-name="T48">) </text:span></text:span><text:span text:style-name="Emphasis"><text:span text:style-name="T39">for each day in </text:span></text:span><text:span text:style-name="Emphasis"><text:span text:style-name="T71"><text:conditional-text text:condition="ooow:true" text:string-value-if-true="Report_Date" text:string-value-if-false="">Report_Date</text:conditional-text></text:span></text:span><text:span text:style-name="Emphasis"><text:span text:style-name="T39"> </text:span></text:span><text:span text:style-name="Emphasis"><text:span text:style-name="T55">is also shown</text:span></text:span><text:span text:style-name="Default_20_Paragraph_20_Font"><text:span text:style-name="T38">.</text:span></text:span></text:p>
      <text:p text:style-name="P25"/>
      <text:p text:style-name="P59"><text:span text:style-name="Emphasis"><text:span text:style-name="T36">Fig. </text:span></text:span><text:span text:style-name="Emphasis"><text:span text:style-name="T96">1</text:span></text:span><text:span text:style-name="Emphasis"><text:span text:style-name="T98">0</text:span></text:span><office:annotation office:name="__Fieldmark__5219_123346739"><dc:creator>Unknown Author</dc:creator><dc:date>2014-07-31T14:25:39</dc:date><text:list text:continue-numbering="true" text:style-name=""><text:list-item><text:p text:style-name="P245"><text:span text:style-name="T286">do text</text:span></text:p></text:list-item><text:list-item><text:p text:style-name="P245"><text:span text:style-name="T286">from <text:s text:c="28"/>document(at='%s/IOP_Fig_10.jpg' %(image_dir),anchor='paragraph',size=(9.2,11.2),sizeUnit='cm')</text:span></text:p></text:list-item></text:list></office:annotation></text:p>
      <text:p text:style-name="P25"><text:bookmark-start text:name="__DdeLink__26346_15718698032"/><text:span text:style-name="Default_20_Paragraph_20_Font"><text:span text:style-name="T108">Figure </text:span></text:span><text:span text:style-name="Default_20_Paragraph_20_Font"><text:span text:style-name="T128">41</text:span></text:span><text:span text:style-name="Default_20_Paragraph_20_Font"><text:span text:style-name="T38">. </text:span></text:span><text:span text:style-name="Default_20_Paragraph_20_Font"><text:span text:style-name="T94">S</text:span></text:span><text:span text:style-name="Default_20_Paragraph_20_Font"><text:span text:style-name="T70">cience-valid </text:span></text:span><text:span text:style-name="Default_20_Paragraph_20_Font"><text:span text:style-name="T80">IOP</text:span></text:span><text:span text:style-name="Default_20_Paragraph_20_Font"><text:span text:style-name="T51"> </text:span></text:span><text:span text:style-name="Default_20_Paragraph_20_Font"><text:span text:style-name="T70">20-Hz </text:span></text:span><text:span text:style-name="Default_20_Paragraph_20_Font"><text:span text:style-name="T38">SSH anomaly noise </text:span></text:span><text:span text:style-name="Default_20_Paragraph_20_Font"><text:span text:style-name="T70">as a function of distance from the coast </text:span></text:span><text:span text:style-name="Default_20_Paragraph_20_Font"><text:span text:style-name="T80">for PLRM (top panel) and LRM (bottom panel)</text:span></text:span><text:span text:style-name="Default_20_Paragraph_20_Font"><text:span text:style-name="T70"> for </text:span></text:span><text:span text:style-name="Default_20_Paragraph_20_Font"><text:span text:style-name="T71"><text:conditional-text text:condition="ooow:true" text:string-value-if-true="Report_Date" text:string-value-if-false="">Report_Date</text:conditional-text></text:span></text:span><text:span text:style-name="Emphasis"><text:span text:style-name="T53">.</text:span></text:span><text:span text:style-name="Emphasis"><text:span text:style-name="T48"> </text:span></text:span><text:span text:style-name="Emphasis"><text:span text:style-name="T70">Noise values have been calculated as the </text:span></text:span><text:span text:style-name="Emphasis"><text:span text:style-name="T94">median of the</text:span></text:span><text:span text:style-name="Emphasis"><text:span text:style-name="T70"> absolute value of the difference between consecutive 20-Hz records.</text:span></text:span><text:bookmark-end text:name="__DdeLink__26346_15718698032"/></text:p>
      <text:p text:style-name="P25"/>
      <text:p text:style-name="P201"><office:annotation office:name="__Fieldmark__30816_747770932"><dc:creator>Unknown Author</dc:creator><dc:date>2015-02-05T17:22:50.060012000</dc:date><text:list text:continue-numbering="true" text:style-name=""><text:list-item><text:p text:style-name="P246"><text:span text:style-name="T283">do text</text:span></text:p></text:list-item><text:list-item><text:p text:style-name="P246"><text:span text:style-name="T284">from <text:s text:c="28"/>document(at='%s/IOP_Fig_11b.jpg' %(image_dir),anchor='paragraph',size=(10,7.75),sizeUnit='cm')</text:span></text:p></text:list-item></text:list></office:annotation>Fig. 11a<office:annotation-end office:name="__Fieldmark__30816_747770932"/></text:p>
      <text:p text:style-name="P25"/>
      <text:p text:style-name="P195"><text:span text:style-name="Emphasis"><text:span text:style-name="T86"><office:annotation office:name="__Fieldmark__30817_747770932"><dc:creator>Unknown Author</dc:creator><dc:date>2015-02-05T17:23:10.969649000</dc:date><text:list text:continue-numbering="true" text:style-name=""><text:list-item><text:p text:style-name="P246"><text:span text:style-name="T283">do text</text:span></text:p></text:list-item><text:list-item><text:p text:style-name="P246"><text:span text:style-name="T284">from <text:s text:c="28"/>document(at='%s/IOP_Fig_11.jpg' %(image_dir),anchor='paragraph',size=(10,7.75),sizeUnit='cm')</text:span></text:p></text:list-item></text:list></office:annotation></text:span></text:span><text:span text:style-name="Emphasis"><text:span text:style-name="T86">Fig. 11b</text:span></text:span><office:annotation-end office:name="__Fieldmark__30817_747770932"/></text:p>
      <text:p text:style-name="P195"><text:span text:style-name="Emphasis"><text:span text:style-name="T124">Figure </text:span></text:span><text:span text:style-name="Emphasis"><text:span text:style-name="T128">42</text:span></text:span><text:span text:style-name="Emphasis"><text:span text:style-name="T86">. </text:span></text:span><text:span text:style-name="Emphasis"><text:span text:style-name="T87">2D histogram showing </text:span></text:span><text:span text:style-name="Emphasis"><text:span text:style-name="T86">science</text:span></text:span><text:span text:style-name="Emphasis"><text:span text:style-name="T41">-valid</text:span></text:span><text:span text:style-name="Emphasis"><text:span text:style-name="T87"> </text:span></text:span><text:span text:style-name="Emphasis"><text:span text:style-name="T86">IOP </text:span></text:span><text:span text:style-name="Emphasis"><text:span text:style-name="T87">S</text:span></text:span><text:span text:style-name="Emphasis"><text:span text:style-name="T88">SH anomaly</text:span></text:span><text:span text:style-name="Emphasis"><text:span text:style-name="T87"> noise </text:span></text:span><text:span text:style-name="Emphasis"><text:span text:style-name="T88">as a function of</text:span></text:span><text:span text:style-name="Emphasis"><text:span text:style-name="T87"> SWH </text:span></text:span><text:span text:style-name="Emphasis"><text:span text:style-name="T53">for </text:span></text:span><text:span text:style-name="Emphasis"><text:span text:style-name="T86">P</text:span></text:span><text:span text:style-name="Emphasis"><text:span text:style-name="T58">LRM</text:span></text:span><text:span text:style-name="Emphasis"><text:span text:style-name="T53"> </text:span></text:span><text:span text:style-name="Emphasis"><text:span text:style-name="T58">(</text:span></text:span><text:span text:style-name="Emphasis"><text:span text:style-name="T54">top</text:span></text:span><text:span text:style-name="Emphasis"><text:span text:style-name="T53">) and </text:span></text:span><text:span text:style-name="Emphasis"><text:span text:style-name="T58">LRM </text:span></text:span><text:span text:style-name="Emphasis"><text:span text:style-name="T53">(</text:span></text:span><text:span text:style-name="Emphasis"><text:span text:style-name="T54">bottom</text:span></text:span><text:span text:style-name="Emphasis"><text:span text:style-name="T53">)</text:span></text:span><text:span text:style-name="Emphasis"><text:span text:style-name="T87"> </text:span></text:span><text:span text:style-name="Emphasis"><text:span text:style-name="T89">for </text:span></text:span><text:span text:style-name="Emphasis"><text:span text:style-name="T89"><text:conditional-text text:condition="ooow:true" text:string-value-if-true="Report_Date" text:string-value-if-false="">Report_Date</text:conditional-text></text:span></text:span><text:span text:style-name="Emphasis"><text:span text:style-name="T87">. </text:span></text:span><text:span text:style-name="Emphasis"><text:span text:style-name="T90">The black line denotes the median SSH anomaly as a function of SWH.</text:span></text:span></text:p>
      <text:p text:style-name="P34"/>
      <text:p text:style-name="P34"/>
      <text:p text:style-name="P135"><text:span text:style-name="Emphasis"><text:span text:style-name="T168">2</text:span></text:span><text:span text:style-name="Emphasis"><text:span text:style-name="T162">.</text:span></text:span><text:span text:style-name="Emphasis"><text:span text:style-name="T165">6</text:span></text:span><text:span text:style-name="Emphasis"><text:span text:style-name="T162">. </text:span></text:span><text:span text:style-name="Emphasis"><text:span text:style-name="T164">Crossover analysis</text:span></text:span></text:p>
      <text:p text:style-name="P35"><text:soft-page-break/></text:p>
      <text:p text:style-name="P33"><office:annotation office:name="__Fieldmark__21008_631261100"><dc:creator>Unknown Author</dc:creator><dc:date>2015-02-05T15:47:48</dc:date><text:list text:continue-numbering="true" text:style-name=""><text:list-item><text:p text:style-name="P247"><text:span text:style-name="T285">do text</text:span></text:p></text:list-item><text:list-item><text:p text:style-name="P247"><text:span text:style-name="T285">from <text:s text:c="28"/>document(at='%s/IOP_Fig_12.jpg' %(image_dir),anchor='paragraph',size=(13.8,8.7),sizeUnit='cm')</text:span></text:p></text:list-item></text:list></office:annotation><text:span text:style-name="Emphasis"><text:span text:style-name="T176">Fig 1</text:span></text:span><text:span text:style-name="Emphasis"><text:span text:style-name="T190">2</text:span></text:span><office:annotation-end office:name="__Fieldmark__21008_631261100"/></text:p>
      <text:p text:style-name="P208"><text:span text:style-name="Emphasis"><text:span text:style-name="T197">Figure </text:span></text:span><text:span text:style-name="Emphasis"><text:span text:style-name="T200">4</text:span></text:span><text:span text:style-name="Emphasis"><text:span text:style-name="T202">3</text:span></text:span><text:span text:style-name="Emphasis"><text:span text:style-name="T176">. </text:span></text:span><text:span text:style-name="Emphasis"><text:span text:style-name="T182">C</text:span></text:span><text:span text:style-name="Emphasis"><text:span text:style-name="T176">rossover </text:span></text:span><text:span text:style-name="Emphasis"><text:span text:style-name="T178">differences </text:span></text:span><text:span text:style-name="Emphasis"><text:span text:style-name="T180">(absolute values)</text:span></text:span><text:span text:style-name="Emphasis"><text:span text:style-name="T176"> </text:span></text:span><text:span text:style-name="Emphasis"><text:span text:style-name="T177">for the </text:span></text:span><text:span text:style-name="Emphasis"><text:span text:style-name="T179">science-valid </text:span></text:span><text:span text:style-name="Emphasis"><text:span text:style-name="T183">IOP</text:span></text:span><text:span text:style-name="Emphasis"><text:span text:style-name="T177"> SSH anomaly </text:span></text:span><text:span text:style-name="Emphasis"><text:span text:style-name="T182">for </text:span></text:span><text:span text:style-name="Emphasis"><text:span text:style-name="T181"><text:conditional-text text:condition="ooow:true" text:string-value-if-true="Report_Date" text:string-value-if-false="">Report_Date</text:conditional-text></text:span></text:span><text:span text:style-name="Emphasis"><text:span text:style-name="T176">.</text:span></text:span><text:span text:style-name="Emphasis"><text:span text:style-name="T179"> The difference at each crossover is computed as the difference between median values over 2-s windows centered about the crossover.</text:span></text:span></text:p>
      <text:p text:style-name="P208"/>
      <text:p text:style-name="P207"><office:annotation office:name="__Fieldmark__47860_747770932"><dc:creator>Unknown Author</dc:creator><dc:date>2015-02-13T14:22:32.974009000</dc:date><text:list text:continue-numbering="true" text:style-name=""><text:list-item><text:p text:style-name="P245"><text:span text:style-name="T281">do text</text:span></text:p></text:list-item><text:list-item><text:p text:style-name="P245"><text:span text:style-name="T282">from <text:s text:c="28"/>document(at='%s/IOP_Fig_13.jpg' %(image_dir),anchor='paragraph',size=(10.2,6.1),sizeUnit='cm')</text:span></text:p></text:list-item></text:list></office:annotation>Fig. 13<office:annotation-end office:name="__Fieldmark__47860_747770932"/></text:p>
      <text:p text:style-name="P209"><text:span text:style-name="Emphasis"><text:span text:style-name="T201">Figure </text:span></text:span><text:span text:style-name="Emphasis"><text:span text:style-name="T202">44</text:span></text:span><text:span text:style-name="Emphasis"><text:span text:style-name="T191">. Standard deviation of differences at crossovers </text:span></text:span><text:span text:style-name="Emphasis"><text:span text:style-name="T192">for </text:span></text:span><text:span text:style-name="Emphasis"><text:span text:style-name="T193">IOP</text:span></text:span><text:span text:style-name="Emphasis"><text:span text:style-name="T192"> SSH anomaly</text:span></text:span><text:span text:style-name="Emphasis"><text:span text:style-name="T191"> </text:span></text:span><text:span text:style-name="Emphasis"><text:span text:style-name="T192">for each day in </text:span></text:span><text:span text:style-name="Default_20_Paragraph_20_Font"><text:span text:style-name="T194"><text:conditional-text text:condition="ooow:true" text:string-value-if-true="Report_Date" text:string-value-if-false="">Report_Date</text:conditional-text></text:span></text:span><text:span text:style-name="Default_20_Paragraph_20_Font"><text:span text:style-name="T194">. </text:span></text:span><text:span text:style-name="Default_20_Paragraph_20_Font"><text:span text:style-name="T195">The values shown in this figure have been computed for the science-valid data further edited according to the following two additional criteria: 1) rejecting crossover differences larger than 30 cm; and 2) rejecting shallow waters (1000 m). <text:s/></text:span></text:span><text:span text:style-name="Emphasis"><text:span text:style-name="T196">The mean (</text:span></text:span><text:span text:style-name="Emphasis"><text:span text:style-name="T246">μ</text:span></text:span><text:span text:style-name="Emphasis"><text:span text:style-name="T196">) and standard deviation (</text:span></text:span><text:span text:style-name="Emphasis"><text:span text:style-name="T246">σ</text:span></text:span><text:span text:style-name="Emphasis"><text:span text:style-name="T249">)</text:span></text:span><text:span text:style-name="Emphasis"><text:span text:style-name="T196"> are also shown.</text:span></text:span></text:p>
      <text:p text:style-name="P47"/>
      <text:p text:style-name="P47"/>
      <text:p text:style-name="P135"><text:span text:style-name="Emphasis"><text:span text:style-name="T168">2</text:span></text:span><text:span text:style-name="Emphasis"><text:span text:style-name="T162">.</text:span></text:span><text:span text:style-name="Emphasis"><text:span text:style-name="T165">7</text:span></text:span><text:span text:style-name="Emphasis"><text:span text:style-name="T162">. </text:span></text:span><text:span text:style-name="Emphasis"><text:span text:style-name="T165">SWH coverage and validity</text:span></text:span></text:p>
      <text:p text:style-name="P187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04">Parameter</text:p>
          </table:table-cell>
          <table:table-cell table:style-name="Table11.A1" office:value-type="string">
            <text:p text:style-name="P104">Min threshold</text:p>
          </table:table-cell>
          <table:table-cell table:style-name="Table11.A1" office:value-type="string">
            <text:p text:style-name="P104">Max threshold</text:p>
          </table:table-cell>
          <table:table-cell table:style-name="Table11.D1" office:value-type="string">
            <text:p text:style-name="P114">Percentage edited</text:p>
          </table:table-cell>
        </table:table-row>
        <table:table-row>
          <table:table-cell table:style-name="Table11.A3" office:value-type="string">
            <text:p text:style-name="P233">Flagged as bad</text:p>
          </table:table-cell>
          <table:table-cell table:style-name="Table11.B3" office:value-type="string">
            <text:p text:style-name="P238">-</text:p>
          </table:table-cell>
          <table:table-cell table:style-name="Table11.C3" office:value-type="string">
            <text:p text:style-name="P234">-</text:p>
          </table:table-cell>
          <table:table-cell table:style-name="Table11.D3" office:value-type="string">
            <text:p text:style-name="P236"><text:conditional-text text:condition="ooow:true" text:string-value-if-true="flagSLAIOP" text:string-value-if-false="">flagSLAIOP</text:conditional-text>%</text:p>
          </table:table-cell>
        </table:table-row>
        <table:table-row>
          <table:table-cell table:style-name="Table11.A3" office:value-type="string">
            <text:p text:style-name="P104">SWH</text:p>
          </table:table-cell>
          <table:table-cell table:style-name="Table11.B3" office:value-type="string">
            <text:p text:style-name="P95">0 m</text:p>
          </table:table-cell>
          <table:table-cell table:style-name="Table11.C3" office:value-type="string">
            <text:p text:style-name="P76">15 m</text:p>
          </table:table-cell>
          <table:table-cell table:style-name="Table11.D3" office:value-type="string">
            <text:p text:style-name="P90"><text:conditional-text text:condition="ooow:true" text:string-value-if-true="editSWHIOP" text:string-value-if-false="">editSWHIOP</text:conditional-text>%</text:p>
          </table:table-cell>
        </table:table-row>
        <table:table-row>
          <table:table-cell table:style-name="Table11.A4" office:value-type="string">
            <text:p text:style-name="P104">Standard deviation of SWH (1-Hz block)</text:p>
          </table:table-cell>
          <table:table-cell table:style-name="Table11.B4" office:value-type="string">
            <text:p text:style-name="P76">0 m</text:p>
          </table:table-cell>
          <table:table-cell table:style-name="Table11.C4" office:value-type="string">
            <text:p text:style-name="P95">1 m</text:p>
          </table:table-cell>
          <table:table-cell table:style-name="Table11.D4" office:value-type="string">
            <text:p text:style-name="P90"><text:conditional-text text:condition="ooow:true" text:string-value-if-true="editSWHstdIOP" text:string-value-if-false="">editSWHstdIOP</text:conditional-text>%</text:p>
          </table:table-cell>
        </table:table-row>
        <table:table-row>
          <table:table-cell table:style-name="Table11.A5" office:value-type="string">
            <text:p text:style-name="P116">All together</text:p>
          </table:table-cell>
          <table:table-cell table:style-name="Table11.B5" office:value-type="string">
            <text:p text:style-name="P80">-</text:p>
          </table:table-cell>
          <table:table-cell table:style-name="Table11.C5" office:value-type="string">
            <text:p text:style-name="P80">-</text:p>
          </table:table-cell>
          <table:table-cell table:style-name="Table11.D5" office:value-type="string">
            <text:p text:style-name="P93"><text:conditional-text text:condition="ooow:true" text:string-value-if-true="editAllSWHIOP" text:string-value-if-false="">editAllSWHIOP</text:conditional-text>%</text:p>
          </table:table-cell>
        </table:table-row>
      </table:table>
      <text:p text:style-name="P224"><text:span text:style-name="T213">Table </text:span><text:span text:style-name="T217">8</text:span>. <text:span text:style-name="T219">Editing criteria. </text:span><text:span text:style-name="T236">The percentage of “F</text:span><text:span text:style-name="T237">agged as bad” re</text:span><text:span text:style-name="T273">fers to records that </text:span><text:span text:style-name="T274">have been flagged as bad by either </text:span><text:span text:style-name="T278">the average status flag or the measurement confidence flag. Such percentage is computed only for </text:span><text:span text:style-name="T275">records over oceans/lakes and outside polar regions. </text:span><text:span text:style-name="T276">All other percentages refer to the percentage of flag-valid records that have been rejected by the corresponding criteria or by all criteria (“All together”).</text:span></text:p>
      <text:p text:style-name="P47"/>
      <text:p text:style-name="P47"/>
      <text:p text:style-name="P47"/>
      <text:p text:style-name="P60"/>
      <text:p text:style-name="P60"><text:span text:style-name="Emphasis"><text:span text:style-name="T133">Fig. 14</text:span></text:span><office:annotation office:name="__Fieldmark__4142_123346739"><dc:creator>Unknown Author</dc:creator><dc:date>2014-07-31T14:24:28</dc:date><text:list text:continue-numbering="true" text:style-name=""><text:list-item><text:p text:style-name="P245"><text:span text:style-name="T280">do text</text:span></text:p></text:list-item><text:list-item><text:p text:style-name="P245"><text:span text:style-name="T280">from <text:s text:c="28"/>document(at='%s/IOP_Fig_14.jpg' %(image_dir),anchor='paragraph',size=(10,6),sizeUnit='cm')</text:span></text:p></text:list-item></text:list></office:annotation></text:p>
      <text:p text:style-name="P168"><text:soft-page-break/><text:span text:style-name="T8">Figure </text:span><text:span text:style-name="T27">4</text:span><text:span text:style-name="T31">5</text:span><text:span text:style-name="T157">. Percentage of science-valid IOP 1-Hz SWH records over ocean and lakes relative to theory for each day in </text:span><text:span text:style-name="T157"><text:conditional-text text:condition="ooow:true" text:string-value-if-true="Report_Date" text:string-value-if-false="">Report_Date</text:conditional-text></text:span><text:span text:style-name="T157">. <text:s/></text:span><text:span text:style-name="Emphasis"><text:span text:style-name="T63">The mean (</text:span></text:span><text:span text:style-name="Emphasis"><text:span text:style-name="T244">μ</text:span></text:span><text:span text:style-name="Emphasis"><text:span text:style-name="T63">) and standard deviation (</text:span></text:span><text:span text:style-name="Emphasis"><text:span text:style-name="T244">σ</text:span></text:span><text:span text:style-name="Emphasis"><text:span text:style-name="T247">)</text:span></text:span><text:span text:style-name="Emphasis"><text:span text:style-name="T63"> are also shown.</text:span></text:span></text:p>
      <text:p text:style-name="P47"/>
      <text:p text:style-name="P47"/>
      <text:p text:style-name="P47"><office:annotation office:name="__Fieldmark__64146_412694018"><dc:creator>Unknown Author</dc:creator><dc:date>2015-02-05T10:20:49</dc:date><text:list text:continue-numbering="true" text:style-name=""><text:list-item><text:p text:style-name="P247"><text:span text:style-name="T285">do text</text:span></text:p></text:list-item><text:list-item><text:p text:style-name="P247"><text:span text:style-name="T285">from <text:s text:c="28"/>document(at='%s/IOP_Fig_15.jpg' %(image_dir),anchor='paragraph',size=(13.8,8.7),sizeUnit='cm')</text:span></text:p></text:list-item></text:list></office:annotation>Fig <text:span text:style-name="T159">15</text:span><office:annotation-end office:name="__Fieldmark__64146_412694018"/></text:p>
      <text:p text:style-name="P47"><text:span text:style-name="Emphasis"><text:span text:style-name="T110">Figure </text:span></text:span><text:span text:style-name="Emphasis"><text:span text:style-name="T120">4</text:span></text:span><text:span text:style-name="Emphasis"><text:span text:style-name="T128">6</text:span></text:span><text:span text:style-name="Emphasis"><text:span text:style-name="T39">. </text:span></text:span><text:span text:style-name="Emphasis"><text:span text:style-name="T138">Geographical distribution of </text:span></text:span><text:span text:style-name="Emphasis"><text:span text:style-name="T145">science</text:span></text:span><text:span text:style-name="Emphasis"><text:span text:style-name="T138">-valid </text:span></text:span><text:span text:style-name="Emphasis"><text:span text:style-name="T145">IOP</text:span></text:span><text:span text:style-name="Emphasis"><text:span text:style-name="T138"> S</text:span></text:span><text:span text:style-name="Emphasis"><text:span text:style-name="T140">W</text:span></text:span><text:span text:style-name="Emphasis"><text:span text:style-name="T138">H data over ocean</text:span></text:span><text:span text:style-name="Emphasis"><text:span text:style-name="T139">s and lakes</text:span></text:span><text:span text:style-name="Emphasis"><text:span text:style-name="T138"> for </text:span></text:span><text:span text:style-name="Emphasis"><text:span text:style-name="T138"><text:conditional-text text:condition="ooow:true" text:string-value-if-true="Report_Date" text:string-value-if-false="">Report_Date</text:conditional-text></text:span></text:span><text:span text:style-name="Emphasis"><text:span text:style-name="T138">. </text:span></text:span><text:span text:style-name="Emphasis"><text:span text:style-name="T141">The statistical values shown in the table refer to the S</text:span></text:span><text:span text:style-name="Emphasis"><text:span text:style-name="T142">WH </text:span></text:span><text:span text:style-name="Emphasis"><text:span text:style-name="T143">in m</text:span></text:span><text:span text:style-name="Emphasis"><text:span text:style-name="T141"> and are calculated separately for</text:span></text:span><text:span text:style-name="Emphasis"><text:span text:style-name="T151"> </text:span></text:span><text:span text:style-name="Emphasis"><text:span text:style-name="T152">LRM</text:span></text:span><text:span text:style-name="Emphasis"><text:span text:style-name="T151"> and </text:span></text:span><text:span text:style-name="Emphasis"><text:span text:style-name="T152">PLRM regions</text:span></text:span><text:span text:style-name="Emphasis"><text:span text:style-name="T151">.</text:span></text:span><text:span text:style-name="Emphasis"><text:span text:style-name="T141"> Measurements taken over polar polygons have been excluded from the computation of the statistical values. The black lines mark the outer limit of the Arctic and Antarctic polar polygons.</text:span></text:span></text:p>
      <text:p text:style-name="P47"/>
      <text:p text:style-name="P47"/>
      <text:p text:style-name="P47"/>
      <text:p text:style-name="P47"/>
      <text:p text:style-name="P26"><office:annotation office:name="__Fieldmark__64776_412694018"><dc:creator>Unknown Author</dc:creator><dc:date>2015-02-05T10:22:48</dc:date><text:list text:continue-numbering="true" text:style-name=""><text:list-item><text:p text:style-name="P247"><text:span text:style-name="T285">do text</text:span></text:p></text:list-item><text:list-item><text:p text:style-name="P247"><text:span text:style-name="T285">from <text:s text:c="28"/>document(at='%s/IOP_Fig_16.jpg' %(image_dir),anchor='paragraph',size=(7.4,6.3),sizeUnit='cm')</text:span></text:p></text:list-item></text:list></office:annotation>Fig. 1<text:span text:style-name="T265">6</text:span><office:annotation-end office:name="__Fieldmark__64776_412694018"/></text:p>
      <text:p text:style-name="P47"><text:span text:style-name="Emphasis"><text:span text:style-name="T109">Figure </text:span></text:span><text:span text:style-name="Emphasis"><text:span text:style-name="T121">4</text:span></text:span><text:span text:style-name="Emphasis"><text:span text:style-name="T128">7</text:span></text:span><text:span text:style-name="Emphasis"><text:span text:style-name="T40">. Histogram of </text:span></text:span><text:span text:style-name="Emphasis"><text:span text:style-name="T81">science</text:span></text:span><text:span text:style-name="Emphasis"><text:span text:style-name="T41">-valid </text:span></text:span><text:span text:style-name="Emphasis"><text:span text:style-name="T82">IOP</text:span></text:span><text:span text:style-name="Emphasis"><text:span text:style-name="T40"> S</text:span></text:span><text:span text:style-name="Emphasis"><text:span text:style-name="T52">WH</text:span></text:span><text:span text:style-name="Emphasis"><text:span text:style-name="T40"> </text:span></text:span><text:span text:style-name="Emphasis"><text:span text:style-name="T47">over oceans and lakes </text:span></text:span><text:span text:style-name="Emphasis"><text:span text:style-name="T53">for </text:span></text:span><text:span text:style-name="Emphasis"><text:span text:style-name="T57">LRM </text:span></text:span><text:span text:style-name="Emphasis"><text:span text:style-name="T61">(blue)</text:span></text:span><text:span text:style-name="Emphasis"><text:span text:style-name="T57"> and PLRM </text:span></text:span><text:span text:style-name="Emphasis"><text:span text:style-name="T61">(red)</text:span></text:span><text:span text:style-name="Emphasis"><text:span text:style-name="T40"> for </text:span></text:span><text:span text:style-name="Emphasis"><text:span text:style-name="T40"><text:conditional-text text:condition="ooow:true" text:string-value-if-true="Report_Date" text:string-value-if-false="">Report_Date</text:conditional-text></text:span></text:span><text:span text:style-name="Emphasis"><text:span text:style-name="T40">. </text:span></text:span><text:span text:style-name="Emphasis"><text:span text:style-name="T63">The mean (</text:span></text:span><text:span text:style-name="Emphasis"><text:span text:style-name="T244">μ</text:span></text:span><text:span text:style-name="Emphasis"><text:span text:style-name="T63">) and standard deviation (</text:span></text:span><text:span text:style-name="Emphasis"><text:span text:style-name="T244">σ</text:span></text:span><text:span text:style-name="Emphasis"><text:span text:style-name="T247">)</text:span></text:span><text:span text:style-name="Emphasis"><text:span text:style-name="T63"> are also shown. Note that values </text:span></text:span><text:span text:style-name="Emphasis"><text:span text:style-name="T65">larger than 12 m</text:span></text:span><text:span text:style-name="Emphasis"><text:span text:style-name="T63"> are excluded from the histogram for the sake of readability but not from the computation of </text:span></text:span><text:span text:style-name="Emphasis"><text:span text:style-name="T244">μ</text:span></text:span><text:span text:style-name="Emphasis"><text:span text:style-name="T63"> and </text:span></text:span><text:span text:style-name="Emphasis"><text:span text:style-name="T244">σ.</text:span></text:span></text:p>
      <text:p text:style-name="P47"/>
      <text:p text:style-name="P136"><text:span text:style-name="Emphasis"><text:span text:style-name="T163"/></text:span></text:p>
      <text:p text:style-name="P47"/>
      <text:p text:style-name="P47"><office:annotation office:name="__Fieldmark__65406_412694018"><dc:creator>Unknown Author</dc:creator><dc:date>2015-02-05T10:24:00</dc:date><text:list text:continue-numbering="true" text:style-name=""><text:list-item><text:p text:style-name="P247"><text:span text:style-name="T285">do text</text:span></text:p></text:list-item><text:list-item><text:p text:style-name="P247"><text:span text:style-name="T285">from <text:s text:c="28"/>document(at='%s/IOP_Fig_17.jpg' %(image_dir),anchor='paragraph',size=(12.8,8.07),sizeUnit='cm')</text:span></text:p></text:list-item></text:list></office:annotation><text:span text:style-name="Emphasis"><text:span text:style-name="T36">Fig. </text:span></text:span><text:span text:style-name="Emphasis"><text:span text:style-name="T37">1</text:span></text:span><text:span text:style-name="Emphasis"><text:span text:style-name="T106">7</text:span></text:span><office:annotation-end office:name="__Fieldmark__65406_412694018"/></text:p>
      <text:p text:style-name="P47"><text:span text:style-name="T9">Figure </text:span><text:span text:style-name="T25">4</text:span><text:span text:style-name="T31">8</text:span><text:span text:style-name="T158">. Geographical distribution of science-valid IOP 20-Hz SWH measurement noise over oceans and lakes for </text:span><text:span text:style-name="T158"><text:conditional-text text:condition="ooow:true" text:string-value-if-true="Report_Date" text:string-value-if-false="">Report_Date</text:conditional-text></text:span><text:span text:style-name="T158">. The statistical values shown in the table refer to the SWH noise and are calculated separately for</text:span><text:span text:style-name="Emphasis"><text:span text:style-name="T53"> </text:span></text:span><text:span text:style-name="Emphasis"><text:span text:style-name="T56">LRM</text:span></text:span><text:span text:style-name="Emphasis"><text:span text:style-name="T53"> and </text:span></text:span><text:span text:style-name="Emphasis"><text:span text:style-name="T56">PLRM regions</text:span></text:span><text:span text:style-name="Emphasis"><text:span text:style-name="T53">.</text:span></text:span><text:span text:style-name="T239"> Measurements taken over polar polygons have been excluded from the computation of the statistical values. The black lines mark the outer limit of the Arctic and Antarctic polar polygons.</text:span></text:p>
      <text:p text:style-name="P18"/>
      <text:p text:style-name="P22"/>
      <text:p text:style-name="P61"><office:annotation office:name="__Fieldmark__21611_631261100"><dc:creator>Unknown Author</dc:creator><dc:date>2015-02-05T15:51:37</dc:date><text:list text:continue-numbering="true" text:style-name=""><text:list-item><text:p text:style-name="P247"><text:span text:style-name="T285">do text</text:span></text:p></text:list-item><text:list-item><text:p text:style-name="P247"><text:span text:style-name="T285">from <text:s text:c="28"/>document(at='%s/IOP_Fig_18.jpg' %(image_dir),anchor='char',size=(10.3,6.7),sizeUnit='cm')</text:span></text:p></text:list-item></text:list></office:annotation><text:span text:style-name="Emphasis"><text:span text:style-name="T36">Fig. </text:span></text:span><text:span text:style-name="Emphasis"><text:span text:style-name="T102">1</text:span></text:span><text:span text:style-name="Emphasis"><text:span text:style-name="T106">8</text:span></text:span><office:annotation-end office:name="__Fieldmark__21611_631261100"/></text:p>
      <text:p text:style-name="P198"><text:span text:style-name="Default_20_Paragraph_20_Font"><text:span text:style-name="T108">Figure </text:span></text:span><text:span text:style-name="Default_20_Paragraph_20_Font"><text:span text:style-name="T122">4</text:span></text:span><text:span text:style-name="Default_20_Paragraph_20_Font"><text:span text:style-name="T128">9</text:span></text:span><text:span text:style-name="Default_20_Paragraph_20_Font"><text:span text:style-name="T38">. </text:span></text:span><text:span text:style-name="Default_20_Paragraph_20_Font"><text:span text:style-name="T80">Mean</text:span></text:span><text:span text:style-name="Default_20_Paragraph_20_Font"><text:span text:style-name="T38"> </text:span></text:span><text:span text:style-name="Default_20_Paragraph_20_Font"><text:span text:style-name="T51">science-valid </text:span></text:span><text:span text:style-name="Default_20_Paragraph_20_Font"><text:span text:style-name="T80">IOP</text:span></text:span><text:span text:style-name="Default_20_Paragraph_20_Font"><text:span text:style-name="T51"> </text:span></text:span><text:span text:style-name="Default_20_Paragraph_20_Font"><text:span text:style-name="T38">S</text:span></text:span><text:span text:style-name="Default_20_Paragraph_20_Font"><text:span text:style-name="T82">W</text:span></text:span><text:span text:style-name="Default_20_Paragraph_20_Font"><text:span text:style-name="T38">H noise </text:span></text:span><text:span text:style-name="Emphasis"><text:span text:style-name="T53">for </text:span></text:span><text:span text:style-name="Emphasis"><text:span text:style-name="T59">LRM</text:span></text:span><text:span text:style-name="Emphasis"><text:span text:style-name="T53"> (blue </text:span></text:span><text:span text:style-name="Emphasis"><text:span text:style-name="T55">dot</text:span></text:span><text:span text:style-name="Emphasis"><text:span text:style-name="T53">) and </text:span></text:span><text:span text:style-name="Emphasis"><text:span text:style-name="T59">PLRM</text:span></text:span><text:span text:style-name="Emphasis"><text:span text:style-name="T53"> (red </text:span></text:span><text:span text:style-name="Emphasis"><text:span text:style-name="T55">dot</text:span></text:span><text:span text:style-name="Emphasis"><text:span text:style-name="T53">).</text:span></text:span><text:span text:style-name="Emphasis"><text:span text:style-name="T48"> </text:span></text:span><text:span text:style-name="Emphasis"><text:span text:style-name="T55">T</text:span></text:span><text:span text:style-name="Emphasis"><text:span text:style-name="T48">he corresponding standard deviation (</text:span></text:span><text:span text:style-name="Emphasis"><text:span text:style-name="T55">blue </text:span></text:span><text:span text:style-name="Emphasis"><text:span text:style-name="T50">error bar </text:span></text:span><text:span text:style-name="Emphasis"><text:span text:style-name="T55">and thin red lines, respectively</text:span></text:span><text:span text:style-name="Emphasis"><text:span text:style-name="T48">) </text:span></text:span><text:span text:style-name="Emphasis"><text:span text:style-name="T39">for each day in </text:span></text:span><text:span text:style-name="Emphasis"><text:span text:style-name="T71"><text:conditional-text text:condition="ooow:true" text:string-value-if-true="Report_Date" text:string-value-if-false="">Report_Date</text:conditional-text></text:span></text:span><text:span text:style-name="Emphasis"><text:span text:style-name="T39"> </text:span></text:span><text:span text:style-name="Emphasis"><text:span text:style-name="T55">is also shown</text:span></text:span><text:span text:style-name="Default_20_Paragraph_20_Font"><text:span text:style-name="T38">.</text:span></text:span></text:p>
      <text:p text:style-name="P198"/>
      <text:p text:style-name="P198"/>
      <text:p text:style-name="P197"><text:span text:style-name="Default_20_Paragraph_20_Font"><text:span text:style-name="T94"><office:annotation office:name="__Fieldmark__47865_747770932"><dc:creator>Unknown Author</dc:creator><dc:date>2015-02-13T14:31:36.049739000</dc:date><text:list text:continue-numbering="true" text:style-name=""><text:list-item><text:p text:style-name="P245"><text:span text:style-name="T281">do text</text:span></text:p></text:list-item><text:list-item><text:p text:style-name="P245"><text:span text:style-name="T282">from <text:s text:c="28"/>document(at='%s/IOP_Fig_19.jpg' %(image_dir),anchor='paragraph',size=(9.2,11.2),sizeUnit='cm')</text:span></text:p></text:list-item></text:list></office:annotation></text:span></text:span><text:span text:style-name="Default_20_Paragraph_20_Font"><text:span text:style-name="T94">Fig. 19</text:span></text:span><office:annotation-end office:name="__Fieldmark__47865_747770932"/></text:p>
      <text:p text:style-name="P197"><text:span text:style-name="Default_20_Paragraph_20_Font"><text:span text:style-name="T108">Figure </text:span></text:span><text:span text:style-name="Default_20_Paragraph_20_Font"><text:span text:style-name="T128">50</text:span></text:span><text:span text:style-name="Default_20_Paragraph_20_Font"><text:span text:style-name="T38">. </text:span></text:span><text:span text:style-name="Default_20_Paragraph_20_Font"><text:span text:style-name="T94">S</text:span></text:span><text:span text:style-name="Default_20_Paragraph_20_Font"><text:span text:style-name="T70">cience-valid </text:span></text:span><text:span text:style-name="Default_20_Paragraph_20_Font"><text:span text:style-name="T80">IOP</text:span></text:span><text:span text:style-name="Default_20_Paragraph_20_Font"><text:span text:style-name="T51"> </text:span></text:span><text:span text:style-name="Default_20_Paragraph_20_Font"><text:span text:style-name="T70">20-Hz </text:span></text:span><text:span text:style-name="Default_20_Paragraph_20_Font"><text:span text:style-name="T38">S</text:span></text:span><text:span text:style-name="Default_20_Paragraph_20_Font"><text:span text:style-name="T94">WH</text:span></text:span><text:span text:style-name="Default_20_Paragraph_20_Font"><text:span text:style-name="T38"> noise </text:span></text:span><text:span text:style-name="Default_20_Paragraph_20_Font"><text:span text:style-name="T70">as a function of distance from the coast </text:span></text:span><text:span text:style-name="Default_20_Paragraph_20_Font"><text:span text:style-name="T80">for PLRM (top panel) and LRM (bottom panel)</text:span></text:span><text:span text:style-name="Default_20_Paragraph_20_Font"><text:span text:style-name="T70"> for </text:span></text:span><text:span text:style-name="Default_20_Paragraph_20_Font"><text:span text:style-name="T71"><text:conditional-text text:condition="ooow:true" text:string-value-if-true="Report_Date" text:string-value-if-false="">Report_Date</text:conditional-text></text:span></text:span><text:span text:style-name="Emphasis"><text:span text:style-name="T53">.</text:span></text:span><text:span text:style-name="Emphasis"><text:span text:style-name="T48"> </text:span></text:span><text:span text:style-name="Emphasis"><text:span text:style-name="T70">Noise values have been </text:span></text:span><text:soft-page-break/><text:span text:style-name="Emphasis"><text:span text:style-name="T70">calculated as the </text:span></text:span><text:span text:style-name="Emphasis"><text:span text:style-name="T94">median of the</text:span></text:span><text:span text:style-name="Emphasis"><text:span text:style-name="T70"> absolute value of the difference between consecutive 20-Hz records.</text:span></text:span></text:p>
      <text:p text:style-name="P18"><text:span text:style-name="Default_20_Paragraph_20_Font"><text:span text:style-name="T45"/></text:span></text:p>
      <text:p text:style-name="P47"/>
      <text:p text:style-name="P135"><text:span text:style-name="Emphasis"><text:span text:style-name="T168">2</text:span></text:span><text:span text:style-name="Emphasis"><text:span text:style-name="T162">.</text:span></text:span><text:span text:style-name="Emphasis"><text:span text:style-name="T166">8</text:span></text:span><text:span text:style-name="Emphasis"><text:span text:style-name="T162">. </text:span></text:span><text:span text:style-name="Emphasis"><text:span text:style-name="T165">S</text:span></text:span><text:span text:style-name="Emphasis"><text:span text:style-name="T166">igma0</text:span></text:span><text:span text:style-name="Emphasis"><text:span text:style-name="T165"> coverage and validity</text:span></text:span></text:p>
      <text:p text:style-name="P187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104">Parameter</text:p>
          </table:table-cell>
          <table:table-cell table:style-name="Table12.A1" office:value-type="string">
            <text:p text:style-name="P104">Min threshold</text:p>
          </table:table-cell>
          <table:table-cell table:style-name="Table12.A1" office:value-type="string">
            <text:p text:style-name="P104">Max threshold</text:p>
          </table:table-cell>
          <table:table-cell table:style-name="Table12.D1" office:value-type="string">
            <text:p text:style-name="P114">Percentage edited</text:p>
          </table:table-cell>
        </table:table-row>
        <table:table-row>
          <table:table-cell table:style-name="Table12.A3" office:value-type="string">
            <text:p text:style-name="P233">Flagged as bad</text:p>
          </table:table-cell>
          <table:table-cell table:style-name="Table12.B3" office:value-type="string">
            <text:p text:style-name="P240">-</text:p>
          </table:table-cell>
          <table:table-cell table:style-name="Table12.C3" office:value-type="string">
            <text:p text:style-name="P240">-</text:p>
          </table:table-cell>
          <table:table-cell table:style-name="Table12.D3" office:value-type="string">
            <text:p text:style-name="P236"><text:conditional-text text:condition="ooow:true" text:string-value-if-true="flagSigma0IOP" text:string-value-if-false="">flagSigma0IOP</text:conditional-text>%</text:p>
          </table:table-cell>
        </table:table-row>
        <table:table-row>
          <table:table-cell table:style-name="Table12.A3" office:value-type="string">
            <text:p text:style-name="P104">Sigma0</text:p>
          </table:table-cell>
          <table:table-cell table:style-name="Table12.B3" office:value-type="string">
            <text:p text:style-name="P87">7 dB</text:p>
          </table:table-cell>
          <table:table-cell table:style-name="Table12.C3" office:value-type="string">
            <text:p text:style-name="P87">30 dB</text:p>
          </table:table-cell>
          <table:table-cell table:style-name="Table12.D3" office:value-type="string">
            <text:p text:style-name="P90"><text:conditional-text text:condition="ooow:true" text:string-value-if-true="editS0IOP" text:string-value-if-false="">editS0IOP</text:conditional-text>%</text:p>
          </table:table-cell>
        </table:table-row>
        <table:table-row>
          <table:table-cell table:style-name="Table12.A4" office:value-type="string">
            <text:p text:style-name="P104">Standard deviation of Sigma0 (1-Hz block)</text:p>
          </table:table-cell>
          <table:table-cell table:style-name="Table12.B4" office:value-type="string">
            <text:p text:style-name="P76">0 dB</text:p>
          </table:table-cell>
          <table:table-cell table:style-name="Table12.C4" office:value-type="string">
            <text:p text:style-name="P87">0.23 dB</text:p>
          </table:table-cell>
          <table:table-cell table:style-name="Table12.D4" office:value-type="string">
            <text:p text:style-name="P90"><text:conditional-text text:condition="ooow:true" text:string-value-if-true="editS0stdIOP" text:string-value-if-false="">editS0stdIOP</text:conditional-text>%</text:p>
          </table:table-cell>
        </table:table-row>
        <table:table-row>
          <table:table-cell table:style-name="Table12.A5" office:value-type="string">
            <text:p text:style-name="P116">All together</text:p>
          </table:table-cell>
          <table:table-cell table:style-name="Table12.B5" office:value-type="string">
            <text:p text:style-name="P80">-</text:p>
          </table:table-cell>
          <table:table-cell table:style-name="Table12.C5" office:value-type="string">
            <text:p text:style-name="P80">-</text:p>
          </table:table-cell>
          <table:table-cell table:style-name="Table12.D5" office:value-type="string">
            <text:p text:style-name="P93"><text:conditional-text text:condition="ooow:true" text:string-value-if-true="editAllS0IOP" text:string-value-if-false="">editAllS0IOP</text:conditional-text>%</text:p>
          </table:table-cell>
        </table:table-row>
      </table:table>
      <text:p text:style-name="P224"><text:span text:style-name="T213">Table </text:span><text:span text:style-name="T217">9</text:span>. <text:span text:style-name="T219">Editing criteria. </text:span><text:span text:style-name="T236">The percentage of “F</text:span><text:span text:style-name="T237">agged as bad” re</text:span><text:span text:style-name="T273">fers to records that </text:span><text:span text:style-name="T274">have been flagged as bad by either </text:span><text:span text:style-name="T278">the average status flag or the measurement confidence flag. Such percentage is computed only for </text:span><text:span text:style-name="T275">records over oceans/lakes and outside polar regions. </text:span><text:span text:style-name="T276">All other percentages refer to the percentage of flag-valid records that have been rejected by the corresponding criteria or by all criteria (“All together”).</text:span></text:p>
      <text:p text:style-name="P47"/>
      <text:p text:style-name="P62"><text:span text:style-name="Emphasis"><text:span text:style-name="T133">Fig. 20</text:span></text:span><office:annotation office:name="__Fieldmark__4142_123346739"><dc:creator>Unknown Author</dc:creator><dc:date>2014-07-31T14:24:28</dc:date><text:list text:continue-numbering="true" text:style-name=""><text:list-item><text:p text:style-name="P245"><text:span text:style-name="T280">do text</text:span></text:p></text:list-item><text:list-item><text:p text:style-name="P245"><text:span text:style-name="T280">from <text:s text:c="28"/>document(at='%s/IOP_Fig_20.jpg' %(image_dir),anchor='paragraph',size=(10,6),sizeUnit='cm')</text:span></text:p></text:list-item></text:list></office:annotation></text:p>
      <text:p text:style-name="P169"><text:span text:style-name="T8">Figure </text:span><text:span text:style-name="T32">51</text:span><text:span text:style-name="T157">. Percentage of science-valid IOP 1-Hz sigma0 records over ocean and lakes relative to theory for each day in </text:span><text:span text:style-name="T157"><text:conditional-text text:condition="ooow:true" text:string-value-if-true="Report_Date" text:string-value-if-false="">Report_Date</text:conditional-text></text:span><text:span text:style-name="T157">. <text:s/></text:span><text:span text:style-name="Emphasis"><text:span text:style-name="T63">The mean (</text:span></text:span><text:span text:style-name="Emphasis"><text:span text:style-name="T244">μ</text:span></text:span><text:span text:style-name="Emphasis"><text:span text:style-name="T63">) and standard deviation (</text:span></text:span><text:span text:style-name="Emphasis"><text:span text:style-name="T244">σ</text:span></text:span><text:span text:style-name="Emphasis"><text:span text:style-name="T247">)</text:span></text:span><text:span text:style-name="Emphasis"><text:span text:style-name="T63"> are also shown.</text:span></text:span></text:p>
      <text:p text:style-name="P62"/>
      <text:p text:style-name="P62"/>
      <text:p text:style-name="P62"><office:annotation office:name="__Fieldmark__21612_631261100"><dc:creator>Unknown Author</dc:creator><dc:date>2015-02-05T15:52:04</dc:date><text:list text:continue-numbering="true" text:style-name=""><text:list-item><text:p text:style-name="P247"><text:span text:style-name="T285">do text</text:span></text:p></text:list-item><text:list-item><text:p text:style-name="P247"><text:span text:style-name="T285">from <text:s text:c="28"/>document(at='%s/IOP_Fig_21.jpg' %(image_dir),anchor='paragraph',size=(12.8,8.07),sizeUnit='cm')</text:span></text:p></text:list-item></text:list></office:annotation>Fig <text:span text:style-name="T266">21</text:span><office:annotation-end office:name="__Fieldmark__21612_631261100"/></text:p>
      <text:p text:style-name="P62"><text:span text:style-name="Emphasis"><text:span text:style-name="T110">Figure </text:span></text:span><text:span text:style-name="Emphasis"><text:span text:style-name="T129">52</text:span></text:span><text:span text:style-name="Emphasis"><text:span text:style-name="T39">. </text:span></text:span><text:span text:style-name="Emphasis"><text:span text:style-name="T138">Geographical distribution of </text:span></text:span><text:span text:style-name="Emphasis"><text:span text:style-name="T145">science</text:span></text:span><text:span text:style-name="Emphasis"><text:span text:style-name="T138">-valid </text:span></text:span><text:span text:style-name="Emphasis"><text:span text:style-name="T145">IOP</text:span></text:span><text:span text:style-name="Emphasis"><text:span text:style-name="T138"> </text:span></text:span><text:span text:style-name="Emphasis"><text:span text:style-name="T146">sigma0</text:span></text:span><text:span text:style-name="Emphasis"><text:span text:style-name="T138"> data over ocean</text:span></text:span><text:span text:style-name="Emphasis"><text:span text:style-name="T139">s and lakes</text:span></text:span><text:span text:style-name="Emphasis"><text:span text:style-name="T138"> for </text:span></text:span><text:span text:style-name="Emphasis"><text:span text:style-name="T138"><text:conditional-text text:condition="ooow:true" text:string-value-if-true="Report_Date" text:string-value-if-false="">Report_Date</text:conditional-text></text:span></text:span><text:span text:style-name="Emphasis"><text:span text:style-name="T138">. </text:span></text:span><text:span text:style-name="Emphasis"><text:span text:style-name="T141">The statistical values shown in the table refer to the </text:span></text:span><text:span text:style-name="Emphasis"><text:span text:style-name="T146">sigma0</text:span></text:span><text:span text:style-name="Emphasis"><text:span text:style-name="T142"> </text:span></text:span><text:span text:style-name="Emphasis"><text:span text:style-name="T143">in m</text:span></text:span><text:span text:style-name="Emphasis"><text:span text:style-name="T141"> and are calculated separately for</text:span></text:span><text:span text:style-name="Emphasis"><text:span text:style-name="T151"> </text:span></text:span><text:span text:style-name="Emphasis"><text:span text:style-name="T152">LRM</text:span></text:span><text:span text:style-name="Emphasis"><text:span text:style-name="T151"> and </text:span></text:span><text:span text:style-name="Emphasis"><text:span text:style-name="T152">PLRM regions</text:span></text:span><text:span text:style-name="Emphasis"><text:span text:style-name="T151">.</text:span></text:span><text:span text:style-name="Emphasis"><text:span text:style-name="T141"> Measurements taken over polar polygons have been excluded from the computation of the statistical values. The black lines mark the outer limit of the Arctic and Antarctic polar polygons.</text:span></text:span></text:p>
      <text:p text:style-name="P62"/>
      <text:p text:style-name="P62"/>
      <text:p text:style-name="P62"/>
      <text:p text:style-name="P62"/>
      <text:p text:style-name="P27"><office:annotation office:name="__Fieldmark__21613_631261100"><dc:creator>Unknown Author</dc:creator><dc:date>2015-02-05T15:52:23</dc:date><text:list text:continue-numbering="true" text:style-name=""><text:list-item><text:p text:style-name="P247"><text:span text:style-name="T285">do text</text:span></text:p></text:list-item><text:list-item><text:p text:style-name="P247"><text:span text:style-name="T285">from <text:s text:c="28"/>document(at='%s/IOP_Fig_22.jpg' %(image_dir),anchor='paragraph',size=(7.4,6.3),sizeUnit='cm')</text:span></text:p></text:list-item></text:list></office:annotation>Fig. <text:span text:style-name="T263">22</text:span><office:annotation-end office:name="__Fieldmark__21613_631261100"/></text:p>
      <text:p text:style-name="P62"><text:soft-page-break/><text:span text:style-name="Emphasis"><text:span text:style-name="T109">Figure </text:span></text:span><text:span text:style-name="Emphasis"><text:span text:style-name="T129">53</text:span></text:span><text:span text:style-name="Emphasis"><text:span text:style-name="T40">. Histogram of </text:span></text:span><text:span text:style-name="Emphasis"><text:span text:style-name="T81">science</text:span></text:span><text:span text:style-name="Emphasis"><text:span text:style-name="T41">-valid </text:span></text:span><text:span text:style-name="Emphasis"><text:span text:style-name="T82">IOP</text:span></text:span><text:span text:style-name="Emphasis"><text:span text:style-name="T40"> </text:span></text:span><text:span text:style-name="Emphasis"><text:span text:style-name="T83">sigma0</text:span></text:span><text:span text:style-name="Emphasis"><text:span text:style-name="T40"> </text:span></text:span><text:span text:style-name="Emphasis"><text:span text:style-name="T47">over oceans and lakes </text:span></text:span><text:span text:style-name="Emphasis"><text:span text:style-name="T53">for </text:span></text:span><text:span text:style-name="Emphasis"><text:span text:style-name="T57">LRM </text:span></text:span><text:span text:style-name="Emphasis"><text:span text:style-name="T61">(blue)</text:span></text:span><text:span text:style-name="Emphasis"><text:span text:style-name="T57"> and PLRM </text:span></text:span><text:span text:style-name="Emphasis"><text:span text:style-name="T61">(red)</text:span></text:span><text:span text:style-name="Emphasis"><text:span text:style-name="T40"> for </text:span></text:span><text:span text:style-name="Emphasis"><text:span text:style-name="T40"><text:conditional-text text:condition="ooow:true" text:string-value-if-true="Report_Date" text:string-value-if-false="">Report_Date</text:conditional-text></text:span></text:span><text:span text:style-name="Emphasis"><text:span text:style-name="T40">. </text:span></text:span><text:span text:style-name="Emphasis"><text:span text:style-name="T63">The mean (</text:span></text:span><text:span text:style-name="Emphasis"><text:span text:style-name="T244">μ</text:span></text:span><text:span text:style-name="Emphasis"><text:span text:style-name="T63">) and standard deviation (</text:span></text:span><text:span text:style-name="Emphasis"><text:span text:style-name="T244">σ</text:span></text:span><text:span text:style-name="Emphasis"><text:span text:style-name="T247">)</text:span></text:span><text:span text:style-name="Emphasis"><text:span text:style-name="T63"> are also shown. Note that values </text:span></text:span><text:span text:style-name="Emphasis"><text:span text:style-name="T65">larger than 12 m</text:span></text:span><text:span text:style-name="Emphasis"><text:span text:style-name="T63"> are excluded from the histogram for the sake of readability but not from the computation of </text:span></text:span><text:span text:style-name="Emphasis"><text:span text:style-name="T244">μ</text:span></text:span><text:span text:style-name="Emphasis"><text:span text:style-name="T63"> and </text:span></text:span><text:span text:style-name="Emphasis"><text:span text:style-name="T244">σ.</text:span></text:span></text:p>
      <text:p text:style-name="P62"/>
      <text:p text:style-name="P137"><text:span text:style-name="Emphasis"><text:span text:style-name="T163"/></text:span></text:p>
      <text:p text:style-name="P62"/>
      <text:p text:style-name="P62"><office:annotation office:name="__Fieldmark__21614_631261100"><dc:creator>Unknown Author</dc:creator><dc:date>2015-02-05T15:52:44</dc:date><text:list text:continue-numbering="true" text:style-name=""><text:list-item><text:p text:style-name="P247"><text:span text:style-name="T285">do text</text:span></text:p></text:list-item><text:list-item><text:p text:style-name="P247"><text:span text:style-name="T285">from <text:s text:c="28"/>document(at='%s/IOP_Fig_23.jpg' %(image_dir),anchor='paragraph',size=(12.8,8.07),sizeUnit='cm')</text:span></text:p></text:list-item></text:list></office:annotation><text:span text:style-name="Emphasis"><text:span text:style-name="T36">Fig. </text:span></text:span><text:span text:style-name="Emphasis"><text:span text:style-name="T103">2</text:span></text:span><text:span text:style-name="Emphasis"><text:span text:style-name="T107">3</text:span></text:span><office:annotation-end office:name="__Fieldmark__21614_631261100"/></text:p>
      <text:p text:style-name="P62"><text:span text:style-name="T9">Figure </text:span><text:span text:style-name="T32">54</text:span><text:span text:style-name="T158">. Geographical distribution of science-valid IOP 20-Hz sigma0 measurement noise over oceans and lakes for </text:span><text:span text:style-name="T158"><text:conditional-text text:condition="ooow:true" text:string-value-if-true="Report_Date" text:string-value-if-false="">Report_Date</text:conditional-text></text:span><text:span text:style-name="T158">. The statistical values shown in the table refer to the sigma0 noise and are calculated separately for</text:span><text:span text:style-name="Emphasis"><text:span text:style-name="T53"> </text:span></text:span><text:span text:style-name="Emphasis"><text:span text:style-name="T56">LRM</text:span></text:span><text:span text:style-name="Emphasis"><text:span text:style-name="T53"> and </text:span></text:span><text:span text:style-name="Emphasis"><text:span text:style-name="T56">PLRM regions</text:span></text:span><text:span text:style-name="Emphasis"><text:span text:style-name="T53">.</text:span></text:span><text:span text:style-name="T239"> Measurements taken over polar polygons have been excluded from the computation of the statistical values. The black lines mark the outer limit of the Arctic and Antarctic polar polygons.</text:span></text:p>
      <text:p text:style-name="P23"/>
      <text:p text:style-name="P23"/>
      <text:p text:style-name="P62"><office:annotation office:name="__Fieldmark__21615_631261100"><dc:creator>Unknown Author</dc:creator><dc:date>2015-02-05T15:53:17</dc:date><text:list text:continue-numbering="true" text:style-name=""><text:list-item><text:p text:style-name="P247"><text:span text:style-name="T285">do text</text:span></text:p></text:list-item><text:list-item><text:p text:style-name="P247"><text:span text:style-name="T285">from <text:s text:c="28"/>document(at='%s/IOP_Fig_24.jpg' %(image_dir),anchor='char',size=(10.3,6.7),sizeUnit='cm')</text:span></text:p></text:list-item></text:list></office:annotation><text:span text:style-name="Emphasis"><text:span text:style-name="T36">Fig. </text:span></text:span><text:span text:style-name="Emphasis"><text:span text:style-name="T103">2</text:span></text:span><text:span text:style-name="Emphasis"><text:span text:style-name="T107">4</text:span></text:span><office:annotation-end office:name="__Fieldmark__21615_631261100"/></text:p>
      <text:p text:style-name="P199"><text:span text:style-name="Default_20_Paragraph_20_Font"><text:span text:style-name="T108">Figure </text:span></text:span><text:span text:style-name="Default_20_Paragraph_20_Font"><text:span text:style-name="T125">5</text:span></text:span><text:span text:style-name="Default_20_Paragraph_20_Font"><text:span text:style-name="T129">5</text:span></text:span><text:span text:style-name="Default_20_Paragraph_20_Font"><text:span text:style-name="T38">. </text:span></text:span><text:span text:style-name="Default_20_Paragraph_20_Font"><text:span text:style-name="T80">Mean</text:span></text:span><text:span text:style-name="Default_20_Paragraph_20_Font"><text:span text:style-name="T38"> </text:span></text:span><text:span text:style-name="Default_20_Paragraph_20_Font"><text:span text:style-name="T51">science-valid </text:span></text:span><text:span text:style-name="Default_20_Paragraph_20_Font"><text:span text:style-name="T80">IOP</text:span></text:span><text:span text:style-name="Default_20_Paragraph_20_Font"><text:span text:style-name="T51"> </text:span></text:span><text:span text:style-name="Default_20_Paragraph_20_Font"><text:span text:style-name="T83">sigma0</text:span></text:span><text:span text:style-name="Default_20_Paragraph_20_Font"><text:span text:style-name="T38"> noise </text:span></text:span><text:span text:style-name="Emphasis"><text:span text:style-name="T53">for </text:span></text:span><text:span text:style-name="Emphasis"><text:span text:style-name="T59">LRM</text:span></text:span><text:span text:style-name="Emphasis"><text:span text:style-name="T53"> (blue </text:span></text:span><text:span text:style-name="Emphasis"><text:span text:style-name="T55">dot</text:span></text:span><text:span text:style-name="Emphasis"><text:span text:style-name="T53">) and </text:span></text:span><text:span text:style-name="Emphasis"><text:span text:style-name="T59">PLRM</text:span></text:span><text:span text:style-name="Emphasis"><text:span text:style-name="T53"> (red </text:span></text:span><text:span text:style-name="Emphasis"><text:span text:style-name="T55">dot</text:span></text:span><text:span text:style-name="Emphasis"><text:span text:style-name="T53">).</text:span></text:span><text:span text:style-name="Emphasis"><text:span text:style-name="T48"> </text:span></text:span><text:span text:style-name="Emphasis"><text:span text:style-name="T55">T</text:span></text:span><text:span text:style-name="Emphasis"><text:span text:style-name="T48">he corresponding standard deviation (</text:span></text:span><text:span text:style-name="Emphasis"><text:span text:style-name="T55">blue </text:span></text:span><text:span text:style-name="Emphasis"><text:span text:style-name="T50">error bar </text:span></text:span><text:span text:style-name="Emphasis"><text:span text:style-name="T55">and thin red lines, respectively</text:span></text:span><text:span text:style-name="Emphasis"><text:span text:style-name="T48">) </text:span></text:span><text:span text:style-name="Emphasis"><text:span text:style-name="T39">for each day in </text:span></text:span><text:span text:style-name="Emphasis"><text:span text:style-name="T71"><text:conditional-text text:condition="ooow:true" text:string-value-if-true="Report_Date" text:string-value-if-false="">Report_Date</text:conditional-text></text:span></text:span><text:span text:style-name="Emphasis"><text:span text:style-name="T39"> </text:span></text:span><text:span text:style-name="Emphasis"><text:span text:style-name="T55">is also shown</text:span></text:span><text:span text:style-name="Default_20_Paragraph_20_Font"><text:span text:style-name="T38">.</text:span></text:span></text:p>
      <text:p text:style-name="P199"/>
      <text:p text:style-name="P199"/>
      <text:p text:style-name="P199"/>
      <text:p text:style-name="P200"><text:span text:style-name="Default_20_Paragraph_20_Font"><text:span text:style-name="T95"><office:annotation office:name="__Fieldmark__48467_747770932"><dc:creator>Unknown Author</dc:creator><dc:date>2015-02-13T14:33:29.402516000</dc:date><text:list text:continue-numbering="true" text:style-name=""><text:list-item><text:p text:style-name="P245"><text:span text:style-name="T281">do text</text:span></text:p></text:list-item><text:list-item><text:p text:style-name="P245"><text:span text:style-name="T282">from <text:s text:c="28"/>document(at='%s/IOP_Fig_25.jpg' %(image_dir),anchor='paragraph',size=(9.2,11.2),sizeUnit='cm')</text:span></text:p></text:list-item></text:list></office:annotation></text:span></text:span><text:span text:style-name="Default_20_Paragraph_20_Font"><text:span text:style-name="T95">Fig. 25</text:span></text:span><office:annotation-end office:name="__Fieldmark__48467_747770932"/></text:p>
      <text:p text:style-name="P200"><text:span text:style-name="Default_20_Paragraph_20_Font"><text:span text:style-name="T108">Figure </text:span></text:span><text:span text:style-name="Default_20_Paragraph_20_Font"><text:span text:style-name="T128">5</text:span></text:span><text:span text:style-name="Default_20_Paragraph_20_Font"><text:span text:style-name="T129">6</text:span></text:span><text:span text:style-name="Default_20_Paragraph_20_Font"><text:span text:style-name="T38">. </text:span></text:span><text:span text:style-name="Default_20_Paragraph_20_Font"><text:span text:style-name="T94">S</text:span></text:span><text:span text:style-name="Default_20_Paragraph_20_Font"><text:span text:style-name="T70">cience-valid </text:span></text:span><text:span text:style-name="Default_20_Paragraph_20_Font"><text:span text:style-name="T80">IOP</text:span></text:span><text:span text:style-name="Default_20_Paragraph_20_Font"><text:span text:style-name="T51"> </text:span></text:span><text:span text:style-name="Default_20_Paragraph_20_Font"><text:span text:style-name="T70">20-Hz </text:span></text:span><text:span text:style-name="Default_20_Paragraph_20_Font"><text:span text:style-name="T95">sigma0</text:span></text:span><text:span text:style-name="Default_20_Paragraph_20_Font"><text:span text:style-name="T38"> noise </text:span></text:span><text:span text:style-name="Default_20_Paragraph_20_Font"><text:span text:style-name="T70">as a function of distance from the coast </text:span></text:span><text:span text:style-name="Default_20_Paragraph_20_Font"><text:span text:style-name="T80">for PLRM (top panel) and LRM (bottom panel)</text:span></text:span><text:span text:style-name="Default_20_Paragraph_20_Font"><text:span text:style-name="T70"> for </text:span></text:span><text:span text:style-name="Default_20_Paragraph_20_Font"><text:span text:style-name="T71"><text:conditional-text text:condition="ooow:true" text:string-value-if-true="Report_Date" text:string-value-if-false="">Report_Date</text:conditional-text></text:span></text:span><text:span text:style-name="Emphasis"><text:span text:style-name="T53">.</text:span></text:span><text:span text:style-name="Emphasis"><text:span text:style-name="T48"> </text:span></text:span><text:span text:style-name="Emphasis"><text:span text:style-name="T70">Noise values have been calculated as the </text:span></text:span><text:span text:style-name="Emphasis"><text:span text:style-name="T94">median of the</text:span></text:span><text:span text:style-name="Emphasis"><text:span text:style-name="T70"> absolute value of the difference between consecutive 20-Hz records.</text:span></text:span></text:p>
      <text:p text:style-name="P47"/>
      <text:p text:style-name="P135"><text:span text:style-name="Emphasis"><text:span text:style-name="T168">2</text:span></text:span><text:span text:style-name="Emphasis"><text:span text:style-name="T162">.</text:span></text:span><text:span text:style-name="Emphasis"><text:span text:style-name="T168">9</text:span></text:span><text:span text:style-name="Emphasis"><text:span text:style-name="T162">. </text:span></text:span><text:span text:style-name="Emphasis"><text:span text:style-name="T169">W</text:span></text:span><text:span text:style-name="Emphasis"><text:span text:style-name="T166">ind speed</text:span></text:span><text:span text:style-name="Emphasis"><text:span text:style-name="T165"> coverage and validity</text:span></text:span></text:p>
      <text:p text:style-name="P47"/>
      <text:p text:style-name="P187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104">Parameter</text:p>
          </table:table-cell>
          <table:table-cell table:style-name="Table14.A1" office:value-type="string">
            <text:p text:style-name="P104">Min threshold</text:p>
          </table:table-cell>
          <table:table-cell table:style-name="Table14.A1" office:value-type="string">
            <text:p text:style-name="P104">Max threshold</text:p>
          </table:table-cell>
          <table:table-cell table:style-name="Table14.D1" office:value-type="string">
            <text:p text:style-name="P114">Percentage edited</text:p>
          </table:table-cell>
        </table:table-row>
        <table:table-row>
          <table:table-cell table:style-name="Table14.A2" office:value-type="string">
            <text:p text:style-name="P233">Flagged as bad</text:p>
          </table:table-cell>
          <table:table-cell table:style-name="Table14.B2" office:value-type="string">
            <text:p text:style-name="P238">-</text:p>
          </table:table-cell>
          <table:table-cell table:style-name="Table14.C2" office:value-type="string">
            <text:p text:style-name="P242">-</text:p>
          </table:table-cell>
          <table:table-cell table:style-name="Table14.D2" office:value-type="string">
            <text:p text:style-name="P236"><text:conditional-text text:condition="ooow:true" text:string-value-if-true="flagWspIOP" text:string-value-if-false="">flagWspIOP</text:conditional-text>%</text:p>
          </table:table-cell>
        </table:table-row>
        <table:table-row>
          <table:table-cell table:style-name="Table14.A3" office:value-type="string">
            <text:p text:style-name="P118">Altimeter wind speed</text:p>
          </table:table-cell>
          <table:table-cell table:style-name="Table14.B3" office:value-type="string">
            <text:p text:style-name="P95">0 m/s</text:p>
          </table:table-cell>
          <table:table-cell table:style-name="Table14.C3" office:value-type="string">
            <text:p text:style-name="P97">30 m/s</text:p>
          </table:table-cell>
          <table:table-cell table:style-name="Table14.D3" office:value-type="string">
            <text:p text:style-name="P90"><text:conditional-text text:condition="ooow:true" text:string-value-if-true="editWspIOP" text:string-value-if-false="">editWspIOP</text:conditional-text>%</text:p>
          </table:table-cell>
        </table:table-row>
      </table:table>
      <text:p text:style-name="P224"><text:soft-page-break/><text:span text:style-name="T213">Table </text:span><text:span text:style-name="T217">10</text:span>. <text:span text:style-name="T219">Editing criteria. </text:span><text:span text:style-name="T236">The percentage of “F</text:span><text:span text:style-name="T237">agged as bad” re</text:span><text:span text:style-name="T273">fers to records that </text:span><text:span text:style-name="T274">have been flagged as bad by either </text:span><text:span text:style-name="T278">the average status flag or the measurement confidence flag. Such percentage is computed only for </text:span><text:span text:style-name="T275">records over oceans/lakes and outside polar regions. </text:span><text:span text:style-name="T276">All other percentages refer to the percentage of flag-valid records that have been rejected by the corresponding criteria.</text:span></text:p>
      <text:p text:style-name="P47"/>
      <text:p text:style-name="P47"/>
      <text:p text:style-name="P63"><text:span text:style-name="Emphasis"><text:span text:style-name="T133">Fig. 26</text:span></text:span><office:annotation office:name="__Fieldmark__4142_123346739"><dc:creator>Unknown Author</dc:creator><dc:date>2014-07-31T14:24:28</dc:date><text:list text:continue-numbering="true" text:style-name=""><text:list-item><text:p text:style-name="P245"><text:span text:style-name="T280">do text</text:span></text:p></text:list-item><text:list-item><text:p text:style-name="P245"><text:span text:style-name="T280">from <text:s text:c="28"/>document(at='%s/IOP_Fig_26.jpg' %(image_dir),anchor='paragraph',size=(10,6),sizeUnit='cm')</text:span></text:p></text:list-item></text:list></office:annotation></text:p>
      <text:p text:style-name="P170"><text:span text:style-name="T8">Figure </text:span><text:span text:style-name="T27">5</text:span><text:span text:style-name="T33">7</text:span><text:span text:style-name="T157">. Percentage of science-valid IOP 1-Hz wind records over ocean and lakes relative to theory for each day in </text:span><text:span text:style-name="T157"><text:conditional-text text:condition="ooow:true" text:string-value-if-true="Report_Date" text:string-value-if-false="">Report_Date</text:conditional-text></text:span><text:span text:style-name="T157">. <text:s/></text:span><text:span text:style-name="Emphasis"><text:span text:style-name="T63">The mean (</text:span></text:span><text:span text:style-name="Emphasis"><text:span text:style-name="T244">μ</text:span></text:span><text:span text:style-name="Emphasis"><text:span text:style-name="T63">) and standard deviation (</text:span></text:span><text:span text:style-name="Emphasis"><text:span text:style-name="T244">σ</text:span></text:span><text:span text:style-name="Emphasis"><text:span text:style-name="T247">)</text:span></text:span><text:span text:style-name="Emphasis"><text:span text:style-name="T63"> are also shown.</text:span></text:span></text:p>
      <text:p text:style-name="P63"/>
      <text:p text:style-name="P63"/>
      <text:p text:style-name="P63"><office:annotation office:name="__Fieldmark__22228_631261100"><dc:creator>Unknown Author</dc:creator><dc:date>2015-02-05T15:54:17</dc:date><text:list text:continue-numbering="true" text:style-name=""><text:list-item><text:p text:style-name="P247"><text:span text:style-name="T285">do text</text:span></text:p></text:list-item><text:list-item><text:p text:style-name="P247"><text:span text:style-name="T285">from <text:s text:c="28"/>document(at='%s/IOP_Fig_27.jpg' %(image_dir),anchor='paragraph',size=(12.8,8.07),sizeUnit='cm')</text:span></text:p></text:list-item></text:list></office:annotation>Fig <text:span text:style-name="T262">27</text:span><office:annotation-end office:name="__Fieldmark__22228_631261100"/></text:p>
      <text:p text:style-name="P63"><text:span text:style-name="Emphasis"><text:span text:style-name="T110">Figure </text:span></text:span><text:span text:style-name="Emphasis"><text:span text:style-name="T123">5</text:span></text:span><text:span text:style-name="Emphasis"><text:span text:style-name="T130">8</text:span></text:span><text:span text:style-name="Emphasis"><text:span text:style-name="T39">. </text:span></text:span><text:span text:style-name="Emphasis"><text:span text:style-name="T138">Geographical distribution of </text:span></text:span><text:span text:style-name="Emphasis"><text:span text:style-name="T145">science</text:span></text:span><text:span text:style-name="Emphasis"><text:span text:style-name="T138">-valid </text:span></text:span><text:span text:style-name="Emphasis"><text:span text:style-name="T145">IOP</text:span></text:span><text:span text:style-name="Emphasis"><text:span text:style-name="T138"> </text:span></text:span><text:span text:style-name="Emphasis"><text:span text:style-name="T147">wind</text:span></text:span><text:span text:style-name="Emphasis"><text:span text:style-name="T138"> data over ocean</text:span></text:span><text:span text:style-name="Emphasis"><text:span text:style-name="T139">s and lakes</text:span></text:span><text:span text:style-name="Emphasis"><text:span text:style-name="T138"> for </text:span></text:span><text:span text:style-name="Emphasis"><text:span text:style-name="T138"><text:conditional-text text:condition="ooow:true" text:string-value-if-true="Report_Date" text:string-value-if-false="">Report_Date</text:conditional-text></text:span></text:span><text:span text:style-name="Emphasis"><text:span text:style-name="T138">. </text:span></text:span><text:span text:style-name="Emphasis"><text:span text:style-name="T141">The statistical values shown in the table refer to the </text:span></text:span><text:span text:style-name="Emphasis"><text:span text:style-name="T147">wind</text:span></text:span><text:span text:style-name="Emphasis"><text:span text:style-name="T142"> </text:span></text:span><text:span text:style-name="Emphasis"><text:span text:style-name="T143">in m</text:span></text:span><text:span text:style-name="Emphasis"><text:span text:style-name="T141"> and are calculated separately for</text:span></text:span><text:span text:style-name="Emphasis"><text:span text:style-name="T151"> </text:span></text:span><text:span text:style-name="Emphasis"><text:span text:style-name="T152">LRM</text:span></text:span><text:span text:style-name="Emphasis"><text:span text:style-name="T151"> and </text:span></text:span><text:span text:style-name="Emphasis"><text:span text:style-name="T152">PLRM regions</text:span></text:span><text:span text:style-name="Emphasis"><text:span text:style-name="T151">.</text:span></text:span><text:span text:style-name="Emphasis"><text:span text:style-name="T141"> Measurements taken over polar polygons have been excluded from the computation of the statistical values. The black lines mark the outer limit of the Arctic and Antarctic polar polygons.</text:span></text:span></text:p>
      <text:p text:style-name="P63"/>
      <text:p text:style-name="P63"/>
      <text:p text:style-name="P63"/>
      <text:p text:style-name="P63"/>
      <text:p text:style-name="P28"><office:annotation office:name="__Fieldmark__22229_631261100"><dc:creator>Unknown Author</dc:creator><dc:date>2015-02-05T15:54:39</dc:date><text:list text:continue-numbering="true" text:style-name=""><text:list-item><text:p text:style-name="P247"><text:span text:style-name="T285">do text</text:span></text:p></text:list-item><text:list-item><text:p text:style-name="P247"><text:span text:style-name="T285">from <text:s text:c="28"/>document(at='%s/IOP_Fig_28.jpg' %(image_dir),anchor='paragraph',size=(7.4,6.3),sizeUnit='cm')</text:span></text:p></text:list-item></text:list></office:annotation>Fig. <text:span text:style-name="T262">28</text:span><office:annotation-end office:name="__Fieldmark__22229_631261100"/></text:p>
      <text:p text:style-name="P63"><text:span text:style-name="Emphasis"><text:span text:style-name="T109">Figure </text:span></text:span><text:span text:style-name="Emphasis"><text:span text:style-name="T123">5</text:span></text:span><text:span text:style-name="Emphasis"><text:span text:style-name="T130">9</text:span></text:span><text:span text:style-name="Emphasis"><text:span text:style-name="T40">. Histogram of </text:span></text:span><text:span text:style-name="Emphasis"><text:span text:style-name="T81">science</text:span></text:span><text:span text:style-name="Emphasis"><text:span text:style-name="T41">-valid </text:span></text:span><text:span text:style-name="Emphasis"><text:span text:style-name="T82">IOP</text:span></text:span><text:span text:style-name="Emphasis"><text:span text:style-name="T40"> </text:span></text:span><text:span text:style-name="Emphasis"><text:span text:style-name="T84">wind</text:span></text:span><text:span text:style-name="Emphasis"><text:span text:style-name="T40"> </text:span></text:span><text:span text:style-name="Emphasis"><text:span text:style-name="T47">over oceans and lakes </text:span></text:span><text:span text:style-name="Emphasis"><text:span text:style-name="T53">for </text:span></text:span><text:span text:style-name="Emphasis"><text:span text:style-name="T57">LRM </text:span></text:span><text:span text:style-name="Emphasis"><text:span text:style-name="T61">(blue)</text:span></text:span><text:span text:style-name="Emphasis"><text:span text:style-name="T57"> and PLRM </text:span></text:span><text:span text:style-name="Emphasis"><text:span text:style-name="T61">(red)</text:span></text:span><text:span text:style-name="Emphasis"><text:span text:style-name="T40"> for </text:span></text:span><text:span text:style-name="Emphasis"><text:span text:style-name="T40"><text:conditional-text text:condition="ooow:true" text:string-value-if-true="Report_Date" text:string-value-if-false="">Report_Date</text:conditional-text></text:span></text:span><text:span text:style-name="Emphasis"><text:span text:style-name="T40">. </text:span></text:span><text:span text:style-name="Emphasis"><text:span text:style-name="T63">The mean (</text:span></text:span><text:span text:style-name="Emphasis"><text:span text:style-name="T244">μ</text:span></text:span><text:span text:style-name="Emphasis"><text:span text:style-name="T63">) and standard deviation (</text:span></text:span><text:span text:style-name="Emphasis"><text:span text:style-name="T244">σ</text:span></text:span><text:span text:style-name="Emphasis"><text:span text:style-name="T247">)</text:span></text:span><text:span text:style-name="Emphasis"><text:span text:style-name="T63"> are also shown. Note that values </text:span></text:span><text:span text:style-name="Emphasis"><text:span text:style-name="T65">larger than 12 m</text:span></text:span><text:span text:style-name="Emphasis"><text:span text:style-name="T63"> are excluded from the histogram for the sake of readability but not from the computation of </text:span></text:span><text:span text:style-name="Emphasis"><text:span text:style-name="T244">μ</text:span></text:span><text:span text:style-name="Emphasis"><text:span text:style-name="T63"> and </text:span></text:span><text:span text:style-name="Emphasis"><text:span text:style-name="T244">σ.</text:span></text:span></text:p>
      <text:p text:style-name="P47"/>
      <text:p text:style-name="P47"/>
      <text:p text:style-name="P135"><text:span text:style-name="Emphasis"><text:span text:style-name="T168">2</text:span></text:span><text:span text:style-name="Emphasis"><text:span text:style-name="T162">.</text:span></text:span><text:span text:style-name="Emphasis"><text:span text:style-name="T168">10</text:span></text:span><text:span text:style-name="Emphasis"><text:span text:style-name="T162">. </text:span></text:span><text:span text:style-name="Emphasis"><text:span text:style-name="T169">M</text:span></text:span><text:span text:style-name="Emphasis"><text:span text:style-name="T167">ispointing</text:span></text:span><text:span text:style-name="Emphasis"><text:span text:style-name="T165"> coverage and validity</text:span></text:span></text:p>
      <text:p text:style-name="P47"><text:span text:style-name="Default_20_Paragraph_20_Font"><text:span text:style-name="T45"/></text:span></text:p>
      <text:p text:style-name="P64"><text:span text:style-name="Emphasis"><text:span text:style-name="T133">Fig. 29</text:span></text:span><office:annotation office:name="__Fieldmark__4142_123346739"><dc:creator>Unknown Author</dc:creator><dc:date>2014-07-31T14:24:28</dc:date><text:list text:continue-numbering="true" text:style-name=""><text:list-item><text:p text:style-name="P245"><text:span text:style-name="T280">do text</text:span></text:p></text:list-item><text:list-item><text:p text:style-name="P245"><text:span text:style-name="T280">from <text:s text:c="28"/>document(at='%s/IOP_Fig_29.jpg' %(image_dir),anchor='paragraph',size=(10,6),sizeUnit='cm')</text:span></text:p></text:list-item></text:list></office:annotation></text:p>
      <text:p text:style-name="P171"><text:span text:style-name="T8">Figure </text:span><text:span text:style-name="T33">60</text:span><text:span text:style-name="T157">. Percentage of science-valid IOP 1-Hz mispointing records over ocean and lakes relative to theory for each day in </text:span><text:span text:style-name="T157"><text:conditional-text text:condition="ooow:true" text:string-value-if-true="Report_Date" text:string-value-if-false="">Report_Date</text:conditional-text></text:span><text:span text:style-name="T157">. <text:s/></text:span><text:span text:style-name="Emphasis"><text:span text:style-name="T63">The mean (</text:span></text:span><text:span text:style-name="Emphasis"><text:span text:style-name="T244">μ</text:span></text:span><text:span text:style-name="Emphasis"><text:span text:style-name="T63">) and standard deviation (</text:span></text:span><text:span text:style-name="Emphasis"><text:span text:style-name="T244">σ</text:span></text:span><text:span text:style-name="Emphasis"><text:span text:style-name="T247">)</text:span></text:span><text:span text:style-name="Emphasis"><text:span text:style-name="T63"> are also shown.</text:span></text:span></text:p>
      <text:p text:style-name="P64"/>
      <text:p text:style-name="P64"/>
      <text:p text:style-name="P64"><office:annotation office:name="__Fieldmark__22230_631261100"><dc:creator>Unknown Author</dc:creator><dc:date>2015-02-05T15:55:01</dc:date><text:list text:continue-numbering="true" text:style-name=""><text:list-item><text:p text:style-name="P247"><text:span text:style-name="T285">do text</text:span></text:p></text:list-item><text:list-item><text:p text:style-name="P247"><text:span text:style-name="T285">from <text:s text:c="28"/>document(at='%s/IOP_Fig_30.jpg' %(image_dir),anchor='paragraph',size=(12.8,8.07),sizeUnit='cm')</text:span></text:p></text:list-item></text:list></office:annotation>Fig <text:span text:style-name="T267">30</text:span><office:annotation-end office:name="__Fieldmark__22230_631261100"/></text:p>
      <text:p text:style-name="P64"><text:soft-page-break/><text:span text:style-name="Emphasis"><text:span text:style-name="T110">Figure </text:span></text:span><text:span text:style-name="Emphasis"><text:span text:style-name="T130">61</text:span></text:span><text:span text:style-name="Emphasis"><text:span text:style-name="T39">. </text:span></text:span><text:span text:style-name="Emphasis"><text:span text:style-name="T138">Geographical distribution of </text:span></text:span><text:span text:style-name="Emphasis"><text:span text:style-name="T145">science</text:span></text:span><text:span text:style-name="Emphasis"><text:span text:style-name="T138">-valid </text:span></text:span><text:span text:style-name="Emphasis"><text:span text:style-name="T145">IOP</text:span></text:span><text:span text:style-name="Emphasis"><text:span text:style-name="T138"> </text:span></text:span><text:span text:style-name="Emphasis"><text:span text:style-name="T148">mispointing</text:span></text:span><text:span text:style-name="Emphasis"><text:span text:style-name="T138"> data over ocean</text:span></text:span><text:span text:style-name="Emphasis"><text:span text:style-name="T139">s and lakes</text:span></text:span><text:span text:style-name="Emphasis"><text:span text:style-name="T138"> for </text:span></text:span><text:span text:style-name="Emphasis"><text:span text:style-name="T138"><text:conditional-text text:condition="ooow:true" text:string-value-if-true="Report_Date" text:string-value-if-false="">Report_Date</text:conditional-text></text:span></text:span><text:span text:style-name="Emphasis"><text:span text:style-name="T138">. </text:span></text:span><text:span text:style-name="Emphasis"><text:span text:style-name="T141">The statistical values shown in the table refer to the </text:span></text:span><text:span text:style-name="Emphasis"><text:span text:style-name="T147">wind</text:span></text:span><text:span text:style-name="Emphasis"><text:span text:style-name="T142"> </text:span></text:span><text:span text:style-name="Emphasis"><text:span text:style-name="T143">in m</text:span></text:span><text:span text:style-name="Emphasis"><text:span text:style-name="T141"> and are calculated separately for</text:span></text:span><text:span text:style-name="Emphasis"><text:span text:style-name="T151"> </text:span></text:span><text:span text:style-name="Emphasis"><text:span text:style-name="T152">LRM</text:span></text:span><text:span text:style-name="Emphasis"><text:span text:style-name="T151"> and </text:span></text:span><text:span text:style-name="Emphasis"><text:span text:style-name="T152">PLRM regions</text:span></text:span><text:span text:style-name="Emphasis"><text:span text:style-name="T151">.</text:span></text:span><text:span text:style-name="Emphasis"><text:span text:style-name="T141"> Measurements taken over polar polygons have been excluded from the computation of the statistical values. The black lines mark the outer limit of the Arctic and Antarctic polar polygons.</text:span></text:span></text:p>
      <text:p text:style-name="P64"/>
      <text:p text:style-name="P64"/>
      <text:p text:style-name="P64"/>
      <text:p text:style-name="P64"/>
      <text:p text:style-name="P29"><office:annotation office:name="__Fieldmark__22231_631261100"><dc:creator>Unknown Author</dc:creator><dc:date>2015-02-05T15:55:23</dc:date><text:list text:continue-numbering="true" text:style-name=""><text:list-item><text:p text:style-name="P247"><text:span text:style-name="T285">do text</text:span></text:p></text:list-item><text:list-item><text:p text:style-name="P247"><text:span text:style-name="T285">from <text:s text:c="28"/>document(at='%s/IOP_Fig_31.jpg' %(image_dir),anchor='paragraph',size=(7.4,6.3),sizeUnit='cm')</text:span></text:p></text:list-item></text:list></office:annotation>Fig. <text:span text:style-name="T267">31</text:span><office:annotation-end office:name="__Fieldmark__22231_631261100"/></text:p>
      <text:p text:style-name="P64"><text:span text:style-name="Emphasis"><text:span text:style-name="T109">Figure </text:span></text:span><text:span text:style-name="Emphasis"><text:span text:style-name="T130">62</text:span></text:span><text:span text:style-name="Emphasis"><text:span text:style-name="T40">. Histogram of </text:span></text:span><text:span text:style-name="Emphasis"><text:span text:style-name="T81">science</text:span></text:span><text:span text:style-name="Emphasis"><text:span text:style-name="T41">-valid </text:span></text:span><text:span text:style-name="Emphasis"><text:span text:style-name="T82">IOP</text:span></text:span><text:span text:style-name="Emphasis"><text:span text:style-name="T40"> </text:span></text:span><text:span text:style-name="Emphasis"><text:span text:style-name="T85">mispointing</text:span></text:span><text:span text:style-name="Emphasis"><text:span text:style-name="T40"> </text:span></text:span><text:span text:style-name="Emphasis"><text:span text:style-name="T47">over oceans and lakes </text:span></text:span><text:span text:style-name="Emphasis"><text:span text:style-name="T53">for </text:span></text:span><text:span text:style-name="Emphasis"><text:span text:style-name="T57">LRM </text:span></text:span><text:span text:style-name="Emphasis"><text:span text:style-name="T61">(blue)</text:span></text:span><text:span text:style-name="Emphasis"><text:span text:style-name="T57"> and PLRM </text:span></text:span><text:span text:style-name="Emphasis"><text:span text:style-name="T61">(red)</text:span></text:span><text:span text:style-name="Emphasis"><text:span text:style-name="T40"> for </text:span></text:span><text:span text:style-name="Emphasis"><text:span text:style-name="T40"><text:conditional-text text:condition="ooow:true" text:string-value-if-true="Report_Date" text:string-value-if-false="">Report_Date</text:conditional-text></text:span></text:span><text:span text:style-name="Emphasis"><text:span text:style-name="T40">. </text:span></text:span><text:span text:style-name="Emphasis"><text:span text:style-name="T63">The mean (</text:span></text:span><text:span text:style-name="Emphasis"><text:span text:style-name="T244">μ</text:span></text:span><text:span text:style-name="Emphasis"><text:span text:style-name="T63">) and standard deviation (</text:span></text:span><text:span text:style-name="Emphasis"><text:span text:style-name="T244">σ</text:span></text:span><text:span text:style-name="Emphasis"><text:span text:style-name="T247">)</text:span></text:span><text:span text:style-name="Emphasis"><text:span text:style-name="T63"> are also shown. Note that values </text:span></text:span><text:span text:style-name="Emphasis"><text:span text:style-name="T65">larger than 12 m</text:span></text:span><text:span text:style-name="Emphasis"><text:span text:style-name="T63"> are excluded from the histogram for the sake of readability but not from the computation of </text:span></text:span><text:span text:style-name="Emphasis"><text:span text:style-name="T244">μ</text:span></text:span><text:span text:style-name="Emphasis"><text:span text:style-name="T63"> and </text:span></text:span><text:span text:style-name="Emphasis"><text:span text:style-name="T244">σ.</text:span></text:span></text:p>
      <text:p text:style-name="P47"/>
      <text:p text:style-name="P190"/>
      <text:list xml:id="list6170131738986669031" text:style-name="L130">
        <text:list-header>
          <text:p text:style-name="P191"><text:span text:style-name="Default_20_Paragraph_20_Font"><text:span text:style-name="T132"/></text:span></text:p>
        </text:list-header>
      </text:list>
      <text:p text:style-name="P11">(end of Documen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adornments="Regular" style:font-charset="x-symbol"/>
    <style:font-face style:name="Arial4" svg:font-family="Arial"/>
    <style:font-face style:name="OpenSymbol" svg:font-family="OpenSymbol"/>
    <style:font-face style:name="0" svg:font-family="0" style:font-family-generic="roman"/>
    <style:font-face style:name="MS-Gothic" svg:font-family="MS-Gothic" style:font-family-generic="roman"/>
    <style:font-face style:name="Albany AMT" svg:font-family="'Albany AMT'" style:font-family-generic="swiss"/>
    <style:font-face style:name="Arial3" svg:font-family="Arial" style:font-family-generic="swiss"/>
    <style:font-face style:name="Lucida Grande" svg:font-family="'Lucida Grande'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Cambria1" svg:font-family="Cambria" style:font-family-generic="swiss" style:font-pitch="variable"/>
    <style:font-face style:name="Lucida Grande1" svg:font-family="'Lucida Grande'" style:font-family-generic="swiss" style:font-pitch="variable"/>
    <style:font-face style:name="Arial5" svg:font-family="Arial" style:font-family-generic="system" style:font-pitch="variable"/>
    <style:font-face style:name="Courier New" svg:font-family="'Courier New'" style:font-family-generic="system" style:font-pitch="variable"/>
    <style:font-face style:name="Helvetica1" svg:font-family="Helvetica" style:font-family-generic="system" style:font-pitch="variable"/>
    <style:font-face style:name="Lucida Sans" svg:font-family="'Lucida Sans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0pt" fo:language="en" fo:country="GB" style:letter-kerning="true" style:font-name-asian="SimSun" style:font-size-asian="10pt" style:language-asian="ja" style:country-asian="JP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0pt" fo:language="en" fo:country="GB" style:letter-kerning="true" style:font-name-asian="SimSun" style:font-size-asian="10pt" style:language-asian="ja" style:country-asian="JP" style:font-name-complex="Tahoma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 style:master-page-name="">
      <style:paragraph-properties fo:margin-top="0.101cm" fo:margin-bottom="0cm" style:contextual-spacing="false" fo:text-align="justify" style:justify-single-word="false" fo:orphans="2" fo:widows="2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Arial1" fo:font-family="Arial" style:font-family-generic="roman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" style:class="list">
      <style:paragraph-properties fo:margin-left="0.499cm" fo:margin-right="0cm" fo:margin-top="0cm" fo:margin-bottom="0cm" style:contextual-spacing="false" fo:text-indent="-0.499cm" style:auto-text-indent="false"/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.423cm" style:contextual-spacing="false" fo:keep-together="always" fo:keep-with-next="always"/>
      <style:text-properties fo:color="#345a8a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list-style-name="Outline" style:class="text">
      <style:paragraph-properties fo:margin-top="0.353cm" fo:margin-bottom="0.353cm" style:contextual-spacing="false" fo:keep-together="always" fo:keep-with-next="always"/>
      <style:text-properties fo:color="#4f81bd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list-style-name="Outline" style:class="text">
      <style:paragraph-properties fo:margin-top="0.353cm" fo:margin-bottom="0cm" style:contextual-spacing="false" fo:keep-together="always" fo:keep-with-next="always"/>
      <style:text-properties fo:color="#4f81bd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style:contextual-spacing="false" fo:keep-together="always" fo:keep-with-next="always"/>
      <style:text-properties fo:color="#4f81bd" style:font-name="Calibri" fo:font-family="Calibri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style:contextual-spacing="false" fo:keep-together="always" fo:keep-with-next="always"/>
      <style:text-properties fo:color="#243f60" style:font-name="Calibri" fo:font-family="Calibri" style:font-family-generic="roman" style:font-pitch="variable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style:contextual-spacing="false" fo:keep-together="always" fo:keep-with-next="always"/>
      <style:text-properties fo:color="#243f60" style:font-name="Calibri" fo:font-family="Calibri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style:contextual-spacing="false" fo:keep-together="always" fo:keep-with-next="always"/>
      <style:text-properties fo:color="#404040" style:font-name="Calibri" fo:font-family="Calibri" style:font-family-generic="roman" style:font-pitch="variable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style:contextual-spacing="false" fo:keep-together="always" fo:keep-with-next="always"/>
      <style:text-properties fo:color="#404040" style:font-name="Calibri" fo:font-family="Calibri" style:font-family-generic="roman" style:font-pitch="variable" fo:font-size="10pt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style:contextual-spacing="false" fo:keep-together="always" fo:keep-with-next="always"/>
      <style:text-properties fo:color="#404040" style:font-name="Calibri" fo:font-family="Calibri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Header" style:family="paragraph" style:parent-style-name="Standard" style:default-outline-level="" style:list-style-name="" style:class="extra">
      <style:paragraph-properties fo:background-color="transparent" text:number-lines="false" text:line-number="0">
        <style:tab-stops>
          <style:tab-stop style:position="7.62cm" style:type="center"/>
          <style:tab-stop style:position="15.24cm" style:type="right"/>
        </style:tab-stops>
        <style:background-image/>
      </style:paragraph-properties>
      <style:text-properties fo:font-size="10pt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/>
    </style:style>
    <style:style style:name="Title" style:family="paragraph" style:default-outline-level="" style:list-style-name="" style:class="chapter" style:master-page-name="">
      <style:paragraph-properties fo:margin-top="2cm" fo:margin-bottom="2cm" style:contextual-spacing="false" fo:line-height="200%" fo:text-align="center" style:justify-single-word="false" style:page-number="auto"/>
      <style:text-properties style:font-name="Helvetica" fo:font-family="Helvetica" style:font-family-generic="roman" style:font-pitch="variable" fo:font-size="18pt" fo:font-weight="bold" style:font-name-asian="Times" style:font-family-asian="Times" style:font-family-generic-asian="system" style:font-pitch-asian="variable" style:font-size-asian="18pt" style:language-asian="it" style:country-asian="I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center" style:justify-single-word="false"/>
      <style:text-properties fo:color="#4f81bd" fo:font-size="16pt" fo:letter-spacing="0.026cm" fo:font-style="italic" fo:font-weight="bold" style:font-size-asian="16pt" style:font-style-asian="italic" style:font-weight-asian="bold" style:font-size-complex="14pt" style:font-style-complex="italic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.212cm" fo:margin-bottom="0.106cm" style:contextual-spacing="false" fo:text-align="start" style:justify-single-word="false" fo:text-indent="0cm" style:auto-text-indent="false">
        <style:tab-stops>
          <style:tab-stop style:position="0.658cm"/>
          <style:tab-stop style:position="14.972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847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1.27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1.693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2.117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2cm" fo:margin-right="0cm" fo:margin-top="0.106cm" fo:margin-bottom="0.106cm" style:contextual-spacing="false" fo:text-align="start" style:justify-single-word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1.27cm" fo:margin-right="0cm" fo:margin-top="0cm" fo:margin-bottom="0cm" style:contextual-spacing="false" fo:text-align="start" style:justify-single-word="false" fo:text-indent="-1.27cm" style:auto-text-indent="false"/>
      <style:text-properties style:font-name="Times New Roman" fo:font-family="'Times New Roman'" style:font-family-generic="roman" style:font-pitch="variable" style:letter-kerning="tru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0pt"/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2.54cm" fo:margin-right="0cm" fo:margin-top="0cm" fo:margin-bottom="0.176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2.963cm" fo:margin-right="0cm" fo:margin-top="0cm" fo:margin-bottom="0.176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3.387cm" fo:margin-right="0cm" fo:margin-top="0cm" fo:margin-bottom="0.176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Table" style:family="paragraph" style:parent-style-name="Standard" style:default-outline-level="" style:list-style-name="" style:class="extra">
      <style:paragraph-properties fo:margin-top="0.071cm" fo:margin-bottom="0.071cm" style:contextual-spacing="false" fo:orphans="0" fo:widows="0">
        <style:tab-stops>
          <style:tab-stop style:position="0.953cm"/>
          <style:tab-stop style:position="3.81cm"/>
          <style:tab-stop style:position="6.35cm"/>
          <style:tab-stop style:position="8.89cm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top="0.3cm" fo:margin-bottom="0.3cm" style:contextual-spacing="false"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Index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101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ntents_20_10" style:display-name="Contents 10" style:family="paragraph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Table_20_Sub-Heading" style:display-name="Table Sub-Heading" style:family="paragraph" style:parent-style-name="Standard" style:next-style-name="Table_20_Contents" style:master-page-name="">
      <style:paragraph-properties fo:margin-top="0.199cm" fo:margin-bottom="0.199cm" style:contextual-spacing="false" fo:text-align="start" style:justify-single-word="false" style:page-number="auto"/>
      <style:text-properties fo:font-weight="bold"/>
    </style:style>
    <style:style style:name="Header-centred" style:family="paragraph" style:parent-style-name="Header" style:auto-update="true" style:master-page-name="">
      <style:paragraph-properties fo:text-align="center" style:justify-single-word="false" style:page-number="auto"/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Footer_20_left" style:display-name="Foot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Quotations" style:family="paragraph" style:parent-style-name="Standard" style:class="html">
      <style:paragraph-properties fo:margin-left="1cm" fo:margin-right="1cm" fo:margin-top="0.101cm" fo:margin-bottom="0.499cm" style:contextual-spacing="false" fo:text-indent="0cm" style:auto-text-indent="false"/>
    </style:style>
    <style:style style:name="Default_20_Paragraph_20_Font" style:display-name="Default Paragraph Font" style:family="text">
      <style:text-properties style:font-name="Arial2" fo:font-family="Arial" style:font-style-name="Regular" style:font-family-generic="swiss" style:font-pitch="variable" fo:background-color="transparent"/>
    </style:style>
    <style:style style:name="Heading_20_1_20_Char" style:display-name="Heading 1 Char" style:family="text" style:parent-style-name="Default_20_Paragraph_20_Font">
      <style:text-properties fo:color="#345a8a" style:font-name="Arial1" fo:font-family="Arial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 style:parent-style-name="Default_20_Paragraph_20_Font">
      <style:text-properties style:font-name="Arial1" fo:font-family="Arial" style:font-family-generic="roman" style:font-pitch="variable" fo:font-size="12pt" style:font-size-asian="12pt" style:font-size-complex="12pt"/>
    </style:style>
    <style:style style:name="Footer_20_Char" style:display-name="Footer Char" style:family="text" style:parent-style-name="Default_20_Paragraph_20_Font">
      <style:text-properties style:font-name="Arial1" fo:font-family="Arial" style:font-family-generic="roman" style:font-pitch="variable" fo:font-size="12pt" style:font-size-asian="12pt" style:font-size-complex="12pt"/>
    </style:style>
    <style:style style:name="Footnote_20_Text_20_Char" style:display-name="Footnote Text Char" style:family="text" style:parent-style-name="Default_20_Paragraph_20_Font">
      <style:text-properties style:font-name="Arial1" fo:font-family="Arial" style:font-family-generic="roman" style:font-pitch="variable" style:font-size-complex="12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le_20_Char" style:display-name="Title Char" style:family="text" style:parent-style-name="Default_20_Paragraph_20_Font">
      <style:text-properties style:font-name="Helvetica" fo:font-family="Helvetica" style:font-family-generic="roman" style:font-pitch="variable" fo:font-size="18pt" fo:font-weight="bold" style:font-name-asian="Times" style:font-family-asian="Times" style:font-family-generic-asian="system" style:font-pitch-asian="variable" style:font-size-asian="18pt" style:language-asian="it" style:country-asian="IT" style:font-weight-asian="bold" style:font-name-complex="Times New Roman1" style:font-family-complex="'Times New Roman'" style:font-family-generic-complex="system" style:font-pitch-complex="variable"/>
    </style:style>
    <style:style style:name="Subtitle_20_Char" style:display-name="Subtitle Char" style:family="text" style:parent-style-name="Default_20_Paragraph_20_Font">
      <style:text-properties fo:color="#4f81bd" style:font-name="Arial1" fo:font-family="Arial" style:font-family-generic="roman" style:font-pitch="variable" fo:font-size="16pt" fo:letter-spacing="0.026cm" fo:font-style="italic" fo:font-weight="bold" style:font-size-asian="16pt" style:font-style-asian="italic" style:font-weight-asian="bold" style:font-size-complex="12pt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age_20_number" style:display-name="page number" style:family="text" style:parent-style-name="Default_20_Paragraph_20_Font"/>
    <style:style style:name="Heading_20_2_20_Char" style:display-name="Heading 2 Char" style:family="text" style:parent-style-name="Default_20_Paragraph_20_Font">
      <style:text-properties fo:color="#4f81bd" style:font-name="Arial1" fo:font-family="Arial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Arial1" fo:font-family="Arial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Body_20_Text_20_Indent_20_Char" style:display-name="Body Text Indent Char" style:family="text" style:parent-style-name="Default_20_Paragraph_20_Font">
      <style:text-properties style:font-name="Times New Roman" fo:font-family="'Times New Roman'" style:font-family-generic="roman" style:font-pitch="variable" fo:font-size="12pt" style:letter-kerning="tru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Caption_20_Char1" style:display-name="Caption Char1" style:family="text">
      <style:text-properties style:font-name="Arial1" fo:font-family="Arial" style:font-family-generic="roman" style:font-pitch="variable" fo:font-size="12pt" fo:font-weight="bold" style:font-size-asian="12pt" style:font-weight-asian="bold" style:font-size-complex="9pt" style:font-weight-complex="bold"/>
    </style:style>
    <style:style style:name="Table_20_Cell_20_Char" style:display-name="Table Cell Char" style:family="text">
      <style:text-properties style:font-name="Arial1" fo:font-family="Arial" style:font-family-generic="roman" style:font-pitch="variabl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>
      <style:text-properties style:font-name="Arial1" fo:font-family="Arial" style:font-family-generic="roman" style:font-pitch="variable" fo:font-size="12pt" style:font-size-asian="12pt" style:font-size-complex="12pt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roman" style:font-pitch="variable" fo:font-size="12pt" style:font-size-asian="12pt" style:font-size-complex="12pt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libri" fo:font-family="Calibri" style:font-family-generic="roman" style:font-pitch="variable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roman" style:font-pitch="variable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Arial5" style:font-family-asian="Arial" style:font-family-generic-asian="system" style:font-pitch-asian="variable" style:font-name-complex="Arial5" style:font-family-complex="Arial" style:font-family-generic-complex="system" style:font-pitch-complex="variable"/>
    </style:style>
    <style:style style:name="ListLabel_20_5" style:display-name="ListLabel 5" style:family="text">
      <style:text-properties fo:color="#50555a" style:text-position="0% 100%" style:font-name-asian="Arial5" style:font-family-asian="Arial" style:font-family-generic-asian="system" style:font-pitch-asian="variable" style:font-name-complex="Arial5" style:font-family-complex="Arial" style:font-family-generic-complex="system" style:font-pitch-complex="variable"/>
    </style:style>
    <style:style style:name="ListLabel_20_6" style:display-name="ListLabel 6" style:family="text">
      <style:text-properties fo:color="#ff0000" style:text-position="0% 100%" style:font-name-asian="Arial5" style:font-family-asian="Arial" style:font-family-generic-asian="system" style:font-pitch-asian="variable" style:font-name-complex="Arial5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Arial5" style:font-family-complex="Arial" style:font-family-generic-complex="system" style:font-pitch-complex="variable"/>
    </style:style>
    <style:style style:name="Caption_20_characters" style:display-name="Caption character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." text:bullet-char=".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Appendix " style:num-suffix=" -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Appendix " style:num-suffix=" -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4" text:style-name="ListLabel_20_5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" style:num-prefix="Annex " style:num-format="A" text:display-levels="6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8" text:style-name="ListLabel_20_4" style:num-format="1" text:display-levels="2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9" text:style-name="ListLabel_20_4" style:num-format="1" text:display-levels="3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" style:num-suffix="●" text:bullet-char="●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2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2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2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2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2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2"/>
      </text:list-level-style-bullet>
      <text:list-level-style-bullet text:level="7" text:style-name="ListLabel_20_4" style:num-suffix="●" text:bullet-char="●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2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2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fo:text-indent="12.065cm" fo:margin-left="12.7cm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6" style:num-suffix="♦" text:bullet-char="♦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2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2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2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2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2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2"/>
      </text:list-level-style-bullet>
      <text:list-level-style-bullet text:level="7" text:style-name="ListLabel_20_4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2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2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7" style:num-suffix="▪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fo:font-family="'Segoe UI'"/>
      </text:list-level-style-bullet>
      <text:list-level-style-bullet text:level="2" text:style-name="ListLabel_20_7" style:num-suffix="▫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fo:font-family="'Segoe UI'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fo:font-family="Symbol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fo:font-family="Symbol" style:font-style-name="Regular" style:font-pitch="variable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fo:font-family="Symbol" style:font-style-name="Regular" style:font-pitch="variable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fo:font-family="Symbol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fo:font-family="Symbol" style:font-style-name="Regular" style:font-pitch="variable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fo:font-family="Symbol" style:font-style-name="Regular" style:font-pitch="variable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fo:font-family="Symbol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pitch="variable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style-name="Regular" style:font-pitch="variable"/>
      </text:list-level-style-bullet>
      <text:list-level-style-bullet text:level="3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style-name="Regular" style:font-pitch="variable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style-name="Regular" style:font-pitch="variable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style-name="Regular" style:font-pitch="variable"/>
      </text:list-level-style-bullet>
      <text:list-level-style-bullet text:level="7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style-name="Regular" style:font-pitch="variable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4" text:style-name="ListLabel_20_5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" style:num-prefix="Annex " style:num-format="A" text:display-levels="6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8" text:style-name="ListLabel_20_4" style:num-format="1" text:display-levels="2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9" text:style-name="ListLabel_20_4" style:num-format="1" text:display-levels="3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RightPageHeader" style:family="table">
      <style:table-properties style:width="17cm" table:align="margins" style:writing-mode="lr-tb"/>
    </style:style>
    <style:style style:name="RightPageHeader.A" style:family="table-column">
      <style:table-column-properties style:column-width="5.667cm" style:rel-column-width="21845*"/>
    </style:style>
    <style:style style:name="LeftPageHeader" style:family="table">
      <style:table-properties style:width="17cm" table:align="margins" style:writing-mode="lr-tb"/>
    </style:style>
    <style:style style:name="LeftPageHeader.A" style:family="table-column">
      <style:table-column-properties style:column-width="5.667cm" style:rel-column-width="21845*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margin-left="0cm" fo:margin-right="0cm" fo:text-align="justify" style:justify-single-word="false" fo:orphans="2" fo:widows="2" fo:text-indent="0cm" style:auto-text-indent="false" text:number-lines="false" text:line-number="0" style:writing-mode="lr-tb">
        <style:tab-stops>
          <style:tab-stop style:position="16.843cm" style:type="right"/>
        </style:tab-stops>
      </style:paragraph-properties>
      <style:text-properties fo:font-size="9pt" style:font-size-asian="9pt" style:font-size-complex="9pt"/>
    </style:style>
    <style:style style:name="MP3" style:family="paragraph" style:parent-style-name="Header">
      <style:paragraph-properties fo:margin-top="0.101cm" fo:margin-bottom="0.199cm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MP4" style:family="paragraph" style:parent-style-name="Header_20_right">
      <style:paragraph-properties fo:margin-top="0.101cm" fo:margin-bottom="0.199cm" style:contextual-spacing="false" fo:text-align="center" style:justify-single-word="false"/>
      <style:text-properties fo:font-weight="bold" style:font-weight-asian="bold" style:font-weight-complex="bold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style:font-weight-asian="bold"/>
    </style:style>
    <style:style style:name="MT3" style:family="text">
      <style:text-properties fo:font-weight="bold" officeooo:rsid="027f6ae3" style:font-weight-asian="bold" style:font-weight-complex="bold"/>
    </style:style>
    <style:style style:name="MT4" style:family="text">
      <style:text-properties fo:font-weight="bold" officeooo:rsid="006cd4c8" style:font-weight-asian="bold" style:font-weight-complex="bold"/>
    </style:style>
    <style:style style:name="MT5" style:family="text">
      <style:text-properties fo:font-weight="bold" officeooo:rsid="0071b1ff" style:font-weight-asian="bold" style:font-weight-complex="bold"/>
    </style:style>
    <style:style style:name="M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horizontal-pos="right" style:horizontal-rel="paragraph" fo:background-color="transparent" style:background-transparency="100%" draw:fill="solid" style:shadow="none" draw:shadow-opacity="100%" style:mirror="none" fo:clip="rect(0cm, 0.139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Graphics">
      <style:graphic-properties style:vertical-pos="from-top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fr4" style:family="graphic" style:parent-style-name="Graphics">
      <style:graphic-properties style:wrap="dynamic" style:number-wrapped-paragraphs="no-limit" style:wrap-contour="false" style:horizontal-pos="left" style:horizontal-rel="paragraph" style:shadow="none" draw:shadow-opacity="100%" style:mirror="none" fo:clip="rect(0cm, 0.139cm, 0cm, 0cm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6" style:family="graphic" style:parent-style-name="Graphics">
      <style:graphic-properties style:wrap="dynamic" style:number-wrapped-paragraphs="no-limit" style:wrap-contour="false" style:horizontal-pos="right" style:horizontal-rel="paragraph" style:shadow="none" draw:shadow-opacity="100%" style:mirror="none" fo:clip="rect(0cm, 0.139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251cm" fo:margin-left="2.499cm" fo:margin-right="2.499cm" style:shadow="none" fo:background-color="transparent" style:writing-mode="lr-tb" style:layout-grid-color="#c0c0c0" style:layout-grid-lines="2744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draw:frame draw:style-name="Mfr1" draw:name="Image5" text:anchor-type="paragraph" svg:width="2.379cm" svg:height="0.861cm" draw:z-index="61"><draw:image xlink:href="Pictures/10000201000000800000002E5597165B.png" xlink:type="simple" xlink:show="embed" xlink:actuate="onLoad"/></draw:frame><draw:frame draw:style-name="Mfr2" draw:name="Image6" text:anchor-type="paragraph" svg:width="2.33cm" svg:height="1.221cm" draw:z-index="62"><draw:image xlink:href="Pictures/10000201000000750000003A09F05C42.png" xlink:type="simple" xlink:show="embed" xlink:actuate="onLoad"/></draw:frame><draw:frame draw:style-name="Mfr3" draw:name="graphics3" text:anchor-type="as-char" svg:y="0cm" svg:width="8.601cm" svg:height="1.921cm" draw:z-index="0"><draw:image xlink:href="Pictures/200001590000432A00000EFB1F4A566A.wmf" xlink:type="simple" xlink:show="embed" xlink:actuate="onLoad"/></draw:frame></text:p>
      </style:header>
      <style:footer>
        <text:p text:style-name="MP2"><text:span text:style-name="MT1"><text:user-defined style:data-style-name="N0" text:name="Project_reference">ESA/ESRIN RFQ/3-14139/14/I-LG</text:user-defined></text:span><text:tab/><text:span text:style-name="MT2">Date: </text:span><text:span text:style-name="MT2"><text:conditional-text text:condition="ooow:true" text:string-value-if-true="date_issued" text:string-value-if-false="">date_issued</text:conditional-text></text:span></text:p>
      </style:footer>
    </style:master-page>
    <style:master-page style:name="Right_20_Page" style:display-name="Right Page" style:page-layout-name="Mpm3" style:next-style-name="Left_20_Page">
      <style:header>
        <table:table table:name="RightPageHeader" table:style-name="RightPageHeader">
          <table:table-column table:style-name="RightPageHeader.A" table:number-columns-repeated="3"/>
          <table:table-row>
            <table:table-cell office:value-type="string">
              <text:p text:style-name="MP3"><text:user-defined style:data-style-name="N0" text:name="Project_acronym">CryOcean-QCV</text:user-defined></text:p>
              <text:p text:style-name="MP3"><draw:frame draw:style-name="Mfr4" draw:name="Image1" text:anchor-type="paragraph" svg:width="2.071cm" svg:height="1.08cm" draw:z-index="30"><draw:image xlink:href="Pictures/10000201000000750000003A09F05C42.png" xlink:type="simple" xlink:show="embed" xlink:actuate="onLoad"/></draw:frame><draw:frame draw:style-name="Mfr5" draw:name="Image2" text:anchor-type="paragraph" svg:width="2.09cm" svg:height="0.75cm" draw:z-index="40"><draw:image xlink:href="Pictures/10000201000000800000002E5597165B.png" xlink:type="simple" xlink:show="embed" xlink:actuate="onLoad"/></draw:frame></text:p>
            </table:table-cell>
            <table:table-cell office:value-type="string">
              <text:p text:style-name="Header-centred"><text:span text:style-name="MT3">Monthly</text:span><text:span text:style-name="MT1"> Quality Report for<text:line-break/></text:span><text:span text:style-name="MT1"><text:conditional-text text:condition="ooow:true" text:string-value-if-true="Report_Date" text:string-value-if-false="">Report_Date</text:conditional-text></text:span><text:span text:style-name="MT1"><text:line-break/>Version </text:span><text:span text:style-name="Default_20_Paragraph_20_Font"><text:span text:style-name="MT1"><text:conditional-text text:condition="ooow:true" text:string-value-if-true="Version" text:string-value-if-false="">Version</text:conditional-text></text:span></text:span><text:span text:style-name="Default_20_Paragraph_20_Font"><text:span text:style-name="MT1"> - </text:span></text:span><text:span text:style-name="Default_20_Paragraph_20_Font"><text:span text:style-name="MT4"><text:conditional-text text:condition="ooow:true" text:string-value-if-true="date_issued" text:string-value-if-false="">date_issued</text:conditional-text></text:span></text:span></text:p>
            </table:table-cell>
            <table:table-cell office:value-type="string">
              <text:p text:style-name="Header_20_right"><draw:frame draw:style-name="Mfr3" draw:name="graphics1" text:anchor-type="as-char" svg:y="0cm" svg:width="5.614cm" svg:height="1.254cm" draw:z-index="10"><draw:image xlink:href="Pictures/200001590000432A00000EFB1F4A566A.wmf" xlink:type="simple" xlink:show="embed" xlink:actuate="onLoad"/></draw:frame></text:p>
            </table:table-cell>
          </table:table-row>
        </table:table>
        <text:p text:style-name="Header_20_right"/>
      </style:header>
      <style:footer>
        <text:p text:style-name="Footer_20_right"><text:page-number text:select-page="current" text:page-adjust="-1">20</text:page-number></text:p>
      </style:footer>
    </style:master-page>
    <style:master-page style:name="Left_20_Page" style:display-name="Left Page" style:page-layout-name="Mpm4" style:next-style-name="Right_20_Page">
      <style:header>
        <table:table table:name="LeftPageHeader" table:style-name="LeftPageHeader">
          <table:table-column table:style-name="LeftPageHeader.A" table:number-columns-repeated="3"/>
          <table:table-row>
            <table:table-cell office:value-type="string">
              <text:p text:style-name="Header_20_left"><draw:frame draw:style-name="Mfr3" draw:name="graphics2" text:anchor-type="as-char" svg:y="0cm" svg:width="5.614cm" svg:height="1.254cm" draw:z-index="20"><draw:image xlink:href="Pictures/200001590000432A00000EFB1F4A566A.wmf" xlink:type="simple" xlink:show="embed" xlink:actuate="onLoad"/></draw:frame></text:p>
            </table:table-cell>
            <table:table-cell office:value-type="string">
              <text:p text:style-name="Header-centred"><text:span text:style-name="MT3">Monthly</text:span><text:span text:style-name="MT1"> Quality Report for<text:line-break/></text:span><text:span text:style-name="MT1"><text:conditional-text text:condition="ooow:true" text:string-value-if-true="Report_Date" text:string-value-if-false="">Report_Date</text:conditional-text></text:span><text:span text:style-name="MT1"><text:line-break/>Version </text:span><text:span text:style-name="Default_20_Paragraph_20_Font"><text:span text:style-name="MT1"><text:conditional-text text:condition="ooow:true" text:string-value-if-true="Version" text:string-value-if-false="">Version</text:conditional-text></text:span></text:span><text:span text:style-name="Default_20_Paragraph_20_Font"><text:span text:style-name="MT1"> - </text:span></text:span><text:span text:style-name="Default_20_Paragraph_20_Font"><text:span text:style-name="MT5"><text:conditional-text text:condition="ooow:true" text:string-value-if-true="date_issued" text:string-value-if-false="">date_issued</text:conditional-text></text:span></text:span></text:p>
            </table:table-cell>
            <table:table-cell office:value-type="string">
              <text:p text:style-name="MP4"><text:user-defined style:data-style-name="N0" text:name="Project_acronym">CryOcean-QCV</text:user-defined></text:p>
              <text:p text:style-name="MP4"><draw:frame draw:style-name="Mfr1" draw:name="Image3" text:anchor-type="paragraph" svg:width="2.09cm" svg:height="0.75cm" draw:z-index="50"><draw:image xlink:href="Pictures/10000201000000800000002E5597165B.png" xlink:type="simple" xlink:show="embed" xlink:actuate="onLoad"/></draw:frame><draw:frame draw:style-name="Mfr6" draw:name="Image4" text:anchor-type="paragraph" svg:width="2.071cm" svg:height="1.08cm" draw:z-index="60"><draw:image xlink:href="Pictures/10000201000000750000003A09F05C42.png" xlink:type="simple" xlink:show="embed" xlink:actuate="onLoad"/></draw:frame></text:p>
            </table:table-cell>
          </table:table-row>
        </table:table>
        <text:p text:style-name="Header_20_left"/>
      </style:header>
      <style:footer>
        <text:p text:style-name="Footer_20_left"><text:page-number text:select-page="current" text:page-adjust="-1">2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ntly Report</dc:title>
    <meta:initial-creator>Paolo Cipollini</meta:initial-creator>
    <meta:editing-cycles>727</meta:editing-cycles>
    <meta:print-date>2014-07-02T10:59:00</meta:print-date>
    <meta:creation-date>2014-07-02T10:59:00</meta:creation-date>
    <dc:date>2015-02-19T16:03:39.609619000</dc:date>
    <meta:editing-duration>P22DT3H48M25S</meta:editing-duration>
    <meta:generator>LibreOffice/4.2.5.2$MacOSX_X86_64 LibreOffice_project/61cb170a04bb1f12e77c884eab9192be736ec5f5</meta:generator>
    <meta:document-statistic meta:table-count="20" meta:image-count="9" meta:object-count="0" meta:page-count="22" meta:paragraph-count="459" meta:word-count="4426" meta:character-count="26343" meta:non-whitespace-character-count="22457"/>
    <meta:user-defined meta:name="Company">National Oceanography Centre</meta:user-defined>
    <meta:user-defined meta:name="Project_acronym">CryOcean-QCV</meta:user-defined>
    <meta:user-defined meta:name="Project_reference">ESA/ESRIN RFQ/3-14139/14/I-LG</meta:user-defined>
    <meta:template xlink:type="simple" xlink:actuate="onRequest" xlink:title="Normal.dotm" xlink:href=""/>
  </office:meta>
</office:document-meta>
</file>